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8213in" svg:y="89.1063in">
            <draw:object draw:notify-on-update-of-ranges="Sheet1.N1:Sheet1.N1 Sheet1.N2:Sheet1.N501 Sheet1.O1:Sheet1.O1 Sheet1.O2:Sheet1.O501 Sheet1.P1:Sheet1.P1 Sheet1.P2:Sheet1.P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Susceptible</text:p>
          </table:table-cell>
          <table:table-cell office:value-type="string" calcext:value-type="string">
            <text:p>Infectious</text:p>
          </table:table-cell>
          <table:table-cell office:value-type="string" calcext:value-type="string">
            <text:p>Recovered</text:p>
          </table:table-cell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usceptible</text:p>
          </table:table-cell>
          <table:table-cell office:value-type="string" calcext:value-type="string">
            <text:p>Infectious</text:p>
          </table:table-cell>
          <table:table-cell office:value-type="string" calcext:value-type="string">
            <text:p>Recovere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29818.0658097909" calcext:value-type="float">
            <text:p>29818.0658097909</text:p>
          </table:table-cell>
          <table:table-cell office:value-type="float" office:value="29.8479137235" calcext:value-type="float">
            <text:p>29.847913723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29818.0658097909" calcext:value-type="float">
            <text:p>29818.0658097909</text:p>
          </table:table-cell>
          <table:table-cell office:value-type="float" office:value="29.8479137235" calcext:value-type="float">
            <text:p>29.8479137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511086.94323593" calcext:value-type="float">
            <text:p>511086.94323593</text:p>
          </table:table-cell>
          <table:table-cell office:value-type="float" office:value="511.5985417777" calcext:value-type="float">
            <text:p>511.598541777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29789.5441816289" calcext:value-type="float">
            <text:p>29789.5441816289</text:p>
          </table:table-cell>
          <table:table-cell office:value-type="float" office:value="57.0718065023" calcext:value-type="float">
            <text:p>57.0718065023</text:p>
          </table:table-cell>
          <table:table-cell office:value-type="float" office:value="1.2977353832" calcext:value-type="float">
            <text:p>1.2977353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200808.109733021" calcext:value-type="float">
            <text:p>200808.109733021</text:p>
          </table:table-cell>
          <table:table-cell office:value-type="float" office:value="201.0091188519" calcext:value-type="float">
            <text:p>201.009118851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29735.060513159" calcext:value-type="float">
            <text:p>29735.060513159</text:p>
          </table:table-cell>
          <table:table-cell office:value-type="float" office:value="109.0740920734" calcext:value-type="float">
            <text:p>109.0740920734</text:p>
          </table:table-cell>
          <table:table-cell office:value-type="float" office:value="3.779118282" calcext:value-type="float">
            <text:p>3.779118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485544.540344021" calcext:value-type="float">
            <text:p>485544.540344021</text:p>
          </table:table-cell>
          <table:table-cell office:value-type="float" office:value="486.0305709149" calcext:value-type="float">
            <text:p>486.03057091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29631.1232451169" calcext:value-type="float">
            <text:p>29631.1232451169</text:p>
          </table:table-cell>
          <table:table-cell office:value-type="float" office:value="208.269008272" calcext:value-type="float">
            <text:p>208.269008272</text:p>
          </table:table-cell>
          <table:table-cell office:value-type="float" office:value="8.5214701255" calcext:value-type="float">
            <text:p>8.5214701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29789.5441816289" calcext:value-type="float">
            <text:p>29789.5441816289</text:p>
          </table:table-cell>
          <table:table-cell office:value-type="float" office:value="57.0718065023" calcext:value-type="float">
            <text:p>57.0718065023</text:p>
          </table:table-cell>
          <table:table-cell office:value-type="float" office:value="1.2977353832" calcext:value-type="float">
            <text:p>1.297735383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29433.3563351332" calcext:value-type="float">
            <text:p>29433.3563351332</text:p>
          </table:table-cell>
          <table:table-cell office:value-type="float" office:value="396.9807439558" calcext:value-type="float">
            <text:p>396.9807439558</text:p>
          </table:table-cell>
          <table:table-cell office:value-type="float" office:value="17.5766444254" calcext:value-type="float">
            <text:p>17.576644425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510598.077464206" calcext:value-type="float">
            <text:p>510598.077464206</text:p>
          </table:table-cell>
          <table:table-cell office:value-type="float" office:value="978.2208985753" calcext:value-type="float">
            <text:p>978.2208985753</text:p>
          </table:table-cell>
          <table:table-cell office:value-type="float" office:value="22.2434149266" calcext:value-type="float">
            <text:p>22.243414926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29058.909560908" calcext:value-type="float">
            <text:p>29058.909560908</text:p>
          </table:table-cell>
          <table:table-cell office:value-type="float" office:value="754.1674857833" calcext:value-type="float">
            <text:p>754.1674857833</text:p>
          </table:table-cell>
          <table:table-cell office:value-type="float" office:value="34.8366768231" calcext:value-type="float">
            <text:p>34.8366768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200616.032410694" calcext:value-type="float">
            <text:p>200616.032410694</text:p>
          </table:table-cell>
          <table:table-cell office:value-type="float" office:value="384.3469142462" calcext:value-type="float">
            <text:p>384.3469142462</text:p>
          </table:table-cell>
          <table:table-cell office:value-type="float" office:value="8.7395269328" calcext:value-type="float">
            <text:p>8.73952693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28356.6009678683" calcext:value-type="float">
            <text:p>28356.6009678683</text:p>
          </table:table-cell>
          <table:table-cell office:value-type="float" office:value="1423.6861880385" calcext:value-type="float">
            <text:p>1423.6861880385</text:p>
          </table:table-cell>
          <table:table-cell office:value-type="float" office:value="67.6265676077" calcext:value-type="float">
            <text:p>67.6265676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485080.106435929" calcext:value-type="float">
            <text:p>485080.106435929</text:p>
          </table:table-cell>
          <table:table-cell office:value-type="float" office:value="929.3327149905" calcext:value-type="float">
            <text:p>929.3327149905</text:p>
          </table:table-cell>
          <table:table-cell office:value-type="float" office:value="21.1317640162" calcext:value-type="float">
            <text:p>21.131764016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27062.8541110895" calcext:value-type="float">
            <text:p>27062.8541110895</text:p>
          </table:table-cell>
          <table:table-cell office:value-type="float" office:value="2655.5336451517" calcext:value-type="float">
            <text:p>2655.5336451517</text:p>
          </table:table-cell>
          <table:table-cell office:value-type="float" office:value="129.5259672733" calcext:value-type="float">
            <text:p>129.5259672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29735.060513159" calcext:value-type="float">
            <text:p>29735.060513159</text:p>
          </table:table-cell>
          <table:table-cell office:value-type="float" office:value="109.0740920734" calcext:value-type="float">
            <text:p>109.0740920734</text:p>
          </table:table-cell>
          <table:table-cell office:value-type="float" office:value="3.779118282" calcext:value-type="float">
            <text:p>3.77911828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24759.7887223058" calcext:value-type="float">
            <text:p>24759.7887223058</text:p>
          </table:table-cell>
          <table:table-cell office:value-type="float" office:value="4843.1410490172" calcext:value-type="float">
            <text:p>4843.1410490172</text:p>
          </table:table-cell>
          <table:table-cell office:value-type="float" office:value="244.9839521915" calcext:value-type="float">
            <text:p>244.9839521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509664.217711123" calcext:value-type="float">
            <text:p>509664.217711123</text:p>
          </table:table-cell>
          <table:table-cell office:value-type="float" office:value="1869.5493081148" calcext:value-type="float">
            <text:p>1869.5493081148</text:p>
          </table:table-cell>
          <table:table-cell office:value-type="float" office:value="64.7747584705" calcext:value-type="float">
            <text:p>64.774758470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20916.9255983724" calcext:value-type="float">
            <text:p>20916.9255983724</text:p>
          </table:table-cell>
          <table:table-cell office:value-type="float" office:value="8475.4328223616" calcext:value-type="float">
            <text:p>8475.4328223616</text:p>
          </table:table-cell>
          <table:table-cell office:value-type="float" office:value="455.5553027805" calcext:value-type="float">
            <text:p>455.5553027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200249.115168423" calcext:value-type="float">
            <text:p>200249.115168423</text:p>
          </table:table-cell>
          <table:table-cell office:value-type="float" office:value="734.5534210642" calcext:value-type="float">
            <text:p>734.5534210642</text:p>
          </table:table-cell>
          <table:table-cell office:value-type="float" office:value="25.450262385" calcext:value-type="float">
            <text:p>25.45026238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15235.7187536511" calcext:value-type="float">
            <text:p>15235.7187536511</text:p>
          </table:table-cell>
          <table:table-cell office:value-type="float" office:value="13788.1425867442" calcext:value-type="float">
            <text:p>13788.1425867442</text:p>
          </table:table-cell>
          <table:table-cell office:value-type="float" office:value="824.0523831191" calcext:value-type="float">
            <text:p>824.0523831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484192.917845891" calcext:value-type="float">
            <text:p>484192.917845891</text:p>
          </table:table-cell>
          <table:table-cell office:value-type="float" office:value="1776.115534691" calcext:value-type="float">
            <text:p>1776.115534691</text:p>
          </table:table-cell>
          <table:table-cell office:value-type="float" office:value="61.5375343544" calcext:value-type="float">
            <text:p>61.537534354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8503.6339658638" calcext:value-type="float">
            <text:p>8503.6339658638</text:p>
          </table:table-cell>
          <table:table-cell office:value-type="float" office:value="19920.7429124399" calcext:value-type="float">
            <text:p>19920.7429124399</text:p>
          </table:table-cell>
          <table:table-cell office:value-type="float" office:value="1423.5368452108" calcext:value-type="float">
            <text:p>1423.5368452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29631.1232451169" calcext:value-type="float">
            <text:p>29631.1232451169</text:p>
          </table:table-cell>
          <table:table-cell office:value-type="float" office:value="208.269008272" calcext:value-type="float">
            <text:p>208.269008272</text:p>
          </table:table-cell>
          <table:table-cell office:value-type="float" office:value="8.5214701255" calcext:value-type="float">
            <text:p>8.521470125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3074.9950867293" calcext:value-type="float">
            <text:p>3074.9950867293</text:p>
          </table:table-cell>
          <table:table-cell office:value-type="float" office:value="24483.2625319134" calcext:value-type="float">
            <text:p>24483.2625319134</text:p>
          </table:table-cell>
          <table:table-cell office:value-type="float" office:value="2289.6561048717" calcext:value-type="float">
            <text:p>2289.65610487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507882.714479129" calcext:value-type="float">
            <text:p>507882.714479129</text:p>
          </table:table-cell>
          <table:table-cell office:value-type="float" office:value="3569.7677873375" calcext:value-type="float">
            <text:p>3569.7677873375</text:p>
          </table:table-cell>
          <table:table-cell office:value-type="float" office:value="146.0595112411" calcext:value-type="float">
            <text:p>146.059511241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662.3436656431" calcext:value-type="float">
            <text:p>662.3436656431</text:p>
          </table:table-cell>
          <table:table-cell office:value-type="float" office:value="25831.4242745055" calcext:value-type="float">
            <text:p>25831.4242745055</text:p>
          </table:table-cell>
          <table:table-cell office:value-type="float" office:value="3354.1457833658" calcext:value-type="float">
            <text:p>3354.1457833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199549.15540378" calcext:value-type="float">
            <text:p>199549.15540378</text:p>
          </table:table-cell>
          <table:table-cell office:value-type="float" office:value="1402.5760803484" calcext:value-type="float">
            <text:p>1402.5760803484</text:p>
          </table:table-cell>
          <table:table-cell office:value-type="float" office:value="57.3873677444" calcext:value-type="float">
            <text:p>57.387367744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114.050788545" calcext:value-type="float">
            <text:p>114.050788545</text:p>
          </table:table-cell>
          <table:table-cell office:value-type="float" office:value="25256.611744995" calcext:value-type="float">
            <text:p>25256.611744995</text:p>
          </table:table-cell>
          <table:table-cell office:value-type="float" office:value="4477.2511899745" calcext:value-type="float">
            <text:p>4477.2511899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482500.448141181" calcext:value-type="float">
            <text:p>482500.448141181</text:p>
          </table:table-cell>
          <table:table-cell office:value-type="float" office:value="3391.3628246174" calcext:value-type="float">
            <text:p>3391.3628246174</text:p>
          </table:table-cell>
          <table:table-cell office:value-type="float" office:value="138.7599491379" calcext:value-type="float">
            <text:p>138.759949137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21.7396208742" calcext:value-type="float">
            <text:p>21.7396208742</text:p>
          </table:table-cell>
          <table:table-cell office:value-type="float" office:value="24250.8093552412" calcext:value-type="float">
            <text:p>24250.8093552412</text:p>
          </table:table-cell>
          <table:table-cell office:value-type="float" office:value="5575.364747399" calcext:value-type="float">
            <text:p>5575.364747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29433.3563351332" calcext:value-type="float">
            <text:p>29433.3563351332</text:p>
          </table:table-cell>
          <table:table-cell office:value-type="float" office:value="396.9807439558" calcext:value-type="float">
            <text:p>396.9807439558</text:p>
          </table:table-cell>
          <table:table-cell office:value-type="float" office:value="17.5766444254" calcext:value-type="float">
            <text:p>17.576644425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4.8445869745" calcext:value-type="float">
            <text:p>4.8445869745</text:p>
          </table:table-cell>
          <table:table-cell office:value-type="float" office:value="23213.3213705325" calcext:value-type="float">
            <text:p>23213.3213705325</text:p>
          </table:table-cell>
          <table:table-cell office:value-type="float" office:value="6629.7477660074" calcext:value-type="float">
            <text:p>6629.7477660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504492.954521473" calcext:value-type="float">
            <text:p>504492.954521473</text:p>
          </table:table-cell>
          <table:table-cell office:value-type="float" office:value="6804.3204494267" calcext:value-type="float">
            <text:p>6804.3204494267</text:p>
          </table:table-cell>
          <table:table-cell office:value-type="float" office:value="301.2668068084" calcext:value-type="float">
            <text:p>301.266806808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1.2406689394" calcext:value-type="float">
            <text:p>1.2406689394</text:p>
          </table:table-cell>
          <table:table-cell office:value-type="float" office:value="22207.6504433427" calcext:value-type="float">
            <text:p>22207.6504433427</text:p>
          </table:table-cell>
          <table:table-cell office:value-type="float" office:value="7639.0226112323" calcext:value-type="float">
            <text:p>7639.0226112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198217.305121642" calcext:value-type="float">
            <text:p>198217.305121642</text:p>
          </table:table-cell>
          <table:table-cell office:value-type="float" office:value="2673.4447935923" calcext:value-type="float">
            <text:p>2673.4447935923</text:p>
          </table:table-cell>
          <table:table-cell office:value-type="float" office:value="118.3689366382" calcext:value-type="float">
            <text:p>118.368936638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3577122797" calcext:value-type="float">
            <text:p>0.3577122797</text:p>
          </table:table-cell>
          <table:table-cell office:value-type="float" office:value="21242.98337783" calcext:value-type="float">
            <text:p>21242.98337783</text:p>
          </table:table-cell>
          <table:table-cell office:value-type="float" office:value="8604.5726334048" calcext:value-type="float">
            <text:p>8604.5726334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479280.096961603" calcext:value-type="float">
            <text:p>479280.096961603</text:p>
          </table:table-cell>
          <table:table-cell office:value-type="float" office:value="6464.2634461612" calcext:value-type="float">
            <text:p>6464.2634461612</text:p>
          </table:table-cell>
          <table:table-cell office:value-type="float" office:value="286.2105071723" calcext:value-type="float">
            <text:p>286.2105071723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114194754" calcext:value-type="float">
            <text:p>0.114194754</text:p>
          </table:table-cell>
          <table:table-cell office:value-type="float" office:value="20319.6189196357" calcext:value-type="float">
            <text:p>20319.6189196357</text:p>
          </table:table-cell>
          <table:table-cell office:value-type="float" office:value="9528.1806091247" calcext:value-type="float">
            <text:p>9528.1806091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29058.909560908" calcext:value-type="float">
            <text:p>29058.909560908</text:p>
          </table:table-cell>
          <table:table-cell office:value-type="float" office:value="754.1674857833" calcext:value-type="float">
            <text:p>754.1674857833</text:p>
          </table:table-cell>
          <table:table-cell office:value-type="float" office:value="34.8366768231" calcext:value-type="float">
            <text:p>34.8366768231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398342069" calcext:value-type="float">
            <text:p>0.0398342069</text:p>
          </table:table-cell>
          <table:table-cell office:value-type="float" office:value="19436.2315853743" calcext:value-type="float">
            <text:p>19436.2315853743</text:p>
          </table:table-cell>
          <table:table-cell office:value-type="float" office:value="10411.6423039332" calcext:value-type="float">
            <text:p>10411.6423039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498074.870314936" calcext:value-type="float">
            <text:p>498074.870314936</text:p>
          </table:table-cell>
          <table:table-cell office:value-type="float" office:value="12926.5646355357" calcext:value-type="float">
            <text:p>12926.5646355357</text:p>
          </table:table-cell>
          <table:table-cell office:value-type="float" office:value="597.1068272362" calcext:value-type="float">
            <text:p>597.106827236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150229307" calcext:value-type="float">
            <text:p>0.0150229307</text:p>
          </table:table-cell>
          <table:table-cell office:value-type="float" office:value="18591.2028469252" calcext:value-type="float">
            <text:p>18591.2028469252</text:p>
          </table:table-cell>
          <table:table-cell office:value-type="float" office:value="11256.6958536585" calcext:value-type="float">
            <text:p>11256.69585365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195695.614096898" calcext:value-type="float">
            <text:p>195695.614096898</text:p>
          </table:table-cell>
          <table:table-cell office:value-type="float" office:value="5078.8990878317" calcext:value-type="float">
            <text:p>5078.8990878317</text:p>
          </table:table-cell>
          <table:table-cell office:value-type="float" office:value="234.6056671431" calcext:value-type="float">
            <text:p>234.605667143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60725189" calcext:value-type="float">
            <text:p>0.0060725189</text:p>
          </table:table-cell>
          <table:table-cell office:value-type="float" office:value="17782.8986276545" calcext:value-type="float">
            <text:p>17782.8986276545</text:p>
          </table:table-cell>
          <table:table-cell office:value-type="float" office:value="12065.0090233411" calcext:value-type="float">
            <text:p>12065.0090233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473182.766972655" calcext:value-type="float">
            <text:p>473182.766972655</text:p>
          </table:table-cell>
          <table:table-cell office:value-type="float" office:value="12280.5385018242" calcext:value-type="float">
            <text:p>12280.5385018242</text:p>
          </table:table-cell>
          <table:table-cell office:value-type="float" office:value="567.2654404572" calcext:value-type="float">
            <text:p>567.265440457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26119118" calcext:value-type="float">
            <text:p>0.0026119118</text:p>
          </table:table-cell>
          <table:table-cell office:value-type="float" office:value="17009.7325803918" calcext:value-type="float">
            <text:p>17009.7325803918</text:p>
          </table:table-cell>
          <table:table-cell office:value-type="float" office:value="12838.1785312108" calcext:value-type="float">
            <text:p>12838.17853121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28356.6009678683" calcext:value-type="float">
            <text:p>28356.6009678683</text:p>
          </table:table-cell>
          <table:table-cell office:value-type="float" office:value="1423.6861880385" calcext:value-type="float">
            <text:p>1423.6861880385</text:p>
          </table:table-cell>
          <table:table-cell office:value-type="float" office:value="67.6265676077" calcext:value-type="float">
            <text:p>67.6265676077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11881516" calcext:value-type="float">
            <text:p>0.0011881516</text:p>
          </table:table-cell>
          <table:table-cell office:value-type="float" office:value="16270.1804114816" calcext:value-type="float">
            <text:p>16270.1804114816</text:p>
          </table:table-cell>
          <table:table-cell office:value-type="float" office:value="13577.7321238813" calcext:value-type="float">
            <text:p>13577.73212388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486037.176310412" calcext:value-type="float">
            <text:p>486037.176310412</text:p>
          </table:table-cell>
          <table:table-cell office:value-type="float" office:value="24402.234089002" calcext:value-type="float">
            <text:p>24402.234089002</text:p>
          </table:table-cell>
          <table:table-cell office:value-type="float" office:value="1159.1313782934" calcext:value-type="float">
            <text:p>1159.131378293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569" calcext:value-type="float">
            <text:p>5.69E-004</text:p>
          </table:table-cell>
          <table:table-cell office:value-type="float" office:value="15562.7818805395" calcext:value-type="float">
            <text:p>15562.7818805395</text:p>
          </table:table-cell>
          <table:table-cell office:value-type="float" office:value="14285.1312743287" calcext:value-type="float">
            <text:p>14285.13127432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190965.955844844" calcext:value-type="float">
            <text:p>190965.955844844</text:p>
          </table:table-cell>
          <table:table-cell office:value-type="float" office:value="9587.7356397523" calcext:value-type="float">
            <text:p>9587.7356397523</text:p>
          </table:table-cell>
          <table:table-cell office:value-type="float" office:value="455.4273672765" calcext:value-type="float">
            <text:p>455.4273672765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285" calcext:value-type="float">
            <text:p>2.85E-004</text:p>
          </table:table-cell>
          <table:table-cell office:value-type="float" office:value="14886.1394716539" calcext:value-type="float">
            <text:p>14886.1394716539</text:p>
          </table:table-cell>
          <table:table-cell office:value-type="float" office:value="14961.7739668169" calcext:value-type="float">
            <text:p>14961.7739668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461746.676343491" calcext:value-type="float">
            <text:p>461746.676343491</text:p>
          </table:table-cell>
          <table:table-cell office:value-type="float" office:value="23182.692672785" calcext:value-type="float">
            <text:p>23182.692672785</text:p>
          </table:table-cell>
          <table:table-cell office:value-type="float" office:value="1101.2018986601" calcext:value-type="float">
            <text:p>1101.201898660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149" calcext:value-type="float">
            <text:p>1.49E-004</text:p>
          </table:table-cell>
          <table:table-cell office:value-type="float" office:value="14238.9161504027" calcext:value-type="float">
            <text:p>14238.9161504027</text:p>
          </table:table-cell>
          <table:table-cell office:value-type="float" office:value="15608.9974240479" calcext:value-type="float">
            <text:p>15608.99742404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27062.8541110895" calcext:value-type="float">
            <text:p>27062.8541110895</text:p>
          </table:table-cell>
          <table:table-cell office:value-type="float" office:value="2655.5336451517" calcext:value-type="float">
            <text:p>2655.5336451517</text:p>
          </table:table-cell>
          <table:table-cell office:value-type="float" office:value="129.5259672733" calcext:value-type="float">
            <text:p>129.5259672733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81" calcext:value-type="float">
            <text:p>8.10E-005</text:p>
          </table:table-cell>
          <table:table-cell office:value-type="float" office:value="13619.8329056774" calcext:value-type="float">
            <text:p>13619.8329056774</text:p>
          </table:table-cell>
          <table:table-cell office:value-type="float" office:value="16228.0807367922" calcext:value-type="float">
            <text:p>16228.08073679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463862.125434541" calcext:value-type="float">
            <text:p>463862.125434541</text:p>
          </table:table-cell>
          <table:table-cell office:value-type="float" office:value="45516.3182621687" calcext:value-type="float">
            <text:p>45516.3182621687</text:p>
          </table:table-cell>
          <table:table-cell office:value-type="float" office:value="2220.0980809981" calcext:value-type="float">
            <text:p>2220.0980809981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457" calcext:value-type="float">
            <text:p>4.57E-005</text:p>
          </table:table-cell>
          <table:table-cell office:value-type="float" office:value="13027.6662912014" calcext:value-type="float">
            <text:p>13027.6662912014</text:p>
          </table:table-cell>
          <table:table-cell office:value-type="float" office:value="16820.2473866416" calcext:value-type="float">
            <text:p>16820.2473866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182253.289421742" calcext:value-type="float">
            <text:p>182253.289421742</text:p>
          </table:table-cell>
          <table:table-cell office:value-type="float" office:value="17883.5439903097" calcext:value-type="float">
            <text:p>17883.5439903097</text:p>
          </table:table-cell>
          <table:table-cell office:value-type="float" office:value="872.2854398206" calcext:value-type="float">
            <text:p>872.285439820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266" calcext:value-type="float">
            <text:p>2.66E-005</text:p>
          </table:table-cell>
          <table:table-cell office:value-type="float" office:value="12461.2460350391" calcext:value-type="float">
            <text:p>12461.2460350391</text:p>
          </table:table-cell>
          <table:table-cell office:value-type="float" office:value="17386.6676618714" calcext:value-type="float">
            <text:p>17386.6676618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440679.859773184" calcext:value-type="float">
            <text:p>440679.859773184</text:p>
          </table:table-cell>
          <table:table-cell office:value-type="float" office:value="43241.5660803819" calcext:value-type="float">
            <text:p>43241.5660803819</text:p>
          </table:table-cell>
          <table:table-cell office:value-type="float" office:value="2109.1450613702" calcext:value-type="float">
            <text:p>2109.1450613702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16" calcext:value-type="float">
            <text:p>1.60E-005</text:p>
          </table:table-cell>
          <table:table-cell office:value-type="float" office:value="11919.4527381665" calcext:value-type="float">
            <text:p>11919.4527381665</text:p>
          </table:table-cell>
          <table:table-cell office:value-type="float" office:value="17928.460969368" calcext:value-type="float">
            <text:p>17928.460969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24759.7887223058" calcext:value-type="float">
            <text:p>24759.7887223058</text:p>
          </table:table-cell>
          <table:table-cell office:value-type="float" office:value="4843.1410490172" calcext:value-type="float">
            <text:p>4843.1410490172</text:p>
          </table:table-cell>
          <table:table-cell office:value-type="float" office:value="244.9839521915" calcext:value-type="float">
            <text:p>244.9839521915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988" calcext:value-type="float">
            <text:p>9.88E-006</text:p>
          </table:table-cell>
          <table:table-cell office:value-type="float" office:value="11401.2156671433" calcext:value-type="float">
            <text:p>11401.2156671433</text:p>
          </table:table-cell>
          <table:table-cell office:value-type="float" office:value="18446.6980464952" calcext:value-type="float">
            <text:p>18446.6980464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424387.175679771" calcext:value-type="float">
            <text:p>424387.175679771</text:p>
          </table:table-cell>
          <table:table-cell office:value-type="float" office:value="83012.2976517773" calcext:value-type="float">
            <text:p>83012.2976517773</text:p>
          </table:table-cell>
          <table:table-cell office:value-type="float" office:value="4199.0684461598" calcext:value-type="float">
            <text:p>4199.068446159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627" calcext:value-type="float">
            <text:p>6.27E-006</text:p>
          </table:table-cell>
          <table:table-cell office:value-type="float" office:value="10905.5106402583" calcext:value-type="float">
            <text:p>10905.5106402583</text:p>
          </table:table-cell>
          <table:table-cell office:value-type="float" office:value="18942.4030769885" calcext:value-type="float">
            <text:p>18942.40307698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166743.423347151" calcext:value-type="float">
            <text:p>166743.423347151</text:p>
          </table:table-cell>
          <table:table-cell office:value-type="float" office:value="32615.864671685" calcext:value-type="float">
            <text:p>32615.864671685</text:p>
          </table:table-cell>
          <table:table-cell office:value-type="float" office:value="1649.8308330363" calcext:value-type="float">
            <text:p>1649.8308330363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408" calcext:value-type="float">
            <text:p>4.08E-006</text:p>
          </table:table-cell>
          <table:table-cell office:value-type="float" office:value="10431.3580044933" calcext:value-type="float">
            <text:p>10431.3580044933</text:p>
          </table:table-cell>
          <table:table-cell office:value-type="float" office:value="19416.555714944" calcext:value-type="float">
            <text:p>19416.5557149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403177.734963599" calcext:value-type="float">
            <text:p>403177.734963599</text:p>
          </table:table-cell>
          <table:table-cell office:value-type="float" office:value="78863.6227938756" calcext:value-type="float">
            <text:p>78863.6227938756</text:p>
          </table:table-cell>
          <table:table-cell office:value-type="float" office:value="3989.2131574618" calcext:value-type="float">
            <text:p>3989.213157461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271" calcext:value-type="float">
            <text:p>2.71E-006</text:p>
          </table:table-cell>
          <table:table-cell office:value-type="float" office:value="9977.8206999525" calcext:value-type="float">
            <text:p>9977.8206999525</text:p>
          </table:table-cell>
          <table:table-cell office:value-type="float" office:value="19870.0930208478" calcext:value-type="float">
            <text:p>19870.09302084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20916.9255983724" calcext:value-type="float">
            <text:p>20916.9255983724</text:p>
          </table:table-cell>
          <table:table-cell office:value-type="float" office:value="8475.4328223616" calcext:value-type="float">
            <text:p>8475.4328223616</text:p>
          </table:table-cell>
          <table:table-cell office:value-type="float" office:value="455.5553027805" calcext:value-type="float">
            <text:p>455.5553027805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185" calcext:value-type="float">
            <text:p>1.85E-006</text:p>
          </table:table-cell>
          <table:table-cell office:value-type="float" office:value="9544.0024082166" calcext:value-type="float">
            <text:p>9544.0024082166</text:p>
          </table:table-cell>
          <table:table-cell office:value-type="float" office:value="20303.9113134515" calcext:value-type="float">
            <text:p>20303.91131345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358519.819298785" calcext:value-type="float">
            <text:p>358519.819298785</text:p>
          </table:table-cell>
          <table:table-cell office:value-type="float" office:value="145270.423689249" calcext:value-type="float">
            <text:p>145270.423689249</text:p>
          </table:table-cell>
          <table:table-cell office:value-type="float" office:value="7808.2987896734" calcext:value-type="float">
            <text:p>7808.2987896734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128" calcext:value-type="float">
            <text:p>1.28E-006</text:p>
          </table:table-cell>
          <table:table-cell office:value-type="float" office:value="9129.0457810922" calcext:value-type="float">
            <text:p>9129.0457810922</text:p>
          </table:table-cell>
          <table:table-cell office:value-type="float" office:value="20718.8679411406" calcext:value-type="float">
            <text:p>20718.86794114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140863.874861267" calcext:value-type="float">
            <text:p>140863.874861267</text:p>
          </table:table-cell>
          <table:table-cell office:value-type="float" office:value="57077.3320806336" calcext:value-type="float">
            <text:p>57077.3320806336</text:p>
          </table:table-cell>
          <table:table-cell office:value-type="float" office:value="3067.9119099725" calcext:value-type="float">
            <text:p>3067.9119099725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907" calcext:value-type="float">
            <text:p>9.07E-007</text:p>
          </table:table-cell>
          <table:table-cell office:value-type="float" office:value="8732.1307463159" calcext:value-type="float">
            <text:p>8732.1307463159</text:p>
          </table:table-cell>
          <table:table-cell office:value-type="float" office:value="21115.7829762918" calcext:value-type="float">
            <text:p>21115.78297629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340602.20705989" calcext:value-type="float">
            <text:p>340602.20705989</text:p>
          </table:table-cell>
          <table:table-cell office:value-type="float" office:value="138010.297522347" calcext:value-type="float">
            <text:p>138010.297522347</text:p>
          </table:table-cell>
          <table:table-cell office:value-type="float" office:value="7418.0663326995" calcext:value-type="float">
            <text:p>7418.0663326995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653" calcext:value-type="float">
            <text:p>6.53E-007</text:p>
          </table:table-cell>
          <table:table-cell office:value-type="float" office:value="8352.4728868952" calcext:value-type="float">
            <text:p>8352.4728868952</text:p>
          </table:table-cell>
          <table:table-cell office:value-type="float" office:value="21495.4408359663" calcext:value-type="float">
            <text:p>21495.4408359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15235.7187536511" calcext:value-type="float">
            <text:p>15235.7187536511</text:p>
          </table:table-cell>
          <table:table-cell office:value-type="float" office:value="13788.1425867442" calcext:value-type="float">
            <text:p>13788.1425867442</text:p>
          </table:table-cell>
          <table:table-cell office:value-type="float" office:value="824.0523831191" calcext:value-type="float">
            <text:p>824.052383119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478" calcext:value-type="float">
            <text:p>4.78E-007</text:p>
          </table:table-cell>
          <table:table-cell office:value-type="float" office:value="7989.3218908981" calcext:value-type="float">
            <text:p>7989.3218908981</text:p>
          </table:table-cell>
          <table:table-cell office:value-type="float" office:value="21858.5918321381" calcext:value-type="float">
            <text:p>21858.5918321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261142.925080307" calcext:value-type="float">
            <text:p>261142.925080307</text:p>
          </table:table-cell>
          <table:table-cell office:value-type="float" office:value="236331.212510986" calcext:value-type="float">
            <text:p>236331.212510986</text:p>
          </table:table-cell>
          <table:table-cell office:value-type="float" office:value="14124.4041864152" calcext:value-type="float">
            <text:p>14124.4041864152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356" calcext:value-type="float">
            <text:p>3.56E-007</text:p>
          </table:table-cell>
          <table:table-cell office:value-type="float" office:value="7641.9600686351" calcext:value-type="float">
            <text:p>7641.9600686351</text:p>
          </table:table-cell>
          <table:table-cell office:value-type="float" office:value="22205.9536545236" calcext:value-type="float">
            <text:p>22205.953654523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102604.102588708" calcext:value-type="float">
            <text:p>102604.102588708</text:p>
          </table:table-cell>
          <table:table-cell office:value-type="float" office:value="92855.481211807" calcext:value-type="float">
            <text:p>92855.481211807</text:p>
          </table:table-cell>
          <table:table-cell office:value-type="float" office:value="5549.535051358" calcext:value-type="float">
            <text:p>5549.535051358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269" calcext:value-type="float">
            <text:p>2.69E-007</text:p>
          </table:table-cell>
          <table:table-cell office:value-type="float" office:value="7309.7009343065" calcext:value-type="float">
            <text:p>7309.7009343065</text:p>
          </table:table-cell>
          <table:table-cell office:value-type="float" office:value="22538.2127889393" calcext:value-type="float">
            <text:p>22538.2127889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248091.881822304" calcext:value-type="float">
            <text:p>248091.881822304</text:p>
          </table:table-cell>
          <table:table-cell office:value-type="float" office:value="224520.175023569" calcext:value-type="float">
            <text:p>224520.175023569</text:p>
          </table:table-cell>
          <table:table-cell office:value-type="float" office:value="13418.5140690638" calcext:value-type="float">
            <text:p>13418.5140690638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206" calcext:value-type="float">
            <text:p>2.06E-007</text:p>
          </table:table-cell>
          <table:table-cell office:value-type="float" office:value="6991.8878493157" calcext:value-type="float">
            <text:p>6991.8878493157</text:p>
          </table:table-cell>
          <table:table-cell office:value-type="float" office:value="22856.025873993" calcext:value-type="float">
            <text:p>22856.0258739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8503.6339658638" calcext:value-type="float">
            <text:p>8503.6339658638</text:p>
          </table:table-cell>
          <table:table-cell office:value-type="float" office:value="19920.7429124399" calcext:value-type="float">
            <text:p>19920.7429124399</text:p>
          </table:table-cell>
          <table:table-cell office:value-type="float" office:value="1423.5368452108" calcext:value-type="float">
            <text:p>1423.5368452108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16" calcext:value-type="float">
            <text:p>1.60E-007</text:p>
          </table:table-cell>
          <table:table-cell office:value-type="float" office:value="6687.8927245665" calcext:value-type="float">
            <text:p>6687.8927245665</text:p>
          </table:table-cell>
          <table:table-cell office:value-type="float" office:value="23160.0209987883" calcext:value-type="float">
            <text:p>23160.02099878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145753.796296991" calcext:value-type="float">
            <text:p>145753.796296991</text:p>
          </table:table-cell>
          <table:table-cell office:value-type="float" office:value="341445.071154303" calcext:value-type="float">
            <text:p>341445.071154303</text:p>
          </table:table-cell>
          <table:table-cell office:value-type="float" office:value="24399.6743264143" calcext:value-type="float">
            <text:p>24399.674326414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125" calcext:value-type="float">
            <text:p>1.25E-007</text:p>
          </table:table-cell>
          <table:table-cell office:value-type="float" office:value="6397.114779182" calcext:value-type="float">
            <text:p>6397.114779182</text:p>
          </table:table-cell>
          <table:table-cell office:value-type="float" office:value="23450.798944207" calcext:value-type="float">
            <text:p>23450.7989442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57267.2511168015" calcext:value-type="float">
            <text:p>57267.2511168015</text:p>
          </table:table-cell>
          <table:table-cell office:value-type="float" office:value="134155.137836306" calcext:value-type="float">
            <text:p>134155.137836306</text:p>
          </table:table-cell>
          <table:table-cell office:value-type="float" office:value="9586.7298987655" calcext:value-type="float">
            <text:p>9586.7298987655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997" calcext:value-type="float">
            <text:p>9.97E-008</text:p>
          </table:table-cell>
          <table:table-cell office:value-type="float" office:value="6118.9793531915" calcext:value-type="float">
            <text:p>6118.9793531915</text:p>
          </table:table-cell>
          <table:table-cell office:value-type="float" office:value="23728.9343702233" calcext:value-type="float">
            <text:p>23728.934370223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138469.512796278" calcext:value-type="float">
            <text:p>138469.512796278</text:p>
          </table:table-cell>
          <table:table-cell office:value-type="float" office:value="324380.797280154" calcext:value-type="float">
            <text:p>324380.797280154</text:p>
          </table:table-cell>
          <table:table-cell office:value-type="float" office:value="23180.2608385042" calcext:value-type="float">
            <text:p>23180.2608385042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801" calcext:value-type="float">
            <text:p>8.01E-008</text:p>
          </table:table-cell>
          <table:table-cell office:value-type="float" office:value="5852.9367718394" calcext:value-type="float">
            <text:p>5852.9367718394</text:p>
          </table:table-cell>
          <table:table-cell office:value-type="float" office:value="23994.9769515949" calcext:value-type="float">
            <text:p>23994.97695159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3074.9950867293" calcext:value-type="float">
            <text:p>3074.9950867293</text:p>
          </table:table-cell>
          <table:table-cell office:value-type="float" office:value="24483.2625319134" calcext:value-type="float">
            <text:p>24483.2625319134</text:p>
          </table:table-cell>
          <table:table-cell office:value-type="float" office:value="2289.6561048717" calcext:value-type="float">
            <text:p>2289.656104871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651" calcext:value-type="float">
            <text:p>6.51E-008</text:p>
          </table:table-cell>
          <table:table-cell office:value-type="float" office:value="5598.4612592719" calcext:value-type="float">
            <text:p>5598.4612592719</text:p>
          </table:table-cell>
          <table:table-cell office:value-type="float" office:value="24249.4524641775" calcext:value-type="float">
            <text:p>24249.45246417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52705.9618610784" calcext:value-type="float">
            <text:p>52705.9618610784</text:p>
          </table:table-cell>
          <table:table-cell office:value-type="float" office:value="419647.467669405" calcext:value-type="float">
            <text:p>419647.467669405</text:p>
          </table:table-cell>
          <table:table-cell office:value-type="float" office:value="39245.1122472246" calcext:value-type="float">
            <text:p>39245.1122472246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534" calcext:value-type="float">
            <text:p>5.34E-008</text:p>
          </table:table-cell>
          <table:table-cell office:value-type="float" office:value="5355.0498994545" calcext:value-type="float">
            <text:p>5355.0498994545</text:p>
          </table:table-cell>
          <table:table-cell office:value-type="float" office:value="24492.8638240065" calcext:value-type="float">
            <text:p>24492.86382400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20708.3837946886" calcext:value-type="float">
            <text:p>20708.3837946886</text:p>
          </table:table-cell>
          <table:table-cell office:value-type="float" office:value="164881.173061081" calcext:value-type="float">
            <text:p>164881.173061081</text:p>
          </table:table-cell>
          <table:table-cell office:value-type="float" office:value="15419.5619961034" calcext:value-type="float">
            <text:p>15419.561996103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443" calcext:value-type="float">
            <text:p>4.43E-008</text:p>
          </table:table-cell>
          <table:table-cell office:value-type="float" office:value="5122.2216422672" calcext:value-type="float">
            <text:p>5122.2216422672</text:p>
          </table:table-cell>
          <table:table-cell office:value-type="float" office:value="24725.692081203" calcext:value-type="float">
            <text:p>24725.6920812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50071.8955236807" calcext:value-type="float">
            <text:p>50071.8955236807</text:p>
          </table:table-cell>
          <table:table-cell office:value-type="float" office:value="398674.901585217" calcext:value-type="float">
            <text:p>398674.901585217</text:p>
          </table:table-cell>
          <table:table-cell office:value-type="float" office:value="37283.7738060388" calcext:value-type="float">
            <text:p>37283.7738060388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37" calcext:value-type="float">
            <text:p>3.70E-008</text:p>
          </table:table-cell>
          <table:table-cell office:value-type="float" office:value="4899.5163528121" calcext:value-type="float">
            <text:p>4899.5163528121</text:p>
          </table:table-cell>
          <table:table-cell office:value-type="float" office:value="24948.3973706653" calcext:value-type="float">
            <text:p>24948.3973706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662.3436656431" calcext:value-type="float">
            <text:p>662.3436656431</text:p>
          </table:table-cell>
          <table:table-cell office:value-type="float" office:value="25831.4242745055" calcext:value-type="float">
            <text:p>25831.4242745055</text:p>
          </table:table-cell>
          <table:table-cell office:value-type="float" office:value="3354.1457833658" calcext:value-type="float">
            <text:p>3354.1457833658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312" calcext:value-type="float">
            <text:p>3.12E-008</text:p>
          </table:table-cell>
          <table:table-cell office:value-type="float" office:value="4686.4939020566" calcext:value-type="float">
            <text:p>4686.4939020566</text:p>
          </table:table-cell>
          <table:table-cell office:value-type="float" office:value="25161.4198214266" calcext:value-type="float">
            <text:p>25161.41982142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11352.6880517541" calcext:value-type="float">
            <text:p>11352.6880517541</text:p>
          </table:table-cell>
          <table:table-cell office:value-type="float" office:value="442755.19935141" calcext:value-type="float">
            <text:p>442755.19935141</text:p>
          </table:table-cell>
          <table:table-cell office:value-type="float" office:value="57490.6543745441" calcext:value-type="float">
            <text:p>57490.6543745441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265" calcext:value-type="float">
            <text:p>2.65E-008</text:p>
          </table:table-cell>
          <table:table-cell office:value-type="float" office:value="4482.7332970128" calcext:value-type="float">
            <text:p>4482.7332970128</text:p>
          </table:table-cell>
          <table:table-cell office:value-type="float" office:value="25365.1804264752" calcext:value-type="float">
            <text:p>25365.1804264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4460.5166659658" calcext:value-type="float">
            <text:p>4460.5166659658</text:p>
          </table:table-cell>
          <table:table-cell office:value-type="float" office:value="173960.293513468" calcext:value-type="float">
            <text:p>173960.293513468</text:p>
          </table:table-cell>
          <table:table-cell office:value-type="float" office:value="22588.3086724392" calcext:value-type="float">
            <text:p>22588.3086724392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227" calcext:value-type="float">
            <text:p>2.27E-008</text:p>
          </table:table-cell>
          <table:table-cell office:value-type="float" office:value="4287.8318487357" calcext:value-type="float">
            <text:p>4287.8318487357</text:p>
          </table:table-cell>
          <table:table-cell office:value-type="float" office:value="25560.0818747561" calcext:value-type="float">
            <text:p>25560.08187475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10785.3189652184" calcext:value-type="float">
            <text:p>10785.3189652184</text:p>
          </table:table-cell>
          <table:table-cell office:value-type="float" office:value="420627.786718408" calcext:value-type="float">
            <text:p>420627.786718408</text:p>
          </table:table-cell>
          <table:table-cell office:value-type="float" office:value="54617.4652313101" calcext:value-type="float">
            <text:p>54617.465231310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196" calcext:value-type="float">
            <text:p>1.96E-008</text:p>
          </table:table-cell>
          <table:table-cell office:value-type="float" office:value="4101.4043764953" calcext:value-type="float">
            <text:p>4101.4043764953</text:p>
          </table:table-cell>
          <table:table-cell office:value-type="float" office:value="25746.5093469995" calcext:value-type="float">
            <text:p>25746.50934699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114.050788545" calcext:value-type="float">
            <text:p>114.050788545</text:p>
          </table:table-cell>
          <table:table-cell office:value-type="float" office:value="25256.611744995" calcext:value-type="float">
            <text:p>25256.611744995</text:p>
          </table:table-cell>
          <table:table-cell office:value-type="float" office:value="4477.2511899745" calcext:value-type="float">
            <text:p>4477.2511899745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17" calcext:value-type="float">
            <text:p>1.70E-008</text:p>
          </table:table-cell>
          <table:table-cell office:value-type="float" office:value="3923.0824465501" calcext:value-type="float">
            <text:p>3923.0824465501</text:p>
          </table:table-cell>
          <table:table-cell office:value-type="float" office:value="25924.8312769473" calcext:value-type="float">
            <text:p>25924.8312769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1954.8507694278" calcext:value-type="float">
            <text:p>1954.8507694278</text:p>
          </table:table-cell>
          <table:table-cell office:value-type="float" office:value="432902.810517229" calcext:value-type="float">
            <text:p>432902.810517229</text:p>
          </table:table-cell>
          <table:table-cell office:value-type="float" office:value="76740.8804910517" calcext:value-type="float">
            <text:p>76740.8804910517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149" calcext:value-type="float">
            <text:p>1.49E-008</text:p>
          </table:table-cell>
          <table:table-cell office:value-type="float" office:value="3752.5136440166" calcext:value-type="float">
            <text:p>3752.5136440166</text:p>
          </table:table-cell>
          <table:table-cell office:value-type="float" office:value="26095.400079483" calcext:value-type="float">
            <text:p>26095.4000794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768.0687073192" calcext:value-type="float">
            <text:p>768.0687073192</text:p>
          </table:table-cell>
          <table:table-cell office:value-type="float" office:value="170089.250427099" calcext:value-type="float">
            <text:p>170089.250427099</text:p>
          </table:table-cell>
          <table:table-cell office:value-type="float" office:value="30151.7997174543" calcext:value-type="float">
            <text:p>30151.7997174543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131" calcext:value-type="float">
            <text:p>1.31E-008</text:p>
          </table:table-cell>
          <table:table-cell office:value-type="float" office:value="3589.3608763978" calcext:value-type="float">
            <text:p>3589.3608763978</text:p>
          </table:table-cell>
          <table:table-cell office:value-type="float" office:value="26258.5528471036" calcext:value-type="float">
            <text:p>26258.5528471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1857.1539164616" calcext:value-type="float">
            <text:p>1857.1539164616</text:p>
          </table:table-cell>
          <table:table-cell office:value-type="float" office:value="411267.787072369" calcext:value-type="float">
            <text:p>411267.787072369</text:p>
          </table:table-cell>
          <table:table-cell office:value-type="float" office:value="72905.6299261054" calcext:value-type="float">
            <text:p>72905.6299261054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116" calcext:value-type="float">
            <text:p>1.16E-008</text:p>
          </table:table-cell>
          <table:table-cell office:value-type="float" office:value="3433.3017073921" calcext:value-type="float">
            <text:p>3433.3017073921</text:p>
          </table:table-cell>
          <table:table-cell office:value-type="float" office:value="26414.6120161108" calcext:value-type="float">
            <text:p>26414.6120161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21.7396208742" calcext:value-type="float">
            <text:p>21.7396208742</text:p>
          </table:table-cell>
          <table:table-cell office:value-type="float" office:value="24250.8093552412" calcext:value-type="float">
            <text:p>24250.8093552412</text:p>
          </table:table-cell>
          <table:table-cell office:value-type="float" office:value="5575.364747399" calcext:value-type="float">
            <text:p>5575.36474739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103" calcext:value-type="float">
            <text:p>1.03E-008</text:p>
          </table:table-cell>
          <table:table-cell office:value-type="float" office:value="3284.0277196676" calcext:value-type="float">
            <text:p>3284.0277196676</text:p>
          </table:table-cell>
          <table:table-cell office:value-type="float" office:value="26563.8860038365" calcext:value-type="float">
            <text:p>26563.88600383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372.620962425" calcext:value-type="float">
            <text:p>372.620962425</text:p>
          </table:table-cell>
          <table:table-cell office:value-type="float" office:value="415663.17894093" calcext:value-type="float">
            <text:p>415663.17894093</text:p>
          </table:table-cell>
          <table:table-cell office:value-type="float" office:value="95562.7418743533" calcext:value-type="float">
            <text:p>95562.7418743533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922" calcext:value-type="float">
            <text:p>9.22E-009</text:p>
          </table:table-cell>
          <table:table-cell office:value-type="float" office:value="3141.2439053418" calcext:value-type="float">
            <text:p>3141.2439053418</text:p>
          </table:table-cell>
          <table:table-cell office:value-type="float" office:value="26706.6698181635" calcext:value-type="float">
            <text:p>26706.66981816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146.4042705488" calcext:value-type="float">
            <text:p>146.4042705488</text:p>
          </table:table-cell>
          <table:table-cell office:value-type="float" office:value="163315.730040506" calcext:value-type="float">
            <text:p>163315.730040506</text:p>
          </table:table-cell>
          <table:table-cell office:value-type="float" office:value="37546.9845408181" calcext:value-type="float">
            <text:p>37546.9845408181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829" calcext:value-type="float">
            <text:p>8.29E-009</text:p>
          </table:table-cell>
          <table:table-cell office:value-type="float" office:value="3004.6680829616" calcext:value-type="float">
            <text:p>3004.6680829616</text:p>
          </table:table-cell>
          <table:table-cell office:value-type="float" office:value="26843.2456405446" calcext:value-type="float">
            <text:p>26843.24564054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353.9986225782" calcext:value-type="float">
            <text:p>353.9986225782</text:p>
          </table:table-cell>
          <table:table-cell office:value-type="float" office:value="394889.734179028" calcext:value-type="float">
            <text:p>394889.734179028</text:p>
          </table:table-cell>
          <table:table-cell office:value-type="float" office:value="90786.8381133303" calcext:value-type="float">
            <text:p>90786.8381133303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749" calcext:value-type="float">
            <text:p>7.49E-009</text:p>
          </table:table-cell>
          <table:table-cell office:value-type="float" office:value="2874.030339833" calcext:value-type="float">
            <text:p>2874.030339833</text:p>
          </table:table-cell>
          <table:table-cell office:value-type="float" office:value="26973.8833836739" calcext:value-type="float">
            <text:p>26973.8833836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4.8445869745" calcext:value-type="float">
            <text:p>4.8445869745</text:p>
          </table:table-cell>
          <table:table-cell office:value-type="float" office:value="23213.3213705325" calcext:value-type="float">
            <text:p>23213.3213705325</text:p>
          </table:table-cell>
          <table:table-cell office:value-type="float" office:value="6629.7477660074" calcext:value-type="float">
            <text:p>6629.7477660074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68" calcext:value-type="float">
            <text:p>6.80E-009</text:p>
          </table:table-cell>
          <table:table-cell office:value-type="float" office:value="2749.0724985965" calcext:value-type="float">
            <text:p>2749.0724985965</text:p>
          </table:table-cell>
          <table:table-cell office:value-type="float" office:value="27098.8412249111" calcext:value-type="float">
            <text:p>27098.8412249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83.0370810709" calcext:value-type="float">
            <text:p>83.0370810709</text:p>
          </table:table-cell>
          <table:table-cell office:value-type="float" office:value="397880.4506402" calcext:value-type="float">
            <text:p>397880.4506402</text:p>
          </table:table-cell>
          <table:table-cell office:value-type="float" office:value="113635.054056437" calcext:value-type="float">
            <text:p>113635.054056437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62" calcext:value-type="float">
            <text:p>6.20E-009</text:p>
          </table:table-cell>
          <table:table-cell office:value-type="float" office:value="2629.5476069952" calcext:value-type="float">
            <text:p>2629.5476069952</text:p>
          </table:table-cell>
          <table:table-cell office:value-type="float" office:value="27218.366116513" calcext:value-type="float">
            <text:p>27218.366116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32.6256021765" calcext:value-type="float">
            <text:p>32.6256021765</text:p>
          </table:table-cell>
          <table:table-cell office:value-type="float" office:value="156328.824772771" calcext:value-type="float">
            <text:p>156328.824772771</text:p>
          </table:table-cell>
          <table:table-cell office:value-type="float" office:value="44647.6684769248" calcext:value-type="float">
            <text:p>44647.6684769248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568" calcext:value-type="float">
            <text:p>5.68E-009</text:p>
          </table:table-cell>
          <table:table-cell office:value-type="float" office:value="2515.2194498269" calcext:value-type="float">
            <text:p>2515.2194498269</text:p>
          </table:table-cell>
          <table:table-cell office:value-type="float" office:value="27332.6942736819" calcext:value-type="float">
            <text:p>27332.69427368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78.8871676213" calcext:value-type="float">
            <text:p>78.8871676213</text:p>
          </table:table-cell>
          <table:table-cell office:value-type="float" office:value="377995.726705128" calcext:value-type="float">
            <text:p>377995.726705128</text:p>
          </table:table-cell>
          <table:table-cell office:value-type="float" office:value="107955.957042187" calcext:value-type="float">
            <text:p>107955.957042187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522" calcext:value-type="float">
            <text:p>5.22E-009</text:p>
          </table:table-cell>
          <table:table-cell office:value-type="float" office:value="2405.8620821155" calcext:value-type="float">
            <text:p>2405.8620821155</text:p>
          </table:table-cell>
          <table:table-cell office:value-type="float" office:value="27442.0516413937" calcext:value-type="float">
            <text:p>27442.05164139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1.2406689394" calcext:value-type="float">
            <text:p>1.2406689394</text:p>
          </table:table-cell>
          <table:table-cell office:value-type="float" office:value="22207.6504433427" calcext:value-type="float">
            <text:p>22207.6504433427</text:p>
          </table:table-cell>
          <table:table-cell office:value-type="float" office:value="7639.0226112323" calcext:value-type="float">
            <text:p>7639.0226112323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482" calcext:value-type="float">
            <text:p>4.82E-009</text:p>
          </table:table-cell>
          <table:table-cell office:value-type="float" office:value="2301.2593825797" calcext:value-type="float">
            <text:p>2301.2593825797</text:p>
          </table:table-cell>
          <table:table-cell office:value-type="float" office:value="27546.65434093" calcext:value-type="float">
            <text:p>27546.654340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21.2652859464" calcext:value-type="float">
            <text:p>21.2652859464</text:p>
          </table:table-cell>
          <table:table-cell office:value-type="float" office:value="380643.072355593" calcext:value-type="float">
            <text:p>380643.072355593</text:p>
          </table:table-cell>
          <table:table-cell office:value-type="float" office:value="130934.204136169" calcext:value-type="float">
            <text:p>130934.204136169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446" calcext:value-type="float">
            <text:p>4.46E-009</text:p>
          </table:table-cell>
          <table:table-cell office:value-type="float" office:value="2201.2046265155" calcext:value-type="float">
            <text:p>2201.2046265155</text:p>
          </table:table-cell>
          <table:table-cell office:value-type="float" office:value="27646.7090969945" calcext:value-type="float">
            <text:p>27646.70909699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8.3552161336" calcext:value-type="float">
            <text:p>8.3552161336</text:p>
          </table:table-cell>
          <table:table-cell office:value-type="float" office:value="149556.18971352" calcext:value-type="float">
            <text:p>149556.18971352</text:p>
          </table:table-cell>
          <table:table-cell office:value-type="float" office:value="51444.5739222186" calcext:value-type="float">
            <text:p>51444.5739222186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415" calcext:value-type="float">
            <text:p>4.15E-009</text:p>
          </table:table-cell>
          <table:table-cell office:value-type="float" office:value="2105.5000772498" calcext:value-type="float">
            <text:p>2105.5000772498</text:p>
          </table:table-cell>
          <table:table-cell office:value-type="float" office:value="27742.4136462605" calcext:value-type="float">
            <text:p>27742.41364626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20.2025186258" calcext:value-type="float">
            <text:p>20.2025186258</text:p>
          </table:table-cell>
          <table:table-cell office:value-type="float" office:value="361619.814491553" calcext:value-type="float">
            <text:p>361619.814491553</text:p>
          </table:table-cell>
          <table:table-cell office:value-type="float" office:value="124390.553904757" calcext:value-type="float">
            <text:p>124390.553904757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387" calcext:value-type="float">
            <text:p>3.87E-009</text:p>
          </table:table-cell>
          <table:table-cell office:value-type="float" office:value="2013.9565953559" calcext:value-type="float">
            <text:p>2013.9565953559</text:p>
          </table:table-cell>
          <table:table-cell office:value-type="float" office:value="27833.9571281547" calcext:value-type="float">
            <text:p>27833.95712815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0.3577122797" calcext:value-type="float">
            <text:p>0.3577122797</text:p>
          </table:table-cell>
          <table:table-cell office:value-type="float" office:value="21242.98337783" calcext:value-type="float">
            <text:p>21242.98337783</text:p>
          </table:table-cell>
          <table:table-cell office:value-type="float" office:value="8604.5726334048" calcext:value-type="float">
            <text:p>8604.5726334048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362" calcext:value-type="float">
            <text:p>3.62E-009</text:p>
          </table:table-cell>
          <table:table-cell office:value-type="float" office:value="1926.3932648606" calcext:value-type="float">
            <text:p>1926.3932648606</text:p>
          </table:table-cell>
          <table:table-cell office:value-type="float" office:value="27921.5204586502" calcext:value-type="float">
            <text:p>27921.52045865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6.1312519987" calcext:value-type="float">
            <text:p>6.1312519987</text:p>
          </table:table-cell>
          <table:table-cell office:value-type="float" office:value="364108.507541822" calcext:value-type="float">
            <text:p>364108.507541822</text:p>
          </table:table-cell>
          <table:table-cell office:value-type="float" office:value="147483.902983887" calcext:value-type="float">
            <text:p>147483.902983887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34" calcext:value-type="float">
            <text:p>3.40E-009</text:p>
          </table:table-cell>
          <table:table-cell office:value-type="float" office:value="1842.6370357026" calcext:value-type="float">
            <text:p>1842.6370357026</text:p>
          </table:table-cell>
          <table:table-cell office:value-type="float" office:value="28005.2766878085" calcext:value-type="float">
            <text:p>28005.27668780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2.4089934999" calcext:value-type="float">
            <text:p>2.4089934999</text:p>
          </table:table-cell>
          <table:table-cell office:value-type="float" office:value="143059.692885624" calcext:value-type="float">
            <text:p>143059.692885624</text:p>
          </table:table-cell>
          <table:table-cell office:value-type="float" office:value="57947.0169727485" calcext:value-type="float">
            <text:p>57947.0169727485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32" calcext:value-type="float">
            <text:p>3.20E-009</text:p>
          </table:table-cell>
          <table:table-cell office:value-type="float" office:value="1762.5223817362" calcext:value-type="float">
            <text:p>1762.5223817362</text:p>
          </table:table-cell>
          <table:table-cell office:value-type="float" office:value="28085.391341775" calcext:value-type="float">
            <text:p>28085.3913417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5.8248326882" calcext:value-type="float">
            <text:p>5.8248326882</text:p>
          </table:table-cell>
          <table:table-cell office:value-type="float" office:value="345911.591500256" calcext:value-type="float">
            <text:p>345911.591500256</text:p>
          </table:table-cell>
          <table:table-cell office:value-type="float" office:value="140113.154581992" calcext:value-type="float">
            <text:p>140113.15458199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301" calcext:value-type="float">
            <text:p>3.01E-009</text:p>
          </table:table-cell>
          <table:table-cell office:value-type="float" office:value="1685.8909736049" calcext:value-type="float">
            <text:p>1685.8909736049</text:p>
          </table:table-cell>
          <table:table-cell office:value-type="float" office:value="28162.0227499065" calcext:value-type="float">
            <text:p>28162.02274990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0.114194754" calcext:value-type="float">
            <text:p>0.114194754</text:p>
          </table:table-cell>
          <table:table-cell office:value-type="float" office:value="20319.6189196357" calcext:value-type="float">
            <text:p>20319.6189196357</text:p>
          </table:table-cell>
          <table:table-cell office:value-type="float" office:value="9528.1806091247" calcext:value-type="float">
            <text:p>9528.1806091247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285" calcext:value-type="float">
            <text:p>2.85E-009</text:p>
          </table:table-cell>
          <table:table-cell office:value-type="float" office:value="1612.5913658371" calcext:value-type="float">
            <text:p>1612.5913658371</text:p>
          </table:table-cell>
          <table:table-cell office:value-type="float" office:value="28235.3223576744" calcext:value-type="float">
            <text:p>28235.32235767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1.957318363" calcext:value-type="float">
            <text:p>1.957318363</text:p>
          </table:table-cell>
          <table:table-cell office:value-type="float" office:value="348281.876752234" calcext:value-type="float">
            <text:p>348281.876752234</text:p>
          </table:table-cell>
          <table:table-cell office:value-type="float" office:value="163314.707707111" calcext:value-type="float">
            <text:p>163314.707707111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27" calcext:value-type="float">
            <text:p>2.70E-009</text:p>
          </table:table-cell>
          <table:table-cell office:value-type="float" office:value="1542.4786975471" calcext:value-type="float">
            <text:p>1542.4786975471</text:p>
          </table:table-cell>
          <table:table-cell office:value-type="float" office:value="28305.4350259647" calcext:value-type="float">
            <text:p>28305.43502596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0.7690382347" calcext:value-type="float">
            <text:p>0.7690382347</text:p>
          </table:table-cell>
          <table:table-cell office:value-type="float" office:value="136841.346175028" calcext:value-type="float">
            <text:p>136841.346175028</text:p>
          </table:table-cell>
          <table:table-cell office:value-type="float" office:value="64167.0036386095" calcext:value-type="float">
            <text:p>64167.0036386095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257" calcext:value-type="float">
            <text:p>2.57E-009</text:p>
          </table:table-cell>
          <table:table-cell office:value-type="float" office:value="1475.4144061483" calcext:value-type="float">
            <text:p>1475.4144061483</text:p>
          </table:table-cell>
          <table:table-cell office:value-type="float" office:value="28372.4993173635" calcext:value-type="float">
            <text:p>28372.49931736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1.859498188" calcext:value-type="float">
            <text:p>1.859498188</text:p>
          </table:table-cell>
          <table:table-cell office:value-type="float" office:value="330875.922376582" calcext:value-type="float">
            <text:p>330875.922376582</text:p>
          </table:table-cell>
          <table:table-cell office:value-type="float" office:value="155152.789040166" calcext:value-type="float">
            <text:p>155152.789040166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245" calcext:value-type="float">
            <text:p>2.45E-009</text:p>
          </table:table-cell>
          <table:table-cell office:value-type="float" office:value="1411.2659535148" calcext:value-type="float">
            <text:p>1411.2659535148</text:p>
          </table:table-cell>
          <table:table-cell office:value-type="float" office:value="28436.6477699972" calcext:value-type="float">
            <text:p>28436.64776999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0.0398342069" calcext:value-type="float">
            <text:p>0.0398342069</text:p>
          </table:table-cell>
          <table:table-cell office:value-type="float" office:value="19436.2315853743" calcext:value-type="float">
            <text:p>19436.2315853743</text:p>
          </table:table-cell>
          <table:table-cell office:value-type="float" office:value="10411.6423039332" calcext:value-type="float">
            <text:p>10411.642303933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234" calcext:value-type="float">
            <text:p>2.34E-009</text:p>
          </table:table-cell>
          <table:table-cell office:value-type="float" office:value="1349.9065640476" calcext:value-type="float">
            <text:p>1349.9065640476</text:p>
          </table:table-cell>
          <table:table-cell office:value-type="float" office:value="28498.0071594645" calcext:value-type="float">
            <text:p>28498.00715946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0.682765381" calcext:value-type="float">
            <text:p>0.682765381</text:p>
          </table:table-cell>
          <table:table-cell office:value-type="float" office:value="333140.460966212" calcext:value-type="float">
            <text:p>333140.460966212</text:p>
          </table:table-cell>
          <table:table-cell office:value-type="float" office:value="178457.398046115" calcext:value-type="float">
            <text:p>178457.398046115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224" calcext:value-type="float">
            <text:p>2.24E-009</text:p>
          </table:table-cell>
          <table:table-cell office:value-type="float" office:value="1291.2149741304" calcext:value-type="float">
            <text:p>1291.2149741304</text:p>
          </table:table-cell>
          <table:table-cell office:value-type="float" office:value="28556.6987493818" calcext:value-type="float">
            <text:p>28556.69874938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0.2682612565" calcext:value-type="float">
            <text:p>0.2682612565</text:p>
          </table:table-cell>
          <table:table-cell office:value-type="float" office:value="130892.223187417" calcext:value-type="float">
            <text:p>130892.223187417</text:p>
          </table:table-cell>
          <table:table-cell office:value-type="float" office:value="70116.6274031988" calcext:value-type="float">
            <text:p>70116.6274031988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214" calcext:value-type="float">
            <text:p>2.14E-009</text:p>
          </table:table-cell>
          <table:table-cell office:value-type="float" office:value="1235.0751924781" calcext:value-type="float">
            <text:p>1235.0751924781</text:p>
          </table:table-cell>
          <table:table-cell office:value-type="float" office:value="28612.8385310342" calcext:value-type="float">
            <text:p>28612.83853103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0.6486430684" calcext:value-type="float">
            <text:p>0.6486430684</text:p>
          </table:table-cell>
          <table:table-cell office:value-type="float" office:value="316491.223519997" calcext:value-type="float">
            <text:p>316491.223519997</text:p>
          </table:table-cell>
          <table:table-cell office:value-type="float" office:value="169538.698751871" calcext:value-type="float">
            <text:p>169538.698751871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206" calcext:value-type="float">
            <text:p>2.06E-009</text:p>
          </table:table-cell>
          <table:table-cell office:value-type="float" office:value="1181.376270905" calcext:value-type="float">
            <text:p>1181.376270905</text:p>
          </table:table-cell>
          <table:table-cell office:value-type="float" office:value="28666.5374526074" calcext:value-type="float">
            <text:p>28666.53745260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0.0150229307" calcext:value-type="float">
            <text:p>0.0150229307</text:p>
          </table:table-cell>
          <table:table-cell office:value-type="float" office:value="18591.2028469252" calcext:value-type="float">
            <text:p>18591.2028469252</text:p>
          </table:table-cell>
          <table:table-cell office:value-type="float" office:value="11256.6958536585" calcext:value-type="float">
            <text:p>11256.6958536585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98" calcext:value-type="float">
            <text:p>1.98E-009</text:p>
          </table:table-cell>
          <table:table-cell office:value-type="float" office:value="1130.0120850595" calcext:value-type="float">
            <text:p>1130.0120850595</text:p>
          </table:table-cell>
          <table:table-cell office:value-type="float" office:value="28717.901638453" calcext:value-type="float">
            <text:p>28717.9016384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0.2574956998" calcext:value-type="float">
            <text:p>0.2574956998</text:p>
          </table:table-cell>
          <table:table-cell office:value-type="float" office:value="318656.518324344" calcext:value-type="float">
            <text:p>318656.518324344</text:p>
          </table:table-cell>
          <table:table-cell office:value-type="float" office:value="192941.765957664" calcext:value-type="float">
            <text:p>192941.765957664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91" calcext:value-type="float">
            <text:p>1.91E-009</text:p>
          </table:table-cell>
          <table:table-cell office:value-type="float" office:value="1080.8811246922" calcext:value-type="float">
            <text:p>1080.8811246922</text:p>
          </table:table-cell>
          <table:table-cell office:value-type="float" office:value="28767.0325988203" calcext:value-type="float">
            <text:p>28767.03259882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0.1011710931" calcext:value-type="float">
            <text:p>0.1011710931</text:p>
          </table:table-cell>
          <table:table-cell office:value-type="float" office:value="125201.424034968" calcext:value-type="float">
            <text:p>125201.424034968</text:p>
          </table:table-cell>
          <table:table-cell office:value-type="float" office:value="75807.5936458116" calcext:value-type="float">
            <text:p>75807.5936458116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84" calcext:value-type="float">
            <text:p>1.84E-009</text:p>
          </table:table-cell>
          <table:table-cell office:value-type="float" office:value="1033.8862930429" calcext:value-type="float">
            <text:p>1033.8862930429</text:p>
          </table:table-cell>
          <table:table-cell office:value-type="float" office:value="28814.0274304697" calcext:value-type="float">
            <text:p>28814.02743046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0.2446269325" calcext:value-type="float">
            <text:p>0.2446269325</text:p>
          </table:table-cell>
          <table:table-cell office:value-type="float" office:value="302731.139515721" calcext:value-type="float">
            <text:p>302731.139515721</text:p>
          </table:table-cell>
          <table:table-cell office:value-type="float" office:value="183299.186772282" calcext:value-type="float">
            <text:p>183299.186772282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78" calcext:value-type="float">
            <text:p>1.78E-009</text:p>
          </table:table-cell>
          <table:table-cell office:value-type="float" office:value="988.9347149497" calcext:value-type="float">
            <text:p>988.9347149497</text:p>
          </table:table-cell>
          <table:table-cell office:value-type="float" office:value="28858.9790085629" calcext:value-type="float">
            <text:p>28858.9790085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0.0060725189" calcext:value-type="float">
            <text:p>0.0060725189</text:p>
          </table:table-cell>
          <table:table-cell office:value-type="float" office:value="17782.8986276545" calcext:value-type="float">
            <text:p>17782.8986276545</text:p>
          </table:table-cell>
          <table:table-cell office:value-type="float" office:value="12065.0090233411" calcext:value-type="float">
            <text:p>12065.0090233411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73" calcext:value-type="float">
            <text:p>1.73E-009</text:p>
          </table:table-cell>
          <table:table-cell office:value-type="float" office:value="945.9375533012" calcext:value-type="float">
            <text:p>945.9375533012</text:p>
          </table:table-cell>
          <table:table-cell office:value-type="float" office:value="28901.9761702115" calcext:value-type="float">
            <text:p>28901.97617021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0.1040840522" calcext:value-type="float">
            <text:p>0.1040840522</text:p>
          </table:table-cell>
          <table:table-cell office:value-type="float" office:value="304802.040462935" calcext:value-type="float">
            <text:p>304802.040462935</text:p>
          </table:table-cell>
          <table:table-cell office:value-type="float" office:value="206796.397230721" calcext:value-type="float">
            <text:p>206796.397230721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67" calcext:value-type="float">
            <text:p>1.67E-009</text:p>
          </table:table-cell>
          <table:table-cell office:value-type="float" office:value="904.8098334692" calcext:value-type="float">
            <text:p>904.8098334692</text:p>
          </table:table-cell>
          <table:table-cell office:value-type="float" office:value="28943.1038900436" calcext:value-type="float">
            <text:p>28943.10389004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0.0408950415" calcext:value-type="float">
            <text:p>0.0408950415</text:p>
          </table:table-cell>
          <table:table-cell office:value-type="float" office:value="119757.944119255" calcext:value-type="float">
            <text:p>119757.944119255</text:p>
          </table:table-cell>
          <table:table-cell office:value-type="float" office:value="81251.1338375756" calcext:value-type="float">
            <text:p>81251.1338375756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63" calcext:value-type="float">
            <text:p>1.63E-009</text:p>
          </table:table-cell>
          <table:table-cell office:value-type="float" office:value="865.4702753743" calcext:value-type="float">
            <text:p>865.4702753743</text:p>
          </table:table-cell>
          <table:table-cell office:value-type="float" office:value="28982.4434481385" calcext:value-type="float">
            <text:p>28982.44344813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0.0988822821" calcext:value-type="float">
            <text:p>0.0988822821</text:p>
          </table:table-cell>
          <table:table-cell office:value-type="float" office:value="289569.06176368" calcext:value-type="float">
            <text:p>289569.06176368</text:p>
          </table:table-cell>
          <table:table-cell office:value-type="float" office:value="196461.410268974" calcext:value-type="float">
            <text:p>196461.410268974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58" calcext:value-type="float">
            <text:p>1.58E-009</text:p>
          </table:table-cell>
          <table:table-cell office:value-type="float" office:value="827.8411328538" calcext:value-type="float">
            <text:p>827.8411328538</text:p>
          </table:table-cell>
          <table:table-cell office:value-type="float" office:value="29020.072590659" calcext:value-type="float">
            <text:p>29020.0725906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0.0026119118" calcext:value-type="float">
            <text:p>0.0026119118</text:p>
          </table:table-cell>
          <table:table-cell office:value-type="float" office:value="17009.7325803918" calcext:value-type="float">
            <text:p>17009.7325803918</text:p>
          </table:table-cell>
          <table:table-cell office:value-type="float" office:value="12838.1785312108" calcext:value-type="float">
            <text:p>12838.1785312108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54" calcext:value-type="float">
            <text:p>1.54E-009</text:p>
          </table:table-cell>
          <table:table-cell office:value-type="float" office:value="791.8480400131" calcext:value-type="float">
            <text:p>791.8480400131</text:p>
          </table:table-cell>
          <table:table-cell office:value-type="float" office:value="29056.0656834998" calcext:value-type="float">
            <text:p>29056.0656834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0.0447686324" calcext:value-type="float">
            <text:p>0.0447686324</text:p>
          </table:table-cell>
          <table:table-cell office:value-type="float" office:value="291549.837109775" calcext:value-type="float">
            <text:p>291549.837109775</text:p>
          </table:table-cell>
          <table:table-cell office:value-type="float" office:value="220048.659899301" calcext:value-type="float">
            <text:p>220048.659899301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5" calcext:value-type="float">
            <text:p>1.50E-009</text:p>
          </table:table-cell>
          <table:table-cell office:value-type="float" office:value="757.4198642571" calcext:value-type="float">
            <text:p>757.4198642571</text:p>
          </table:table-cell>
          <table:table-cell office:value-type="float" office:value="29090.4938592558" calcext:value-type="float">
            <text:p>29090.49385925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0.0175897752" calcext:value-type="float">
            <text:p>0.0175897752</text:p>
          </table:table-cell>
          <table:table-cell office:value-type="float" office:value="114551.100273281" calcext:value-type="float">
            <text:p>114551.100273281</text:p>
          </table:table-cell>
          <table:table-cell office:value-type="float" office:value="86458.000988816" calcext:value-type="float">
            <text:p>86458.000988816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46" calcext:value-type="float">
            <text:p>1.46E-009</text:p>
          </table:table-cell>
          <table:table-cell office:value-type="float" office:value="724.4885657124" calcext:value-type="float">
            <text:p>724.4885657124</text:p>
          </table:table-cell>
          <table:table-cell office:value-type="float" office:value="29123.4251578006" calcext:value-type="float">
            <text:p>29123.42515780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0.042531247" calcext:value-type="float">
            <text:p>0.042531247</text:p>
          </table:table-cell>
          <table:table-cell office:value-type="float" office:value="276979.158869828" calcext:value-type="float">
            <text:p>276979.158869828</text:p>
          </table:table-cell>
          <table:table-cell office:value-type="float" office:value="209051.369513861" calcext:value-type="float">
            <text:p>209051.36951386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43" calcext:value-type="float">
            <text:p>1.43E-009</text:p>
          </table:table-cell>
          <table:table-cell office:value-type="float" office:value="692.9890627609" calcext:value-type="float">
            <text:p>692.9890627609</text:p>
          </table:table-cell>
          <table:table-cell office:value-type="float" office:value="29154.9246607521" calcext:value-type="float">
            <text:p>29154.92466075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Default" office:value-type="float" office:value="0.0011881516" calcext:value-type="float">
            <text:p>0.0011881516</text:p>
          </table:table-cell>
          <table:table-cell office:value-type="float" office:value="16270.1804114816" calcext:value-type="float">
            <text:p>16270.1804114816</text:p>
          </table:table-cell>
          <table:table-cell office:value-type="float" office:value="13577.7321238813" calcext:value-type="float">
            <text:p>13577.7321238813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4" calcext:value-type="float">
            <text:p>1.40E-009</text:p>
          </table:table-cell>
          <table:table-cell office:value-type="float" office:value="662.8591034201" calcext:value-type="float">
            <text:p>662.8591034201</text:p>
          </table:table-cell>
          <table:table-cell office:value-type="float" office:value="29185.054620093" calcext:value-type="float">
            <text:p>29185.054620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0.020365129" calcext:value-type="float">
            <text:p>0.020365129</text:p>
          </table:table-cell>
          <table:table-cell office:value-type="float" office:value="278873.781600912" calcext:value-type="float">
            <text:p>278873.781600912</text:p>
          </table:table-cell>
          <table:table-cell office:value-type="float" office:value="232724.739811667" calcext:value-type="float">
            <text:p>232724.739811667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37" calcext:value-type="float">
            <text:p>1.37E-009</text:p>
          </table:table-cell>
          <table:table-cell office:value-type="float" office:value="634.0391423154" calcext:value-type="float">
            <text:p>634.0391423154</text:p>
          </table:table-cell>
          <table:table-cell office:value-type="float" office:value="29213.8745811977" calcext:value-type="float">
            <text:p>29213.87458119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0.0080015409" calcext:value-type="float">
            <text:p>0.0080015409</text:p>
          </table:table-cell>
          <table:table-cell office:value-type="float" office:value="109570.627225997" calcext:value-type="float">
            <text:p>109570.627225997</text:p>
          </table:table-cell>
          <table:table-cell office:value-type="float" office:value="91438.4836243349" calcext:value-type="float">
            <text:p>91438.4836243349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34" calcext:value-type="float">
            <text:p>1.34E-009</text:p>
          </table:table-cell>
          <table:table-cell office:value-type="float" office:value="606.4722230016" calcext:value-type="float">
            <text:p>606.4722230016</text:p>
          </table:table-cell>
          <table:table-cell office:value-type="float" office:value="29241.4415005115" calcext:value-type="float">
            <text:p>29241.44150051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0.0193473485" calcext:value-type="float">
            <text:p>0.0193473485</text:p>
          </table:table-cell>
          <table:table-cell office:value-type="float" office:value="264936.609892824" calcext:value-type="float">
            <text:p>264936.609892824</text:p>
          </table:table-cell>
          <table:table-cell office:value-type="float" office:value="221093.941674764" calcext:value-type="float">
            <text:p>221093.941674764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31" calcext:value-type="float">
            <text:p>1.31E-009</text:p>
          </table:table-cell>
          <table:table-cell office:value-type="float" office:value="580.1038654007" calcext:value-type="float">
            <text:p>580.1038654007</text:p>
          </table:table-cell>
          <table:table-cell office:value-type="float" office:value="29267.8098581124" calcext:value-type="float">
            <text:p>29267.80985811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569" calcext:value-type="float">
            <text:p>5.69E-004</text:p>
          </table:table-cell>
          <table:table-cell office:value-type="float" office:value="15562.7818805395" calcext:value-type="float">
            <text:p>15562.7818805395</text:p>
          </table:table-cell>
          <table:table-cell office:value-type="float" office:value="14285.1312743287" calcext:value-type="float">
            <text:p>14285.131274328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29" calcext:value-type="float">
            <text:p>1.29E-009</text:p>
          </table:table-cell>
          <table:table-cell office:value-type="float" office:value="554.8819581337" calcext:value-type="float">
            <text:p>554.8819581337</text:p>
          </table:table-cell>
          <table:table-cell office:value-type="float" office:value="29293.0317653794" calcext:value-type="float">
            <text:p>29293.03176537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0.0097466968" calcext:value-type="float">
            <text:p>0.0097466968</text:p>
          </table:table-cell>
          <table:table-cell office:value-type="float" office:value="266748.845156842" calcext:value-type="float">
            <text:p>266748.845156842</text:p>
          </table:table-cell>
          <table:table-cell office:value-type="float" office:value="244849.686874169" calcext:value-type="float">
            <text:p>244849.686874169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27" calcext:value-type="float">
            <text:p>1.27E-009</text:p>
          </table:table-cell>
          <table:table-cell office:value-type="float" office:value="530.7566555338" calcext:value-type="float">
            <text:p>530.7566555338</text:p>
          </table:table-cell>
          <table:table-cell office:value-type="float" office:value="29317.1570679793" calcext:value-type="float">
            <text:p>29317.15706797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0.0038295163" calcext:value-type="float">
            <text:p>0.0038295163</text:p>
          </table:table-cell>
          <table:table-cell office:value-type="float" office:value="104806.691069556" calcext:value-type="float">
            <text:p>104806.691069556</text:p>
          </table:table-cell>
          <table:table-cell office:value-type="float" office:value="96202.4239528005" calcext:value-type="float">
            <text:p>96202.4239528005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24" calcext:value-type="float">
            <text:p>1.24E-009</text:p>
          </table:table-cell>
          <table:table-cell office:value-type="float" office:value="507.6802791371" calcext:value-type="float">
            <text:p>507.6802791371</text:p>
          </table:table-cell>
          <table:table-cell office:value-type="float" office:value="29340.2334443761" calcext:value-type="float">
            <text:p>29340.23344437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0.0092595898" calcext:value-type="float">
            <text:p>0.0092595898</text:p>
          </table:table-cell>
          <table:table-cell office:value-type="float" office:value="253417.636907207" calcext:value-type="float">
            <text:p>253417.636907207</text:p>
          </table:table-cell>
          <table:table-cell office:value-type="float" office:value="232612.924748139" calcext:value-type="float">
            <text:p>232612.924748139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22" calcext:value-type="float">
            <text:p>1.22E-009</text:p>
          </table:table-cell>
          <table:table-cell office:value-type="float" office:value="485.6072234562" calcext:value-type="float">
            <text:p>485.6072234562</text:p>
          </table:table-cell>
          <table:table-cell office:value-type="float" office:value="29362.306500057" calcext:value-type="float">
            <text:p>29362.3065000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285" calcext:value-type="float">
            <text:p>2.85E-004</text:p>
          </table:table-cell>
          <table:table-cell office:value-type="float" office:value="14886.1394716539" calcext:value-type="float">
            <text:p>14886.1394716539</text:p>
          </table:table-cell>
          <table:table-cell office:value-type="float" office:value="14961.7739668169" calcext:value-type="float">
            <text:p>14961.7739668169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21" calcext:value-type="float">
            <text:p>1.21E-009</text:p>
          </table:table-cell>
          <table:table-cell office:value-type="float" office:value="464.4938658513" calcext:value-type="float">
            <text:p>464.4938658513</text:p>
          </table:table-cell>
          <table:table-cell office:value-type="float" office:value="29383.4198576619" calcext:value-type="float">
            <text:p>29383.41985766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0.0048856976" calcext:value-type="float">
            <text:p>0.0048856976</text:p>
          </table:table-cell>
          <table:table-cell office:value-type="float" office:value="255151.074106664" calcext:value-type="float">
            <text:p>255151.074106664</text:p>
          </table:table-cell>
          <table:table-cell office:value-type="float" office:value="256447.462785347" calcext:value-type="float">
            <text:p>256447.462785347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19" calcext:value-type="float">
            <text:p>1.19E-009</text:p>
          </table:table-cell>
          <table:table-cell office:value-type="float" office:value="444.2984803189" calcext:value-type="float">
            <text:p>444.2984803189</text:p>
          </table:table-cell>
          <table:table-cell office:value-type="float" office:value="29403.6152431943" calcext:value-type="float">
            <text:p>29403.61524319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0.0019196102" calcext:value-type="float">
            <text:p>0.0019196102</text:p>
          </table:table-cell>
          <table:table-cell office:value-type="float" office:value="100249.880310593" calcext:value-type="float">
            <text:p>100249.880310593</text:p>
          </table:table-cell>
          <table:table-cell office:value-type="float" office:value="100759.236621669" calcext:value-type="float">
            <text:p>100759.236621669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17" calcext:value-type="float">
            <text:p>1.17E-009</text:p>
          </table:table-cell>
          <table:table-cell office:value-type="float" office:value="424.9811550298" calcext:value-type="float">
            <text:p>424.9811550298</text:p>
          </table:table-cell>
          <table:table-cell office:value-type="float" office:value="29422.9325684835" calcext:value-type="float">
            <text:p>29422.93256848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0.0046415269" calcext:value-type="float">
            <text:p>0.0046415269</text:p>
          </table:table-cell>
          <table:table-cell office:value-type="float" office:value="242399.483365816" calcext:value-type="float">
            <text:p>242399.483365816</text:p>
          </table:table-cell>
          <table:table-cell office:value-type="float" office:value="243631.082907594" calcext:value-type="float">
            <text:p>243631.082907594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15" calcext:value-type="float">
            <text:p>1.15E-009</text:p>
          </table:table-cell>
          <table:table-cell office:value-type="float" office:value="406.5037134513" calcext:value-type="float">
            <text:p>406.5037134513</text:p>
          </table:table-cell>
          <table:table-cell office:value-type="float" office:value="29441.410010062" calcext:value-type="float">
            <text:p>29441.4100100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149" calcext:value-type="float">
            <text:p>1.49E-004</text:p>
          </table:table-cell>
          <table:table-cell office:value-type="float" office:value="14238.9161504027" calcext:value-type="float">
            <text:p>14238.9161504027</text:p>
          </table:table-cell>
          <table:table-cell office:value-type="float" office:value="15608.9974240479" calcext:value-type="float">
            <text:p>15608.9974240479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14" calcext:value-type="float">
            <text:p>1.14E-009</text:p>
          </table:table-cell>
          <table:table-cell office:value-type="float" office:value="388.8296389004" calcext:value-type="float">
            <text:p>388.8296389004</text:p>
          </table:table-cell>
          <table:table-cell office:value-type="float" office:value="29459.0840846129" calcext:value-type="float">
            <text:p>29459.08408461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0.0025549807" calcext:value-type="float">
            <text:p>0.0025549807</text:p>
          </table:table-cell>
          <table:table-cell office:value-type="float" office:value="244057.551442941" calcext:value-type="float">
            <text:p>244057.551442941</text:p>
          </table:table-cell>
          <table:table-cell office:value-type="float" office:value="267540.987779786" calcext:value-type="float">
            <text:p>267540.987779786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13" calcext:value-type="float">
            <text:p>1.13E-009</text:p>
          </table:table-cell>
          <table:table-cell office:value-type="float" office:value="371.9240023758" calcext:value-type="float">
            <text:p>371.9240023758</text:p>
          </table:table-cell>
          <table:table-cell office:value-type="float" office:value="29475.9897211375" calcext:value-type="float">
            <text:p>29475.98972113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table:style-name="Default" office:value-type="float" office:value="0.0010038622" calcext:value-type="float">
            <text:p>0.0010038622</text:p>
          </table:table-cell>
          <table:table-cell office:value-type="float" office:value="95891.1907649787" calcext:value-type="float">
            <text:p>95891.1907649787</text:p>
          </table:table-cell>
          <table:table-cell office:value-type="float" office:value="105117.927083032" calcext:value-type="float">
            <text:p>105117.927083032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11" calcext:value-type="float">
            <text:p>1.11E-009</text:p>
          </table:table-cell>
          <table:table-cell office:value-type="float" office:value="355.7533935283" calcext:value-type="float">
            <text:p>355.7533935283</text:p>
          </table:table-cell>
          <table:table-cell office:value-type="float" office:value="29492.160329985" calcext:value-type="float">
            <text:p>29492.1603299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0.0024272913" calcext:value-type="float">
            <text:p>0.0024272913</text:p>
          </table:table-cell>
          <table:table-cell office:value-type="float" office:value="231860.377576007" calcext:value-type="float">
            <text:p>231860.377576007</text:p>
          </table:table-cell>
          <table:table-cell office:value-type="float" office:value="254170.190911638" calcext:value-type="float">
            <text:p>254170.190911638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1" calcext:value-type="float">
            <text:p>1.10E-009</text:p>
          </table:table-cell>
          <table:table-cell office:value-type="float" office:value="340.2858546329" calcext:value-type="float">
            <text:p>340.2858546329</text:p>
          </table:table-cell>
          <table:table-cell office:value-type="float" office:value="29507.6278688804" calcext:value-type="float">
            <text:p>29507.62786888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81" calcext:value-type="float">
            <text:p>8.10E-005</text:p>
          </table:table-cell>
          <table:table-cell office:value-type="float" office:value="13619.8329056774" calcext:value-type="float">
            <text:p>13619.8329056774</text:p>
          </table:table-cell>
          <table:table-cell office:value-type="float" office:value="16228.0807367922" calcext:value-type="float">
            <text:p>16228.0807367922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09" calcext:value-type="float">
            <text:p>1.09E-009</text:p>
          </table:table-cell>
          <table:table-cell office:value-type="float" office:value="325.4908174306" calcext:value-type="float">
            <text:p>325.4908174306</text:p>
          </table:table-cell>
          <table:table-cell office:value-type="float" office:value="29522.4229060828" calcext:value-type="float">
            <text:p>29522.42290608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table:style-name="Default" office:value-type="float" office:value="0.0013891233" calcext:value-type="float">
            <text:p>0.0013891233</text:p>
          </table:table-cell>
          <table:table-cell office:value-type="float" office:value="233446.354688141" calcext:value-type="float">
            <text:p>233446.354688141</text:p>
          </table:table-cell>
          <table:table-cell office:value-type="float" office:value="278152.185700443" calcext:value-type="float">
            <text:p>278152.185700443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08" calcext:value-type="float">
            <text:p>1.08E-009</text:p>
          </table:table-cell>
          <table:table-cell office:value-type="float" office:value="311.3390427172" calcext:value-type="float">
            <text:p>311.3390427172</text:p>
          </table:table-cell>
          <table:table-cell office:value-type="float" office:value="29536.5746807961" calcext:value-type="float">
            <text:p>29536.57468079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546" calcext:value-type="float">
            <text:p>5.46E-004</text:p>
          </table:table-cell>
          <table:table-cell office:value-type="float" office:value="91722.0090033682" calcext:value-type="float">
            <text:p>91722.0090033682</text:p>
          </table:table-cell>
          <table:table-cell office:value-type="float" office:value="109287.109302712" calcext:value-type="float">
            <text:p>109287.109302712</text:p>
          </table:table-cell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07" calcext:value-type="float">
            <text:p>1.07E-009</text:p>
          </table:table-cell>
          <table:table-cell office:value-type="float" office:value="297.8025625585" calcext:value-type="float">
            <text:p>297.8025625585</text:p>
          </table:table-cell>
          <table:table-cell office:value-type="float" office:value="29550.1111609549" calcext:value-type="float">
            <text:p>29550.11116095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table:style-name="Default" office:value-type="float" office:value="0.0013196996" calcext:value-type="float">
            <text:p>0.0013196996</text:p>
          </table:table-cell>
          <table:table-cell office:value-type="float" office:value="221779.492671791" calcext:value-type="float">
            <text:p>221779.492671791</text:p>
          </table:table-cell>
          <table:table-cell office:value-type="float" office:value="264251.076923446" calcext:value-type="float">
            <text:p>264251.076923446</text:p>
          </table:table-cell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06" calcext:value-type="float">
            <text:p>1.06E-009</text:p>
          </table:table-cell>
          <table:table-cell office:value-type="float" office:value="284.8546250171" calcext:value-type="float">
            <text:p>284.8546250171</text:p>
          </table:table-cell>
          <table:table-cell office:value-type="float" office:value="29563.0590984963" calcext:value-type="float">
            <text:p>29563.05909849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457" calcext:value-type="float">
            <text:p>4.57E-005</text:p>
          </table:table-cell>
          <table:table-cell office:value-type="float" office:value="13027.6662912014" calcext:value-type="float">
            <text:p>13027.6662912014</text:p>
          </table:table-cell>
          <table:table-cell office:value-type="float" office:value="16820.2473866416" calcext:value-type="float">
            <text:p>16820.2473866416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05" calcext:value-type="float">
            <text:p>1.05E-009</text:p>
          </table:table-cell>
          <table:table-cell office:value-type="float" office:value="272.4696412836" calcext:value-type="float">
            <text:p>272.4696412836</text:p>
          </table:table-cell>
          <table:table-cell office:value-type="float" office:value="29575.4440822298" calcext:value-type="float">
            <text:p>29575.4440822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783" calcext:value-type="float">
            <text:p>7.83E-004</text:p>
          </table:table-cell>
          <table:table-cell office:value-type="float" office:value="223296.51375582" calcext:value-type="float">
            <text:p>223296.51375582</text:p>
          </table:table-cell>
          <table:table-cell office:value-type="float" office:value="288302.027239073" calcext:value-type="float">
            <text:p>288302.027239073</text:p>
          </table:table-cell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04" calcext:value-type="float">
            <text:p>1.04E-009</text:p>
          </table:table-cell>
          <table:table-cell office:value-type="float" office:value="260.6231351053" calcext:value-type="float">
            <text:p>260.6231351053</text:p>
          </table:table-cell>
          <table:table-cell office:value-type="float" office:value="29587.2905884081" calcext:value-type="float">
            <text:p>29587.29058840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308" calcext:value-type="float">
            <text:p>3.08E-004</text:p>
          </table:table-cell>
          <table:table-cell office:value-type="float" office:value="87734.0957946963" calcext:value-type="float">
            <text:p>87734.0957946963</text:p>
          </table:table-cell>
          <table:table-cell office:value-type="float" office:value="113275.022749605" calcext:value-type="float">
            <text:p>113275.022749605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03" calcext:value-type="float">
            <text:p>1.03E-009</text:p>
          </table:table-cell>
          <table:table-cell office:value-type="float" office:value="249.2916944145" calcext:value-type="float">
            <text:p>249.2916944145</text:p>
          </table:table-cell>
          <table:table-cell office:value-type="float" office:value="29598.6220290989" calcext:value-type="float">
            <text:p>29598.62202909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744" calcext:value-type="float">
            <text:p>7.44E-004</text:p>
          </table:table-cell>
          <table:table-cell office:value-type="float" office:value="212136.906580966" calcext:value-type="float">
            <text:p>212136.906580966</text:p>
          </table:table-cell>
          <table:table-cell office:value-type="float" office:value="273893.663590278" calcext:value-type="float">
            <text:p>273893.663590278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02" calcext:value-type="float">
            <text:p>1.02E-009</text:p>
          </table:table-cell>
          <table:table-cell office:value-type="float" office:value="238.4529250597" calcext:value-type="float">
            <text:p>238.4529250597</text:p>
          </table:table-cell>
          <table:table-cell office:value-type="float" office:value="29609.4607984538" calcext:value-type="float">
            <text:p>29609.46079845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266" calcext:value-type="float">
            <text:p>2.66E-005</text:p>
          </table:table-cell>
          <table:table-cell office:value-type="float" office:value="12461.2460350391" calcext:value-type="float">
            <text:p>12461.2460350391</text:p>
          </table:table-cell>
          <table:table-cell office:value-type="float" office:value="17386.6676618714" calcext:value-type="float">
            <text:p>17386.6676618714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01" calcext:value-type="float">
            <text:p>1.01E-009</text:p>
          </table:table-cell>
          <table:table-cell office:value-type="float" office:value="228.0854065477" calcext:value-type="float">
            <text:p>228.0854065477</text:p>
          </table:table-cell>
          <table:table-cell office:value-type="float" office:value="29619.8283169657" calcext:value-type="float">
            <text:p>29619.8283169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456" calcext:value-type="float">
            <text:p>4.56E-004</text:p>
          </table:table-cell>
          <table:table-cell office:value-type="float" office:value="213587.969977173" calcext:value-type="float">
            <text:p>213587.969977173</text:p>
          </table:table-cell>
          <table:table-cell office:value-type="float" office:value="298010.571344539" calcext:value-type="float">
            <text:p>298010.571344539</text:p>
          </table:table-cell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1" calcext:value-type="float">
            <text:p>1.00E-009</text:p>
          </table:table-cell>
          <table:table-cell office:value-type="float" office:value="218.1686497115" calcext:value-type="float">
            <text:p>218.1686497115</text:p>
          </table:table-cell>
          <table:table-cell office:value-type="float" office:value="29629.7450738019" calcext:value-type="float">
            <text:p>29629.74507380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179" calcext:value-type="float">
            <text:p>1.79E-004</text:p>
          </table:table-cell>
          <table:table-cell office:value-type="float" office:value="83919.5700075438" calcext:value-type="float">
            <text:p>83919.5700075438</text:p>
          </table:table-cell>
          <table:table-cell office:value-type="float" office:value="117089.548665166" calcext:value-type="float">
            <text:p>117089.548665166</text:p>
          </table:table-cell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97" calcext:value-type="float">
            <text:p>9.97E-010</text:p>
          </table:table-cell>
          <table:table-cell office:value-type="float" office:value="208.6830562174" calcext:value-type="float">
            <text:p>208.6830562174</text:p>
          </table:table-cell>
          <table:table-cell office:value-type="float" office:value="29639.2306672961" calcext:value-type="float">
            <text:p>29639.23066729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433" calcext:value-type="float">
            <text:p>4.33E-004</text:p>
          </table:table-cell>
          <table:table-cell office:value-type="float" office:value="202913.563099391" calcext:value-type="float">
            <text:p>202913.563099391</text:p>
          </table:table-cell>
          <table:table-cell office:value-type="float" office:value="283117.007382337" calcext:value-type="float">
            <text:p>283117.007382337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91" calcext:value-type="float">
            <text:p>9.91E-010</text:p>
          </table:table-cell>
          <table:table-cell office:value-type="float" office:value="199.6098798329" calcext:value-type="float">
            <text:p>199.6098798329</text:p>
          </table:table-cell>
          <table:table-cell office:value-type="float" office:value="29648.3038436806" calcext:value-type="float">
            <text:p>29648.30384368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16" calcext:value-type="float">
            <text:p>1.60E-005</text:p>
          </table:table-cell>
          <table:table-cell office:value-type="float" office:value="11919.4527381665" calcext:value-type="float">
            <text:p>11919.4527381665</text:p>
          </table:table-cell>
          <table:table-cell office:value-type="float" office:value="17928.460969368" calcext:value-type="float">
            <text:p>17928.460969368</text:p>
          </table:table-cell>
          <table:table-cell table:number-columns-repeated="4"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84" calcext:value-type="float">
            <text:p>9.84E-010</text:p>
          </table:table-cell>
          <table:table-cell office:value-type="float" office:value="190.9311893793" calcext:value-type="float">
            <text:p>190.9311893793</text:p>
          </table:table-cell>
          <table:table-cell office:value-type="float" office:value="29656.9825341341" calcext:value-type="float">
            <text:p>29656.98253413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274" calcext:value-type="float">
            <text:p>2.74E-004</text:p>
          </table:table-cell>
          <table:table-cell office:value-type="float" office:value="204301.536654143" calcext:value-type="float">
            <text:p>204301.536654143</text:p>
          </table:table-cell>
          <table:table-cell office:value-type="float" office:value="307297.004849666" calcext:value-type="float">
            <text:p>307297.004849666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78" calcext:value-type="float">
            <text:p>9.78E-010</text:p>
          </table:table-cell>
          <table:table-cell office:value-type="float" office:value="182.6298332945" calcext:value-type="float">
            <text:p>182.6298332945</text:p>
          </table:table-cell>
          <table:table-cell office:value-type="float" office:value="29665.283890219" calcext:value-type="float">
            <text:p>29665.2838902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108" calcext:value-type="float">
            <text:p>1.08E-004</text:p>
          </table:table-cell>
          <table:table-cell office:value-type="float" office:value="80270.8931112949" calcext:value-type="float">
            <text:p>80270.8931112949</text:p>
          </table:table-cell>
          <table:table-cell office:value-type="float" office:value="120738.225632962" calcext:value-type="float">
            <text:p>120738.225632962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73" calcext:value-type="float">
            <text:p>9.73E-010</text:p>
          </table:table-cell>
          <table:table-cell office:value-type="float" office:value="174.6894057361" calcext:value-type="float">
            <text:p>174.6894057361</text:p>
          </table:table-cell>
          <table:table-cell office:value-type="float" office:value="29673.2243177773" calcext:value-type="float">
            <text:p>29673.22431777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26" calcext:value-type="float">
            <text:p>2.60E-004</text:p>
          </table:table-cell>
          <table:table-cell office:value-type="float" office:value="194091.234415513" calcext:value-type="float">
            <text:p>194091.234415513</text:p>
          </table:table-cell>
          <table:table-cell office:value-type="float" office:value="291939.336239213" calcext:value-type="float">
            <text:p>291939.336239213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67" calcext:value-type="float">
            <text:p>9.67E-010</text:p>
          </table:table-cell>
          <table:table-cell office:value-type="float" office:value="167.0942141596" calcext:value-type="float">
            <text:p>167.0942141596</text:p>
          </table:table-cell>
          <table:table-cell office:value-type="float" office:value="29680.8195093539" calcext:value-type="float">
            <text:p>29680.81950935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988" calcext:value-type="float">
            <text:p>9.88E-006</text:p>
          </table:table-cell>
          <table:table-cell office:value-type="float" office:value="11401.2156671433" calcext:value-type="float">
            <text:p>11401.2156671433</text:p>
          </table:table-cell>
          <table:table-cell office:value-type="float" office:value="18446.6980464952" calcext:value-type="float">
            <text:p>18446.69804649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62" calcext:value-type="float">
            <text:p>9.62E-010</text:p>
          </table:table-cell>
          <table:table-cell office:value-type="float" office:value="159.8292483048" calcext:value-type="float">
            <text:p>159.8292483048</text:p>
          </table:table-cell>
          <table:table-cell office:value-type="float" office:value="29688.0844752087" calcext:value-type="float">
            <text:p>29688.08447520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169" calcext:value-type="float">
            <text:p>1.69E-004</text:p>
          </table:table-cell>
          <table:table-cell office:value-type="float" office:value="195418.861225416" calcext:value-type="float">
            <text:p>195418.861225416</text:p>
          </table:table-cell>
          <table:table-cell office:value-type="float" office:value="316179.680383016" calcext:value-type="float">
            <text:p>316179.680383016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57" calcext:value-type="float">
            <text:p>9.57E-010</text:p>
          </table:table-cell>
          <table:table-cell office:value-type="float" office:value="152.8801505315" calcext:value-type="float">
            <text:p>152.8801505315</text:p>
          </table:table-cell>
          <table:table-cell office:value-type="float" office:value="29695.0335729819" calcext:value-type="float">
            <text:p>29695.03357298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665" calcext:value-type="float">
            <text:p>6.65E-005</text:p>
          </table:table-cell>
          <table:table-cell office:value-type="float" office:value="76780.8543110058" calcext:value-type="float">
            <text:p>76780.8543110058</text:p>
          </table:table-cell>
          <table:table-cell office:value-type="float" office:value="124228.264474358" calcext:value-type="float">
            <text:p>124228.264474358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52" calcext:value-type="float">
            <text:p>9.52E-010</text:p>
          </table:table-cell>
          <table:table-cell office:value-type="float" office:value="146.233187445" calcext:value-type="float">
            <text:p>146.233187445</text:p>
          </table:table-cell>
          <table:table-cell office:value-type="float" office:value="29701.6805360685" calcext:value-type="float">
            <text:p>29701.6805360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161" calcext:value-type="float">
            <text:p>1.61E-004</text:p>
          </table:table-cell>
          <table:table-cell office:value-type="float" office:value="185652.485167177" calcext:value-type="float">
            <text:p>185652.485167177</text:p>
          </table:table-cell>
          <table:table-cell office:value-type="float" office:value="300378.085586943" calcext:value-type="float">
            <text:p>300378.085586943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48" calcext:value-type="float">
            <text:p>9.48E-010</text:p>
          </table:table-cell>
          <table:table-cell office:value-type="float" office:value="139.8752227544" calcext:value-type="float">
            <text:p>139.8752227544</text:p>
          </table:table-cell>
          <table:table-cell office:value-type="float" office:value="29708.0385007591" calcext:value-type="float">
            <text:p>29708.03850075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627" calcext:value-type="float">
            <text:p>6.27E-006</text:p>
          </table:table-cell>
          <table:table-cell office:value-type="float" office:value="10905.5106402583" calcext:value-type="float">
            <text:p>10905.5106402583</text:p>
          </table:table-cell>
          <table:table-cell office:value-type="float" office:value="18942.4030769885" calcext:value-type="float">
            <text:p>18942.4030769885</text:p>
          </table:table-cell>
          <table:table-cell table:number-columns-repeated="4"/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44" calcext:value-type="float">
            <text:p>9.44E-010</text:p>
          </table:table-cell>
          <table:table-cell office:value-type="float" office:value="133.7936913121" calcext:value-type="float">
            <text:p>133.7936913121</text:p>
          </table:table-cell>
          <table:table-cell office:value-type="float" office:value="29714.1200322014" calcext:value-type="float">
            <text:p>29714.12003220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107" calcext:value-type="float">
            <text:p>1.07E-004</text:p>
          </table:table-cell>
          <table:table-cell office:value-type="float" office:value="186922.389034583" calcext:value-type="float">
            <text:p>186922.389034583</text:p>
          </table:table-cell>
          <table:table-cell office:value-type="float" office:value="324676.152635698" calcext:value-type="float">
            <text:p>324676.152635698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4" calcext:value-type="float">
            <text:p>9.40E-010</text:p>
          </table:table-cell>
          <table:table-cell office:value-type="float" office:value="127.9765742811" calcext:value-type="float">
            <text:p>127.9765742811</text:p>
          </table:table-cell>
          <table:table-cell office:value-type="float" office:value="29719.9371492324" calcext:value-type="float">
            <text:p>29719.93714923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422" calcext:value-type="float">
            <text:p>4.22E-005</text:p>
          </table:table-cell>
          <table:table-cell office:value-type="float" office:value="73442.5563117693" calcext:value-type="float">
            <text:p>73442.5563117693</text:p>
          </table:table-cell>
          <table:table-cell office:value-type="float" office:value="127566.562497895" calcext:value-type="float">
            <text:p>127566.562497895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36" calcext:value-type="float">
            <text:p>9.36E-010</text:p>
          </table:table-cell>
          <table:table-cell office:value-type="float" office:value="122.4123753826" calcext:value-type="float">
            <text:p>122.4123753826</text:p>
          </table:table-cell>
          <table:table-cell office:value-type="float" office:value="29725.5013481309" calcext:value-type="float">
            <text:p>29725.50134813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102" calcext:value-type="float">
            <text:p>1.02E-004</text:p>
          </table:table-cell>
          <table:table-cell office:value-type="float" office:value="177580.638020538" calcext:value-type="float">
            <text:p>177580.638020538</text:p>
          </table:table-cell>
          <table:table-cell office:value-type="float" office:value="308449.93279234" calcext:value-type="float">
            <text:p>308449.93279234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32" calcext:value-type="float">
            <text:p>9.32E-010</text:p>
          </table:table-cell>
          <table:table-cell office:value-type="float" office:value="117.0900981761" calcext:value-type="float">
            <text:p>117.0900981761</text:p>
          </table:table-cell>
          <table:table-cell office:value-type="float" office:value="29730.8236253374" calcext:value-type="float">
            <text:p>29730.82362533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408" calcext:value-type="float">
            <text:p>4.08E-006</text:p>
          </table:table-cell>
          <table:table-cell office:value-type="float" office:value="10431.3580044933" calcext:value-type="float">
            <text:p>10431.3580044933</text:p>
          </table:table-cell>
          <table:table-cell office:value-type="float" office:value="19416.555714944" calcext:value-type="float">
            <text:p>19416.555714944</text:p>
          </table:table-cell>
          <table:table-cell table:number-columns-repeated="4"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29" calcext:value-type="float">
            <text:p>9.29E-010</text:p>
          </table:table-cell>
          <table:table-cell office:value-type="float" office:value="111.9992243271" calcext:value-type="float">
            <text:p>111.9992243271</text:p>
          </table:table-cell>
          <table:table-cell office:value-type="float" office:value="29735.9144991864" calcext:value-type="float">
            <text:p>29735.91449918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699" calcext:value-type="float">
            <text:p>6.99E-005</text:p>
          </table:table-cell>
          <table:table-cell office:value-type="float" office:value="178795.328654938" calcext:value-type="float">
            <text:p>178795.328654938</text:p>
          </table:table-cell>
          <table:table-cell office:value-type="float" office:value="332803.213052887" calcext:value-type="float">
            <text:p>332803.213052887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25" calcext:value-type="float">
            <text:p>9.25E-010</text:p>
          </table:table-cell>
          <table:table-cell office:value-type="float" office:value="107.12969282" calcext:value-type="float">
            <text:p>107.12969282</text:p>
          </table:table-cell>
          <table:table-cell office:value-type="float" office:value="29740.7840306935" calcext:value-type="float">
            <text:p>29740.78403069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275" calcext:value-type="float">
            <text:p>2.75E-005</text:p>
          </table:table-cell>
          <table:table-cell office:value-type="float" office:value="70249.4016946903" calcext:value-type="float">
            <text:p>70249.4016946903</text:p>
          </table:table-cell>
          <table:table-cell office:value-type="float" office:value="130759.717129725" calcext:value-type="float">
            <text:p>130759.717129725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22" calcext:value-type="float">
            <text:p>9.22E-010</text:p>
          </table:table-cell>
          <table:table-cell office:value-type="float" office:value="102.4718800747" calcext:value-type="float">
            <text:p>102.4718800747</text:p>
          </table:table-cell>
          <table:table-cell office:value-type="float" office:value="29745.4418434388" calcext:value-type="float">
            <text:p>29745.44184343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664" calcext:value-type="float">
            <text:p>6.64E-005</text:p>
          </table:table-cell>
          <table:table-cell office:value-type="float" office:value="169859.740727802" calcext:value-type="float">
            <text:p>169859.740727802</text:p>
          </table:table-cell>
          <table:table-cell office:value-type="float" office:value="316170.830120743" calcext:value-type="float">
            <text:p>316170.830120743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19" calcext:value-type="float">
            <text:p>9.19E-010</text:p>
          </table:table-cell>
          <table:table-cell office:value-type="float" office:value="98.0165809277" calcext:value-type="float">
            <text:p>98.0165809277</text:p>
          </table:table-cell>
          <table:table-cell office:value-type="float" office:value="29749.8971425858" calcext:value-type="float">
            <text:p>29749.89714258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271" calcext:value-type="float">
            <text:p>2.71E-006</text:p>
          </table:table-cell>
          <table:table-cell office:value-type="float" office:value="9977.8206999525" calcext:value-type="float">
            <text:p>9977.8206999525</text:p>
          </table:table-cell>
          <table:table-cell office:value-type="float" office:value="19870.0930208478" calcext:value-type="float">
            <text:p>19870.0930208478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16" calcext:value-type="float">
            <text:p>9.16E-010</text:p>
          </table:table-cell>
          <table:table-cell office:value-type="float" office:value="93.7549904398" calcext:value-type="float">
            <text:p>93.7549904398</text:p>
          </table:table-cell>
          <table:table-cell office:value-type="float" office:value="29754.1587330737" calcext:value-type="float">
            <text:p>29754.15873307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465" calcext:value-type="float">
            <text:p>4.65E-005</text:p>
          </table:table-cell>
          <table:table-cell office:value-type="float" office:value="171021.618713459" calcext:value-type="float">
            <text:p>171021.618713459</text:p>
          </table:table-cell>
          <table:table-cell office:value-type="float" office:value="340576.923017727" calcext:value-type="float">
            <text:p>340576.923017727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13" calcext:value-type="float">
            <text:p>9.13E-010</text:p>
          </table:table-cell>
          <table:table-cell office:value-type="float" office:value="89.6786864954" calcext:value-type="float">
            <text:p>89.6786864954</text:p>
          </table:table-cell>
          <table:table-cell office:value-type="float" office:value="29758.2350370181" calcext:value-type="float">
            <text:p>29758.23503701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183" calcext:value-type="float">
            <text:p>1.83E-005</text:p>
          </table:table-cell>
          <table:table-cell office:value-type="float" office:value="67195.0798818934" calcext:value-type="float">
            <text:p>67195.0798818934</text:p>
          </table:table-cell>
          <table:table-cell office:value-type="float" office:value="133814.0389517" calcext:value-type="float">
            <text:p>133814.0389517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11" calcext:value-type="float">
            <text:p>9.11E-010</text:p>
          </table:table-cell>
          <table:table-cell office:value-type="float" office:value="85.7796131578" calcext:value-type="float">
            <text:p>85.7796131578</text:p>
          </table:table-cell>
          <table:table-cell office:value-type="float" office:value="29762.1341103557" calcext:value-type="float">
            <text:p>29762.13411035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442" calcext:value-type="float">
            <text:p>4.42E-005</text:p>
          </table:table-cell>
          <table:table-cell office:value-type="float" office:value="162474.53460924" calcext:value-type="float">
            <text:p>162474.53460924</text:p>
          </table:table-cell>
          <table:table-cell office:value-type="float" office:value="323556.036261499" calcext:value-type="float">
            <text:p>323556.036261499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08" calcext:value-type="float">
            <text:p>9.08E-010</text:p>
          </table:table-cell>
          <table:table-cell office:value-type="float" office:value="82.0500647484" calcext:value-type="float">
            <text:p>82.0500647484</text:p>
          </table:table-cell>
          <table:table-cell office:value-type="float" office:value="29765.8636587651" calcext:value-type="float">
            <text:p>29765.86365876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185" calcext:value-type="float">
            <text:p>1.85E-006</text:p>
          </table:table-cell>
          <table:table-cell office:value-type="float" office:value="9544.0024082166" calcext:value-type="float">
            <text:p>9544.0024082166</text:p>
          </table:table-cell>
          <table:table-cell office:value-type="float" office:value="20303.9113134515" calcext:value-type="float">
            <text:p>20303.9113134515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06" calcext:value-type="float">
            <text:p>9.06E-010</text:p>
          </table:table-cell>
          <table:table-cell office:value-type="float" office:value="78.4826706182" calcext:value-type="float">
            <text:p>78.4826706182</text:p>
          </table:table-cell>
          <table:table-cell office:value-type="float" office:value="29769.4310528953" calcext:value-type="float">
            <text:p>29769.43105289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316" calcext:value-type="float">
            <text:p>3.16E-005</text:p>
          </table:table-cell>
          <table:table-cell office:value-type="float" office:value="163585.896153268" calcext:value-type="float">
            <text:p>163585.896153268</text:p>
          </table:table-cell>
          <table:table-cell office:value-type="float" office:value="348012.645592793" calcext:value-type="float">
            <text:p>348012.645592793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04" calcext:value-type="float">
            <text:p>9.04E-010</text:p>
          </table:table-cell>
          <table:table-cell office:value-type="float" office:value="75.0703805811" calcext:value-type="float">
            <text:p>75.0703805811</text:p>
          </table:table-cell>
          <table:table-cell office:value-type="float" office:value="29772.8433429324" calcext:value-type="float">
            <text:p>29772.84334293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124" calcext:value-type="float">
            <text:p>1.24E-005</text:p>
          </table:table-cell>
          <table:table-cell office:value-type="float" office:value="64273.5546667173" calcext:value-type="float">
            <text:p>64273.5546667173</text:p>
          </table:table-cell>
          <table:table-cell office:value-type="float" office:value="136735.564172721" calcext:value-type="float">
            <text:p>136735.564172721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901" calcext:value-type="float">
            <text:p>9.01E-010</text:p>
          </table:table-cell>
          <table:table-cell office:value-type="float" office:value="71.8064509809" calcext:value-type="float">
            <text:p>71.8064509809</text:p>
          </table:table-cell>
          <table:table-cell office:value-type="float" office:value="29776.1072725327" calcext:value-type="float">
            <text:p>29776.10727253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301" calcext:value-type="float">
            <text:p>3.01E-005</text:p>
          </table:table-cell>
          <table:table-cell office:value-type="float" office:value="155410.424401778" calcext:value-type="float">
            <text:p>155410.424401778</text:p>
          </table:table-cell>
          <table:table-cell office:value-type="float" office:value="330620.146483093" calcext:value-type="float">
            <text:p>330620.146483093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99" calcext:value-type="float">
            <text:p>8.99E-010</text:p>
          </table:table-cell>
          <table:table-cell office:value-type="float" office:value="68.6844313636" calcext:value-type="float">
            <text:p>68.6844313636</text:p>
          </table:table-cell>
          <table:table-cell office:value-type="float" office:value="29779.2292921499" calcext:value-type="float">
            <text:p>29779.22929214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128" calcext:value-type="float">
            <text:p>1.28E-006</text:p>
          </table:table-cell>
          <table:table-cell office:value-type="float" office:value="9129.0457810922" calcext:value-type="float">
            <text:p>9129.0457810922</text:p>
          </table:table-cell>
          <table:table-cell office:value-type="float" office:value="20718.8679411406" calcext:value-type="float">
            <text:p>20718.8679411406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97" calcext:value-type="float">
            <text:p>8.97E-010</text:p>
          </table:table-cell>
          <table:table-cell office:value-type="float" office:value="65.6981517302" calcext:value-type="float">
            <text:p>65.6981517302</text:p>
          </table:table-cell>
          <table:table-cell office:value-type="float" office:value="29782.2155717834" calcext:value-type="float">
            <text:p>29782.21557178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22" calcext:value-type="float">
            <text:p>2.20E-005</text:p>
          </table:table-cell>
          <table:table-cell office:value-type="float" office:value="156473.465874077" calcext:value-type="float">
            <text:p>156473.465874077</text:p>
          </table:table-cell>
          <table:table-cell office:value-type="float" office:value="355125.075881664" calcext:value-type="float">
            <text:p>355125.0758816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95" calcext:value-type="float">
            <text:p>8.95E-010</text:p>
          </table:table-cell>
          <table:table-cell office:value-type="float" office:value="62.841710342" calcext:value-type="float">
            <text:p>62.841710342</text:p>
          </table:table-cell>
          <table:table-cell office:value-type="float" office:value="29785.0720131715" calcext:value-type="float">
            <text:p>29785.07201317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863" calcext:value-type="float">
            <text:p>8.63E-006</text:p>
          </table:table-cell>
          <table:table-cell office:value-type="float" office:value="61479.052285323" calcext:value-type="float">
            <text:p>61479.052285323</text:p>
          </table:table-cell>
          <table:table-cell office:value-type="float" office:value="139530.066557918" calcext:value-type="float">
            <text:p>139530.066557918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94" calcext:value-type="float">
            <text:p>8.94E-010</text:p>
          </table:table-cell>
          <table:table-cell office:value-type="float" office:value="60.1094620581" calcext:value-type="float">
            <text:p>60.1094620581</text:p>
          </table:table-cell>
          <table:table-cell office:value-type="float" office:value="29787.8042614554" calcext:value-type="float">
            <text:p>29787.80426145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209" calcext:value-type="float">
            <text:p>2.09E-005</text:p>
          </table:table-cell>
          <table:table-cell office:value-type="float" office:value="148653.449416712" calcext:value-type="float">
            <text:p>148653.449416712</text:p>
          </table:table-cell>
          <table:table-cell office:value-type="float" office:value="337377.121477354" calcext:value-type="float">
            <text:p>337377.121477354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92" calcext:value-type="float">
            <text:p>8.92E-010</text:p>
          </table:table-cell>
          <table:table-cell office:value-type="float" office:value="57.4960071782" calcext:value-type="float">
            <text:p>57.4960071782</text:p>
          </table:table-cell>
          <table:table-cell office:value-type="float" office:value="29790.4177163354" calcext:value-type="float">
            <text:p>29790.41771633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907" calcext:value-type="float">
            <text:p>9.07E-007</text:p>
          </table:table-cell>
          <table:table-cell office:value-type="float" office:value="8732.1307463159" calcext:value-type="float">
            <text:p>8732.1307463159</text:p>
          </table:table-cell>
          <table:table-cell office:value-type="float" office:value="21115.7829762918" calcext:value-type="float">
            <text:p>21115.7829762918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9" calcext:value-type="float">
            <text:p>8.90E-010</text:p>
          </table:table-cell>
          <table:table-cell office:value-type="float" office:value="54.9961807716" calcext:value-type="float">
            <text:p>54.9961807716</text:p>
          </table:table-cell>
          <table:table-cell office:value-type="float" office:value="29792.9175427419" calcext:value-type="float">
            <text:p>29792.91754274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155" calcext:value-type="float">
            <text:p>1.55E-005</text:p>
          </table:table-cell>
          <table:table-cell office:value-type="float" office:value="149670.271691656" calcext:value-type="float">
            <text:p>149670.271691656</text:p>
          </table:table-cell>
          <table:table-cell office:value-type="float" office:value="361928.270070512" calcext:value-type="float">
            <text:p>361928.270070512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89" calcext:value-type="float">
            <text:p>8.89E-010</text:p>
          </table:table-cell>
          <table:table-cell office:value-type="float" office:value="52.60504247" calcext:value-type="float">
            <text:p>52.60504247</text:p>
          </table:table-cell>
          <table:table-cell office:value-type="float" office:value="29795.3086810435" calcext:value-type="float">
            <text:p>29795.30868104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611" calcext:value-type="float">
            <text:p>6.11E-006</text:p>
          </table:table-cell>
          <table:table-cell office:value-type="float" office:value="58806.0500065541" calcext:value-type="float">
            <text:p>58806.0500065541</text:p>
          </table:table-cell>
          <table:table-cell office:value-type="float" office:value="142203.068839212" calcext:value-type="float">
            <text:p>142203.068839212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87" calcext:value-type="float">
            <text:p>8.87E-010</text:p>
          </table:table-cell>
          <table:table-cell office:value-type="float" office:value="50.3178667036" calcext:value-type="float">
            <text:p>50.3178667036</text:p>
          </table:table-cell>
          <table:table-cell office:value-type="float" office:value="29797.5958568099" calcext:value-type="float">
            <text:p>29797.59585680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148" calcext:value-type="float">
            <text:p>1.48E-005</text:p>
          </table:table-cell>
          <table:table-cell office:value-type="float" office:value="142190.255950528" calcext:value-type="float">
            <text:p>142190.255950528</text:p>
          </table:table-cell>
          <table:table-cell office:value-type="float" office:value="343840.314949644" calcext:value-type="float">
            <text:p>343840.314949644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86" calcext:value-type="float">
            <text:p>8.86E-010</text:p>
          </table:table-cell>
          <table:table-cell office:value-type="float" office:value="48.1301333621" calcext:value-type="float">
            <text:p>48.1301333621</text:p>
          </table:table-cell>
          <table:table-cell office:value-type="float" office:value="29799.7835901514" calcext:value-type="float">
            <text:p>29799.78359015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653" calcext:value-type="float">
            <text:p>6.53E-007</text:p>
          </table:table-cell>
          <table:table-cell office:value-type="float" office:value="8352.4728868952" calcext:value-type="float">
            <text:p>8352.4728868952</text:p>
          </table:table-cell>
          <table:table-cell office:value-type="float" office:value="21495.4408359663" calcext:value-type="float">
            <text:p>21495.4408359663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84" calcext:value-type="float">
            <text:p>8.84E-010</text:p>
          </table:table-cell>
          <table:table-cell office:value-type="float" office:value="46.0375188618" calcext:value-type="float">
            <text:p>46.0375188618</text:p>
          </table:table-cell>
          <table:table-cell office:value-type="float" office:value="29801.8762046517" calcext:value-type="float">
            <text:p>29801.87620465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112" calcext:value-type="float">
            <text:p>1.12E-005</text:p>
          </table:table-cell>
          <table:table-cell office:value-type="float" office:value="143162.868559454" calcext:value-type="float">
            <text:p>143162.868559454</text:p>
          </table:table-cell>
          <table:table-cell office:value-type="float" office:value="368435.673207062" calcext:value-type="float">
            <text:p>368435.673207062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83" calcext:value-type="float">
            <text:p>8.83E-010</text:p>
          </table:table-cell>
          <table:table-cell office:value-type="float" office:value="44.035887601" calcext:value-type="float">
            <text:p>44.035887601</text:p>
          </table:table-cell>
          <table:table-cell office:value-type="float" office:value="29803.8778359126" calcext:value-type="float">
            <text:p>29803.87783591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44" calcext:value-type="float">
            <text:p>4.40E-006</text:p>
          </table:table-cell>
          <table:table-cell office:value-type="float" office:value="56249.2652176988" calcext:value-type="float">
            <text:p>56249.2652176988</text:p>
          </table:table-cell>
          <table:table-cell office:value-type="float" office:value="144759.853629776" calcext:value-type="float">
            <text:p>144759.853629776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82" calcext:value-type="float">
            <text:p>8.82E-010</text:p>
          </table:table-cell>
          <table:table-cell office:value-type="float" office:value="42.1212837865" calcext:value-type="float">
            <text:p>42.1212837865</text:p>
          </table:table-cell>
          <table:table-cell office:value-type="float" office:value="29805.7924397271" calcext:value-type="float">
            <text:p>29805.79243972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106" calcext:value-type="float">
            <text:p>1.06E-005</text:p>
          </table:table-cell>
          <table:table-cell office:value-type="float" office:value="136008.070894785" calcext:value-type="float">
            <text:p>136008.070894785</text:p>
          </table:table-cell>
          <table:table-cell office:value-type="float" office:value="350022.500009518" calcext:value-type="float">
            <text:p>350022.500009518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81" calcext:value-type="float">
            <text:p>8.81E-010</text:p>
          </table:table-cell>
          <table:table-cell office:value-type="float" office:value="40.2899236164" calcext:value-type="float">
            <text:p>40.2899236164</text:p>
          </table:table-cell>
          <table:table-cell office:value-type="float" office:value="29807.6237998972" calcext:value-type="float">
            <text:p>29807.62379989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478" calcext:value-type="float">
            <text:p>4.78E-007</text:p>
          </table:table-cell>
          <table:table-cell office:value-type="float" office:value="7989.3218908981" calcext:value-type="float">
            <text:p>7989.3218908981</text:p>
          </table:table-cell>
          <table:table-cell office:value-type="float" office:value="21858.5918321381" calcext:value-type="float">
            <text:p>21858.5918321381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8" calcext:value-type="float">
            <text:p>8.80E-010</text:p>
          </table:table-cell>
          <table:table-cell office:value-type="float" office:value="38.5381878017" calcext:value-type="float">
            <text:p>38.5381878017</text:p>
          </table:table-cell>
          <table:table-cell office:value-type="float" office:value="29809.3755357119" calcext:value-type="float">
            <text:p>29809.37553571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82" calcext:value-type="float">
            <text:p>8.20E-006</text:p>
          </table:table-cell>
          <table:table-cell office:value-type="float" office:value="136938.395997713" calcext:value-type="float">
            <text:p>136938.395997713</text:p>
          </table:table-cell>
          <table:table-cell office:value-type="float" office:value="374660.145771799" calcext:value-type="float">
            <text:p>374660.145771799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78" calcext:value-type="float">
            <text:p>8.78E-010</text:p>
          </table:table-cell>
          <table:table-cell office:value-type="float" office:value="36.862614414" calcext:value-type="float">
            <text:p>36.862614414</text:p>
          </table:table-cell>
          <table:table-cell office:value-type="float" office:value="29811.0511090996" calcext:value-type="float">
            <text:p>29811.05110909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322" calcext:value-type="float">
            <text:p>3.22E-006</text:p>
          </table:table-cell>
          <table:table-cell office:value-type="float" office:value="53803.6449846825" calcext:value-type="float">
            <text:p>53803.6449846825</text:p>
          </table:table-cell>
          <table:table-cell office:value-type="float" office:value="147205.47386397" calcext:value-type="float">
            <text:p>147205.47386397</text:p>
          </table:table-cell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77" calcext:value-type="float">
            <text:p>8.77E-010</text:p>
          </table:table-cell>
          <table:table-cell office:value-type="float" office:value="35.2598920433" calcext:value-type="float">
            <text:p>35.2598920433</text:p>
          </table:table-cell>
          <table:table-cell office:value-type="float" office:value="29812.6538314702" calcext:value-type="float">
            <text:p>29812.65383147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779" calcext:value-type="float">
            <text:p>7.79E-006</text:p>
          </table:table-cell>
          <table:table-cell office:value-type="float" office:value="130094.676493161" calcext:value-type="float">
            <text:p>130094.676493161</text:p>
          </table:table-cell>
          <table:table-cell office:value-type="float" office:value="355935.894413988" calcext:value-type="float">
            <text:p>355935.894413988</text:p>
          </table:table-cell>
          <table:table-cell table:number-columns-repeated="4"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76" calcext:value-type="float">
            <text:p>8.76E-010</text:p>
          </table:table-cell>
          <table:table-cell office:value-type="float" office:value="33.7268532543" calcext:value-type="float">
            <text:p>33.7268532543</text:p>
          </table:table-cell>
          <table:table-cell office:value-type="float" office:value="29814.1868702593" calcext:value-type="float">
            <text:p>29814.18687025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356" calcext:value-type="float">
            <text:p>3.56E-007</text:p>
          </table:table-cell>
          <table:table-cell office:value-type="float" office:value="7641.9600686351" calcext:value-type="float">
            <text:p>7641.9600686351</text:p>
          </table:table-cell>
          <table:table-cell office:value-type="float" office:value="22205.9536545236" calcext:value-type="float">
            <text:p>22205.9536545236</text:p>
          </table:table-cell>
          <table:table-cell table:number-columns-repeated="4"/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76" calcext:value-type="float">
            <text:p>8.76E-010</text:p>
          </table:table-cell>
          <table:table-cell office:value-type="float" office:value="32.2604683258" calcext:value-type="float">
            <text:p>32.2604683258</text:p>
          </table:table-cell>
          <table:table-cell office:value-type="float" office:value="29815.6532551878" calcext:value-type="float">
            <text:p>29815.65325518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61" calcext:value-type="float">
            <text:p>6.10E-006</text:p>
          </table:table-cell>
          <table:table-cell office:value-type="float" office:value="130984.552677701" calcext:value-type="float">
            <text:p>130984.552677701</text:p>
          </table:table-cell>
          <table:table-cell office:value-type="float" office:value="380613.989093909" calcext:value-type="float">
            <text:p>380613.989093909</text:p>
          </table:table-cell>
          <table:table-cell table:number-columns-repeated="4"/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75" calcext:value-type="float">
            <text:p>8.75E-010</text:p>
          </table:table-cell>
          <table:table-cell office:value-type="float" office:value="30.8578392639" calcext:value-type="float">
            <text:p>30.8578392639</text:p>
          </table:table-cell>
          <table:table-cell office:value-type="float" office:value="29817.0558842496" calcext:value-type="float">
            <text:p>29817.05588424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24" calcext:value-type="float">
            <text:p>2.40E-006</text:p>
          </table:table-cell>
          <table:table-cell office:value-type="float" office:value="51464.3560661116" calcext:value-type="float">
            <text:p>51464.3560661116</text:p>
          </table:table-cell>
          <table:table-cell office:value-type="float" office:value="149544.762783365" calcext:value-type="float">
            <text:p>149544.762783365</text:p>
          </table:table-cell>
          <table:table-cell table:number-columns-repeated="4"/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74" calcext:value-type="float">
            <text:p>8.74E-010</text:p>
          </table:table-cell>
          <table:table-cell office:value-type="float" office:value="29.5161940745" calcext:value-type="float">
            <text:p>29.5161940745</text:p>
          </table:table-cell>
          <table:table-cell office:value-type="float" office:value="29818.3975294391" calcext:value-type="float">
            <text:p>29818.39752943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579" calcext:value-type="float">
            <text:p>5.79E-006</text:p>
          </table:table-cell>
          <table:table-cell office:value-type="float" office:value="124438.386195875" calcext:value-type="float">
            <text:p>124438.386195875</text:p>
          </table:table-cell>
          <table:table-cell office:value-type="float" office:value="361592.184713268" calcext:value-type="float">
            <text:p>361592.184713268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73" calcext:value-type="float">
            <text:p>8.73E-010</text:p>
          </table:table-cell>
          <table:table-cell office:value-type="float" office:value="28.2328812848" calcext:value-type="float">
            <text:p>28.2328812848</text:p>
          </table:table-cell>
          <table:table-cell office:value-type="float" office:value="29819.6808422288" calcext:value-type="float">
            <text:p>29819.68084222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269" calcext:value-type="float">
            <text:p>2.69E-007</text:p>
          </table:table-cell>
          <table:table-cell office:value-type="float" office:value="7309.7009343065" calcext:value-type="float">
            <text:p>7309.7009343065</text:p>
          </table:table-cell>
          <table:table-cell office:value-type="float" office:value="22538.2127889393" calcext:value-type="float">
            <text:p>22538.2127889393</text:p>
          </table:table-cell>
          <table:table-cell table:number-columns-repeated="4"/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72" calcext:value-type="float">
            <text:p>8.72E-010</text:p>
          </table:table-cell>
          <table:table-cell office:value-type="float" office:value="27.0053647035" calcext:value-type="float">
            <text:p>27.0053647035</text:p>
          </table:table-cell>
          <table:table-cell office:value-type="float" office:value="29820.90835881" calcext:value-type="float">
            <text:p>29820.908358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46" calcext:value-type="float">
            <text:p>4.60E-006</text:p>
          </table:table-cell>
          <table:table-cell office:value-type="float" office:value="125289.572110905" calcext:value-type="float">
            <text:p>125289.572110905</text:p>
          </table:table-cell>
          <table:table-cell office:value-type="float" office:value="386308.969662198" calcext:value-type="float">
            <text:p>386308.969662198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71" calcext:value-type="float">
            <text:p>8.71E-010</text:p>
          </table:table-cell>
          <table:table-cell office:value-type="float" office:value="25.8312184085" calcext:value-type="float">
            <text:p>25.8312184085</text:p>
          </table:table-cell>
          <table:table-cell office:value-type="float" office:value="29822.082505105" calcext:value-type="float">
            <text:p>29822.082505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181" calcext:value-type="float">
            <text:p>1.81E-006</text:p>
          </table:table-cell>
          <table:table-cell office:value-type="float" office:value="49226.775361459" calcext:value-type="float">
            <text:p>49226.775361459</text:p>
          </table:table-cell>
          <table:table-cell office:value-type="float" office:value="151782.343488604" calcext:value-type="float">
            <text:p>151782.343488604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71" calcext:value-type="float">
            <text:p>8.71E-010</text:p>
          </table:table-cell>
          <table:table-cell office:value-type="float" office:value="24.7081219526" calcext:value-type="float">
            <text:p>24.7081219526</text:p>
          </table:table-cell>
          <table:table-cell office:value-type="float" office:value="29823.2056015609" calcext:value-type="float">
            <text:p>29823.20560156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437" calcext:value-type="float">
            <text:p>4.37E-006</text:p>
          </table:table-cell>
          <table:table-cell office:value-type="float" office:value="119028.02156385" calcext:value-type="float">
            <text:p>119028.02156385</text:p>
          </table:table-cell>
          <table:table-cell office:value-type="float" office:value="367002.549346711" calcext:value-type="float">
            <text:p>367002.549346711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7" calcext:value-type="float">
            <text:p>8.70E-010</text:p>
          </table:table-cell>
          <table:table-cell office:value-type="float" office:value="23.6338557776" calcext:value-type="float">
            <text:p>23.6338557776</text:p>
          </table:table-cell>
          <table:table-cell office:value-type="float" office:value="29824.279867736" calcext:value-type="float">
            <text:p>29824.2798677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206" calcext:value-type="float">
            <text:p>2.06E-007</text:p>
          </table:table-cell>
          <table:table-cell office:value-type="float" office:value="6991.8878493157" calcext:value-type="float">
            <text:p>6991.8878493157</text:p>
          </table:table-cell>
          <table:table-cell office:value-type="float" office:value="22856.025873993" calcext:value-type="float">
            <text:p>22856.025873993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9" calcext:value-type="float">
            <text:p>8.69E-010</text:p>
          </table:table-cell>
          <table:table-cell office:value-type="float" office:value="22.6062968276" calcext:value-type="float">
            <text:p>22.6062968276</text:p>
          </table:table-cell>
          <table:table-cell office:value-type="float" office:value="29825.3074266859" calcext:value-type="float">
            <text:p>29825.30742668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353" calcext:value-type="float">
            <text:p>3.53E-006</text:p>
          </table:table-cell>
          <table:table-cell office:value-type="float" office:value="119842.199395168" calcext:value-type="float">
            <text:p>119842.199395168</text:p>
          </table:table-cell>
          <table:table-cell office:value-type="float" office:value="391756.342379014" calcext:value-type="float">
            <text:p>391756.342379014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9" calcext:value-type="float">
            <text:p>8.69E-010</text:p>
          </table:table-cell>
          <table:table-cell office:value-type="float" office:value="21.6234143539" calcext:value-type="float">
            <text:p>21.6234143539</text:p>
          </table:table-cell>
          <table:table-cell office:value-type="float" office:value="29826.2903091597" calcext:value-type="float">
            <text:p>29826.29030915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139" calcext:value-type="float">
            <text:p>1.39E-006</text:p>
          </table:table-cell>
          <table:table-cell office:value-type="float" office:value="47086.4807745289" calcext:value-type="float">
            <text:p>47086.4807745289</text:p>
          </table:table-cell>
          <table:table-cell office:value-type="float" office:value="153922.638075958" calcext:value-type="float">
            <text:p>153922.638075958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8" calcext:value-type="float">
            <text:p>8.68E-010</text:p>
          </table:table-cell>
          <table:table-cell office:value-type="float" office:value="20.6832659009" calcext:value-type="float">
            <text:p>20.6832659009</text:p>
          </table:table-cell>
          <table:table-cell office:value-type="float" office:value="29827.2304576126" calcext:value-type="float">
            <text:p>29827.2304576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335" calcext:value-type="float">
            <text:p>3.35E-006</text:p>
          </table:table-cell>
          <table:table-cell office:value-type="float" office:value="113852.890177008" calcext:value-type="float">
            <text:p>113852.890177008</text:p>
          </table:table-cell>
          <table:table-cell office:value-type="float" office:value="372177.680734578" calcext:value-type="float">
            <text:p>372177.680734578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7" calcext:value-type="float">
            <text:p>8.67E-010</text:p>
          </table:table-cell>
          <table:table-cell office:value-type="float" office:value="19.7839934677" calcext:value-type="float">
            <text:p>19.7839934677</text:p>
          </table:table-cell>
          <table:table-cell office:value-type="float" office:value="29828.1297300458" calcext:value-type="float">
            <text:p>29828.12973004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16" calcext:value-type="float">
            <text:p>1.60E-007</text:p>
          </table:table-cell>
          <table:table-cell office:value-type="float" office:value="6687.8927245665" calcext:value-type="float">
            <text:p>6687.8927245665</text:p>
          </table:table-cell>
          <table:table-cell office:value-type="float" office:value="23160.0209987883" calcext:value-type="float">
            <text:p>23160.0209987883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7" calcext:value-type="float">
            <text:p>8.67E-010</text:p>
          </table:table-cell>
          <table:table-cell office:value-type="float" office:value="18.9238198361" calcext:value-type="float">
            <text:p>18.9238198361</text:p>
          </table:table-cell>
          <table:table-cell office:value-type="float" office:value="29828.9899036774" calcext:value-type="float">
            <text:p>29828.98990367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274" calcext:value-type="float">
            <text:p>2.74E-006</text:p>
          </table:table-cell>
          <table:table-cell office:value-type="float" office:value="114631.668971841" calcext:value-type="float">
            <text:p>114631.668971841</text:p>
          </table:table-cell>
          <table:table-cell office:value-type="float" office:value="396966.872803132" calcext:value-type="float">
            <text:p>396966.87280313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6" calcext:value-type="float">
            <text:p>8.66E-010</text:p>
          </table:table-cell>
          <table:table-cell office:value-type="float" office:value="18.1010450582" calcext:value-type="float">
            <text:p>18.1010450582</text:p>
          </table:table-cell>
          <table:table-cell office:value-type="float" office:value="29829.8126784554" calcext:value-type="float">
            <text:p>29829.81267845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107" calcext:value-type="float">
            <text:p>1.07E-006</text:p>
          </table:table-cell>
          <table:table-cell office:value-type="float" office:value="45039.2424741529" calcext:value-type="float">
            <text:p>45039.2424741529</text:p>
          </table:table-cell>
          <table:table-cell office:value-type="float" office:value="155969.876376645" calcext:value-type="float">
            <text:p>155969.876376645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6" calcext:value-type="float">
            <text:p>8.66E-010</text:p>
          </table:table-cell>
          <table:table-cell office:value-type="float" office:value="17.3140430968" calcext:value-type="float">
            <text:p>17.3140430968</text:p>
          </table:table-cell>
          <table:table-cell office:value-type="float" office:value="29830.5996804168" calcext:value-type="float">
            <text:p>29830.59968041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26" calcext:value-type="float">
            <text:p>2.60E-006</text:p>
          </table:table-cell>
          <table:table-cell office:value-type="float" office:value="108902.764503039" calcext:value-type="float">
            <text:p>108902.764503039</text:p>
          </table:table-cell>
          <table:table-cell office:value-type="float" office:value="377127.806409298" calcext:value-type="float">
            <text:p>377127.806409298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5" calcext:value-type="float">
            <text:p>8.65E-010</text:p>
          </table:table-cell>
          <table:table-cell office:value-type="float" office:value="16.561258612" calcext:value-type="float">
            <text:p>16.561258612</text:p>
          </table:table-cell>
          <table:table-cell office:value-type="float" office:value="29831.3524649015" calcext:value-type="float">
            <text:p>29831.3524649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125" calcext:value-type="float">
            <text:p>1.25E-007</text:p>
          </table:table-cell>
          <table:table-cell office:value-type="float" office:value="6397.114779182" calcext:value-type="float">
            <text:p>6397.114779182</text:p>
          </table:table-cell>
          <table:table-cell office:value-type="float" office:value="23450.798944207" calcext:value-type="float">
            <text:p>23450.798944207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5" calcext:value-type="float">
            <text:p>8.65E-010</text:p>
          </table:table-cell>
          <table:table-cell office:value-type="float" office:value="15.8412038876" calcext:value-type="float">
            <text:p>15.8412038876</text:p>
          </table:table-cell>
          <table:table-cell office:value-type="float" office:value="29832.072519626" calcext:value-type="float">
            <text:p>29832.0725196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215" calcext:value-type="float">
            <text:p>2.15E-006</text:p>
          </table:table-cell>
          <table:table-cell office:value-type="float" office:value="109647.683350004" calcext:value-type="float">
            <text:p>109647.683350004</text:p>
          </table:table-cell>
          <table:table-cell office:value-type="float" office:value="401950.858425555" calcext:value-type="float">
            <text:p>401950.858425555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5" calcext:value-type="float">
            <text:p>8.65E-010</text:p>
          </table:table-cell>
          <table:table-cell office:value-type="float" office:value="15.1524558904" calcext:value-type="float">
            <text:p>15.1524558904</text:p>
          </table:table-cell>
          <table:table-cell office:value-type="float" office:value="29832.7612676231" calcext:value-type="float">
            <text:p>29832.76126762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845" calcext:value-type="float">
            <text:p>8.45E-007</text:p>
          </table:table-cell>
          <table:table-cell office:value-type="float" office:value="43081.0145348497" calcext:value-type="float">
            <text:p>43081.0145348497</text:p>
          </table:table-cell>
          <table:table-cell office:value-type="float" office:value="157928.104316178" calcext:value-type="float">
            <text:p>157928.104316178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4" calcext:value-type="float">
            <text:p>8.64E-010</text:p>
          </table:table-cell>
          <table:table-cell office:value-type="float" office:value="14.4936534584" calcext:value-type="float">
            <text:p>14.4936534584</text:p>
          </table:table-cell>
          <table:table-cell office:value-type="float" office:value="29833.4200700551" calcext:value-type="float">
            <text:p>29833.42007005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204" calcext:value-type="float">
            <text:p>2.04E-006</text:p>
          </table:table-cell>
          <table:table-cell office:value-type="float" office:value="104167.861684911" calcext:value-type="float">
            <text:p>104167.861684911</text:p>
          </table:table-cell>
          <table:table-cell office:value-type="float" office:value="381862.709227983" calcext:value-type="float">
            <text:p>381862.709227983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4" calcext:value-type="float">
            <text:p>8.64E-010</text:p>
          </table:table-cell>
          <table:table-cell office:value-type="float" office:value="13.8634946105" calcext:value-type="float">
            <text:p>13.8634946105</text:p>
          </table:table-cell>
          <table:table-cell office:value-type="float" office:value="29834.050228903" calcext:value-type="float">
            <text:p>29834.0502289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997" calcext:value-type="float">
            <text:p>9.97E-008</text:p>
          </table:table-cell>
          <table:table-cell office:value-type="float" office:value="6118.9793531915" calcext:value-type="float">
            <text:p>6118.9793531915</text:p>
          </table:table-cell>
          <table:table-cell office:value-type="float" office:value="23728.9343702233" calcext:value-type="float">
            <text:p>23728.9343702233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3" calcext:value-type="float">
            <text:p>8.63E-010</text:p>
          </table:table-cell>
          <table:table-cell office:value-type="float" office:value="13.2607339735" calcext:value-type="float">
            <text:p>13.2607339735</text:p>
          </table:table-cell>
          <table:table-cell office:value-type="float" office:value="29834.6529895401" calcext:value-type="float">
            <text:p>29834.65298954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171" calcext:value-type="float">
            <text:p>1.71E-006</text:p>
          </table:table-cell>
          <table:table-cell office:value-type="float" office:value="104880.392755707" calcext:value-type="float">
            <text:p>104880.392755707</text:p>
          </table:table-cell>
          <table:table-cell office:value-type="float" office:value="406718.149020292" calcext:value-type="float">
            <text:p>406718.149020292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3" calcext:value-type="float">
            <text:p>8.63E-010</text:p>
          </table:table-cell>
          <table:table-cell office:value-type="float" office:value="12.6841803207" calcext:value-type="float">
            <text:p>12.6841803207</text:p>
          </table:table-cell>
          <table:table-cell office:value-type="float" office:value="29835.2295431928" calcext:value-type="float">
            <text:p>29835.22954319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671" calcext:value-type="float">
            <text:p>6.71E-007</text:p>
          </table:table-cell>
          <table:table-cell office:value-type="float" office:value="41207.9269409319" calcext:value-type="float">
            <text:p>41207.9269409319</text:p>
          </table:table-cell>
          <table:table-cell office:value-type="float" office:value="159801.191910269" calcext:value-type="float">
            <text:p>159801.191910269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3" calcext:value-type="float">
            <text:p>8.63E-010</text:p>
          </table:table-cell>
          <table:table-cell office:value-type="float" office:value="12.1326942182" calcext:value-type="float">
            <text:p>12.1326942182</text:p>
          </table:table-cell>
          <table:table-cell office:value-type="float" office:value="29835.7810292954" calcext:value-type="float">
            <text:p>29835.78102929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162" calcext:value-type="float">
            <text:p>1.62E-006</text:p>
          </table:table-cell>
          <table:table-cell office:value-type="float" office:value="99638.8242071811" calcext:value-type="float">
            <text:p>99638.8242071811</text:p>
          </table:table-cell>
          <table:table-cell office:value-type="float" office:value="386391.746706132" calcext:value-type="float">
            <text:p>386391.746706132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2" calcext:value-type="float">
            <text:p>8.62E-010</text:p>
          </table:table-cell>
          <table:table-cell office:value-type="float" office:value="11.6051857723" calcext:value-type="float">
            <text:p>11.6051857723</text:p>
          </table:table-cell>
          <table:table-cell office:value-type="float" office:value="29836.3085377412" calcext:value-type="float">
            <text:p>29836.30853774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801" calcext:value-type="float">
            <text:p>8.01E-008</text:p>
          </table:table-cell>
          <table:table-cell office:value-type="float" office:value="5852.9367718394" calcext:value-type="float">
            <text:p>5852.9367718394</text:p>
          </table:table-cell>
          <table:table-cell office:value-type="float" office:value="23994.9769515949" calcext:value-type="float">
            <text:p>23994.9769515949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2" calcext:value-type="float">
            <text:p>8.62E-010</text:p>
          </table:table-cell>
          <table:table-cell office:value-type="float" office:value="11.1006124764" calcext:value-type="float">
            <text:p>11.1006124764</text:p>
          </table:table-cell>
          <table:table-cell office:value-type="float" office:value="29836.8131110372" calcext:value-type="float">
            <text:p>29836.81311103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137" calcext:value-type="float">
            <text:p>1.37E-006</text:p>
          </table:table-cell>
          <table:table-cell office:value-type="float" office:value="100320.375666027" calcext:value-type="float">
            <text:p>100320.375666027</text:p>
          </table:table-cell>
          <table:table-cell office:value-type="float" office:value="411278.166110307" calcext:value-type="float">
            <text:p>411278.166110307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2" calcext:value-type="float">
            <text:p>8.62E-010</text:p>
          </table:table-cell>
          <table:table-cell office:value-type="float" office:value="10.6179771499" calcext:value-type="float">
            <text:p>10.6179771499</text:p>
          </table:table-cell>
          <table:table-cell office:value-type="float" office:value="29837.2957463637" calcext:value-type="float">
            <text:p>29837.29574636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54" calcext:value-type="float">
            <text:p>5.40E-007</text:p>
          </table:table-cell>
          <table:table-cell office:value-type="float" office:value="39416.2779382568" calcext:value-type="float">
            <text:p>39416.2779382568</text:p>
          </table:table-cell>
          <table:table-cell office:value-type="float" office:value="161592.840913076" calcext:value-type="float">
            <text:p>161592.840913076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1" calcext:value-type="float">
            <text:p>8.61E-010</text:p>
          </table:table-cell>
          <table:table-cell office:value-type="float" office:value="10.156325968" calcext:value-type="float">
            <text:p>10.156325968</text:p>
          </table:table-cell>
          <table:table-cell office:value-type="float" office:value="29837.7573975455" calcext:value-type="float">
            <text:p>29837.7573975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131" calcext:value-type="float">
            <text:p>1.31E-006</text:p>
          </table:table-cell>
          <table:table-cell office:value-type="float" office:value="95306.7014028865" calcext:value-type="float">
            <text:p>95306.7014028865</text:p>
          </table:table-cell>
          <table:table-cell office:value-type="float" office:value="390723.869510745" calcext:value-type="float">
            <text:p>390723.869510745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1" calcext:value-type="float">
            <text:p>8.61E-010</text:p>
          </table:table-cell>
          <table:table-cell office:value-type="float" office:value="9.7147465768" calcext:value-type="float">
            <text:p>9.7147465768</text:p>
          </table:table-cell>
          <table:table-cell office:value-type="float" office:value="29838.1989769368" calcext:value-type="float">
            <text:p>29838.19897693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651" calcext:value-type="float">
            <text:p>6.51E-008</text:p>
          </table:table-cell>
          <table:table-cell office:value-type="float" office:value="5598.4612592719" calcext:value-type="float">
            <text:p>5598.4612592719</text:p>
          </table:table-cell>
          <table:table-cell office:value-type="float" office:value="24249.4524641775" calcext:value-type="float">
            <text:p>24249.4524641775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1" calcext:value-type="float">
            <text:p>8.61E-010</text:p>
          </table:table-cell>
          <table:table-cell office:value-type="float" office:value="9.2923662896" calcext:value-type="float">
            <text:p>9.2923662896</text:p>
          </table:table-cell>
          <table:table-cell office:value-type="float" office:value="29838.621357224" calcext:value-type="float">
            <text:p>29838.6213572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112" calcext:value-type="float">
            <text:p>1.12E-006</text:p>
          </table:table-cell>
          <table:table-cell office:value-type="float" office:value="95958.6201894595" calcext:value-type="float">
            <text:p>95958.6201894595</text:p>
          </table:table-cell>
          <table:table-cell office:value-type="float" office:value="415639.921587133" calcext:value-type="float">
            <text:p>415639.921587133</text:p>
          </table:table-cell>
          <table:table-cell table:number-columns-repeated="4"/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1" calcext:value-type="float">
            <text:p>8.61E-010</text:p>
          </table:table-cell>
          <table:table-cell office:value-type="float" office:value="8.8883503627" calcext:value-type="float">
            <text:p>8.8883503627</text:p>
          </table:table-cell>
          <table:table-cell office:value-type="float" office:value="29839.0253731508" calcext:value-type="float">
            <text:p>29839.02537315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439" calcext:value-type="float">
            <text:p>4.39E-007</text:p>
          </table:table-cell>
          <table:table-cell office:value-type="float" office:value="37702.5267185099" calcext:value-type="float">
            <text:p>37702.5267185099</text:p>
          </table:table-cell>
          <table:table-cell office:value-type="float" office:value="163306.592132924" calcext:value-type="float">
            <text:p>163306.592132924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" calcext:value-type="float">
            <text:p>8.60E-010</text:p>
          </table:table-cell>
          <table:table-cell office:value-type="float" office:value="8.5019003458" calcext:value-type="float">
            <text:p>8.5019003458</text:p>
          </table:table-cell>
          <table:table-cell office:value-type="float" office:value="29839.4118231678" calcext:value-type="float">
            <text:p>29839.41182316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106" calcext:value-type="float">
            <text:p>1.06E-006</text:p>
          </table:table-cell>
          <table:table-cell office:value-type="float" office:value="91162.9317644875" calcext:value-type="float">
            <text:p>91162.9317644875</text:p>
          </table:table-cell>
          <table:table-cell office:value-type="float" office:value="394867.639149388" calcext:value-type="float">
            <text:p>394867.639149388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" calcext:value-type="float">
            <text:p>8.60E-010</text:p>
          </table:table-cell>
          <table:table-cell office:value-type="float" office:value="8.1322525036" calcext:value-type="float">
            <text:p>8.1322525036</text:p>
          </table:table-cell>
          <table:table-cell office:value-type="float" office:value="29839.78147101" calcext:value-type="float">
            <text:p>29839.781471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534" calcext:value-type="float">
            <text:p>5.34E-008</text:p>
          </table:table-cell>
          <table:table-cell office:value-type="float" office:value="5355.0498994545" calcext:value-type="float">
            <text:p>5355.0498994545</text:p>
          </table:table-cell>
          <table:table-cell office:value-type="float" office:value="24492.8638240065" calcext:value-type="float">
            <text:p>24492.8638240065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" calcext:value-type="float">
            <text:p>8.60E-010</text:p>
          </table:table-cell>
          <table:table-cell office:value-type="float" office:value="7.7786763067" calcext:value-type="float">
            <text:p>7.7786763067</text:p>
          </table:table-cell>
          <table:table-cell office:value-type="float" office:value="29840.1350472069" calcext:value-type="float">
            <text:p>29840.13504720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916" calcext:value-type="float">
            <text:p>9.16E-007</text:p>
          </table:table-cell>
          <table:table-cell office:value-type="float" office:value="91786.5062558625" calcext:value-type="float">
            <text:p>91786.5062558625</text:p>
          </table:table-cell>
          <table:table-cell office:value-type="float" office:value="419812.03552093" calcext:value-type="float">
            <text:p>419812.03552093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6" calcext:value-type="float">
            <text:p>8.60E-010</text:p>
          </table:table-cell>
          <table:table-cell office:value-type="float" office:value="7.440472988" calcext:value-type="float">
            <text:p>7.440472988</text:p>
          </table:table-cell>
          <table:table-cell office:value-type="float" office:value="29840.4732505256" calcext:value-type="float">
            <text:p>29840.47325052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36" calcext:value-type="float">
            <text:p>3.60E-007</text:p>
          </table:table-cell>
          <table:table-cell office:value-type="float" office:value="36063.2864215618" calcext:value-type="float">
            <text:p>36063.2864215618</text:p>
          </table:table-cell>
          <table:table-cell office:value-type="float" office:value="164945.832429951" calcext:value-type="float">
            <text:p>164945.832429951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9" calcext:value-type="float">
            <text:p>8.59E-010</text:p>
          </table:table-cell>
          <table:table-cell office:value-type="float" office:value="7.1169741615" calcext:value-type="float">
            <text:p>7.1169741615</text:p>
          </table:table-cell>
          <table:table-cell office:value-type="float" office:value="29840.7967493521" calcext:value-type="float">
            <text:p>29840.79674935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87" calcext:value-type="float">
            <text:p>8.70E-007</text:p>
          </table:table-cell>
          <table:table-cell office:value-type="float" office:value="87199.3260238962" calcext:value-type="float">
            <text:p>87199.3260238962</text:p>
          </table:table-cell>
          <table:table-cell office:value-type="float" office:value="398831.24489017" calcext:value-type="float">
            <text:p>398831.24489017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9" calcext:value-type="float">
            <text:p>8.59E-010</text:p>
          </table:table-cell>
          <table:table-cell office:value-type="float" office:value="6.8075405014" calcext:value-type="float">
            <text:p>6.8075405014</text:p>
          </table:table-cell>
          <table:table-cell office:value-type="float" office:value="29841.1061830122" calcext:value-type="float">
            <text:p>29841.1061830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443" calcext:value-type="float">
            <text:p>4.43E-008</text:p>
          </table:table-cell>
          <table:table-cell office:value-type="float" office:value="5122.2216422672" calcext:value-type="float">
            <text:p>5122.2216422672</text:p>
          </table:table-cell>
          <table:table-cell office:value-type="float" office:value="24725.692081203" calcext:value-type="float">
            <text:p>24725.69208120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9" calcext:value-type="float">
            <text:p>8.59E-010</text:p>
          </table:table-cell>
          <table:table-cell office:value-type="float" office:value="6.5115604787" calcext:value-type="float">
            <text:p>6.5115604787</text:p>
          </table:table-cell>
          <table:table-cell office:value-type="float" office:value="29841.4021630349" calcext:value-type="float">
            <text:p>29841.4021630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759" calcext:value-type="float">
            <text:p>7.59E-007</text:p>
          </table:table-cell>
          <table:table-cell office:value-type="float" office:value="87795.7885807492" calcext:value-type="float">
            <text:p>87795.7885807492</text:p>
          </table:table-cell>
          <table:table-cell office:value-type="float" office:value="423802.7531962" calcext:value-type="float">
            <text:p>423802.7531962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9" calcext:value-type="float">
            <text:p>8.59E-010</text:p>
          </table:table-cell>
          <table:table-cell office:value-type="float" office:value="6.2284491527" calcext:value-type="float">
            <text:p>6.2284491527</text:p>
          </table:table-cell>
          <table:table-cell office:value-type="float" office:value="29841.6852743609" calcext:value-type="float">
            <text:p>29841.68527436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298" calcext:value-type="float">
            <text:p>2.98E-007</text:p>
          </table:table-cell>
          <table:table-cell office:value-type="float" office:value="34495.3174420691" calcext:value-type="float">
            <text:p>34495.3174420691</text:p>
          </table:table-cell>
          <table:table-cell office:value-type="float" office:value="166513.801409505" calcext:value-type="float">
            <text:p>166513.801409505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9" calcext:value-type="float">
            <text:p>8.59E-010</text:p>
          </table:table-cell>
          <table:table-cell office:value-type="float" office:value="5.9576470148" calcext:value-type="float">
            <text:p>5.9576470148</text:p>
          </table:table-cell>
          <table:table-cell office:value-type="float" office:value="29841.9560764988" calcext:value-type="float">
            <text:p>29841.95607649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721" calcext:value-type="float">
            <text:p>7.21E-007</text:p>
          </table:table-cell>
          <table:table-cell office:value-type="float" office:value="83408.0509681544" calcext:value-type="float">
            <text:p>83408.0509681544</text:p>
          </table:table-cell>
          <table:table-cell office:value-type="float" office:value="402622.519946061" calcext:value-type="float">
            <text:p>402622.519946061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9" calcext:value-type="float">
            <text:p>8.59E-010</text:p>
          </table:table-cell>
          <table:table-cell office:value-type="float" office:value="5.6986188829" calcext:value-type="float">
            <text:p>5.6986188829</text:p>
          </table:table-cell>
          <table:table-cell office:value-type="float" office:value="29842.2151046307" calcext:value-type="float">
            <text:p>29842.21510463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37" calcext:value-type="float">
            <text:p>3.70E-008</text:p>
          </table:table-cell>
          <table:table-cell office:value-type="float" office:value="4899.5163528121" calcext:value-type="float">
            <text:p>4899.5163528121</text:p>
          </table:table-cell>
          <table:table-cell office:value-type="float" office:value="24948.3973706653" calcext:value-type="float">
            <text:p>24948.3973706653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8" calcext:value-type="float">
            <text:p>8.58E-010</text:p>
          </table:table-cell>
          <table:table-cell office:value-type="float" office:value="5.4508528438" calcext:value-type="float">
            <text:p>5.4508528438</text:p>
          </table:table-cell>
          <table:table-cell office:value-type="float" office:value="29842.4628706698" calcext:value-type="float">
            <text:p>29842.46287066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634" calcext:value-type="float">
            <text:p>6.34E-007</text:p>
          </table:table-cell>
          <table:table-cell office:value-type="float" office:value="83978.5803702591" calcext:value-type="float">
            <text:p>83978.5803702591</text:p>
          </table:table-cell>
          <table:table-cell office:value-type="float" office:value="427619.961406815" calcext:value-type="float">
            <text:p>427619.961406815</text:p>
          </table:table-cell>
          <table:table-cell table:number-columns-repeated="4"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8" calcext:value-type="float">
            <text:p>8.58E-010</text:p>
          </table:table-cell>
          <table:table-cell office:value-type="float" office:value="5.2138592412" calcext:value-type="float">
            <text:p>5.2138592412</text:p>
          </table:table-cell>
          <table:table-cell office:value-type="float" office:value="29842.6998642724" calcext:value-type="float">
            <text:p>29842.69986427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249" calcext:value-type="float">
            <text:p>2.49E-007</text:p>
          </table:table-cell>
          <table:table-cell office:value-type="float" office:value="32995.5210270939" calcext:value-type="float">
            <text:p>32995.5210270939</text:p>
          </table:table-cell>
          <table:table-cell office:value-type="float" office:value="168013.59782453" calcext:value-type="float">
            <text:p>168013.59782453</text:p>
          </table:table-cell>
          <table:table-cell table:number-columns-repeated="4"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8" calcext:value-type="float">
            <text:p>8.58E-010</text:p>
          </table:table-cell>
          <table:table-cell office:value-type="float" office:value="4.9871697083" calcext:value-type="float">
            <text:p>4.9871697083</text:p>
          </table:table-cell>
          <table:table-cell office:value-type="float" office:value="29842.9265538053" calcext:value-type="float">
            <text:p>29842.92655380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602" calcext:value-type="float">
            <text:p>6.02E-007</text:p>
          </table:table-cell>
          <table:table-cell office:value-type="float" office:value="79781.613958778" calcext:value-type="float">
            <text:p>79781.613958778</text:p>
          </table:table-cell>
          <table:table-cell office:value-type="float" office:value="406248.956955556" calcext:value-type="float">
            <text:p>406248.956955556</text:p>
          </table:table-cell>
          <table:table-cell table:number-columns-repeated="4"/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8" calcext:value-type="float">
            <text:p>8.58E-010</text:p>
          </table:table-cell>
          <table:table-cell office:value-type="float" office:value="4.770336242" calcext:value-type="float">
            <text:p>4.770336242</text:p>
          </table:table-cell>
          <table:table-cell office:value-type="float" office:value="29843.1433872715" calcext:value-type="float">
            <text:p>29843.14338727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312" calcext:value-type="float">
            <text:p>3.12E-008</text:p>
          </table:table-cell>
          <table:table-cell office:value-type="float" office:value="4686.4939020566" calcext:value-type="float">
            <text:p>4686.4939020566</text:p>
          </table:table-cell>
          <table:table-cell office:value-type="float" office:value="25161.4198214266" calcext:value-type="float">
            <text:p>25161.4198214266</text:p>
          </table:table-cell>
          <table:table-cell table:number-columns-repeated="4"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8" calcext:value-type="float">
            <text:p>8.58E-010</text:p>
          </table:table-cell>
          <table:table-cell office:value-type="float" office:value="4.5629303179" calcext:value-type="float">
            <text:p>4.5629303179</text:p>
          </table:table-cell>
          <table:table-cell office:value-type="float" office:value="29843.3507931957" calcext:value-type="float">
            <text:p>29843.35079319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535" calcext:value-type="float">
            <text:p>5.35E-007</text:p>
          </table:table-cell>
          <table:table-cell office:value-type="float" office:value="80327.337734611" calcext:value-type="float">
            <text:p>80327.337734611</text:p>
          </table:table-cell>
          <table:table-cell office:value-type="float" office:value="431271.204042562" calcext:value-type="float">
            <text:p>431271.204042562</text:p>
          </table:table-cell>
          <table:table-cell table:number-columns-repeated="4"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8" calcext:value-type="float">
            <text:p>8.58E-010</text:p>
          </table:table-cell>
          <table:table-cell office:value-type="float" office:value="4.3645420426" calcext:value-type="float">
            <text:p>4.3645420426</text:p>
          </table:table-cell>
          <table:table-cell office:value-type="float" office:value="29843.549181471" calcext:value-type="float">
            <text:p>29843.5491814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21" calcext:value-type="float">
            <text:p>2.10E-007</text:p>
          </table:table-cell>
          <table:table-cell office:value-type="float" office:value="31560.933152086" calcext:value-type="float">
            <text:p>31560.933152086</text:p>
          </table:table-cell>
          <table:table-cell office:value-type="float" office:value="169448.185699577" calcext:value-type="float">
            <text:p>169448.185699577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8" calcext:value-type="float">
            <text:p>8.58E-010</text:p>
          </table:table-cell>
          <table:table-cell office:value-type="float" office:value="4.1747793445" calcext:value-type="float">
            <text:p>4.1747793445</text:p>
          </table:table-cell>
          <table:table-cell office:value-type="float" office:value="29843.7389441691" calcext:value-type="float">
            <text:p>29843.73894416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508" calcext:value-type="float">
            <text:p>5.08E-007</text:p>
          </table:table-cell>
          <table:table-cell office:value-type="float" office:value="76312.8481241716" calcext:value-type="float">
            <text:p>76312.8481241716</text:p>
          </table:table-cell>
          <table:table-cell office:value-type="float" office:value="409717.722790257" calcext:value-type="float">
            <text:p>409717.722790257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7" calcext:value-type="float">
            <text:p>8.57E-010</text:p>
          </table:table-cell>
          <table:table-cell office:value-type="float" office:value="3.9932671985" calcext:value-type="float">
            <text:p>3.9932671985</text:p>
          </table:table-cell>
          <table:table-cell office:value-type="float" office:value="29843.920456315" calcext:value-type="float">
            <text:p>29843.9204563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265" calcext:value-type="float">
            <text:p>2.65E-008</text:p>
          </table:table-cell>
          <table:table-cell office:value-type="float" office:value="4482.7332970128" calcext:value-type="float">
            <text:p>4482.7332970128</text:p>
          </table:table-cell>
          <table:table-cell office:value-type="float" office:value="25365.1804264752" calcext:value-type="float">
            <text:p>25365.1804264752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7" calcext:value-type="float">
            <text:p>8.57E-010</text:p>
          </table:table-cell>
          <table:table-cell office:value-type="float" office:value="3.819646885" calcext:value-type="float">
            <text:p>3.819646885</text:p>
          </table:table-cell>
          <table:table-cell office:value-type="float" office:value="29844.0940766285" calcext:value-type="float">
            <text:p>29844.09407662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454" calcext:value-type="float">
            <text:p>4.54E-007</text:p>
          </table:table-cell>
          <table:table-cell office:value-type="float" office:value="76834.8447792308" calcext:value-type="float">
            <text:p>76834.8447792308</text:p>
          </table:table-cell>
          <table:table-cell office:value-type="float" office:value="434763.696998023" calcext:value-type="float">
            <text:p>434763.696998023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7" calcext:value-type="float">
            <text:p>8.57E-010</text:p>
          </table:table-cell>
          <table:table-cell office:value-type="float" office:value="3.6535752808" calcext:value-type="float">
            <text:p>3.6535752808</text:p>
          </table:table-cell>
          <table:table-cell office:value-type="float" office:value="29844.2601482327" calcext:value-type="float">
            <text:p>29844.26014823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178" calcext:value-type="float">
            <text:p>1.78E-007</text:p>
          </table:table-cell>
          <table:table-cell office:value-type="float" office:value="30188.7186631276" calcext:value-type="float">
            <text:p>30188.7186631276</text:p>
          </table:table-cell>
          <table:table-cell office:value-type="float" office:value="170820.400188566" calcext:value-type="float">
            <text:p>170820.400188566</text:p>
          </table:table-cell>
          <table:table-cell table:number-columns-repeated="4"/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7" calcext:value-type="float">
            <text:p>8.57E-010</text:p>
          </table:table-cell>
          <table:table-cell office:value-type="float" office:value="3.4947241812" calcext:value-type="float">
            <text:p>3.4947241812</text:p>
          </table:table-cell>
          <table:table-cell office:value-type="float" office:value="29844.4189993324" calcext:value-type="float">
            <text:p>29844.41899933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432" calcext:value-type="float">
            <text:p>4.32E-007</text:p>
          </table:table-cell>
          <table:table-cell office:value-type="float" office:value="72994.8981958518" calcext:value-type="float">
            <text:p>72994.8981958518</text:p>
          </table:table-cell>
          <table:table-cell office:value-type="float" office:value="413035.672718653" calcext:value-type="float">
            <text:p>413035.672718653</text:p>
          </table:table-cell>
          <table:table-cell table:number-columns-repeated="4"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7" calcext:value-type="float">
            <text:p>8.57E-010</text:p>
          </table:table-cell>
          <table:table-cell office:value-type="float" office:value="3.3427796511" calcext:value-type="float">
            <text:p>3.3427796511</text:p>
          </table:table-cell>
          <table:table-cell office:value-type="float" office:value="29844.5709438625" calcext:value-type="float">
            <text:p>29844.5709438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227" calcext:value-type="float">
            <text:p>2.27E-008</text:p>
          </table:table-cell>
          <table:table-cell office:value-type="float" office:value="4287.8318487357" calcext:value-type="float">
            <text:p>4287.8318487357</text:p>
          </table:table-cell>
          <table:table-cell office:value-type="float" office:value="25560.0818747561" calcext:value-type="float">
            <text:p>25560.0818747561</text:p>
          </table:table-cell>
          <table:table-cell table:number-columns-repeated="4"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7" calcext:value-type="float">
            <text:p>8.57E-010</text:p>
          </table:table-cell>
          <table:table-cell office:value-type="float" office:value="3.197441405" calcext:value-type="float">
            <text:p>3.197441405</text:p>
          </table:table-cell>
          <table:table-cell office:value-type="float" office:value="29844.7162821086" calcext:value-type="float">
            <text:p>29844.71628210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389" calcext:value-type="float">
            <text:p>3.89E-007</text:p>
          </table:table-cell>
          <table:table-cell office:value-type="float" office:value="73494.1993440901" calcext:value-type="float">
            <text:p>73494.1993440901</text:p>
          </table:table-cell>
          <table:table-cell office:value-type="float" office:value="438104.342433229" calcext:value-type="float">
            <text:p>438104.342433229</text:p>
          </table:table-cell>
          <table:table-cell table:number-columns-repeated="4"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7" calcext:value-type="float">
            <text:p>8.57E-010</text:p>
          </table:table-cell>
          <table:table-cell office:value-type="float" office:value="3.0584222131" calcext:value-type="float">
            <text:p>3.0584222131</text:p>
          </table:table-cell>
          <table:table-cell office:value-type="float" office:value="29844.8553013005" calcext:value-type="float">
            <text:p>29844.85530130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153" calcext:value-type="float">
            <text:p>1.53E-007</text:p>
          </table:table-cell>
          <table:table-cell office:value-type="float" office:value="28876.1656738622" calcext:value-type="float">
            <text:p>28876.1656738622</text:p>
          </table:table-cell>
          <table:table-cell office:value-type="float" office:value="172132.953177857" calcext:value-type="float">
            <text:p>172132.953177857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7" calcext:value-type="float">
            <text:p>8.57E-010</text:p>
          </table:table-cell>
          <table:table-cell office:value-type="float" office:value="2.9254473338" calcext:value-type="float">
            <text:p>2.9254473338</text:p>
          </table:table-cell>
          <table:table-cell office:value-type="float" office:value="29844.9882761798" calcext:value-type="float">
            <text:p>29844.98827617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37" calcext:value-type="float">
            <text:p>3.70E-007</text:p>
          </table:table-cell>
          <table:table-cell office:value-type="float" office:value="69821.2069604861" calcext:value-type="float">
            <text:p>69821.2069604861</text:p>
          </table:table-cell>
          <table:table-cell office:value-type="float" office:value="416209.363954081" calcext:value-type="float">
            <text:p>416209.363954081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7" calcext:value-type="float">
            <text:p>8.57E-010</text:p>
          </table:table-cell>
          <table:table-cell office:value-type="float" office:value="2.7982539711" calcext:value-type="float">
            <text:p>2.7982539711</text:p>
          </table:table-cell>
          <table:table-cell office:value-type="float" office:value="29845.1154695425" calcext:value-type="float">
            <text:p>29845.11546954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196" calcext:value-type="float">
            <text:p>1.96E-008</text:p>
          </table:table-cell>
          <table:table-cell office:value-type="float" office:value="4101.4043764953" calcext:value-type="float">
            <text:p>4101.4043764953</text:p>
          </table:table-cell>
          <table:table-cell office:value-type="float" office:value="25746.5093469995" calcext:value-type="float">
            <text:p>25746.5093469995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7" calcext:value-type="float">
            <text:p>8.57E-010</text:p>
          </table:table-cell>
          <table:table-cell office:value-type="float" office:value="2.6765907546" calcext:value-type="float">
            <text:p>2.6765907546</text:p>
          </table:table-cell>
          <table:table-cell office:value-type="float" office:value="29845.237132759" calcext:value-type="float">
            <text:p>29845.2371327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336" calcext:value-type="float">
            <text:p>3.36E-007</text:p>
          </table:table-cell>
          <table:table-cell office:value-type="float" office:value="70298.7993630752" calcext:value-type="float">
            <text:p>70298.7993630752</text:p>
          </table:table-cell>
          <table:table-cell office:value-type="float" office:value="441299.742414297" calcext:value-type="float">
            <text:p>441299.742414297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7" calcext:value-type="float">
            <text:p>8.57E-010</text:p>
          </table:table-cell>
          <table:table-cell office:value-type="float" office:value="2.5602172432" calcext:value-type="float">
            <text:p>2.5602172432</text:p>
          </table:table-cell>
          <table:table-cell office:value-type="float" office:value="29845.3535062704" calcext:value-type="float">
            <text:p>29845.35350627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132" calcext:value-type="float">
            <text:p>1.32E-007</text:p>
          </table:table-cell>
          <table:table-cell office:value-type="float" office:value="27620.6802060358" calcext:value-type="float">
            <text:p>27620.6802060358</text:p>
          </table:table-cell>
          <table:table-cell office:value-type="float" office:value="173388.438645705" calcext:value-type="float">
            <text:p>173388.438645705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2.4489034497" calcext:value-type="float">
            <text:p>2.4489034497</text:p>
          </table:table-cell>
          <table:table-cell office:value-type="float" office:value="29845.4648200639" calcext:value-type="float">
            <text:p>29845.46482006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319" calcext:value-type="float">
            <text:p>3.19E-007</text:p>
          </table:table-cell>
          <table:table-cell office:value-type="float" office:value="66785.5023009739" calcext:value-type="float">
            <text:p>66785.5023009739</text:p>
          </table:table-cell>
          <table:table-cell office:value-type="float" office:value="419245.068613644" calcext:value-type="float">
            <text:p>419245.068613644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2.3424293863" calcext:value-type="float">
            <text:p>2.3424293863</text:p>
          </table:table-cell>
          <table:table-cell office:value-type="float" office:value="29845.5712941273" calcext:value-type="float">
            <text:p>29845.57129412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17" calcext:value-type="float">
            <text:p>1.70E-008</text:p>
          </table:table-cell>
          <table:table-cell office:value-type="float" office:value="3923.0824465501" calcext:value-type="float">
            <text:p>3923.0824465501</text:p>
          </table:table-cell>
          <table:table-cell office:value-type="float" office:value="25924.8312769473" calcext:value-type="float">
            <text:p>25924.8312769473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2.2405846301" calcext:value-type="float">
            <text:p>2.2405846301</text:p>
          </table:table-cell>
          <table:table-cell office:value-type="float" office:value="29845.6731388835" calcext:value-type="float">
            <text:p>29845.67313888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291" calcext:value-type="float">
            <text:p>2.91E-007</text:p>
          </table:table-cell>
          <table:table-cell office:value-type="float" office:value="67242.3298164249" calcext:value-type="float">
            <text:p>67242.3298164249</text:p>
          </table:table-cell>
          <table:table-cell office:value-type="float" office:value="444356.211960992" calcext:value-type="float">
            <text:p>444356.211960992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2.1431679067" calcext:value-type="float">
            <text:p>2.1431679067</text:p>
          </table:table-cell>
          <table:table-cell office:value-type="float" office:value="29845.7705556068" calcext:value-type="float">
            <text:p>29845.77055560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115" calcext:value-type="float">
            <text:p>1.15E-007</text:p>
          </table:table-cell>
          <table:table-cell office:value-type="float" office:value="26419.7810630576" calcext:value-type="float">
            <text:p>26419.7810630576</text:p>
          </table:table-cell>
          <table:table-cell office:value-type="float" office:value="174589.3377887" calcext:value-type="float">
            <text:p>174589.3377887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2.0499866931" calcext:value-type="float">
            <text:p>2.0499866931</text:p>
          </table:table-cell>
          <table:table-cell office:value-type="float" office:value="29845.8637368204" calcext:value-type="float">
            <text:p>29845.86373682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277" calcext:value-type="float">
            <text:p>2.77E-007</text:p>
          </table:table-cell>
          <table:table-cell office:value-type="float" office:value="63881.7848009579" calcext:value-type="float">
            <text:p>63881.7848009579</text:p>
          </table:table-cell>
          <table:table-cell office:value-type="float" office:value="422148.786113701" calcext:value-type="float">
            <text:p>422148.786113701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9608568366" calcext:value-type="float">
            <text:p>1.9608568366</text:p>
          </table:table-cell>
          <table:table-cell office:value-type="float" office:value="29845.9528666769" calcext:value-type="float">
            <text:p>29845.95286667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3752.5136440166" calcext:value-type="float">
            <text:p>3752.5136440166</text:p>
          </table:table-cell>
          <table:table-cell office:value-type="float" office:value="26095.400079483" calcext:value-type="float">
            <text:p>26095.400079483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8756021913" calcext:value-type="float">
            <text:p>1.8756021913</text:p>
          </table:table-cell>
          <table:table-cell office:value-type="float" office:value="29846.0381213223" calcext:value-type="float">
            <text:p>29846.03812132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255" calcext:value-type="float">
            <text:p>2.55E-007</text:p>
          </table:table-cell>
          <table:table-cell office:value-type="float" office:value="64318.7502504549" calcext:value-type="float">
            <text:p>64318.7502504549</text:p>
          </table:table-cell>
          <table:table-cell office:value-type="float" office:value="447279.791526998" calcext:value-type="float">
            <text:p>447279.791526998</text:p>
          </table:table-cell>
          <table:table-cell table:number-columns-repeated="4"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7940542697" calcext:value-type="float">
            <text:p>1.7940542697</text:p>
          </table:table-cell>
          <table:table-cell office:value-type="float" office:value="29846.1196692439" calcext:value-type="float">
            <text:p>29846.11966924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25271.0949264495" calcext:value-type="float">
            <text:p>25271.0949264495</text:p>
          </table:table-cell>
          <table:table-cell office:value-type="float" office:value="175738.023925323" calcext:value-type="float">
            <text:p>175738.02392532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7160519099" calcext:value-type="float">
            <text:p>1.7160519099</text:p>
          </table:table-cell>
          <table:table-cell office:value-type="float" office:value="29846.1976716037" calcext:value-type="float">
            <text:p>29846.19767160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242" calcext:value-type="float">
            <text:p>2.42E-007</text:p>
          </table:table-cell>
          <table:table-cell office:value-type="float" office:value="61104.3158882708" calcext:value-type="float">
            <text:p>61104.3158882708</text:p>
          </table:table-cell>
          <table:table-cell office:value-type="float" office:value="424926.255026423" calcext:value-type="float">
            <text:p>424926.255026423</text:p>
          </table:table-cell>
          <table:table-cell table:number-columns-repeated="4"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6414409571" calcext:value-type="float">
            <text:p>1.6414409571</text:p>
          </table:table-cell>
          <table:table-cell office:value-type="float" office:value="29846.2722825565" calcext:value-type="float">
            <text:p>29846.27228255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131" calcext:value-type="float">
            <text:p>1.31E-008</text:p>
          </table:table-cell>
          <table:table-cell office:value-type="float" office:value="3589.3608763978" calcext:value-type="float">
            <text:p>3589.3608763978</text:p>
          </table:table-cell>
          <table:table-cell office:value-type="float" office:value="26258.5528471036" calcext:value-type="float">
            <text:p>26258.5528471036</text:p>
          </table:table-cell>
          <table:table-cell table:number-columns-repeated="4"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5700739587" calcext:value-type="float">
            <text:p>1.5700739587</text:p>
          </table:table-cell>
          <table:table-cell office:value-type="float" office:value="29846.3436495548" calcext:value-type="float">
            <text:p>29846.34364955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224" calcext:value-type="float">
            <text:p>2.24E-007</text:p>
          </table:table-cell>
          <table:table-cell office:value-type="float" office:value="61522.2828399025" calcext:value-type="float">
            <text:p>61522.2828399025</text:p>
          </table:table-cell>
          <table:table-cell office:value-type="float" office:value="450076.258937581" calcext:value-type="float">
            <text:p>450076.258937581</text:p>
          </table:table-cell>
          <table:table-cell table:number-columns-repeated="4"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5018098734" calcext:value-type="float">
            <text:p>1.5018098734</text:p>
          </table:table-cell>
          <table:table-cell office:value-type="float" office:value="29846.4119136402" calcext:value-type="float">
            <text:p>29846.41191364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881" calcext:value-type="float">
            <text:p>8.81E-008</text:p>
          </table:table-cell>
          <table:table-cell office:value-type="float" office:value="24172.3516654936" calcext:value-type="float">
            <text:p>24172.3516654936</text:p>
          </table:table-cell>
          <table:table-cell office:value-type="float" office:value="176836.767186291" calcext:value-type="float">
            <text:p>176836.767186291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4365137917" calcext:value-type="float">
            <text:p>1.4365137917</text:p>
          </table:table-cell>
          <table:table-cell office:value-type="float" office:value="29846.4772097219" calcext:value-type="float">
            <text:p>29846.47720972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213" calcext:value-type="float">
            <text:p>2.13E-007</text:p>
          </table:table-cell>
          <table:table-cell office:value-type="float" office:value="58447.6064938833" calcext:value-type="float">
            <text:p>58447.6064938833</text:p>
          </table:table-cell>
          <table:table-cell office:value-type="float" office:value="427582.96442084" calcext:value-type="float">
            <text:p>427582.96442084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3740566702" calcext:value-type="float">
            <text:p>1.3740566702</text:p>
          </table:table-cell>
          <table:table-cell office:value-type="float" office:value="29846.5396668434" calcext:value-type="float">
            <text:p>29846.53966684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116" calcext:value-type="float">
            <text:p>1.16E-008</text:p>
          </table:table-cell>
          <table:table-cell office:value-type="float" office:value="3433.3017073921" calcext:value-type="float">
            <text:p>3433.3017073921</text:p>
          </table:table-cell>
          <table:table-cell office:value-type="float" office:value="26414.6120161108" calcext:value-type="float">
            <text:p>26414.6120161108</text:p>
          </table:table-cell>
          <table:table-cell table:number-columns-repeated="4"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3143150756" calcext:value-type="float">
            <text:p>1.3143150756</text:p>
          </table:table-cell>
          <table:table-cell office:value-type="float" office:value="29846.599408438" calcext:value-type="float">
            <text:p>29846.5994084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198" calcext:value-type="float">
            <text:p>1.98E-007</text:p>
          </table:table-cell>
          <table:table-cell office:value-type="float" office:value="58847.4009692992" calcext:value-type="float">
            <text:p>58847.4009692992</text:p>
          </table:table-cell>
          <table:table-cell office:value-type="float" office:value="452751.14080821" calcext:value-type="float">
            <text:p>452751.14080821</text:p>
          </table:table-cell>
          <table:table-cell table:number-columns-repeated="4"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2571709417" calcext:value-type="float">
            <text:p>1.2571709417</text:p>
          </table:table-cell>
          <table:table-cell office:value-type="float" office:value="29846.6565525719" calcext:value-type="float">
            <text:p>29846.65655257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779" calcext:value-type="float">
            <text:p>7.79E-008</text:p>
          </table:table-cell>
          <table:table-cell office:value-type="float" office:value="23121.3798508076" calcext:value-type="float">
            <text:p>23121.3798508076</text:p>
          </table:table-cell>
          <table:table-cell office:value-type="float" office:value="177887.739000987" calcext:value-type="float">
            <text:p>177887.739000987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2025113354" calcext:value-type="float">
            <text:p>1.2025113354</text:p>
          </table:table-cell>
          <table:table-cell office:value-type="float" office:value="29846.7112121782" calcext:value-type="float">
            <text:p>29846.71121217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188" calcext:value-type="float">
            <text:p>1.88E-007</text:p>
          </table:table-cell>
          <table:table-cell office:value-type="float" office:value="55906.4062039414" calcext:value-type="float">
            <text:p>55906.4062039414</text:p>
          </table:table-cell>
          <table:table-cell office:value-type="float" office:value="430124.164710806" calcext:value-type="float">
            <text:p>430124.164710806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1502282337" calcext:value-type="float">
            <text:p>1.1502282337</text:p>
          </table:table-cell>
          <table:table-cell office:value-type="float" office:value="29846.7634952799" calcext:value-type="float">
            <text:p>29846.76349527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103" calcext:value-type="float">
            <text:p>1.03E-008</text:p>
          </table:table-cell>
          <table:table-cell office:value-type="float" office:value="3284.0277196676" calcext:value-type="float">
            <text:p>3284.0277196676</text:p>
          </table:table-cell>
          <table:table-cell office:value-type="float" office:value="26563.8860038365" calcext:value-type="float">
            <text:p>26563.886003836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1002183104" calcext:value-type="float">
            <text:p>1.1002183104</text:p>
          </table:table-cell>
          <table:table-cell office:value-type="float" office:value="29846.8135052032" calcext:value-type="float">
            <text:p>29846.81350520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177" calcext:value-type="float">
            <text:p>1.77E-007</text:p>
          </table:table-cell>
          <table:table-cell office:value-type="float" office:value="56288.8183108062" calcext:value-type="float">
            <text:p>56288.8183108062</text:p>
          </table:table-cell>
          <table:table-cell office:value-type="float" office:value="455309.723466725" calcext:value-type="float">
            <text:p>455309.723466725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0523827315" calcext:value-type="float">
            <text:p>1.0523827315</text:p>
          </table:table-cell>
          <table:table-cell office:value-type="float" office:value="29846.8613407821" calcext:value-type="float">
            <text:p>29846.86134078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694" calcext:value-type="float">
            <text:p>6.94E-008</text:p>
          </table:table-cell>
          <table:table-cell office:value-type="float" office:value="22116.1024629826" calcext:value-type="float">
            <text:p>22116.1024629826</text:p>
          </table:table-cell>
          <table:table-cell office:value-type="float" office:value="178893.016388821" calcext:value-type="float">
            <text:p>178893.016388821</text:p>
          </table:table-cell>
          <table:table-cell table:number-columns-repeated="4"/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1.0066269604" calcext:value-type="float">
            <text:p>1.0066269604</text:p>
          </table:table-cell>
          <table:table-cell office:value-type="float" office:value="29846.9070965532" calcext:value-type="float">
            <text:p>29846.90709655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168" calcext:value-type="float">
            <text:p>1.68E-007</text:p>
          </table:table-cell>
          <table:table-cell office:value-type="float" office:value="53475.6928834552" calcext:value-type="float">
            <text:p>53475.6928834552</text:p>
          </table:table-cell>
          <table:table-cell office:value-type="float" office:value="432554.878031313" calcext:value-type="float">
            <text:p>432554.878031313</text:p>
          </table:table-cell>
          <table:table-cell table:number-columns-repeated="4"/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0.9628605707" calcext:value-type="float">
            <text:p>0.9628605707</text:p>
          </table:table-cell>
          <table:table-cell office:value-type="float" office:value="29846.9508629429" calcext:value-type="float">
            <text:p>29846.95086294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922" calcext:value-type="float">
            <text:p>9.22E-009</text:p>
          </table:table-cell>
          <table:table-cell office:value-type="float" office:value="3141.2439053418" calcext:value-type="float">
            <text:p>3141.2439053418</text:p>
          </table:table-cell>
          <table:table-cell office:value-type="float" office:value="26706.6698181635" calcext:value-type="float">
            <text:p>26706.6698181635</text:p>
          </table:table-cell>
          <table:table-cell table:number-columns-repeated="4"/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6" calcext:value-type="float">
            <text:p>8.56E-010</text:p>
          </table:table-cell>
          <table:table-cell office:value-type="float" office:value="0.9209970675" calcext:value-type="float">
            <text:p>0.9209970675</text:p>
          </table:table-cell>
          <table:table-cell office:value-type="float" office:value="29846.9927264461" calcext:value-type="float">
            <text:p>29846.99272644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158" calcext:value-type="float">
            <text:p>1.58E-007</text:p>
          </table:table-cell>
          <table:table-cell office:value-type="float" office:value="53841.4783769259" calcext:value-type="float">
            <text:p>53841.4783769259</text:p>
          </table:table-cell>
          <table:table-cell office:value-type="float" office:value="457757.063400624" calcext:value-type="float">
            <text:p>457757.063400624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8809537166" calcext:value-type="float">
            <text:p>0.8809537166</text:p>
          </table:table-cell>
          <table:table-cell office:value-type="float" office:value="29847.0327697969" calcext:value-type="float">
            <text:p>29847.03276979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621" calcext:value-type="float">
            <text:p>6.21E-008</text:p>
          </table:table-cell>
          <table:table-cell office:value-type="float" office:value="21154.5327878016" calcext:value-type="float">
            <text:p>21154.5327878016</text:p>
          </table:table-cell>
          <table:table-cell office:value-type="float" office:value="179854.586064009" calcext:value-type="float">
            <text:p>179854.586064009</text:p>
          </table:table-cell>
          <table:table-cell table:number-columns-repeated="4"/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842651381" calcext:value-type="float">
            <text:p>0.842651381</text:p>
          </table:table-cell>
          <table:table-cell office:value-type="float" office:value="29847.0710721326" calcext:value-type="float">
            <text:p>29847.07107213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15" calcext:value-type="float">
            <text:p>1.50E-007</text:p>
          </table:table-cell>
          <table:table-cell office:value-type="float" office:value="51150.6627511301" calcext:value-type="float">
            <text:p>51150.6627511301</text:p>
          </table:table-cell>
          <table:table-cell office:value-type="float" office:value="434879.908163656" calcext:value-type="float">
            <text:p>434879.908163656</text:p>
          </table:table-cell>
          <table:table-cell table:number-columns-repeated="4"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8060143643" calcext:value-type="float">
            <text:p>0.8060143643</text:p>
          </table:table-cell>
          <table:table-cell office:value-type="float" office:value="29847.1077091492" calcext:value-type="float">
            <text:p>29847.10770914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829" calcext:value-type="float">
            <text:p>8.29E-009</text:p>
          </table:table-cell>
          <table:table-cell office:value-type="float" office:value="3004.6680829616" calcext:value-type="float">
            <text:p>3004.6680829616</text:p>
          </table:table-cell>
          <table:table-cell office:value-type="float" office:value="26843.2456405446" calcext:value-type="float">
            <text:p>26843.2456405446</text:p>
          </table:table-cell>
          <table:table-cell table:number-columns-repeated="4"/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7709702614" calcext:value-type="float">
            <text:p>0.7709702614</text:p>
          </table:table-cell>
          <table:table-cell office:value-type="float" office:value="29847.1427532521" calcext:value-type="float">
            <text:p>29847.14275325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142" calcext:value-type="float">
            <text:p>1.42E-007</text:p>
          </table:table-cell>
          <table:table-cell office:value-type="float" office:value="51500.544527444" calcext:value-type="float">
            <text:p>51500.544527444</text:p>
          </table:table-cell>
          <table:table-cell office:value-type="float" office:value="460097.997250122" calcext:value-type="float">
            <text:p>460097.997250122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7374498152" calcext:value-type="float">
            <text:p>0.7374498152</text:p>
          </table:table-cell>
          <table:table-cell office:value-type="float" office:value="29847.1762736984" calcext:value-type="float">
            <text:p>29847.17627369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558" calcext:value-type="float">
            <text:p>5.58E-008</text:p>
          </table:table-cell>
          <table:table-cell office:value-type="float" office:value="20234.7704899268" calcext:value-type="float">
            <text:p>20234.7704899268</text:p>
          </table:table-cell>
          <table:table-cell office:value-type="float" office:value="180774.34836189" calcext:value-type="float">
            <text:p>180774.3483618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7053867796" calcext:value-type="float">
            <text:p>0.7053867796</text:p>
          </table:table-cell>
          <table:table-cell office:value-type="float" office:value="29847.2083367339" calcext:value-type="float">
            <text:p>29847.20833673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135" calcext:value-type="float">
            <text:p>1.35E-007</text:p>
          </table:table-cell>
          <table:table-cell office:value-type="float" office:value="48926.7208857286" calcext:value-type="float">
            <text:p>48926.7208857286</text:p>
          </table:table-cell>
          <table:table-cell office:value-type="float" office:value="437103.850029073" calcext:value-type="float">
            <text:p>437103.850029073</text:p>
          </table:table-cell>
          <table:table-cell table:number-columns-repeated="4"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6747177891" calcext:value-type="float">
            <text:p>0.6747177891</text:p>
          </table:table-cell>
          <table:table-cell office:value-type="float" office:value="29847.2390057244" calcext:value-type="float">
            <text:p>29847.23900572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749" calcext:value-type="float">
            <text:p>7.49E-009</text:p>
          </table:table-cell>
          <table:table-cell office:value-type="float" office:value="2874.030339833" calcext:value-type="float">
            <text:p>2874.030339833</text:p>
          </table:table-cell>
          <table:table-cell office:value-type="float" office:value="26973.8833836739" calcext:value-type="float">
            <text:p>26973.8833836739</text:p>
          </table:table-cell>
          <table:table-cell table:number-columns-repeated="4"/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645382233" calcext:value-type="float">
            <text:p>0.645382233</text:p>
          </table:table-cell>
          <table:table-cell office:value-type="float" office:value="29847.2683412806" calcext:value-type="float">
            <text:p>29847.26834128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128" calcext:value-type="float">
            <text:p>1.28E-007</text:p>
          </table:table-cell>
          <table:table-cell office:value-type="float" office:value="49261.3904108513" calcext:value-type="float">
            <text:p>49261.3904108513</text:p>
          </table:table-cell>
          <table:table-cell office:value-type="float" office:value="462337.151366728" calcext:value-type="float">
            <text:p>462337.151366728</text:p>
          </table:table-cell>
          <table:table-cell table:number-columns-repeated="4"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6173221358" calcext:value-type="float">
            <text:p>0.6173221358</text:p>
          </table:table-cell>
          <table:table-cell office:value-type="float" office:value="29847.2964013778" calcext:value-type="float">
            <text:p>29847.29640137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504" calcext:value-type="float">
            <text:p>5.04E-008</text:p>
          </table:table-cell>
          <table:table-cell office:value-type="float" office:value="19354.997857296" calcext:value-type="float">
            <text:p>19354.997857296</text:p>
          </table:table-cell>
          <table:table-cell office:value-type="float" office:value="181654.120994526" calcext:value-type="float">
            <text:p>181654.120994526</text:p>
          </table:table-cell>
          <table:table-cell table:number-columns-repeated="4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5904820429" calcext:value-type="float">
            <text:p>0.5904820429</text:p>
          </table:table-cell>
          <table:table-cell office:value-type="float" office:value="29847.3232414707" calcext:value-type="float">
            <text:p>29847.32324147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122" calcext:value-type="float">
            <text:p>1.22E-007</text:p>
          </table:table-cell>
          <table:table-cell office:value-type="float" office:value="46799.4721451978" calcext:value-type="float">
            <text:p>46799.4721451978</text:p>
          </table:table-cell>
          <table:table-cell office:value-type="float" office:value="439231.098769616" calcext:value-type="float">
            <text:p>439231.098769616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5648089105" calcext:value-type="float">
            <text:p>0.5648089105</text:p>
          </table:table-cell>
          <table:table-cell office:value-type="float" office:value="29847.3489146031" calcext:value-type="float">
            <text:p>29847.34891460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68" calcext:value-type="float">
            <text:p>6.80E-009</text:p>
          </table:table-cell>
          <table:table-cell office:value-type="float" office:value="2749.0724985965" calcext:value-type="float">
            <text:p>2749.0724985965</text:p>
          </table:table-cell>
          <table:table-cell office:value-type="float" office:value="27098.8412249111" calcext:value-type="float">
            <text:p>27098.8412249111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5402520013" calcext:value-type="float">
            <text:p>0.5402520013</text:p>
          </table:table-cell>
          <table:table-cell office:value-type="float" office:value="29847.3734715123" calcext:value-type="float">
            <text:p>29847.37347151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117" calcext:value-type="float">
            <text:p>1.17E-007</text:p>
          </table:table-cell>
          <table:table-cell office:value-type="float" office:value="47119.5908213573" calcext:value-type="float">
            <text:p>47119.5908213573</text:p>
          </table:table-cell>
          <table:table-cell office:value-type="float" office:value="464478.950956234" calcext:value-type="float">
            <text:p>464478.950956234</text:p>
          </table:table-cell>
          <table:table-cell table:number-columns-repeated="4"/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5167627838" calcext:value-type="float">
            <text:p>0.5167627838</text:p>
          </table:table-cell>
          <table:table-cell office:value-type="float" office:value="29847.3969607298" calcext:value-type="float">
            <text:p>29847.39696072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458" calcext:value-type="float">
            <text:p>4.58E-008</text:p>
          </table:table-cell>
          <table:table-cell office:value-type="float" office:value="18513.4762088067" calcext:value-type="float">
            <text:p>18513.4762088067</text:p>
          </table:table-cell>
          <table:table-cell office:value-type="float" office:value="182495.64264302" calcext:value-type="float">
            <text:p>182495.64264302</text:p>
          </table:table-cell>
          <table:table-cell table:number-columns-repeated="4"/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4942948366" calcext:value-type="float">
            <text:p>0.4942948366</text:p>
          </table:table-cell>
          <table:table-cell office:value-type="float" office:value="29847.419428677" calcext:value-type="float">
            <text:p>29847.4194286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111" calcext:value-type="float">
            <text:p>1.11E-007</text:p>
          </table:table-cell>
          <table:table-cell office:value-type="float" office:value="44764.7124806178" calcext:value-type="float">
            <text:p>44764.7124806178</text:p>
          </table:table-cell>
          <table:table-cell office:value-type="float" office:value="441265.858434208" calcext:value-type="float">
            <text:p>441265.858434208</text:p>
          </table:table-cell>
          <table:table-cell table:number-columns-repeated="4"/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4728037567" calcext:value-type="float">
            <text:p>0.4728037567</text:p>
          </table:table-cell>
          <table:table-cell office:value-type="float" office:value="29847.4409197569" calcext:value-type="float">
            <text:p>29847.44091975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62" calcext:value-type="float">
            <text:p>6.20E-009</text:p>
          </table:table-cell>
          <table:table-cell office:value-type="float" office:value="2629.5476069952" calcext:value-type="float">
            <text:p>2629.5476069952</text:p>
          </table:table-cell>
          <table:table-cell office:value-type="float" office:value="27218.366116513" calcext:value-type="float">
            <text:p>27218.366116513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4522470715" calcext:value-type="float">
            <text:p>0.4522470715</text:p>
          </table:table-cell>
          <table:table-cell office:value-type="float" office:value="29847.461476442" calcext:value-type="float">
            <text:p>29847.461476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106" calcext:value-type="float">
            <text:p>1.06E-007</text:p>
          </table:table-cell>
          <table:table-cell office:value-type="float" office:value="45070.9129534234" calcext:value-type="float">
            <text:p>45070.9129534234</text:p>
          </table:table-cell>
          <table:table-cell office:value-type="float" office:value="466527.628824178" calcext:value-type="float">
            <text:p>466527.628824178</text:p>
          </table:table-cell>
          <table:table-cell table:number-columns-repeated="4"/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4325841553" calcext:value-type="float">
            <text:p>0.4325841553</text:p>
          </table:table-cell>
          <table:table-cell office:value-type="float" office:value="29847.4811393583" calcext:value-type="float">
            <text:p>29847.48113935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418" calcext:value-type="float">
            <text:p>4.18E-008</text:p>
          </table:table-cell>
          <table:table-cell office:value-type="float" office:value="17708.542458187" calcext:value-type="float">
            <text:p>17708.542458187</text:p>
          </table:table-cell>
          <table:table-cell office:value-type="float" office:value="183300.576393644" calcext:value-type="float">
            <text:p>183300.576393644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4137761485" calcext:value-type="float">
            <text:p>0.4137761485</text:p>
          </table:table-cell>
          <table:table-cell office:value-type="float" office:value="29847.4999473651" calcext:value-type="float">
            <text:p>29847.49994736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101" calcext:value-type="float">
            <text:p>1.01E-007</text:p>
          </table:table-cell>
          <table:table-cell office:value-type="float" office:value="42818.4206278053" calcext:value-type="float">
            <text:p>42818.4206278053</text:p>
          </table:table-cell>
          <table:table-cell office:value-type="float" office:value="443212.15028703" calcext:value-type="float">
            <text:p>443212.15028703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3957858811" calcext:value-type="float">
            <text:p>0.3957858811</text:p>
          </table:table-cell>
          <table:table-cell office:value-type="float" office:value="29847.5179376324" calcext:value-type="float">
            <text:p>29847.51793763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568" calcext:value-type="float">
            <text:p>5.68E-009</text:p>
          </table:table-cell>
          <table:table-cell office:value-type="float" office:value="2515.2194498269" calcext:value-type="float">
            <text:p>2515.2194498269</text:p>
          </table:table-cell>
          <table:table-cell office:value-type="float" office:value="27332.6942736819" calcext:value-type="float">
            <text:p>27332.6942736819</text:p>
          </table:table-cell>
          <table:table-cell table:number-columns-repeated="4"/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3785777993" calcext:value-type="float">
            <text:p>0.3785777993</text:p>
          </table:table-cell>
          <table:table-cell office:value-type="float" office:value="29847.5351457143" calcext:value-type="float">
            <text:p>29847.53514571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973" calcext:value-type="float">
            <text:p>9.73E-008</text:p>
          </table:table-cell>
          <table:table-cell office:value-type="float" office:value="43111.3080365351" calcext:value-type="float">
            <text:p>43111.3080365351</text:p>
          </table:table-cell>
          <table:table-cell office:value-type="float" office:value="468487.233741076" calcext:value-type="float">
            <text:p>468487.233741076</text:p>
          </table:table-cell>
          <table:table-cell table:number-columns-repeated="4"/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3621178949" calcext:value-type="float">
            <text:p>0.3621178949</text:p>
          </table:table-cell>
          <table:table-cell office:value-type="float" office:value="29847.5516056187" calcext:value-type="float">
            <text:p>29847.55160561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382" calcext:value-type="float">
            <text:p>3.82E-008</text:p>
          </table:table-cell>
          <table:table-cell office:value-type="float" office:value="16938.6058272638" calcext:value-type="float">
            <text:p>16938.6058272638</text:p>
          </table:table-cell>
          <table:table-cell office:value-type="float" office:value="184070.51302457" calcext:value-type="float">
            <text:p>184070.51302457</text:p>
          </table:table-cell>
          <table:table-cell table:number-columns-repeated="4"/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3463736386" calcext:value-type="float">
            <text:p>0.3463736386</text:p>
          </table:table-cell>
          <table:table-cell office:value-type="float" office:value="29847.567349875" calcext:value-type="float">
            <text:p>29847.5673498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925" calcext:value-type="float">
            <text:p>9.25E-008</text:p>
          </table:table-cell>
          <table:table-cell office:value-type="float" office:value="40956.7501601503" calcext:value-type="float">
            <text:p>40956.7501601503</text:p>
          </table:table-cell>
          <table:table-cell office:value-type="float" office:value="445073.820754693" calcext:value-type="float">
            <text:p>445073.820754693</text:p>
          </table:table-cell>
          <table:table-cell table:number-columns-repeated="4"/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3313139151" calcext:value-type="float">
            <text:p>0.3313139151</text:p>
          </table:table-cell>
          <table:table-cell office:value-type="float" office:value="29847.5824095985" calcext:value-type="float">
            <text:p>29847.58240959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522" calcext:value-type="float">
            <text:p>5.22E-009</text:p>
          </table:table-cell>
          <table:table-cell office:value-type="float" office:value="2405.8620821155" calcext:value-type="float">
            <text:p>2405.8620821155</text:p>
          </table:table-cell>
          <table:table-cell office:value-type="float" office:value="27442.0516413937" calcext:value-type="float">
            <text:p>27442.0516413937</text:p>
          </table:table-cell>
          <table:table-cell table:number-columns-repeated="4"/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3169089622" calcext:value-type="float">
            <text:p>0.3169089622</text:p>
          </table:table-cell>
          <table:table-cell office:value-type="float" office:value="29847.5968145513" calcext:value-type="float">
            <text:p>29847.59681455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895" calcext:value-type="float">
            <text:p>8.95E-008</text:p>
          </table:table-cell>
          <table:table-cell office:value-type="float" office:value="41236.9033336791" calcext:value-type="float">
            <text:p>41236.9033336791</text:p>
          </table:table-cell>
          <table:table-cell office:value-type="float" office:value="470361.638443939" calcext:value-type="float">
            <text:p>470361.638443939</text:p>
          </table:table-cell>
          <table:table-cell table:number-columns-repeated="4"/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3031303117" calcext:value-type="float">
            <text:p>0.3031303117</text:p>
          </table:table-cell>
          <table:table-cell office:value-type="float" office:value="29847.6105932019" calcext:value-type="float">
            <text:p>29847.61059320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352" calcext:value-type="float">
            <text:p>3.52E-008</text:p>
          </table:table-cell>
          <table:table-cell office:value-type="float" office:value="16202.144702133" calcext:value-type="float">
            <text:p>16202.144702133</text:p>
          </table:table-cell>
          <table:table-cell office:value-type="float" office:value="184806.974149704" calcext:value-type="float">
            <text:p>184806.97414970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2899507329" calcext:value-type="float">
            <text:p>0.2899507329</text:p>
          </table:table-cell>
          <table:table-cell office:value-type="float" office:value="29847.6237727807" calcext:value-type="float">
            <text:p>29847.62377278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85" calcext:value-type="float">
            <text:p>8.50E-008</text:p>
          </table:table-cell>
          <table:table-cell office:value-type="float" office:value="39176.021886983" calcext:value-type="float">
            <text:p>39176.021886983</text:p>
          </table:table-cell>
          <table:table-cell office:value-type="float" office:value="446854.549027868" calcext:value-type="float">
            <text:p>446854.549027868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2773441792" calcext:value-type="float">
            <text:p>0.2773441792</text:p>
          </table:table-cell>
          <table:table-cell office:value-type="float" office:value="29847.6363793344" calcext:value-type="float">
            <text:p>29847.63637933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482" calcext:value-type="float">
            <text:p>4.82E-009</text:p>
          </table:table-cell>
          <table:table-cell office:value-type="float" office:value="2301.2593825797" calcext:value-type="float">
            <text:p>2301.2593825797</text:p>
          </table:table-cell>
          <table:table-cell office:value-type="float" office:value="27546.65434093" calcext:value-type="float">
            <text:p>27546.65434093</text:p>
          </table:table-cell>
          <table:table-cell table:number-columns-repeated="4"/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2652857366" calcext:value-type="float">
            <text:p>0.2652857366</text:p>
          </table:table-cell>
          <table:table-cell office:value-type="float" office:value="29847.648437777" calcext:value-type="float">
            <text:p>29847.6484377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826" calcext:value-type="float">
            <text:p>8.26E-008</text:p>
          </table:table-cell>
          <table:table-cell office:value-type="float" office:value="39443.9944877125" calcext:value-type="float">
            <text:p>39443.9944877125</text:p>
          </table:table-cell>
          <table:table-cell office:value-type="float" office:value="472154.547289913" calcext:value-type="float">
            <text:p>472154.547289913</text:p>
          </table:table-cell>
          <table:table-cell table:number-columns-repeated="4"/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2537515741" calcext:value-type="float">
            <text:p>0.2537515741</text:p>
          </table:table-cell>
          <table:table-cell office:value-type="float" office:value="29847.6599719395" calcext:value-type="float">
            <text:p>29847.65997193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325" calcext:value-type="float">
            <text:p>3.25E-008</text:p>
          </table:table-cell>
          <table:table-cell office:value-type="float" office:value="15497.7036260166" calcext:value-type="float">
            <text:p>15497.7036260166</text:p>
          </table:table-cell>
          <table:table-cell office:value-type="float" office:value="185511.415225823" calcext:value-type="float">
            <text:p>185511.415225823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2427188969" calcext:value-type="float">
            <text:p>0.2427188969</text:p>
          </table:table-cell>
          <table:table-cell office:value-type="float" office:value="29847.6710046166" calcext:value-type="float">
            <text:p>29847.67100461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785" calcext:value-type="float">
            <text:p>7.85E-008</text:p>
          </table:table-cell>
          <table:table-cell office:value-type="float" office:value="37472.7165824456" calcext:value-type="float">
            <text:p>37472.7165824456</text:p>
          </table:table-cell>
          <table:table-cell office:value-type="float" office:value="448557.854332412" calcext:value-type="float">
            <text:p>448557.854332412</text:p>
          </table:table-cell>
          <table:table-cell table:number-columns-repeated="4"/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2321659014" calcext:value-type="float">
            <text:p>0.2321659014</text:p>
          </table:table-cell>
          <table:table-cell office:value-type="float" office:value="29847.6815576122" calcext:value-type="float">
            <text:p>29847.68155761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446" calcext:value-type="float">
            <text:p>4.46E-009</text:p>
          </table:table-cell>
          <table:table-cell office:value-type="float" office:value="2201.2046265155" calcext:value-type="float">
            <text:p>2201.2046265155</text:p>
          </table:table-cell>
          <table:table-cell office:value-type="float" office:value="27646.7090969945" calcext:value-type="float">
            <text:p>27646.7090969945</text:p>
          </table:table-cell>
          <table:table-cell table:number-columns-repeated="4"/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2220717317" calcext:value-type="float">
            <text:p>0.2220717317</text:p>
          </table:table-cell>
          <table:table-cell office:value-type="float" office:value="29847.6916517818" calcext:value-type="float">
            <text:p>29847.69165178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765" calcext:value-type="float">
            <text:p>7.65E-008</text:p>
          </table:table-cell>
          <table:table-cell office:value-type="float" office:value="37729.0382004993" calcext:value-type="float">
            <text:p>37729.0382004993</text:p>
          </table:table-cell>
          <table:table-cell office:value-type="float" office:value="473869.503577132" calcext:value-type="float">
            <text:p>473869.503577132</text:p>
          </table:table-cell>
          <table:table-cell table:number-columns-repeated="4"/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212416439" calcext:value-type="float">
            <text:p>0.212416439</text:p>
          </table:table-cell>
          <table:table-cell office:value-type="float" office:value="29847.7013070746" calcext:value-type="float">
            <text:p>29847.70130707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301" calcext:value-type="float">
            <text:p>3.01E-008</text:p>
          </table:table-cell>
          <table:table-cell office:value-type="float" office:value="14823.8904228664" calcext:value-type="float">
            <text:p>14823.8904228664</text:p>
          </table:table-cell>
          <table:table-cell office:value-type="float" office:value="186185.228428976" calcext:value-type="float">
            <text:p>186185.228428976</text:p>
          </table:table-cell>
          <table:table-cell table:number-columns-repeated="4"/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2031809416" calcext:value-type="float">
            <text:p>0.2031809416</text:p>
          </table:table-cell>
          <table:table-cell office:value-type="float" office:value="29847.7105425719" calcext:value-type="float">
            <text:p>29847.71054257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727" calcext:value-type="float">
            <text:p>7.27E-008</text:p>
          </table:table-cell>
          <table:table-cell office:value-type="float" office:value="35843.4680305008" calcext:value-type="float">
            <text:p>35843.4680305008</text:p>
          </table:table-cell>
          <table:table-cell office:value-type="float" office:value="450187.102884363" calcext:value-type="float">
            <text:p>450187.102884363</text:p>
          </table:table-cell>
          <table:table-cell table:number-columns-repeated="4"/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943469876" calcext:value-type="float">
            <text:p>0.1943469876</text:p>
          </table:table-cell>
          <table:table-cell office:value-type="float" office:value="29847.7193765259" calcext:value-type="float">
            <text:p>29847.7193765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415" calcext:value-type="float">
            <text:p>4.15E-009</text:p>
          </table:table-cell>
          <table:table-cell office:value-type="float" office:value="2105.5000772498" calcext:value-type="float">
            <text:p>2105.5000772498</text:p>
          </table:table-cell>
          <table:table-cell office:value-type="float" office:value="27742.4136462605" calcext:value-type="float">
            <text:p>27742.4136462605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858971186" calcext:value-type="float">
            <text:p>0.1858971186</text:p>
          </table:table-cell>
          <table:table-cell office:value-type="float" office:value="29847.727826395" calcext:value-type="float">
            <text:p>29847.7278263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711" calcext:value-type="float">
            <text:p>7.11E-008</text:p>
          </table:table-cell>
          <table:table-cell office:value-type="float" office:value="36088.6452303444" calcext:value-type="float">
            <text:p>36088.6452303444</text:p>
          </table:table-cell>
          <table:table-cell office:value-type="float" office:value="475509.896547293" calcext:value-type="float">
            <text:p>475509.896547293</text:p>
          </table:table-cell>
          <table:table-cell table:number-columns-repeated="4"/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778146351" calcext:value-type="float">
            <text:p>0.1778146351</text:p>
          </table:table-cell>
          <table:table-cell office:value-type="float" office:value="29847.7359088784" calcext:value-type="float">
            <text:p>29847.73590887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279" calcext:value-type="float">
            <text:p>2.79E-008</text:p>
          </table:table-cell>
          <table:table-cell office:value-type="float" office:value="14179.3734460278" calcext:value-type="float">
            <text:p>14179.3734460278</text:p>
          </table:table-cell>
          <table:table-cell office:value-type="float" office:value="186829.745405817" calcext:value-type="float">
            <text:p>186829.745405817</text:p>
          </table:table-cell>
          <table:table-cell table:number-columns-repeated="4"/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70083564" calcext:value-type="float">
            <text:p>0.170083564</text:p>
          </table:table-cell>
          <table:table-cell office:value-type="float" office:value="29847.7436399496" calcext:value-type="float">
            <text:p>29847.74363994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676" calcext:value-type="float">
            <text:p>6.76E-008</text:p>
          </table:table-cell>
          <table:table-cell office:value-type="float" office:value="34285.0563723306" calcext:value-type="float">
            <text:p>34285.0563723306</text:p>
          </table:table-cell>
          <table:table-cell office:value-type="float" office:value="451745.514542538" calcext:value-type="float">
            <text:p>451745.514542538</text:p>
          </table:table-cell>
          <table:table-cell table:number-columns-repeated="4"/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626886264" calcext:value-type="float">
            <text:p>0.1626886264</text:p>
          </table:table-cell>
          <table:table-cell office:value-type="float" office:value="29847.7510348871" calcext:value-type="float">
            <text:p>29847.75103488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387" calcext:value-type="float">
            <text:p>3.87E-009</text:p>
          </table:table-cell>
          <table:table-cell office:value-type="float" office:value="2013.9565953559" calcext:value-type="float">
            <text:p>2013.9565953559</text:p>
          </table:table-cell>
          <table:table-cell office:value-type="float" office:value="27833.9571281547" calcext:value-type="float">
            <text:p>27833.9571281547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556152079" calcext:value-type="float">
            <text:p>0.1556152079</text:p>
          </table:table-cell>
          <table:table-cell office:value-type="float" office:value="29847.7581083057" calcext:value-type="float">
            <text:p>29847.75810830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663" calcext:value-type="float">
            <text:p>6.63E-008</text:p>
          </table:table-cell>
          <table:table-cell office:value-type="float" office:value="34519.5736938879" calcext:value-type="float">
            <text:p>34519.5736938879</text:p>
          </table:table-cell>
          <table:table-cell office:value-type="float" office:value="477078.968083754" calcext:value-type="float">
            <text:p>477078.968083754</text:p>
          </table:table-cell>
          <table:table-cell table:number-columns-repeated="4"/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488493292" calcext:value-type="float">
            <text:p>0.1488493292</text:p>
          </table:table-cell>
          <table:table-cell office:value-type="float" office:value="29847.7648741843" calcext:value-type="float">
            <text:p>29847.76487418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261" calcext:value-type="float">
            <text:p>2.61E-008</text:p>
          </table:table-cell>
          <table:table-cell office:value-type="float" office:value="13562.8789465268" calcext:value-type="float">
            <text:p>13562.8789465268</text:p>
          </table:table-cell>
          <table:table-cell office:value-type="float" office:value="187446.23990532" calcext:value-type="float">
            <text:p>187446.23990532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423776193" calcext:value-type="float">
            <text:p>0.1423776193</text:p>
          </table:table-cell>
          <table:table-cell office:value-type="float" office:value="29847.7713458943" calcext:value-type="float">
            <text:p>29847.77134589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63" calcext:value-type="float">
            <text:p>6.30E-008</text:p>
          </table:table-cell>
          <table:table-cell office:value-type="float" office:value="32794.4017429793" calcext:value-type="float">
            <text:p>32794.4017429793</text:p>
          </table:table-cell>
          <table:table-cell office:value-type="float" office:value="453236.169171894" calcext:value-type="float">
            <text:p>453236.169171894</text:p>
          </table:table-cell>
          <table:table-cell table:number-columns-repeated="4"/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36187288" calcext:value-type="float">
            <text:p>0.136187288</text:p>
          </table:table-cell>
          <table:table-cell office:value-type="float" office:value="29847.7775362256" calcext:value-type="float">
            <text:p>29847.77753622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362" calcext:value-type="float">
            <text:p>3.62E-009</text:p>
          </table:table-cell>
          <table:table-cell office:value-type="float" office:value="1926.3932648606" calcext:value-type="float">
            <text:p>1926.3932648606</text:p>
          </table:table-cell>
          <table:table-cell office:value-type="float" office:value="27921.5204586502" calcext:value-type="float">
            <text:p>27921.5204586502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302661015" calcext:value-type="float">
            <text:p>0.1302661015</text:p>
          </table:table-cell>
          <table:table-cell office:value-type="float" office:value="29847.7834574121" calcext:value-type="float">
            <text:p>29847.78345741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62" calcext:value-type="float">
            <text:p>6.20E-008</text:p>
          </table:table-cell>
          <table:table-cell office:value-type="float" office:value="33018.7226592205" calcext:value-type="float">
            <text:p>33018.7226592205</text:p>
          </table:table-cell>
          <table:table-cell office:value-type="float" office:value="478579.819118425" calcext:value-type="float">
            <text:p>478579.819118425</text:p>
          </table:table-cell>
          <table:table-cell table:number-columns-repeated="4"/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24602358" calcext:value-type="float">
            <text:p>0.124602358</text:p>
          </table:table-cell>
          <table:table-cell office:value-type="float" office:value="29847.7891211556" calcext:value-type="float">
            <text:p>29847.78912115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244" calcext:value-type="float">
            <text:p>2.44E-008</text:p>
          </table:table-cell>
          <table:table-cell office:value-type="float" office:value="12973.18855578" calcext:value-type="float">
            <text:p>12973.18855578</text:p>
          </table:table-cell>
          <table:table-cell office:value-type="float" office:value="188035.930296068" calcext:value-type="float">
            <text:p>188035.930296068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191848641" calcext:value-type="float">
            <text:p>0.1191848641</text:p>
          </table:table-cell>
          <table:table-cell office:value-type="float" office:value="29847.7945386495" calcext:value-type="float">
            <text:p>29847.79453864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589" calcext:value-type="float">
            <text:p>5.89E-008</text:p>
          </table:table-cell>
          <table:table-cell office:value-type="float" office:value="31368.5581846632" calcext:value-type="float">
            <text:p>31368.5581846632</text:p>
          </table:table-cell>
          <table:table-cell office:value-type="float" office:value="454662.012730214" calcext:value-type="float">
            <text:p>454662.012730214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140029135" calcext:value-type="float">
            <text:p>0.1140029135</text:p>
          </table:table-cell>
          <table:table-cell office:value-type="float" office:value="29847.7997206001" calcext:value-type="float">
            <text:p>29847.7997206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34" calcext:value-type="float">
            <text:p>3.40E-009</text:p>
          </table:table-cell>
          <table:table-cell office:value-type="float" office:value="1842.6370357026" calcext:value-type="float">
            <text:p>1842.6370357026</text:p>
          </table:table-cell>
          <table:table-cell office:value-type="float" office:value="28005.2766878085" calcext:value-type="float">
            <text:p>28005.2766878085</text:p>
          </table:table-cell>
          <table:table-cell table:number-columns-repeated="4"/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090462651" calcext:value-type="float">
            <text:p>0.1090462651</text:p>
          </table:table-cell>
          <table:table-cell office:value-type="float" office:value="29847.8046772485" calcext:value-type="float">
            <text:p>29847.80467724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582" calcext:value-type="float">
            <text:p>5.82E-008</text:p>
          </table:table-cell>
          <table:table-cell office:value-type="float" office:value="31583.1260175602" calcext:value-type="float">
            <text:p>31583.1260175602</text:p>
          </table:table-cell>
          <table:table-cell office:value-type="float" office:value="480015.41576009" calcext:value-type="float">
            <text:p>480015.41576009</text:p>
          </table:table-cell>
          <table:table-cell table:number-columns-repeated="4"/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1043051231" calcext:value-type="float">
            <text:p>0.1043051231</text:p>
          </table:table-cell>
          <table:table-cell office:value-type="float" office:value="29847.8094183905" calcext:value-type="float">
            <text:p>29847.80941839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229" calcext:value-type="float">
            <text:p>2.29E-008</text:p>
          </table:table-cell>
          <table:table-cell office:value-type="float" office:value="12409.1368777511" calcext:value-type="float">
            <text:p>12409.1368777511</text:p>
          </table:table-cell>
          <table:table-cell office:value-type="float" office:value="188599.981974099" calcext:value-type="float">
            <text:p>188599.981974099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997701177" calcext:value-type="float">
            <text:p>0.0997701177</text:p>
          </table:table-cell>
          <table:table-cell office:value-type="float" office:value="29847.8139533959" calcext:value-type="float">
            <text:p>29847.81395339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553" calcext:value-type="float">
            <text:p>5.53E-008</text:p>
          </table:table-cell>
          <table:table-cell office:value-type="float" office:value="30004.7078247204" calcext:value-type="float">
            <text:p>30004.7078247204</text:p>
          </table:table-cell>
          <table:table-cell office:value-type="float" office:value="456025.86309016" calcext:value-type="float">
            <text:p>456025.86309016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954322865" calcext:value-type="float">
            <text:p>0.0954322865</text:p>
          </table:table-cell>
          <table:table-cell office:value-type="float" office:value="29847.8182912271" calcext:value-type="float">
            <text:p>29847.81829122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32" calcext:value-type="float">
            <text:p>3.20E-009</text:p>
          </table:table-cell>
          <table:table-cell office:value-type="float" office:value="1762.5223817362" calcext:value-type="float">
            <text:p>1762.5223817362</text:p>
          </table:table-cell>
          <table:table-cell office:value-type="float" office:value="28085.391341775" calcext:value-type="float">
            <text:p>28085.391341775</text:p>
          </table:table-cell>
          <table:table-cell table:number-columns-repeated="4"/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912830566" calcext:value-type="float">
            <text:p>0.0912830566</text:p>
          </table:table-cell>
          <table:table-cell office:value-type="float" office:value="29847.8224404569" calcext:value-type="float">
            <text:p>29847.82244045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548" calcext:value-type="float">
            <text:p>5.48E-008</text:p>
          </table:table-cell>
          <table:table-cell office:value-type="float" office:value="30209.9466213762" calcext:value-type="float">
            <text:p>30209.9466213762</text:p>
          </table:table-cell>
          <table:table-cell office:value-type="float" office:value="481388.595156277" calcext:value-type="float">
            <text:p>481388.595156277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873142281" calcext:value-type="float">
            <text:p>0.0873142281</text:p>
          </table:table-cell>
          <table:table-cell office:value-type="float" office:value="29847.8264092855" calcext:value-type="float">
            <text:p>29847.82640928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215" calcext:value-type="float">
            <text:p>2.15E-008</text:p>
          </table:table-cell>
          <table:table-cell office:value-type="float" office:value="11869.6091857968" calcext:value-type="float">
            <text:p>11869.6091857968</text:p>
          </table:table-cell>
          <table:table-cell office:value-type="float" office:value="189139.509666054" calcext:value-type="float">
            <text:p>189139.509666054</text:p>
          </table:table-cell>
          <table:table-cell table:number-columns-repeated="4"/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835179573" calcext:value-type="float">
            <text:p>0.0835179573</text:p>
          </table:table-cell>
          <table:table-cell office:value-type="float" office:value="29847.8302055563" calcext:value-type="float">
            <text:p>29847.83020555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52" calcext:value-type="float">
            <text:p>5.20E-008</text:p>
          </table:table-cell>
          <table:table-cell office:value-type="float" office:value="28700.1553066917" calcext:value-type="float">
            <text:p>28700.1553066917</text:p>
          </table:table-cell>
          <table:table-cell office:value-type="float" office:value="457330.415608192" calcext:value-type="float">
            <text:p>457330.415608192</text:p>
          </table:table-cell>
          <table:table-cell table:number-columns-repeated="4"/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798867417" calcext:value-type="float">
            <text:p>0.0798867417</text:p>
          </table:table-cell>
          <table:table-cell office:value-type="float" office:value="29847.8338367718" calcext:value-type="float">
            <text:p>29847.83383677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301" calcext:value-type="float">
            <text:p>3.01E-009</text:p>
          </table:table-cell>
          <table:table-cell office:value-type="float" office:value="1685.8909736049" calcext:value-type="float">
            <text:p>1685.8909736049</text:p>
          </table:table-cell>
          <table:table-cell office:value-type="float" office:value="28162.0227499065" calcext:value-type="float">
            <text:p>28162.0227499065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764134051" calcext:value-type="float">
            <text:p>0.0764134051</text:p>
          </table:table-cell>
          <table:table-cell office:value-type="float" office:value="29847.8373101084" calcext:value-type="float">
            <text:p>29847.83731010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517" calcext:value-type="float">
            <text:p>5.17E-008</text:p>
          </table:table-cell>
          <table:table-cell office:value-type="float" office:value="28896.4706773791" calcext:value-type="float">
            <text:p>28896.4706773791</text:p>
          </table:table-cell>
          <table:table-cell office:value-type="float" office:value="482702.071100277" calcext:value-type="float">
            <text:p>482702.071100277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730910832" calcext:value-type="float">
            <text:p>0.0730910832</text:p>
          </table:table-cell>
          <table:table-cell office:value-type="float" office:value="29847.8406324304" calcext:value-type="float">
            <text:p>29847.8406324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203" calcext:value-type="float">
            <text:p>2.03E-008</text:p>
          </table:table-cell>
          <table:table-cell office:value-type="float" office:value="11353.53921965" calcext:value-type="float">
            <text:p>11353.53921965</text:p>
          </table:table-cell>
          <table:table-cell office:value-type="float" office:value="189655.579632202" calcext:value-type="float">
            <text:p>189655.579632202</text:p>
          </table:table-cell>
          <table:table-cell table:number-columns-repeated="4"/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6991321" calcext:value-type="float">
            <text:p>0.06991321</text:p>
          </table:table-cell>
          <table:table-cell office:value-type="float" office:value="29847.8438103036" calcext:value-type="float">
            <text:p>29847.84381030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491" calcext:value-type="float">
            <text:p>4.91E-008</text:p>
          </table:table-cell>
          <table:table-cell office:value-type="float" office:value="27452.3224635298" calcext:value-type="float">
            <text:p>27452.3224635298</text:p>
          </table:table-cell>
          <table:table-cell office:value-type="float" office:value="458578.248451357" calcext:value-type="float">
            <text:p>458578.248451357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668735052" calcext:value-type="float">
            <text:p>0.0668735052</text:p>
          </table:table-cell>
          <table:table-cell office:value-type="float" office:value="29847.8468500084" calcext:value-type="float">
            <text:p>29847.84685000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285" calcext:value-type="float">
            <text:p>2.85E-009</text:p>
          </table:table-cell>
          <table:table-cell office:value-type="float" office:value="1612.5913658371" calcext:value-type="float">
            <text:p>1612.5913658371</text:p>
          </table:table-cell>
          <table:table-cell office:value-type="float" office:value="28235.3223576744" calcext:value-type="float">
            <text:p>28235.3223576744</text:p>
          </table:table-cell>
          <table:table-cell table:number-columns-repeated="4"/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639659615" calcext:value-type="float">
            <text:p>0.0639659615</text:p>
          </table:table-cell>
          <table:table-cell office:value-type="float" office:value="29847.8497575521" calcext:value-type="float">
            <text:p>29847.84975755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489" calcext:value-type="float">
            <text:p>4.89E-008</text:p>
          </table:table-cell>
          <table:table-cell office:value-type="float" office:value="27640.1023832919" calcext:value-type="float">
            <text:p>27640.1023832919</text:p>
          </table:table-cell>
          <table:table-cell office:value-type="float" office:value="483958.439394367" calcext:value-type="float">
            <text:p>483958.439394367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611848327" calcext:value-type="float">
            <text:p>0.0611848327</text:p>
          </table:table-cell>
          <table:table-cell office:value-type="float" office:value="29847.8525386809" calcext:value-type="float">
            <text:p>29847.85253868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92" calcext:value-type="float">
            <text:p>1.92E-008</text:p>
          </table:table-cell>
          <table:table-cell office:value-type="float" office:value="10859.9070781854" calcext:value-type="float">
            <text:p>10859.9070781854</text:p>
          </table:table-cell>
          <table:table-cell office:value-type="float" office:value="190149.211773668" calcext:value-type="float">
            <text:p>190149.211773668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585246226" calcext:value-type="float">
            <text:p>0.0585246226</text:p>
          </table:table-cell>
          <table:table-cell office:value-type="float" office:value="29847.855198891" calcext:value-type="float">
            <text:p>29847.8551988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464" calcext:value-type="float">
            <text:p>4.64E-008</text:p>
          </table:table-cell>
          <table:table-cell office:value-type="float" office:value="26258.7432224069" calcext:value-type="float">
            <text:p>26258.7432224069</text:p>
          </table:table-cell>
          <table:table-cell office:value-type="float" office:value="459771.827692483" calcext:value-type="float">
            <text:p>459771.827692483</text:p>
          </table:table-cell>
          <table:table-cell table:number-columns-repeated="4"/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559800738" calcext:value-type="float">
            <text:p>0.0559800738</text:p>
          </table:table-cell>
          <table:table-cell office:value-type="float" office:value="29847.8577434398" calcext:value-type="float">
            <text:p>29847.85774343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27" calcext:value-type="float">
            <text:p>2.70E-009</text:p>
          </table:table-cell>
          <table:table-cell office:value-type="float" office:value="1542.4786975471" calcext:value-type="float">
            <text:p>1542.4786975471</text:p>
          </table:table-cell>
          <table:table-cell office:value-type="float" office:value="28305.4350259647" calcext:value-type="float">
            <text:p>28305.4350259647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535461575" calcext:value-type="float">
            <text:p>0.0535461575</text:p>
          </table:table-cell>
          <table:table-cell office:value-type="float" office:value="29847.8601773561" calcext:value-type="float">
            <text:p>29847.86017735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464" calcext:value-type="float">
            <text:p>4.64E-008</text:p>
          </table:table-cell>
          <table:table-cell office:value-type="float" office:value="26438.358797807" calcext:value-type="float">
            <text:p>26438.358797807</text:p>
          </table:table-cell>
          <table:table-cell office:value-type="float" office:value="485160.182979855" calcext:value-type="float">
            <text:p>485160.182979855</text:p>
          </table:table-cell>
          <table:table-cell table:number-columns-repeated="4"/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512180637" calcext:value-type="float">
            <text:p>0.0512180637</text:p>
          </table:table-cell>
          <table:table-cell office:value-type="float" office:value="29847.8625054499" calcext:value-type="float">
            <text:p>29847.86250544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82" calcext:value-type="float">
            <text:p>1.82E-008</text:p>
          </table:table-cell>
          <table:table-cell office:value-type="float" office:value="10387.7372038053" calcext:value-type="float">
            <text:p>10387.7372038053</text:p>
          </table:table-cell>
          <table:table-cell office:value-type="float" office:value="190621.381648049" calcext:value-type="float">
            <text:p>190621.381648049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489911913" calcext:value-type="float">
            <text:p>0.0489911913</text:p>
          </table:table-cell>
          <table:table-cell office:value-type="float" office:value="29847.8647323222" calcext:value-type="float">
            <text:p>29847.86473232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44" calcext:value-type="float">
            <text:p>4.40E-008</text:p>
          </table:table-cell>
          <table:table-cell office:value-type="float" office:value="25117.0587310536" calcext:value-type="float">
            <text:p>25117.0587310536</text:p>
          </table:table-cell>
          <table:table-cell office:value-type="float" office:value="460913.512183838" calcext:value-type="float">
            <text:p>460913.512183838</text:p>
          </table:table-cell>
          <table:table-cell table:number-columns-repeated="4"/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468611395" calcext:value-type="float">
            <text:p>0.0468611395</text:p>
          </table:table-cell>
          <table:table-cell office:value-type="float" office:value="29847.866862374" calcext:value-type="float">
            <text:p>29847.8668623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257" calcext:value-type="float">
            <text:p>2.57E-009</text:p>
          </table:table-cell>
          <table:table-cell office:value-type="float" office:value="1475.4144061483" calcext:value-type="float">
            <text:p>1475.4144061483</text:p>
          </table:table-cell>
          <table:table-cell office:value-type="float" office:value="28372.4993173635" calcext:value-type="float">
            <text:p>28372.4993173635</text:p>
          </table:table-cell>
          <table:table-cell table:number-columns-repeated="4"/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448236987" calcext:value-type="float">
            <text:p>0.0448236987</text:p>
          </table:table-cell>
          <table:table-cell office:value-type="float" office:value="29847.8688998149" calcext:value-type="float">
            <text:p>29847.86889981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441" calcext:value-type="float">
            <text:p>4.41E-008</text:p>
          </table:table-cell>
          <table:table-cell office:value-type="float" office:value="25288.8649335866" calcext:value-type="float">
            <text:p>25288.8649335866</text:p>
          </table:table-cell>
          <table:table-cell office:value-type="float" office:value="486309.676844077" calcext:value-type="float">
            <text:p>486309.676844077</text:p>
          </table:table-cell>
          <table:table-cell table:number-columns-repeated="4"/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428748422" calcext:value-type="float">
            <text:p>0.0428748422</text:p>
          </table:table-cell>
          <table:table-cell office:value-type="float" office:value="29847.8708486714" calcext:value-type="float">
            <text:p>29847.87084867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73" calcext:value-type="float">
            <text:p>1.73E-008</text:p>
          </table:table-cell>
          <table:table-cell office:value-type="float" office:value="9936.0964544597" calcext:value-type="float">
            <text:p>9936.0964544597</text:p>
          </table:table-cell>
          <table:table-cell office:value-type="float" office:value="191073.022397396" calcext:value-type="float">
            <text:p>191073.022397396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410107186" calcext:value-type="float">
            <text:p>0.0410107186</text:p>
          </table:table-cell>
          <table:table-cell office:value-type="float" office:value="29847.8727127949" calcext:value-type="float">
            <text:p>29847.87271279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419" calcext:value-type="float">
            <text:p>4.19E-008</text:p>
          </table:table-cell>
          <table:table-cell office:value-type="float" office:value="24025.0126959947" calcext:value-type="float">
            <text:p>24025.0126959947</text:p>
          </table:table-cell>
          <table:table-cell office:value-type="float" office:value="462005.558218899" calcext:value-type="float">
            <text:p>462005.558218899</text:p>
          </table:table-cell>
          <table:table-cell table:number-columns-repeated="4"/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392276439" calcext:value-type="float">
            <text:p>0.0392276439</text:p>
          </table:table-cell>
          <table:table-cell office:value-type="float" office:value="29847.8744958697" calcext:value-type="float">
            <text:p>29847.87449586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245" calcext:value-type="float">
            <text:p>2.45E-009</text:p>
          </table:table-cell>
          <table:table-cell office:value-type="float" office:value="1411.2659535148" calcext:value-type="float">
            <text:p>1411.2659535148</text:p>
          </table:table-cell>
          <table:table-cell office:value-type="float" office:value="28436.6477699972" calcext:value-type="float">
            <text:p>28436.6477699972</text:p>
          </table:table-cell>
          <table:table-cell table:number-columns-repeated="4"/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375220942" calcext:value-type="float">
            <text:p>0.0375220942</text:p>
          </table:table-cell>
          <table:table-cell office:value-type="float" office:value="29847.8762014194" calcext:value-type="float">
            <text:p>29847.87620141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42" calcext:value-type="float">
            <text:p>4.20E-008</text:p>
          </table:table-cell>
          <table:table-cell office:value-type="float" office:value="24189.3490636124" calcext:value-type="float">
            <text:p>24189.3490636124</text:p>
          </table:table-cell>
          <table:table-cell office:value-type="float" office:value="487409.192714054" calcext:value-type="float">
            <text:p>487409.192714054</text:p>
          </table:table-cell>
          <table:table-cell table:number-columns-repeated="4"/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358906988" calcext:value-type="float">
            <text:p>0.0358906988</text:p>
          </table:table-cell>
          <table:table-cell office:value-type="float" office:value="29847.8778328148" calcext:value-type="float">
            <text:p>29847.87783281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65" calcext:value-type="float">
            <text:p>1.65E-008</text:p>
          </table:table-cell>
          <table:table-cell office:value-type="float" office:value="9504.0922594924" calcext:value-type="float">
            <text:p>9504.0922594924</text:p>
          </table:table-cell>
          <table:table-cell office:value-type="float" office:value="191505.026592364" calcext:value-type="float">
            <text:p>191505.026592364</text:p>
          </table:table-cell>
          <table:table-cell table:number-columns-repeated="4"/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343302336" calcext:value-type="float">
            <text:p>0.0343302336</text:p>
          </table:table-cell>
          <table:table-cell office:value-type="float" office:value="29847.87939328" calcext:value-type="float">
            <text:p>29847.879393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399" calcext:value-type="float">
            <text:p>3.99E-008</text:p>
          </table:table-cell>
          <table:table-cell office:value-type="float" office:value="22980.4469234719" calcext:value-type="float">
            <text:p>22980.4469234719</text:p>
          </table:table-cell>
          <table:table-cell office:value-type="float" office:value="463050.123991424" calcext:value-type="float">
            <text:p>463050.123991424</text:p>
          </table:table-cell>
          <table:table-cell table:number-columns-repeated="4"/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328376147" calcext:value-type="float">
            <text:p>0.0328376147</text:p>
          </table:table-cell>
          <table:table-cell office:value-type="float" office:value="29847.8808858988" calcext:value-type="float">
            <text:p>29847.8808858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234" calcext:value-type="float">
            <text:p>2.34E-009</text:p>
          </table:table-cell>
          <table:table-cell office:value-type="float" office:value="1349.9065640476" calcext:value-type="float">
            <text:p>1349.9065640476</text:p>
          </table:table-cell>
          <table:table-cell office:value-type="float" office:value="28498.0071594645" calcext:value-type="float">
            <text:p>28498.007159464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314098924" calcext:value-type="float">
            <text:p>0.0314098924</text:p>
          </table:table-cell>
          <table:table-cell office:value-type="float" office:value="29847.8823136212" calcext:value-type="float">
            <text:p>29847.88231362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401" calcext:value-type="float">
            <text:p>4.01E-008</text:p>
          </table:table-cell>
          <table:table-cell office:value-type="float" office:value="23137.6382316065" calcext:value-type="float">
            <text:p>23137.6382316065</text:p>
          </table:table-cell>
          <table:table-cell office:value-type="float" office:value="488460.903546061" calcext:value-type="float">
            <text:p>488460.903546061</text:p>
          </table:table-cell>
          <table:table-cell table:number-columns-repeated="4"/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300442449" calcext:value-type="float">
            <text:p>0.0300442449</text:p>
          </table:table-cell>
          <table:table-cell office:value-type="float" office:value="29847.8836792687" calcext:value-type="float">
            <text:p>29847.88367926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57" calcext:value-type="float">
            <text:p>1.57E-008</text:p>
          </table:table-cell>
          <table:table-cell office:value-type="float" office:value="9090.8708556668" calcext:value-type="float">
            <text:p>9090.8708556668</text:p>
          </table:table-cell>
          <table:table-cell office:value-type="float" office:value="191918.24799619" calcext:value-type="float">
            <text:p>191918.24799619</text:p>
          </table:table-cell>
          <table:table-cell table:number-columns-repeated="4"/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287379733" calcext:value-type="float">
            <text:p>0.0287379733</text:p>
          </table:table-cell>
          <table:table-cell office:value-type="float" office:value="29847.8849855402" calcext:value-type="float">
            <text:p>29847.88498554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381" calcext:value-type="float">
            <text:p>3.81E-008</text:p>
          </table:table-cell>
          <table:table-cell office:value-type="float" office:value="21981.2970542383" calcext:value-type="float">
            <text:p>21981.2970542383</text:p>
          </table:table-cell>
          <table:table-cell office:value-type="float" office:value="464049.27386066" calcext:value-type="float">
            <text:p>464049.27386066</text:p>
          </table:table-cell>
          <table:table-cell table:number-columns-repeated="4"/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274884962" calcext:value-type="float">
            <text:p>0.0274884962</text:p>
          </table:table-cell>
          <table:table-cell office:value-type="float" office:value="29847.8862350174" calcext:value-type="float">
            <text:p>29847.88623501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224" calcext:value-type="float">
            <text:p>2.24E-009</text:p>
          </table:table-cell>
          <table:table-cell office:value-type="float" office:value="1291.2149741304" calcext:value-type="float">
            <text:p>1291.2149741304</text:p>
          </table:table-cell>
          <table:table-cell office:value-type="float" office:value="28556.6987493818" calcext:value-type="float">
            <text:p>28556.6987493818</text:p>
          </table:table-cell>
          <table:table-cell table:number-columns-repeated="4"/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262933442" calcext:value-type="float">
            <text:p>0.0262933442</text:p>
          </table:table-cell>
          <table:table-cell office:value-type="float" office:value="29847.8874301694" calcext:value-type="float">
            <text:p>29847.88743016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383" calcext:value-type="float">
            <text:p>3.83E-008</text:p>
          </table:table-cell>
          <table:table-cell office:value-type="float" office:value="22131.6539576508" calcext:value-type="float">
            <text:p>22131.6539576508</text:p>
          </table:table-cell>
          <table:table-cell office:value-type="float" office:value="489466.887820019" calcext:value-type="float">
            <text:p>489466.887820019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251501553" calcext:value-type="float">
            <text:p>0.0251501553</text:p>
          </table:table-cell>
          <table:table-cell office:value-type="float" office:value="29847.8885733582" calcext:value-type="float">
            <text:p>29847.88857335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51" calcext:value-type="float">
            <text:p>1.51E-008</text:p>
          </table:table-cell>
          <table:table-cell office:value-type="float" office:value="8695.6155998875" calcext:value-type="float">
            <text:p>8695.6155998875</text:p>
          </table:table-cell>
          <table:table-cell office:value-type="float" office:value="192313.50325197" calcext:value-type="float">
            <text:p>192313.50325197</text:p>
          </table:table-cell>
          <table:table-cell table:number-columns-repeated="4"/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240566703" calcext:value-type="float">
            <text:p>0.0240566703</text:p>
          </table:table-cell>
          <table:table-cell office:value-type="float" office:value="29847.8896668433" calcext:value-type="float">
            <text:p>29847.88966684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364" calcext:value-type="float">
            <text:p>3.64E-008</text:p>
          </table:table-cell>
          <table:table-cell office:value-type="float" office:value="21025.5884837973" calcext:value-type="float">
            <text:p>21025.5884837973</text:p>
          </table:table-cell>
          <table:table-cell office:value-type="float" office:value="465004.982431102" calcext:value-type="float">
            <text:p>465004.982431102</text:p>
          </table:table-cell>
          <table:table-cell table:number-columns-repeated="4"/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230107281" calcext:value-type="float">
            <text:p>0.0230107281</text:p>
          </table:table-cell>
          <table:table-cell office:value-type="float" office:value="29847.8907127855" calcext:value-type="float">
            <text:p>29847.89071278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214" calcext:value-type="float">
            <text:p>2.14E-009</text:p>
          </table:table-cell>
          <table:table-cell office:value-type="float" office:value="1235.0751924781" calcext:value-type="float">
            <text:p>1235.0751924781</text:p>
          </table:table-cell>
          <table:table-cell office:value-type="float" office:value="28612.8385310342" calcext:value-type="float">
            <text:p>28612.8385310342</text:p>
          </table:table-cell>
          <table:table-cell table:number-columns-repeated="4"/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220102617" calcext:value-type="float">
            <text:p>0.0220102617</text:p>
          </table:table-cell>
          <table:table-cell office:value-type="float" office:value="29847.8917132519" calcext:value-type="float">
            <text:p>29847.89171325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368" calcext:value-type="float">
            <text:p>3.68E-008</text:p>
          </table:table-cell>
          <table:table-cell office:value-type="float" office:value="21169.40813052" calcext:value-type="float">
            <text:p>21169.40813052</text:p>
          </table:table-cell>
          <table:table-cell office:value-type="float" office:value="490429.133647151" calcext:value-type="float">
            <text:p>490429.133647151</text:p>
          </table:table-cell>
          <table:table-cell table:number-columns-repeated="4"/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210532938" calcext:value-type="float">
            <text:p>0.0210532938</text:p>
          </table:table-cell>
          <table:table-cell office:value-type="float" office:value="29847.8926702198" calcext:value-type="float">
            <text:p>29847.89267021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44" calcext:value-type="float">
            <text:p>1.44E-008</text:p>
          </table:table-cell>
          <table:table-cell office:value-type="float" office:value="8317.5453552806" calcext:value-type="float">
            <text:p>8317.5453552806</text:p>
          </table:table-cell>
          <table:table-cell office:value-type="float" office:value="192691.573496578" calcext:value-type="float">
            <text:p>192691.573496578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201379332" calcext:value-type="float">
            <text:p>0.0201379332</text:p>
          </table:table-cell>
          <table:table-cell office:value-type="float" office:value="29847.8935855804" calcext:value-type="float">
            <text:p>29847.89358558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349" calcext:value-type="float">
            <text:p>3.49E-008</text:p>
          </table:table-cell>
          <table:table-cell office:value-type="float" office:value="20111.4324600216" calcext:value-type="float">
            <text:p>20111.4324600216</text:p>
          </table:table-cell>
          <table:table-cell office:value-type="float" office:value="465919.138454879" calcext:value-type="float">
            <text:p>465919.138454879</text:p>
          </table:table-cell>
          <table:table-cell table:number-columns-repeated="4"/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92623709" calcext:value-type="float">
            <text:p>0.0192623709</text:p>
          </table:table-cell>
          <table:table-cell office:value-type="float" office:value="29847.8944611427" calcext:value-type="float">
            <text:p>29847.89446114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206" calcext:value-type="float">
            <text:p>2.06E-009</text:p>
          </table:table-cell>
          <table:table-cell office:value-type="float" office:value="1181.376270905" calcext:value-type="float">
            <text:p>1181.376270905</text:p>
          </table:table-cell>
          <table:table-cell office:value-type="float" office:value="28666.5374526074" calcext:value-type="float">
            <text:p>28666.5374526074</text:p>
          </table:table-cell>
          <table:table-cell table:number-columns-repeated="4"/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84248765" calcext:value-type="float">
            <text:p>0.0184248765</text:p>
          </table:table-cell>
          <table:table-cell office:value-type="float" office:value="29847.8952986371" calcext:value-type="float">
            <text:p>29847.89529863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353" calcext:value-type="float">
            <text:p>3.53E-008</text:p>
          </table:table-cell>
          <table:table-cell office:value-type="float" office:value="20248.9990786072" calcext:value-type="float">
            <text:p>20248.9990786072</text:p>
          </table:table-cell>
          <table:table-cell office:value-type="float" office:value="491349.542699065" calcext:value-type="float">
            <text:p>491349.542699065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76237949" calcext:value-type="float">
            <text:p>0.0176237949</text:p>
          </table:table-cell>
          <table:table-cell office:value-type="float" office:value="29847.8960997187" calcext:value-type="float">
            <text:p>29847.89609971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7955.9129474449" calcext:value-type="float">
            <text:p>7955.9129474449</text:p>
          </table:table-cell>
          <table:table-cell office:value-type="float" office:value="193053.205904414" calcext:value-type="float">
            <text:p>193053.205904414</text:p>
          </table:table-cell>
          <table:table-cell table:number-columns-repeated="4"/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68575429" calcext:value-type="float">
            <text:p>0.0168575429</text:p>
          </table:table-cell>
          <table:table-cell office:value-type="float" office:value="29847.8968659706" calcext:value-type="float">
            <text:p>29847.89686597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335" calcext:value-type="float">
            <text:p>3.35E-008</text:p>
          </table:table-cell>
          <table:table-cell office:value-type="float" office:value="19237.0223504423" calcext:value-type="float">
            <text:p>19237.0223504423</text:p>
          </table:table-cell>
          <table:table-cell office:value-type="float" office:value="466793.54856446" calcext:value-type="float">
            <text:p>466793.54856446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61246063" calcext:value-type="float">
            <text:p>0.0161246063</text:p>
          </table:table-cell>
          <table:table-cell office:value-type="float" office:value="29847.8975989073" calcext:value-type="float">
            <text:p>29847.897598907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98" calcext:value-type="float">
            <text:p>1.98E-009</text:p>
          </table:table-cell>
          <table:table-cell office:value-type="float" office:value="1130.0120850595" calcext:value-type="float">
            <text:p>1130.0120850595</text:p>
          </table:table-cell>
          <table:table-cell office:value-type="float" office:value="28717.901638453" calcext:value-type="float">
            <text:p>28717.901638453</text:p>
          </table:table-cell>
          <table:table-cell table:number-columns-repeated="4"/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54235364" calcext:value-type="float">
            <text:p>0.0154235364</text:p>
          </table:table-cell>
          <table:table-cell office:value-type="float" office:value="29847.8982999771" calcext:value-type="float">
            <text:p>29847.89829997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34" calcext:value-type="float">
            <text:p>3.40E-008</text:p>
          </table:table-cell>
          <table:table-cell office:value-type="float" office:value="19368.6078116801" calcext:value-type="float">
            <text:p>19368.6078116801</text:p>
          </table:table-cell>
          <table:table-cell office:value-type="float" office:value="492229.933965994" calcext:value-type="float">
            <text:p>492229.933965994</text:p>
          </table:table-cell>
          <table:table-cell table:number-columns-repeated="4"/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47529479" calcext:value-type="float">
            <text:p>0.0147529479</text:p>
          </table:table-cell>
          <table:table-cell office:value-type="float" office:value="29847.8989705657" calcext:value-type="float">
            <text:p>29847.89897056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33" calcext:value-type="float">
            <text:p>1.33E-008</text:p>
          </table:table-cell>
          <table:table-cell office:value-type="float" office:value="7610.0036878232" calcext:value-type="float">
            <text:p>7610.0036878232</text:p>
          </table:table-cell>
          <table:table-cell office:value-type="float" office:value="193399.115164036" calcext:value-type="float">
            <text:p>193399.115164036</text:p>
          </table:table-cell>
          <table:table-cell table:number-columns-repeated="4"/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41115154" calcext:value-type="float">
            <text:p>0.0141115154</text:p>
          </table:table-cell>
          <table:table-cell office:value-type="float" office:value="29847.8996119982" calcext:value-type="float">
            <text:p>29847.89961199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323" calcext:value-type="float">
            <text:p>3.23E-008</text:p>
          </table:table-cell>
          <table:table-cell office:value-type="float" office:value="18400.6300718282" calcext:value-type="float">
            <text:p>18400.6300718282</text:p>
          </table:table-cell>
          <table:table-cell office:value-type="float" office:value="467629.940843075" calcext:value-type="float">
            <text:p>467629.940843075</text:p>
          </table:table-cell>
          <table:table-cell table:number-columns-repeated="4"/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34979712" calcext:value-type="float">
            <text:p>0.0134979712</text:p>
          </table:table-cell>
          <table:table-cell office:value-type="float" office:value="29847.9002255423" calcext:value-type="float">
            <text:p>29847.90022554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91" calcext:value-type="float">
            <text:p>1.91E-009</text:p>
          </table:table-cell>
          <table:table-cell office:value-type="float" office:value="1080.8811246922" calcext:value-type="float">
            <text:p>1080.8811246922</text:p>
          </table:table-cell>
          <table:table-cell office:value-type="float" office:value="28767.0325988203" calcext:value-type="float">
            <text:p>28767.0325988203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29111029" calcext:value-type="float">
            <text:p>0.0129111029</text:p>
          </table:table-cell>
          <table:table-cell office:value-type="float" office:value="29847.9008124107" calcext:value-type="float">
            <text:p>29847.90081241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327" calcext:value-type="float">
            <text:p>3.27E-008</text:p>
          </table:table-cell>
          <table:table-cell office:value-type="float" office:value="18526.4944260384" calcext:value-type="float">
            <text:p>18526.4944260384</text:p>
          </table:table-cell>
          <table:table-cell office:value-type="float" office:value="493072.047351637" calcext:value-type="float">
            <text:p>493072.047351637</text:p>
          </table:table-cell>
          <table:table-cell table:number-columns-repeated="4"/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23497506" calcext:value-type="float">
            <text:p>0.0123497506</text:p>
          </table:table-cell>
          <table:table-cell office:value-type="float" office:value="29847.901373763" calcext:value-type="float">
            <text:p>29847.9013737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29" calcext:value-type="float">
            <text:p>1.29E-008</text:p>
          </table:table-cell>
          <table:table-cell office:value-type="float" office:value="7279.1339612735" calcext:value-type="float">
            <text:p>7279.1339612735</text:p>
          </table:table-cell>
          <table:table-cell office:value-type="float" office:value="193729.984890586" calcext:value-type="float">
            <text:p>193729.984890586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18128049" calcext:value-type="float">
            <text:p>0.0118128049</text:p>
          </table:table-cell>
          <table:table-cell office:value-type="float" office:value="29847.9019107086" calcext:value-type="float">
            <text:p>29847.90191070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311" calcext:value-type="float">
            <text:p>3.11E-008</text:p>
          </table:table-cell>
          <table:table-cell office:value-type="float" office:value="17600.602675002" calcext:value-type="float">
            <text:p>17600.602675002</text:p>
          </table:table-cell>
          <table:table-cell office:value-type="float" office:value="468429.968239903" calcext:value-type="float">
            <text:p>468429.968239903</text:p>
          </table:table-cell>
          <table:table-cell table:number-columns-repeated="4"/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12992047" calcext:value-type="float">
            <text:p>0.0112992047</text:p>
          </table:table-cell>
          <table:table-cell office:value-type="float" office:value="29847.9024243089" calcext:value-type="float">
            <text:p>29847.90242430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84" calcext:value-type="float">
            <text:p>1.84E-009</text:p>
          </table:table-cell>
          <table:table-cell office:value-type="float" office:value="1033.8862930429" calcext:value-type="float">
            <text:p>1033.8862930429</text:p>
          </table:table-cell>
          <table:table-cell office:value-type="float" office:value="28814.0274304697" calcext:value-type="float">
            <text:p>28814.0274304697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08079349" calcext:value-type="float">
            <text:p>0.0108079349</text:p>
          </table:table-cell>
          <table:table-cell office:value-type="float" office:value="29847.9029155786" calcext:value-type="float">
            <text:p>29847.90291557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316" calcext:value-type="float">
            <text:p>3.16E-008</text:p>
          </table:table-cell>
          <table:table-cell office:value-type="float" office:value="17720.9946659692" calcext:value-type="float">
            <text:p>17720.9946659692</text:p>
          </table:table-cell>
          <table:table-cell office:value-type="float" office:value="493877.547111707" calcext:value-type="float">
            <text:p>493877.547111707</text:p>
          </table:table-cell>
          <table:table-cell table:number-columns-repeated="4"/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103380247" calcext:value-type="float">
            <text:p>0.0103380247</text:p>
          </table:table-cell>
          <table:table-cell office:value-type="float" office:value="29847.9033854888" calcext:value-type="float">
            <text:p>29847.90338548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24" calcext:value-type="float">
            <text:p>1.24E-008</text:p>
          </table:table-cell>
          <table:table-cell office:value-type="float" office:value="6962.6498750517" calcext:value-type="float">
            <text:p>6962.6498750517</text:p>
          </table:table-cell>
          <table:table-cell office:value-type="float" office:value="194046.468976808" calcext:value-type="float">
            <text:p>194046.468976808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98885454" calcext:value-type="float">
            <text:p>0.0098885454</text:p>
          </table:table-cell>
          <table:table-cell office:value-type="float" office:value="29847.9038349682" calcext:value-type="float">
            <text:p>29847.90383496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3" calcext:value-type="float">
            <text:p>3.00E-008</text:p>
          </table:table-cell>
          <table:table-cell office:value-type="float" office:value="16835.359078142" calcext:value-type="float">
            <text:p>16835.359078142</text:p>
          </table:table-cell>
          <table:table-cell office:value-type="float" office:value="469195.211836764" calcext:value-type="float">
            <text:p>469195.211836764</text:p>
          </table:table-cell>
          <table:table-cell table:number-columns-repeated="4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94586086" calcext:value-type="float">
            <text:p>0.0094586086</text:p>
          </table:table-cell>
          <table:table-cell office:value-type="float" office:value="29847.9042649049" calcext:value-type="float">
            <text:p>29847.90426490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78" calcext:value-type="float">
            <text:p>1.78E-009</text:p>
          </table:table-cell>
          <table:table-cell office:value-type="float" office:value="988.9347149497" calcext:value-type="float">
            <text:p>988.9347149497</text:p>
          </table:table-cell>
          <table:table-cell office:value-type="float" office:value="28858.9790085629" calcext:value-type="float">
            <text:p>28858.9790085629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90473648" calcext:value-type="float">
            <text:p>0.0090473648</text:p>
          </table:table-cell>
          <table:table-cell office:value-type="float" office:value="29847.9046761488" calcext:value-type="float">
            <text:p>29847.90467614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306" calcext:value-type="float">
            <text:p>3.06E-008</text:p>
          </table:table-cell>
          <table:table-cell office:value-type="float" office:value="16950.5166347037" calcext:value-type="float">
            <text:p>16950.5166347037</text:p>
          </table:table-cell>
          <table:table-cell office:value-type="float" office:value="494648.025142974" calcext:value-type="float">
            <text:p>494648.025142974</text:p>
          </table:table-cell>
          <table:table-cell table:number-columns-repeated="4"/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86540011" calcext:value-type="float">
            <text:p>0.0086540011</text:p>
          </table:table-cell>
          <table:table-cell office:value-type="float" office:value="29847.9050695125" calcext:value-type="float">
            <text:p>29847.90506951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2" calcext:value-type="float">
            <text:p>1.20E-008</text:p>
          </table:table-cell>
          <table:table-cell office:value-type="float" office:value="6659.925966533" calcext:value-type="float">
            <text:p>6659.925966533</text:p>
          </table:table-cell>
          <table:table-cell office:value-type="float" office:value="194349.192885328" calcext:value-type="float">
            <text:p>194349.192885328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82777402" calcext:value-type="float">
            <text:p>0.0082777402</text:p>
          </table:table-cell>
          <table:table-cell office:value-type="float" office:value="29847.9054457734" calcext:value-type="float">
            <text:p>29847.90544577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9" calcext:value-type="float">
            <text:p>2.90E-008</text:p>
          </table:table-cell>
          <table:table-cell office:value-type="float" office:value="16103.3869421149" calcext:value-type="float">
            <text:p>16103.3869421149</text:p>
          </table:table-cell>
          <table:table-cell office:value-type="float" office:value="469927.183972792" calcext:value-type="float">
            <text:p>469927.183972792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79178384" calcext:value-type="float">
            <text:p>0.0079178384</text:p>
          </table:table-cell>
          <table:table-cell office:value-type="float" office:value="29847.9058056751" calcext:value-type="float">
            <text:p>29847.90580567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73" calcext:value-type="float">
            <text:p>1.73E-009</text:p>
          </table:table-cell>
          <table:table-cell office:value-type="float" office:value="945.9375533012" calcext:value-type="float">
            <text:p>945.9375533012</text:p>
          </table:table-cell>
          <table:table-cell office:value-type="float" office:value="28901.9761702115" calcext:value-type="float">
            <text:p>28901.976170211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75735846" calcext:value-type="float">
            <text:p>0.0075735846</text:p>
          </table:table-cell>
          <table:table-cell office:value-type="float" office:value="29847.906149929" calcext:value-type="float">
            <text:p>29847.9061499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96" calcext:value-type="float">
            <text:p>2.96E-008</text:p>
          </table:table-cell>
          <table:table-cell office:value-type="float" office:value="16213.5376483761" calcext:value-type="float">
            <text:p>16213.5376483761</text:p>
          </table:table-cell>
          <table:table-cell office:value-type="float" office:value="495385.004129302" calcext:value-type="float">
            <text:p>495385.004129302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72442983" calcext:value-type="float">
            <text:p>0.0072442983</text:p>
          </table:table-cell>
          <table:table-cell office:value-type="float" office:value="29847.9064792153" calcext:value-type="float">
            <text:p>29847.90647921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16" calcext:value-type="float">
            <text:p>1.16E-008</text:p>
          </table:table-cell>
          <table:table-cell office:value-type="float" office:value="6370.3639671198" calcext:value-type="float">
            <text:p>6370.3639671198</text:p>
          </table:table-cell>
          <table:table-cell office:value-type="float" office:value="194638.754884741" calcext:value-type="float">
            <text:p>194638.754884741</text:p>
          </table:table-cell>
          <table:table-cell table:number-columns-repeated="4"/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69293288" calcext:value-type="float">
            <text:p>0.0069293288</text:p>
          </table:table-cell>
          <table:table-cell office:value-type="float" office:value="29847.9067941848" calcext:value-type="float">
            <text:p>29847.90679418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81" calcext:value-type="float">
            <text:p>2.81E-008</text:p>
          </table:table-cell>
          <table:table-cell office:value-type="float" office:value="15403.2396816625" calcext:value-type="float">
            <text:p>15403.2396816625</text:p>
          </table:table-cell>
          <table:table-cell office:value-type="float" office:value="470627.331233245" calcext:value-type="float">
            <text:p>470627.331233245</text:p>
          </table:table-cell>
          <table:table-cell table:number-columns-repeated="4"/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66280536" calcext:value-type="float">
            <text:p>0.0066280536</text:p>
          </table:table-cell>
          <table:table-cell office:value-type="float" office:value="29847.9070954599" calcext:value-type="float">
            <text:p>29847.90709545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67" calcext:value-type="float">
            <text:p>1.67E-009</text:p>
          </table:table-cell>
          <table:table-cell office:value-type="float" office:value="904.8098334692" calcext:value-type="float">
            <text:p>904.8098334692</text:p>
          </table:table-cell>
          <table:table-cell office:value-type="float" office:value="28943.1038900436" calcext:value-type="float">
            <text:p>28943.1038900436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63398774" calcext:value-type="float">
            <text:p>0.0063398774</text:p>
          </table:table-cell>
          <table:table-cell office:value-type="float" office:value="29847.9073836362" calcext:value-type="float">
            <text:p>29847.90738363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87" calcext:value-type="float">
            <text:p>2.87E-008</text:p>
          </table:table-cell>
          <table:table-cell office:value-type="float" office:value="15508.6012267676" calcext:value-type="float">
            <text:p>15508.6012267676</text:p>
          </table:table-cell>
          <table:table-cell office:value-type="float" office:value="496089.940550912" calcext:value-type="float">
            <text:p>496089.940550912</text:p>
          </table:table-cell>
          <table:table-cell table:number-columns-repeated="4"/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60642305" calcext:value-type="float">
            <text:p>0.0060642305</text:p>
          </table:table-cell>
          <table:table-cell office:value-type="float" office:value="29847.907659283" calcext:value-type="float">
            <text:p>29847.9076592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13" calcext:value-type="float">
            <text:p>1.13E-008</text:p>
          </table:table-cell>
          <table:table-cell office:value-type="float" office:value="6093.3916198927" calcext:value-type="float">
            <text:p>6093.3916198927</text:p>
          </table:table-cell>
          <table:table-cell office:value-type="float" office:value="194915.727231969" calcext:value-type="float">
            <text:p>194915.727231969</text:p>
          </table:table-cell>
          <table:table-cell table:number-columns-repeated="4"/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58005683" calcext:value-type="float">
            <text:p>0.0058005683</text:p>
          </table:table-cell>
          <table:table-cell office:value-type="float" office:value="29847.9079229452" calcext:value-type="float">
            <text:p>29847.90792294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73" calcext:value-type="float">
            <text:p>2.73E-008</text:p>
          </table:table-cell>
          <table:table-cell office:value-type="float" office:value="14733.5336065385" calcext:value-type="float">
            <text:p>14733.5336065385</text:p>
          </table:table-cell>
          <table:table-cell office:value-type="float" office:value="471297.03730837" calcext:value-type="float">
            <text:p>471297.03730837</text:p>
          </table:table-cell>
          <table:table-cell table:number-columns-repeated="4"/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55483697" calcext:value-type="float">
            <text:p>0.0055483697</text:p>
          </table:table-cell>
          <table:table-cell office:value-type="float" office:value="29847.9081751438" calcext:value-type="float">
            <text:p>29847.90817514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63" calcext:value-type="float">
            <text:p>1.63E-009</text:p>
          </table:table-cell>
          <table:table-cell office:value-type="float" office:value="865.4702753743" calcext:value-type="float">
            <text:p>865.4702753743</text:p>
          </table:table-cell>
          <table:table-cell office:value-type="float" office:value="28982.4434481385" calcext:value-type="float">
            <text:p>28982.4434481385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53071363" calcext:value-type="float">
            <text:p>0.0053071363</text:p>
          </table:table-cell>
          <table:table-cell office:value-type="float" office:value="29847.9084163773" calcext:value-type="float">
            <text:p>29847.90841637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79" calcext:value-type="float">
            <text:p>2.79E-008</text:p>
          </table:table-cell>
          <table:table-cell office:value-type="float" office:value="14834.3142148861" calcext:value-type="float">
            <text:p>14834.3142148861</text:p>
          </table:table-cell>
          <table:table-cell office:value-type="float" office:value="496764.227562794" calcext:value-type="float">
            <text:p>496764.227562794</text:p>
          </table:table-cell>
          <table:table-cell table:number-columns-repeated="4"/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50763912" calcext:value-type="float">
            <text:p>0.0050763912</text:p>
          </table:table-cell>
          <table:table-cell office:value-type="float" office:value="29847.9086471224" calcext:value-type="float">
            <text:p>29847.90864712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09" calcext:value-type="float">
            <text:p>1.09E-008</text:p>
          </table:table-cell>
          <table:table-cell office:value-type="float" office:value="5828.4615486682" calcext:value-type="float">
            <text:p>5828.4615486682</text:p>
          </table:table-cell>
          <table:table-cell office:value-type="float" office:value="195180.657303193" calcext:value-type="float">
            <text:p>195180.657303193</text:p>
          </table:table-cell>
          <table:table-cell table:number-columns-repeated="4"/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48556785" calcext:value-type="float">
            <text:p>0.0048556785</text:p>
          </table:table-cell>
          <table:table-cell office:value-type="float" office:value="29847.908867835" calcext:value-type="float">
            <text:p>29847.9088678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65" calcext:value-type="float">
            <text:p>2.65E-008</text:p>
          </table:table-cell>
          <table:table-cell office:value-type="float" office:value="14092.9451869419" calcext:value-type="float">
            <text:p>14092.9451869419</text:p>
          </table:table-cell>
          <table:table-cell office:value-type="float" office:value="471937.625727968" calcext:value-type="float">
            <text:p>471937.625727968</text:p>
          </table:table-cell>
          <table:table-cell table:number-columns-repeated="4"/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46445621" calcext:value-type="float">
            <text:p>0.0046445621</text:p>
          </table:table-cell>
          <table:table-cell office:value-type="float" office:value="29847.9090789515" calcext:value-type="float">
            <text:p>29847.90907895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58" calcext:value-type="float">
            <text:p>1.58E-009</text:p>
          </table:table-cell>
          <table:table-cell office:value-type="float" office:value="827.8411328538" calcext:value-type="float">
            <text:p>827.8411328538</text:p>
          </table:table-cell>
          <table:table-cell office:value-type="float" office:value="29020.072590659" calcext:value-type="float">
            <text:p>29020.072590659</text:p>
          </table:table-cell>
          <table:table-cell table:number-columns-repeated="4"/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44426246" calcext:value-type="float">
            <text:p>0.0044426246</text:p>
          </table:table-cell>
          <table:table-cell office:value-type="float" office:value="29847.909280889" calcext:value-type="float">
            <text:p>29847.9092808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71" calcext:value-type="float">
            <text:p>2.71E-008</text:p>
          </table:table-cell>
          <table:table-cell office:value-type="float" office:value="14189.3440296961" calcext:value-type="float">
            <text:p>14189.3440296961</text:p>
          </table:table-cell>
          <table:table-cell office:value-type="float" office:value="497409.197747985" calcext:value-type="float">
            <text:p>497409.197747985</text:p>
          </table:table-cell>
          <table:table-cell table:number-columns-repeated="4"/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4249467" calcext:value-type="float">
            <text:p>0.004249467</text:p>
          </table:table-cell>
          <table:table-cell office:value-type="float" office:value="29847.9094740466" calcext:value-type="float">
            <text:p>29847.90947404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06" calcext:value-type="float">
            <text:p>1.06E-008</text:p>
          </table:table-cell>
          <table:table-cell office:value-type="float" office:value="5575.050176227" calcext:value-type="float">
            <text:p>5575.050176227</text:p>
          </table:table-cell>
          <table:table-cell office:value-type="float" office:value="195434.068675635" calcext:value-type="float">
            <text:p>195434.068675635</text:p>
          </table:table-cell>
          <table:table-cell table:number-columns-repeated="4"/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40647076" calcext:value-type="float">
            <text:p>0.0040647076</text:p>
          </table:table-cell>
          <table:table-cell office:value-type="float" office:value="29847.909658806" calcext:value-type="float">
            <text:p>29847.9096588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57" calcext:value-type="float">
            <text:p>2.57E-008</text:p>
          </table:table-cell>
          <table:table-cell office:value-type="float" office:value="13480.2084378461" calcext:value-type="float">
            <text:p>13480.2084378461</text:p>
          </table:table-cell>
          <table:table-cell office:value-type="float" office:value="472550.362477064" calcext:value-type="float">
            <text:p>472550.362477064</text:p>
          </table:table-cell>
          <table:table-cell table:number-columns-repeated="4"/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38879812" calcext:value-type="float">
            <text:p>0.0038879812</text:p>
          </table:table-cell>
          <table:table-cell office:value-type="float" office:value="29847.9098355324" calcext:value-type="float">
            <text:p>29847.90983553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54" calcext:value-type="float">
            <text:p>1.54E-009</text:p>
          </table:table-cell>
          <table:table-cell office:value-type="float" office:value="791.8480400131" calcext:value-type="float">
            <text:p>791.8480400131</text:p>
          </table:table-cell>
          <table:table-cell office:value-type="float" office:value="29056.0656834998" calcext:value-type="float">
            <text:p>29056.0656834998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37189385" calcext:value-type="float">
            <text:p>0.0037189385</text:p>
          </table:table-cell>
          <table:table-cell office:value-type="float" office:value="29847.9100045751" calcext:value-type="float">
            <text:p>29847.91000457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64" calcext:value-type="float">
            <text:p>2.64E-008</text:p>
          </table:table-cell>
          <table:table-cell office:value-type="float" office:value="13572.4160265549" calcext:value-type="float">
            <text:p>13572.4160265549</text:p>
          </table:table-cell>
          <table:table-cell office:value-type="float" office:value="498026.125751127" calcext:value-type="float">
            <text:p>498026.125751127</text:p>
          </table:table-cell>
          <table:table-cell table:number-columns-repeated="4"/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35572455" calcext:value-type="float">
            <text:p>0.0035572455</text:p>
          </table:table-cell>
          <table:table-cell office:value-type="float" office:value="29847.910166268" calcext:value-type="float">
            <text:p>29847.9101662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04" calcext:value-type="float">
            <text:p>1.04E-008</text:p>
          </table:table-cell>
          <table:table-cell office:value-type="float" office:value="5332.6566895772" calcext:value-type="float">
            <text:p>5332.6566895772</text:p>
          </table:table-cell>
          <table:table-cell office:value-type="float" office:value="195676.462162285" calcext:value-type="float">
            <text:p>195676.462162285</text:p>
          </table:table-cell>
          <table:table-cell table:number-columns-repeated="4"/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34025827" calcext:value-type="float">
            <text:p>0.0034025827</text:p>
          </table:table-cell>
          <table:table-cell office:value-type="float" office:value="29847.9103209309" calcext:value-type="float">
            <text:p>29847.91032093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51" calcext:value-type="float">
            <text:p>2.51E-008</text:p>
          </table:table-cell>
          <table:table-cell office:value-type="float" office:value="12894.1124170517" calcext:value-type="float">
            <text:p>12894.1124170517</text:p>
          </table:table-cell>
          <table:table-cell office:value-type="float" office:value="473136.458497859" calcext:value-type="float">
            <text:p>473136.458497859</text:p>
          </table:table-cell>
          <table:table-cell table:number-columns-repeated="4"/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32546443" calcext:value-type="float">
            <text:p>0.0032546443</text:p>
          </table:table-cell>
          <table:table-cell office:value-type="float" office:value="29847.9104688693" calcext:value-type="float">
            <text:p>29847.91046886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5" calcext:value-type="float">
            <text:p>1.50E-009</text:p>
          </table:table-cell>
          <table:table-cell office:value-type="float" office:value="757.4198642571" calcext:value-type="float">
            <text:p>757.4198642571</text:p>
          </table:table-cell>
          <table:table-cell office:value-type="float" office:value="29090.4938592558" calcext:value-type="float">
            <text:p>29090.4938592558</text:p>
          </table:table-cell>
          <table:table-cell table:number-columns-repeated="4"/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3113138" calcext:value-type="float">
            <text:p>0.003113138</text:p>
          </table:table-cell>
          <table:table-cell office:value-type="float" office:value="29847.9106103755" calcext:value-type="float">
            <text:p>29847.91061037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57" calcext:value-type="float">
            <text:p>2.57E-008</text:p>
          </table:table-cell>
          <table:table-cell office:value-type="float" office:value="12982.3109801524" calcext:value-type="float">
            <text:p>12982.3109801524</text:p>
          </table:table-cell>
          <table:table-cell office:value-type="float" office:value="498616.23079753" calcext:value-type="float">
            <text:p>498616.23079753</text:p>
          </table:table-cell>
          <table:table-cell table:number-columns-repeated="4"/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29777842" calcext:value-type="float">
            <text:p>0.0029777842</text:p>
          </table:table-cell>
          <table:table-cell office:value-type="float" office:value="29847.9107457294" calcext:value-type="float">
            <text:p>29847.91074572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101" calcext:value-type="float">
            <text:p>1.01E-008</text:p>
          </table:table-cell>
          <table:table-cell office:value-type="float" office:value="5100.8020502046" calcext:value-type="float">
            <text:p>5100.8020502046</text:p>
          </table:table-cell>
          <table:table-cell office:value-type="float" office:value="195908.316801658" calcext:value-type="float">
            <text:p>195908.316801658</text:p>
          </table:table-cell>
          <table:table-cell table:number-columns-repeated="4"/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28483153" calcext:value-type="float">
            <text:p>0.0028483153</text:p>
          </table:table-cell>
          <table:table-cell office:value-type="float" office:value="29847.9108751983" calcext:value-type="float">
            <text:p>29847.91087519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44" calcext:value-type="float">
            <text:p>2.44E-008</text:p>
          </table:table-cell>
          <table:table-cell office:value-type="float" office:value="12333.4988320204" calcext:value-type="float">
            <text:p>12333.4988320204</text:p>
          </table:table-cell>
          <table:table-cell office:value-type="float" office:value="473697.072082891" calcext:value-type="float">
            <text:p>473697.072082891</text:p>
          </table:table-cell>
          <table:table-cell table:number-columns-repeated="4"/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27244755" calcext:value-type="float">
            <text:p>0.0027244755</text:p>
          </table:table-cell>
          <table:table-cell office:value-type="float" office:value="29847.910999038" calcext:value-type="float">
            <text:p>29847.9109990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46" calcext:value-type="float">
            <text:p>1.46E-009</text:p>
          </table:table-cell>
          <table:table-cell office:value-type="float" office:value="724.4885657124" calcext:value-type="float">
            <text:p>724.4885657124</text:p>
          </table:table-cell>
          <table:table-cell office:value-type="float" office:value="29123.4251578006" calcext:value-type="float">
            <text:p>29123.4251578006</text:p>
          </table:table-cell>
          <table:table-cell table:number-columns-repeated="4"/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26060201" calcext:value-type="float">
            <text:p>0.0026060201</text:p>
          </table:table-cell>
          <table:table-cell office:value-type="float" office:value="29847.9111174935" calcext:value-type="float">
            <text:p>29847.91111749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51" calcext:value-type="float">
            <text:p>2.51E-008</text:p>
          </table:table-cell>
          <table:table-cell office:value-type="float" office:value="12417.8626749748" calcext:value-type="float">
            <text:p>12417.8626749748</text:p>
          </table:table-cell>
          <table:table-cell office:value-type="float" office:value="499180.679102708" calcext:value-type="float">
            <text:p>499180.679102708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24927148" calcext:value-type="float">
            <text:p>0.0024927148</text:p>
          </table:table-cell>
          <table:table-cell office:value-type="float" office:value="29847.9112307987" calcext:value-type="float">
            <text:p>29847.91123079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985" calcext:value-type="float">
            <text:p>9.85E-009</text:p>
          </table:table-cell>
          <table:table-cell office:value-type="float" office:value="4879.0280473567" calcext:value-type="float">
            <text:p>4879.0280473567</text:p>
          </table:table-cell>
          <table:table-cell office:value-type="float" office:value="196130.090804506" calcext:value-type="float">
            <text:p>196130.0908045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23843359" calcext:value-type="float">
            <text:p>0.0023843359</text:p>
          </table:table-cell>
          <table:table-cell office:value-type="float" office:value="29847.9113391776" calcext:value-type="float">
            <text:p>29847.91133917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38" calcext:value-type="float">
            <text:p>2.38E-008</text:p>
          </table:table-cell>
          <table:table-cell office:value-type="float" office:value="11797.2597507592" calcext:value-type="float">
            <text:p>11797.2597507592</text:p>
          </table:table-cell>
          <table:table-cell office:value-type="float" office:value="474233.311164153" calcext:value-type="float">
            <text:p>474233.311164153</text:p>
          </table:table-cell>
          <table:table-cell table:number-columns-repeated="4"/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22806692" calcext:value-type="float">
            <text:p>0.0022806692</text:p>
          </table:table-cell>
          <table:table-cell office:value-type="float" office:value="29847.9114428444" calcext:value-type="float">
            <text:p>29847.91144284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43" calcext:value-type="float">
            <text:p>1.43E-009</text:p>
          </table:table-cell>
          <table:table-cell office:value-type="float" office:value="692.9890627609" calcext:value-type="float">
            <text:p>692.9890627609</text:p>
          </table:table-cell>
          <table:table-cell office:value-type="float" office:value="29154.9246607521" calcext:value-type="float">
            <text:p>29154.924660752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21815096" calcext:value-type="float">
            <text:p>0.0021815096</text:p>
          </table:table-cell>
          <table:table-cell office:value-type="float" office:value="29847.9115420039" calcext:value-type="float">
            <text:p>29847.91154200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45" calcext:value-type="float">
            <text:p>2.45E-008</text:p>
          </table:table-cell>
          <table:table-cell office:value-type="float" office:value="11877.9556005307" calcext:value-type="float">
            <text:p>11877.9556005307</text:p>
          </table:table-cell>
          <table:table-cell office:value-type="float" office:value="499720.586177153" calcext:value-type="float">
            <text:p>499720.586177153</text:p>
          </table:table-cell>
          <table:table-cell table:number-columns-repeated="4"/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20866614" calcext:value-type="float">
            <text:p>0.0020866614</text:p>
          </table:table-cell>
          <table:table-cell office:value-type="float" office:value="29847.9116368522" calcext:value-type="float">
            <text:p>29847.91163685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962" calcext:value-type="float">
            <text:p>9.62E-009</text:p>
          </table:table-cell>
          <table:table-cell office:value-type="float" office:value="4666.8963924877" calcext:value-type="float">
            <text:p>4666.8963924877</text:p>
          </table:table-cell>
          <table:table-cell office:value-type="float" office:value="196342.222459375" calcext:value-type="float">
            <text:p>196342.222459375</text:p>
          </table:table-cell>
          <table:table-cell table:number-columns-repeated="4"/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995937" calcext:value-type="float">
            <text:p>0.001995937</text:p>
          </table:table-cell>
          <table:table-cell office:value-type="float" office:value="29847.9117275766" calcext:value-type="float">
            <text:p>29847.91172757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33" calcext:value-type="float">
            <text:p>2.33E-008</text:p>
          </table:table-cell>
          <table:table-cell office:value-type="float" office:value="11284.3354122315" calcext:value-type="float">
            <text:p>11284.3354122315</text:p>
          </table:table-cell>
          <table:table-cell office:value-type="float" office:value="474746.235502681" calcext:value-type="float">
            <text:p>474746.235502681</text:p>
          </table:table-cell>
          <table:table-cell table:number-columns-repeated="4"/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9091571" calcext:value-type="float">
            <text:p>0.0019091571</text:p>
          </table:table-cell>
          <table:table-cell office:value-type="float" office:value="29847.9118143565" calcext:value-type="float">
            <text:p>29847.91181435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4" calcext:value-type="float">
            <text:p>1.40E-009</text:p>
          </table:table-cell>
          <table:table-cell office:value-type="float" office:value="662.8591034201" calcext:value-type="float">
            <text:p>662.8591034201</text:p>
          </table:table-cell>
          <table:table-cell office:value-type="float" office:value="29185.054620093" calcext:value-type="float">
            <text:p>29185.054620093</text:p>
          </table:table-cell>
          <table:table-cell table:number-columns-repeated="4"/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8261503" calcext:value-type="float">
            <text:p>0.0018261503</text:p>
          </table:table-cell>
          <table:table-cell office:value-type="float" office:value="29847.9118973633" calcext:value-type="float">
            <text:p>29847.91189736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39" calcext:value-type="float">
            <text:p>2.39E-008</text:p>
          </table:table-cell>
          <table:table-cell office:value-type="float" office:value="11361.5227467849" calcext:value-type="float">
            <text:p>11361.5227467849</text:p>
          </table:table-cell>
          <table:table-cell office:value-type="float" office:value="500237.019030899" calcext:value-type="float">
            <text:p>500237.019030899</text:p>
          </table:table-cell>
          <table:table-cell table:number-columns-repeated="4"/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7467524" calcext:value-type="float">
            <text:p>0.0017467524</text:p>
          </table:table-cell>
          <table:table-cell office:value-type="float" office:value="29847.9119767611" calcext:value-type="float">
            <text:p>29847.91197676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941" calcext:value-type="float">
            <text:p>9.41E-009</text:p>
          </table:table-cell>
          <table:table-cell office:value-type="float" office:value="4463.9878530753" calcext:value-type="float">
            <text:p>4463.9878530753</text:p>
          </table:table-cell>
          <table:table-cell office:value-type="float" office:value="196545.130998788" calcext:value-type="float">
            <text:p>196545.130998788</text:p>
          </table:table-cell>
          <table:table-cell table:number-columns-repeated="4"/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6708067" calcext:value-type="float">
            <text:p>0.0016708067</text:p>
          </table:table-cell>
          <table:table-cell office:value-type="float" office:value="29847.9120527069" calcext:value-type="float">
            <text:p>29847.91205270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28" calcext:value-type="float">
            <text:p>2.28E-008</text:p>
          </table:table-cell>
          <table:table-cell office:value-type="float" office:value="10793.7121319675" calcext:value-type="float">
            <text:p>10793.7121319675</text:p>
          </table:table-cell>
          <table:table-cell office:value-type="float" office:value="475236.858782946" calcext:value-type="float">
            <text:p>475236.858782946</text:p>
          </table:table-cell>
          <table:table-cell table:number-columns-repeated="4"/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5981629" calcext:value-type="float">
            <text:p>0.0015981629</text:p>
          </table:table-cell>
          <table:table-cell office:value-type="float" office:value="29847.9121253507" calcext:value-type="float">
            <text:p>29847.91212535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37" calcext:value-type="float">
            <text:p>1.37E-009</text:p>
          </table:table-cell>
          <table:table-cell office:value-type="float" office:value="634.0391423154" calcext:value-type="float">
            <text:p>634.0391423154</text:p>
          </table:table-cell>
          <table:table-cell office:value-type="float" office:value="29213.8745811977" calcext:value-type="float">
            <text:p>29213.8745811977</text:p>
          </table:table-cell>
          <table:table-cell table:number-columns-repeated="4"/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5286776" calcext:value-type="float">
            <text:p>0.0015286776</text:p>
          </table:table-cell>
          <table:table-cell office:value-type="float" office:value="29847.912194836" calcext:value-type="float">
            <text:p>29847.9121948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34" calcext:value-type="float">
            <text:p>2.34E-008</text:p>
          </table:table-cell>
          <table:table-cell office:value-type="float" office:value="10867.5434954433" calcext:value-type="float">
            <text:p>10867.5434954433</text:p>
          </table:table-cell>
          <table:table-cell office:value-type="float" office:value="500730.998282241" calcext:value-type="float">
            <text:p>500730.998282241</text:p>
          </table:table-cell>
          <table:table-cell table:number-columns-repeated="4"/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4622133" calcext:value-type="float">
            <text:p>0.0014622133</text:p>
          </table:table-cell>
          <table:table-cell office:value-type="float" office:value="29847.9122613002" calcext:value-type="float">
            <text:p>29847.91226130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921" calcext:value-type="float">
            <text:p>9.21E-009</text:p>
          </table:table-cell>
          <table:table-cell office:value-type="float" office:value="4269.9014240987" calcext:value-type="float">
            <text:p>4269.9014240987</text:p>
          </table:table-cell>
          <table:table-cell office:value-type="float" office:value="196739.217427765" calcext:value-type="float">
            <text:p>196739.217427765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3986388" calcext:value-type="float">
            <text:p>0.0013986388</text:p>
          </table:table-cell>
          <table:table-cell office:value-type="float" office:value="29847.9123248747" calcext:value-type="float">
            <text:p>29847.91232487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23" calcext:value-type="float">
            <text:p>2.23E-008</text:p>
          </table:table-cell>
          <table:table-cell office:value-type="float" office:value="10324.4202987354" calcext:value-type="float">
            <text:p>10324.4202987354</text:p>
          </table:table-cell>
          <table:table-cell office:value-type="float" office:value="475706.150616178" calcext:value-type="float">
            <text:p>475706.150616178</text:p>
          </table:table-cell>
          <table:table-cell table:number-columns-repeated="4"/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3378284" calcext:value-type="float">
            <text:p>0.0013378284</text:p>
          </table:table-cell>
          <table:table-cell office:value-type="float" office:value="29847.9123856851" calcext:value-type="float">
            <text:p>29847.91238568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34" calcext:value-type="float">
            <text:p>1.34E-009</text:p>
          </table:table-cell>
          <table:table-cell office:value-type="float" office:value="606.4722230016" calcext:value-type="float">
            <text:p>606.4722230016</text:p>
          </table:table-cell>
          <table:table-cell office:value-type="float" office:value="29241.4415005115" calcext:value-type="float">
            <text:p>29241.4415005115</text:p>
          </table:table-cell>
          <table:table-cell table:number-columns-repeated="4"/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279662" calcext:value-type="float">
            <text:p>0.001279662</text:p>
          </table:table-cell>
          <table:table-cell office:value-type="float" office:value="29847.9124438516" calcext:value-type="float">
            <text:p>29847.91244385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3" calcext:value-type="float">
            <text:p>2.30E-008</text:p>
          </table:table-cell>
          <table:table-cell office:value-type="float" office:value="10395.04160292" calcext:value-type="float">
            <text:p>10395.04160292</text:p>
          </table:table-cell>
          <table:table-cell office:value-type="float" office:value="501203.500174765" calcext:value-type="float">
            <text:p>501203.500174765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2240245" calcext:value-type="float">
            <text:p>0.0012240245</text:p>
          </table:table-cell>
          <table:table-cell office:value-type="float" office:value="29847.912499489" calcext:value-type="float">
            <text:p>29847.9124994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902" calcext:value-type="float">
            <text:p>9.02E-009</text:p>
          </table:table-cell>
          <table:table-cell office:value-type="float" office:value="4084.2535355377" calcext:value-type="float">
            <text:p>4084.2535355377</text:p>
          </table:table-cell>
          <table:table-cell office:value-type="float" office:value="196924.865316326" calcext:value-type="float">
            <text:p>196924.865316326</text:p>
          </table:table-cell>
          <table:table-cell table:number-columns-repeated="4"/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1708061" calcext:value-type="float">
            <text:p>0.0011708061</text:p>
          </table:table-cell>
          <table:table-cell office:value-type="float" office:value="29847.9125527075" calcext:value-type="float">
            <text:p>29847.91255270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18" calcext:value-type="float">
            <text:p>2.18E-008</text:p>
          </table:table-cell>
          <table:table-cell office:value-type="float" office:value="9875.5324583137" calcext:value-type="float">
            <text:p>9875.5324583137</text:p>
          </table:table-cell>
          <table:table-cell office:value-type="float" office:value="476155.0384566" calcext:value-type="float">
            <text:p>476155.0384566</text:p>
          </table:table-cell>
          <table:table-cell table:number-columns-repeated="4"/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1199014" calcext:value-type="float">
            <text:p>0.0011199014</text:p>
          </table:table-cell>
          <table:table-cell office:value-type="float" office:value="29847.9126036121" calcext:value-type="float">
            <text:p>29847.91260361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31" calcext:value-type="float">
            <text:p>1.31E-009</text:p>
          </table:table-cell>
          <table:table-cell office:value-type="float" office:value="580.1038654007" calcext:value-type="float">
            <text:p>580.1038654007</text:p>
          </table:table-cell>
          <table:table-cell office:value-type="float" office:value="29267.8098581124" calcext:value-type="float">
            <text:p>29267.8098581124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0712101" calcext:value-type="float">
            <text:p>0.0010712101</text:p>
          </table:table-cell>
          <table:table-cell office:value-type="float" office:value="29847.9126523035" calcext:value-type="float">
            <text:p>29847.91265230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25" calcext:value-type="float">
            <text:p>2.25E-008</text:p>
          </table:table-cell>
          <table:table-cell office:value-type="float" office:value="9943.0832710029" calcext:value-type="float">
            <text:p>9943.0832710029</text:p>
          </table:table-cell>
          <table:table-cell office:value-type="float" office:value="501655.458506683" calcext:value-type="float">
            <text:p>501655.458506683</text:p>
          </table:table-cell>
          <table:table-cell table:number-columns-repeated="4"/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office:value-type="float" office:value="0.0010246357" calcext:value-type="float">
            <text:p>0.0010246357</text:p>
          </table:table-cell>
          <table:table-cell office:value-type="float" office:value="29847.9126988778" calcext:value-type="float">
            <text:p>29847.91269887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885" calcext:value-type="float">
            <text:p>8.85E-009</text:p>
          </table:table-cell>
          <table:table-cell office:value-type="float" office:value="3906.6772943296" calcext:value-type="float">
            <text:p>3906.6772943296</text:p>
          </table:table-cell>
          <table:table-cell office:value-type="float" office:value="197102.441557534" calcext:value-type="float">
            <text:p>197102.441557534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98" calcext:value-type="float">
            <text:p>9.80E-004</text:p>
          </table:table-cell>
          <table:table-cell office:value-type="float" office:value="29847.9127434272" calcext:value-type="float">
            <text:p>29847.91274342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14" calcext:value-type="float">
            <text:p>2.14E-008</text:p>
          </table:table-cell>
          <table:table-cell office:value-type="float" office:value="9446.1614805776" calcext:value-type="float">
            <text:p>9446.1614805776</text:p>
          </table:table-cell>
          <table:table-cell office:value-type="float" office:value="476584.409434337" calcext:value-type="float">
            <text:p>476584.409434337</text:p>
          </table:table-cell>
          <table:table-cell table:number-columns-repeated="4"/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937" calcext:value-type="float">
            <text:p>9.37E-004</text:p>
          </table:table-cell>
          <table:table-cell office:value-type="float" office:value="29847.9127860397" calcext:value-type="float">
            <text:p>29847.91278603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29" calcext:value-type="float">
            <text:p>1.29E-009</text:p>
          </table:table-cell>
          <table:table-cell office:value-type="float" office:value="554.8819581337" calcext:value-type="float">
            <text:p>554.8819581337</text:p>
          </table:table-cell>
          <table:table-cell office:value-type="float" office:value="29293.0317653794" calcext:value-type="float">
            <text:p>29293.0317653794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897" calcext:value-type="float">
            <text:p>8.97E-004</text:p>
          </table:table-cell>
          <table:table-cell office:value-type="float" office:value="29847.9128267994" calcext:value-type="float">
            <text:p>29847.9128267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21" calcext:value-type="float">
            <text:p>2.21E-008</text:p>
          </table:table-cell>
          <table:table-cell office:value-type="float" office:value="9510.7753014019" calcext:value-type="float">
            <text:p>9510.7753014019</text:p>
          </table:table-cell>
          <table:table-cell office:value-type="float" office:value="502087.766476284" calcext:value-type="float">
            <text:p>502087.766476284</text:p>
          </table:table-cell>
          <table:table-cell table:number-columns-repeated="4"/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858" calcext:value-type="float">
            <text:p>8.58E-004</text:p>
          </table:table-cell>
          <table:table-cell office:value-type="float" office:value="29847.912865787" calcext:value-type="float">
            <text:p>29847.9128657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868" calcext:value-type="float">
            <text:p>8.68E-009</text:p>
          </table:table-cell>
          <table:table-cell office:value-type="float" office:value="3736.8217592841" calcext:value-type="float">
            <text:p>3736.8217592841</text:p>
          </table:table-cell>
          <table:table-cell office:value-type="float" office:value="197272.29709258" calcext:value-type="float">
            <text:p>197272.29709258</text:p>
          </table:table-cell>
          <table:table-cell table:number-columns-repeated="4"/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82" calcext:value-type="float">
            <text:p>8.20E-004</text:p>
          </table:table-cell>
          <table:table-cell office:value-type="float" office:value="29847.9129030794" calcext:value-type="float">
            <text:p>29847.91290307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1" calcext:value-type="float">
            <text:p>2.10E-008</text:p>
          </table:table-cell>
          <table:table-cell office:value-type="float" office:value="9035.4588062773" calcext:value-type="float">
            <text:p>9035.4588062773</text:p>
          </table:table-cell>
          <table:table-cell office:value-type="float" office:value="476995.112108638" calcext:value-type="float">
            <text:p>476995.112108638</text:p>
          </table:table-cell>
          <table:table-cell table:number-columns-repeated="4"/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785" calcext:value-type="float">
            <text:p>7.85E-004</text:p>
          </table:table-cell>
          <table:table-cell office:value-type="float" office:value="29847.9129387505" calcext:value-type="float">
            <text:p>29847.91293875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27" calcext:value-type="float">
            <text:p>1.27E-009</text:p>
          </table:table-cell>
          <table:table-cell office:value-type="float" office:value="530.7566555338" calcext:value-type="float">
            <text:p>530.7566555338</text:p>
          </table:table-cell>
          <table:table-cell office:value-type="float" office:value="29317.1570679793" calcext:value-type="float">
            <text:p>29317.1570679793</text:p>
          </table:table-cell>
          <table:table-cell table:number-columns-repeated="4"/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751" calcext:value-type="float">
            <text:p>7.51E-004</text:p>
          </table:table-cell>
          <table:table-cell office:value-type="float" office:value="29847.9129728706" calcext:value-type="float">
            <text:p>29847.91297287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17" calcext:value-type="float">
            <text:p>2.17E-008</text:p>
          </table:table-cell>
          <table:table-cell office:value-type="float" office:value="9097.2633305356" calcext:value-type="float">
            <text:p>9097.2633305356</text:p>
          </table:table-cell>
          <table:table-cell office:value-type="float" office:value="502501.278447151" calcext:value-type="float">
            <text:p>502501.278447151</text:p>
          </table:table-cell>
          <table:table-cell table:number-columns-repeated="4"/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718" calcext:value-type="float">
            <text:p>7.18E-004</text:p>
          </table:table-cell>
          <table:table-cell office:value-type="float" office:value="29847.9130055073" calcext:value-type="float">
            <text:p>29847.91300550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853" calcext:value-type="float">
            <text:p>8.53E-009</text:p>
          </table:table-cell>
          <table:table-cell office:value-type="float" office:value="3574.3512475236" calcext:value-type="float">
            <text:p>3574.3512475236</text:p>
          </table:table-cell>
          <table:table-cell office:value-type="float" office:value="197434.76760434" calcext:value-type="float">
            <text:p>197434.76760434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687" calcext:value-type="float">
            <text:p>6.87E-004</text:p>
          </table:table-cell>
          <table:table-cell office:value-type="float" office:value="29847.9130367249" calcext:value-type="float">
            <text:p>29847.91303672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06" calcext:value-type="float">
            <text:p>2.06E-008</text:p>
          </table:table-cell>
          <table:table-cell office:value-type="float" office:value="8642.6127700436" calcext:value-type="float">
            <text:p>8642.6127700436</text:p>
          </table:table-cell>
          <table:table-cell office:value-type="float" office:value="477387.958144872" calcext:value-type="float">
            <text:p>477387.958144872</text:p>
          </table:table-cell>
          <table:table-cell table:number-columns-repeated="4"/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657" calcext:value-type="float">
            <text:p>6.57E-004</text:p>
          </table:table-cell>
          <table:table-cell office:value-type="float" office:value="29847.9130665853" calcext:value-type="float">
            <text:p>29847.91306658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24" calcext:value-type="float">
            <text:p>1.24E-009</text:p>
          </table:table-cell>
          <table:table-cell office:value-type="float" office:value="507.6802791371" calcext:value-type="float">
            <text:p>507.6802791371</text:p>
          </table:table-cell>
          <table:table-cell office:value-type="float" office:value="29340.2334443761" calcext:value-type="float">
            <text:p>29340.2334443761</text:p>
          </table:table-cell>
          <table:table-cell table:number-columns-repeated="4"/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628" calcext:value-type="float">
            <text:p>6.28E-004</text:p>
          </table:table-cell>
          <table:table-cell office:value-type="float" office:value="29847.9130951474" calcext:value-type="float">
            <text:p>29847.91309514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13" calcext:value-type="float">
            <text:p>2.13E-008</text:p>
          </table:table-cell>
          <table:table-cell office:value-type="float" office:value="8701.7301410652" calcext:value-type="float">
            <text:p>8701.7301410652</text:p>
          </table:table-cell>
          <table:table-cell office:value-type="float" office:value="502896.811636621" calcext:value-type="float">
            <text:p>502896.811636621</text:p>
          </table:table-cell>
          <table:table-cell table:number-columns-repeated="4"/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601" calcext:value-type="float">
            <text:p>6.01E-004</text:p>
          </table:table-cell>
          <table:table-cell office:value-type="float" office:value="29847.9131224677" calcext:value-type="float">
            <text:p>29847.91312246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838" calcext:value-type="float">
            <text:p>8.38E-009</text:p>
          </table:table-cell>
          <table:table-cell office:value-type="float" office:value="3418.9446710782" calcext:value-type="float">
            <text:p>3418.9446710782</text:p>
          </table:table-cell>
          <table:table-cell office:value-type="float" office:value="197590.174180786" calcext:value-type="float">
            <text:p>197590.174180786</text:p>
          </table:table-cell>
          <table:table-cell table:number-columns-repeated="4"/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575" calcext:value-type="float">
            <text:p>5.75E-004</text:p>
          </table:table-cell>
          <table:table-cell office:value-type="float" office:value="29847.9131486001" calcext:value-type="float">
            <text:p>29847.91314860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203" calcext:value-type="float">
            <text:p>2.03E-008</text:p>
          </table:table-cell>
          <table:table-cell office:value-type="float" office:value="8266.8469963061" calcext:value-type="float">
            <text:p>8266.8469963061</text:p>
          </table:table-cell>
          <table:table-cell office:value-type="float" office:value="477763.72391861" calcext:value-type="float">
            <text:p>477763.72391861</text:p>
          </table:table-cell>
          <table:table-cell table:number-columns-repeated="4"/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55" calcext:value-type="float">
            <text:p>5.50E-004</text:p>
          </table:table-cell>
          <table:table-cell office:value-type="float" office:value="29847.9131735963" calcext:value-type="float">
            <text:p>29847.91317359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22" calcext:value-type="float">
            <text:p>1.22E-009</text:p>
          </table:table-cell>
          <table:table-cell office:value-type="float" office:value="485.6072234562" calcext:value-type="float">
            <text:p>485.6072234562</text:p>
          </table:table-cell>
          <table:table-cell office:value-type="float" office:value="29362.306500057" calcext:value-type="float">
            <text:p>29362.306500057</text:p>
          </table:table-cell>
          <table:table-cell table:number-columns-repeated="4"/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526" calcext:value-type="float">
            <text:p>5.26E-004</text:p>
          </table:table-cell>
          <table:table-cell office:value-type="float" office:value="29847.9131975058" calcext:value-type="float">
            <text:p>29847.91319750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1" calcext:value-type="float">
            <text:p>2.10E-008</text:p>
          </table:table-cell>
          <table:table-cell office:value-type="float" office:value="8323.3940468407" calcext:value-type="float">
            <text:p>8323.3940468407</text:p>
          </table:table-cell>
          <table:table-cell office:value-type="float" office:value="503275.147730846" calcext:value-type="float">
            <text:p>503275.147730846</text:p>
          </table:table-cell>
          <table:table-cell table:number-columns-repeated="4"/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503" calcext:value-type="float">
            <text:p>5.03E-004</text:p>
          </table:table-cell>
          <table:table-cell office:value-type="float" office:value="29847.9132203757" calcext:value-type="float">
            <text:p>29847.91322037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825" calcext:value-type="float">
            <text:p>8.25E-009</text:p>
          </table:table-cell>
          <table:table-cell office:value-type="float" office:value="3270.2949023247" calcext:value-type="float">
            <text:p>3270.2949023247</text:p>
          </table:table-cell>
          <table:table-cell office:value-type="float" office:value="197738.82394954" calcext:value-type="float">
            <text:p>197738.82394954</text:p>
          </table:table-cell>
          <table:table-cell table:number-columns-repeated="4"/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481" calcext:value-type="float">
            <text:p>4.81E-004</text:p>
          </table:table-cell>
          <table:table-cell office:value-type="float" office:value="29847.9132422512" calcext:value-type="float">
            <text:p>29847.91324225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99" calcext:value-type="float">
            <text:p>1.99E-008</text:p>
          </table:table-cell>
          <table:table-cell office:value-type="float" office:value="7907.418864954" calcext:value-type="float">
            <text:p>7907.418864954</text:p>
          </table:table-cell>
          <table:table-cell office:value-type="float" office:value="478123.152049962" calcext:value-type="float">
            <text:p>478123.152049962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46" calcext:value-type="float">
            <text:p>4.60E-004</text:p>
          </table:table-cell>
          <table:table-cell office:value-type="float" office:value="29847.9132631757" calcext:value-type="float">
            <text:p>29847.91326317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21" calcext:value-type="float">
            <text:p>1.21E-009</text:p>
          </table:table-cell>
          <table:table-cell office:value-type="float" office:value="464.4938658513" calcext:value-type="float">
            <text:p>464.4938658513</text:p>
          </table:table-cell>
          <table:table-cell office:value-type="float" office:value="29383.4198576619" calcext:value-type="float">
            <text:p>29383.4198576619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44" calcext:value-type="float">
            <text:p>4.40E-004</text:p>
          </table:table-cell>
          <table:table-cell office:value-type="float" office:value="29847.9132831904" calcext:value-type="float">
            <text:p>29847.91328319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07" calcext:value-type="float">
            <text:p>2.07E-008</text:p>
          </table:table-cell>
          <table:table-cell office:value-type="float" office:value="7961.5073480667" calcext:value-type="float">
            <text:p>7961.5073480667</text:p>
          </table:table-cell>
          <table:table-cell office:value-type="float" office:value="503637.034429621" calcext:value-type="float">
            <text:p>503637.034429621</text:p>
          </table:table-cell>
          <table:table-cell table:number-columns-repeated="4"/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421" calcext:value-type="float">
            <text:p>4.21E-004</text:p>
          </table:table-cell>
          <table:table-cell office:value-type="float" office:value="29847.9133023349" calcext:value-type="float">
            <text:p>29847.91330233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812" calcext:value-type="float">
            <text:p>8.12E-009</text:p>
          </table:table-cell>
          <table:table-cell office:value-type="float" office:value="3128.1081670146" calcext:value-type="float">
            <text:p>3128.1081670146</text:p>
          </table:table-cell>
          <table:table-cell office:value-type="float" office:value="197881.01068485" calcext:value-type="float">
            <text:p>197881.01068485</text:p>
          </table:table-cell>
          <table:table-cell table:number-columns-repeated="4"/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403" calcext:value-type="float">
            <text:p>4.03E-004</text:p>
          </table:table-cell>
          <table:table-cell office:value-type="float" office:value="29847.913320647" calcext:value-type="float">
            <text:p>29847.913320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96" calcext:value-type="float">
            <text:p>1.96E-008</text:p>
          </table:table-cell>
          <table:table-cell office:value-type="float" office:value="7563.6180437075" calcext:value-type="float">
            <text:p>7563.6180437075</text:p>
          </table:table-cell>
          <table:table-cell office:value-type="float" office:value="478466.952871209" calcext:value-type="float">
            <text:p>478466.952871209</text:p>
          </table:table-cell>
          <table:table-cell table:number-columns-repeated="4"/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385" calcext:value-type="float">
            <text:p>3.85E-004</text:p>
          </table:table-cell>
          <table:table-cell office:value-type="float" office:value="29847.9133381629" calcext:value-type="float">
            <text:p>29847.91333816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19" calcext:value-type="float">
            <text:p>1.19E-009</text:p>
          </table:table-cell>
          <table:table-cell office:value-type="float" office:value="444.2984803189" calcext:value-type="float">
            <text:p>444.2984803189</text:p>
          </table:table-cell>
          <table:table-cell office:value-type="float" office:value="29403.6152431943" calcext:value-type="float">
            <text:p>29403.6152431943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369" calcext:value-type="float">
            <text:p>3.69E-004</text:p>
          </table:table-cell>
          <table:table-cell office:value-type="float" office:value="29847.9133549173" calcext:value-type="float">
            <text:p>29847.91335491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04" calcext:value-type="float">
            <text:p>2.04E-008</text:p>
          </table:table-cell>
          <table:table-cell office:value-type="float" office:value="7615.3548536343" calcext:value-type="float">
            <text:p>7615.3548536343</text:p>
          </table:table-cell>
          <table:table-cell office:value-type="float" office:value="503983.186924053" calcext:value-type="float">
            <text:p>503983.186924053</text:p>
          </table:table-cell>
          <table:table-cell table:number-columns-repeated="4"/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353" calcext:value-type="float">
            <text:p>3.53E-004</text:p>
          </table:table-cell>
          <table:table-cell office:value-type="float" office:value="29847.9133709432" calcext:value-type="float">
            <text:p>29847.91337094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8" calcext:value-type="float">
            <text:p>8.00E-009</text:p>
          </table:table-cell>
          <table:table-cell office:value-type="float" office:value="2992.103463693" calcext:value-type="float">
            <text:p>2992.103463693</text:p>
          </table:table-cell>
          <table:table-cell office:value-type="float" office:value="198017.015388172" calcext:value-type="float">
            <text:p>198017.015388172</text:p>
          </table:table-cell>
          <table:table-cell table:number-columns-repeated="4"/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337" calcext:value-type="float">
            <text:p>3.37E-004</text:p>
          </table:table-cell>
          <table:table-cell office:value-type="float" office:value="29847.9133862724" calcext:value-type="float">
            <text:p>29847.91338627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93" calcext:value-type="float">
            <text:p>1.93E-008</text:p>
          </table:table-cell>
          <table:table-cell office:value-type="float" office:value="7234.7650842992" calcext:value-type="float">
            <text:p>7234.7650842992</text:p>
          </table:table-cell>
          <table:table-cell office:value-type="float" office:value="478795.805830618" calcext:value-type="float">
            <text:p>478795.805830618</text:p>
          </table:table-cell>
          <table:table-cell table:number-columns-repeated="4"/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323" calcext:value-type="float">
            <text:p>3.23E-004</text:p>
          </table:table-cell>
          <table:table-cell office:value-type="float" office:value="29847.913400935" calcext:value-type="float">
            <text:p>29847.9134009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17" calcext:value-type="float">
            <text:p>1.17E-009</text:p>
          </table:table-cell>
          <table:table-cell office:value-type="float" office:value="424.9811550298" calcext:value-type="float">
            <text:p>424.9811550298</text:p>
          </table:table-cell>
          <table:table-cell office:value-type="float" office:value="29422.9325684835" calcext:value-type="float">
            <text:p>29422.9325684835</text:p>
          </table:table-cell>
          <table:table-cell table:number-columns-repeated="4"/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309" calcext:value-type="float">
            <text:p>3.09E-004</text:p>
          </table:table-cell>
          <table:table-cell office:value-type="float" office:value="29847.9134149602" calcext:value-type="float">
            <text:p>29847.91341496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201" calcext:value-type="float">
            <text:p>2.01E-008</text:p>
          </table:table-cell>
          <table:table-cell office:value-type="float" office:value="7284.2524677007" calcext:value-type="float">
            <text:p>7284.2524677007</text:p>
          </table:table-cell>
          <table:table-cell office:value-type="float" office:value="504314.289309987" calcext:value-type="float">
            <text:p>504314.289309987</text:p>
          </table:table-cell>
          <table:table-cell table:number-columns-repeated="4"/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295" calcext:value-type="float">
            <text:p>2.95E-004</text:p>
          </table:table-cell>
          <table:table-cell office:value-type="float" office:value="29847.9134283755" calcext:value-type="float">
            <text:p>29847.91342837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788" calcext:value-type="float">
            <text:p>7.88E-009</text:p>
          </table:table-cell>
          <table:table-cell office:value-type="float" office:value="2862.0120083597" calcext:value-type="float">
            <text:p>2862.0120083597</text:p>
          </table:table-cell>
          <table:table-cell office:value-type="float" office:value="198147.106843505" calcext:value-type="float">
            <text:p>198147.106843505</text:p>
          </table:table-cell>
          <table:table-cell table:number-columns-repeated="4"/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282" calcext:value-type="float">
            <text:p>2.82E-004</text:p>
          </table:table-cell>
          <table:table-cell office:value-type="float" office:value="29847.9134412076" calcext:value-type="float">
            <text:p>29847.91344120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91" calcext:value-type="float">
            <text:p>1.91E-008</text:p>
          </table:table-cell>
          <table:table-cell office:value-type="float" office:value="6920.2100796906" calcext:value-type="float">
            <text:p>6920.2100796906</text:p>
          </table:table-cell>
          <table:table-cell office:value-type="float" office:value="479110.360835226" calcext:value-type="float">
            <text:p>479110.360835226</text:p>
          </table:table-cell>
          <table:table-cell table:number-columns-repeated="4"/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27" calcext:value-type="float">
            <text:p>2.70E-004</text:p>
          </table:table-cell>
          <table:table-cell office:value-type="float" office:value="29847.9134534818" calcext:value-type="float">
            <text:p>29847.91345348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15" calcext:value-type="float">
            <text:p>1.15E-009</text:p>
          </table:table-cell>
          <table:table-cell office:value-type="float" office:value="406.5037134513" calcext:value-type="float">
            <text:p>406.5037134513</text:p>
          </table:table-cell>
          <table:table-cell office:value-type="float" office:value="29441.410010062" calcext:value-type="float">
            <text:p>29441.410010062</text:p>
          </table:table-cell>
          <table:table-cell table:number-columns-repeated="4"/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258" calcext:value-type="float">
            <text:p>2.58E-004</text:p>
          </table:table-cell>
          <table:table-cell office:value-type="float" office:value="29847.9134652223" calcext:value-type="float">
            <text:p>29847.91346522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98" calcext:value-type="float">
            <text:p>1.98E-008</text:p>
          </table:table-cell>
          <table:table-cell office:value-type="float" office:value="6967.5458377204" calcext:value-type="float">
            <text:p>6967.5458377204</text:p>
          </table:table-cell>
          <table:table-cell office:value-type="float" office:value="504630.995939968" calcext:value-type="float">
            <text:p>504630.995939968</text:p>
          </table:table-cell>
          <table:table-cell table:number-columns-repeated="4"/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247" calcext:value-type="float">
            <text:p>2.47E-004</text:p>
          </table:table-cell>
          <table:table-cell office:value-type="float" office:value="29847.9134764524" calcext:value-type="float">
            <text:p>29847.91347645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778" calcext:value-type="float">
            <text:p>7.78E-009</text:p>
          </table:table-cell>
          <table:table-cell office:value-type="float" office:value="2737.5767032752" calcext:value-type="float">
            <text:p>2737.5767032752</text:p>
          </table:table-cell>
          <table:table-cell office:value-type="float" office:value="198271.54214859" calcext:value-type="float">
            <text:p>198271.54214859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236" calcext:value-type="float">
            <text:p>2.36E-004</text:p>
          </table:table-cell>
          <table:table-cell office:value-type="float" office:value="29847.9134871941" calcext:value-type="float">
            <text:p>29847.91348719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88" calcext:value-type="float">
            <text:p>1.88E-008</text:p>
          </table:table-cell>
          <table:table-cell office:value-type="float" office:value="6619.3313796712" calcext:value-type="float">
            <text:p>6619.3313796712</text:p>
          </table:table-cell>
          <table:table-cell office:value-type="float" office:value="479411.239535246" calcext:value-type="float">
            <text:p>479411.239535246</text:p>
          </table:table-cell>
          <table:table-cell table:number-columns-repeated="4"/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226" calcext:value-type="float">
            <text:p>2.26E-004</text:p>
          </table:table-cell>
          <table:table-cell office:value-type="float" office:value="29847.9134974689" calcext:value-type="float">
            <text:p>29847.91349746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14" calcext:value-type="float">
            <text:p>1.14E-009</text:p>
          </table:table-cell>
          <table:table-cell office:value-type="float" office:value="388.8296389004" calcext:value-type="float">
            <text:p>388.8296389004</text:p>
          </table:table-cell>
          <table:table-cell office:value-type="float" office:value="29459.0840846129" calcext:value-type="float">
            <text:p>29459.0840846129</text:p>
          </table:table-cell>
          <table:table-cell table:number-columns-repeated="4"/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216" calcext:value-type="float">
            <text:p>2.16E-004</text:p>
          </table:table-cell>
          <table:table-cell office:value-type="float" office:value="29847.9135072969" calcext:value-type="float">
            <text:p>29847.91350729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95" calcext:value-type="float">
            <text:p>1.95E-008</text:p>
          </table:table-cell>
          <table:table-cell office:value-type="float" office:value="6664.6090612588" calcext:value-type="float">
            <text:p>6664.6090612588</text:p>
          </table:table-cell>
          <table:table-cell office:value-type="float" office:value="504933.93271643" calcext:value-type="float">
            <text:p>504933.93271643</text:p>
          </table:table-cell>
          <table:table-cell table:number-columns-repeated="4"/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207" calcext:value-type="float">
            <text:p>2.07E-004</text:p>
          </table:table-cell>
          <table:table-cell office:value-type="float" office:value="29847.9135166977" calcext:value-type="float">
            <text:p>29847.91351669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768" calcext:value-type="float">
            <text:p>7.68E-009</text:p>
          </table:table-cell>
          <table:table-cell office:value-type="float" office:value="2618.5516288628" calcext:value-type="float">
            <text:p>2618.5516288628</text:p>
          </table:table-cell>
          <table:table-cell office:value-type="float" office:value="198390.567223002" calcext:value-type="float">
            <text:p>198390.567223002</text:p>
          </table:table-cell>
          <table:table-cell table:number-columns-repeated="4"/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98" calcext:value-type="float">
            <text:p>1.98E-004</text:p>
          </table:table-cell>
          <table:table-cell office:value-type="float" office:value="29847.9135256897" calcext:value-type="float">
            <text:p>29847.91352568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86" calcext:value-type="float">
            <text:p>1.86E-008</text:p>
          </table:table-cell>
          <table:table-cell office:value-type="float" office:value="6331.5343623006" calcext:value-type="float">
            <text:p>6331.5343623006</text:p>
          </table:table-cell>
          <table:table-cell office:value-type="float" office:value="479699.036552617" calcext:value-type="float">
            <text:p>479699.036552617</text:p>
          </table:table-cell>
          <table:table-cell table:number-columns-repeated="4"/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89" calcext:value-type="float">
            <text:p>1.89E-004</text:p>
          </table:table-cell>
          <table:table-cell office:value-type="float" office:value="29847.9135342907" calcext:value-type="float">
            <text:p>29847.91353429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13" calcext:value-type="float">
            <text:p>1.13E-009</text:p>
          </table:table-cell>
          <table:table-cell office:value-type="float" office:value="371.9240023758" calcext:value-type="float">
            <text:p>371.9240023758</text:p>
          </table:table-cell>
          <table:table-cell office:value-type="float" office:value="29475.9897211375" calcext:value-type="float">
            <text:p>29475.9897211375</text:p>
          </table:table-cell>
          <table:table-cell table:number-columns-repeated="4"/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81" calcext:value-type="float">
            <text:p>1.81E-004</text:p>
          </table:table-cell>
          <table:table-cell office:value-type="float" office:value="29847.9135425178" calcext:value-type="float">
            <text:p>29847.91354251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93" calcext:value-type="float">
            <text:p>1.93E-008</text:p>
          </table:table-cell>
          <table:table-cell office:value-type="float" office:value="6374.8434490306" calcext:value-type="float">
            <text:p>6374.8434490306</text:p>
          </table:table-cell>
          <table:table-cell office:value-type="float" office:value="505223.698328658" calcext:value-type="float">
            <text:p>505223.698328658</text:p>
          </table:table-cell>
          <table:table-cell table:number-columns-repeated="4"/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73" calcext:value-type="float">
            <text:p>1.73E-004</text:p>
          </table:table-cell>
          <table:table-cell office:value-type="float" office:value="29847.9135503872" calcext:value-type="float">
            <text:p>29847.91355038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758" calcext:value-type="float">
            <text:p>7.58E-009</text:p>
          </table:table-cell>
          <table:table-cell office:value-type="float" office:value="2504.7015577012" calcext:value-type="float">
            <text:p>2504.7015577012</text:p>
          </table:table-cell>
          <table:table-cell office:value-type="float" office:value="198504.417294164" calcext:value-type="float">
            <text:p>198504.417294164</text:p>
          </table:table-cell>
          <table:table-cell table:number-columns-repeated="4"/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66" calcext:value-type="float">
            <text:p>1.66E-004</text:p>
          </table:table-cell>
          <table:table-cell office:value-type="float" office:value="29847.9135579144" calcext:value-type="float">
            <text:p>29847.91355791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83" calcext:value-type="float">
            <text:p>1.83E-008</text:p>
          </table:table-cell>
          <table:table-cell office:value-type="float" office:value="6056.2502587663" calcext:value-type="float">
            <text:p>6056.2502587663</text:p>
          </table:table-cell>
          <table:table-cell office:value-type="float" office:value="479974.320656151" calcext:value-type="float">
            <text:p>479974.320656151</text:p>
          </table:table-cell>
          <table:table-cell table:number-columns-repeated="4"/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58" calcext:value-type="float">
            <text:p>1.58E-004</text:p>
          </table:table-cell>
          <table:table-cell office:value-type="float" office:value="29847.9135651144" calcext:value-type="float">
            <text:p>29847.91356511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11" calcext:value-type="float">
            <text:p>1.11E-009</text:p>
          </table:table-cell>
          <table:table-cell office:value-type="float" office:value="355.7533935283" calcext:value-type="float">
            <text:p>355.7533935283</text:p>
          </table:table-cell>
          <table:table-cell office:value-type="float" office:value="29492.160329985" calcext:value-type="float">
            <text:p>29492.160329985</text:p>
          </table:table-cell>
          <table:table-cell table:number-columns-repeated="4"/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52" calcext:value-type="float">
            <text:p>1.52E-004</text:p>
          </table:table-cell>
          <table:table-cell office:value-type="float" office:value="29847.9135720013" calcext:value-type="float">
            <text:p>29847.91357200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91" calcext:value-type="float">
            <text:p>1.91E-008</text:p>
          </table:table-cell>
          <table:table-cell office:value-type="float" office:value="6097.6763417198" calcext:value-type="float">
            <text:p>6097.6763417198</text:p>
          </table:table-cell>
          <table:table-cell office:value-type="float" office:value="505500.865435969" calcext:value-type="float">
            <text:p>505500.865435969</text:p>
          </table:table-cell>
          <table:table-cell table:number-columns-repeated="4"/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45" calcext:value-type="float">
            <text:p>1.45E-004</text:p>
          </table:table-cell>
          <table:table-cell office:value-type="float" office:value="29847.9135785888" calcext:value-type="float">
            <text:p>29847.91357858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749" calcext:value-type="float">
            <text:p>7.49E-009</text:p>
          </table:table-cell>
          <table:table-cell office:value-type="float" office:value="2395.8014896484" calcext:value-type="float">
            <text:p>2395.8014896484</text:p>
          </table:table-cell>
          <table:table-cell office:value-type="float" office:value="198613.317362217" calcext:value-type="float">
            <text:p>198613.317362217</text:p>
          </table:table-cell>
          <table:table-cell table:number-columns-repeated="4"/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39" calcext:value-type="float">
            <text:p>1.39E-004</text:p>
          </table:table-cell>
          <table:table-cell office:value-type="float" office:value="29847.9135848898" calcext:value-type="float">
            <text:p>29847.91358488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81" calcext:value-type="float">
            <text:p>1.81E-008</text:p>
          </table:table-cell>
          <table:table-cell office:value-type="float" office:value="5792.9350293345" calcext:value-type="float">
            <text:p>5792.9350293345</text:p>
          </table:table-cell>
          <table:table-cell office:value-type="float" office:value="480237.635885583" calcext:value-type="float">
            <text:p>480237.635885583</text:p>
          </table:table-cell>
          <table:table-cell table:number-columns-repeated="4"/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33" calcext:value-type="float">
            <text:p>1.33E-004</text:p>
          </table:table-cell>
          <table:table-cell office:value-type="float" office:value="29847.913590917" calcext:value-type="float">
            <text:p>29847.9135909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1" calcext:value-type="float">
            <text:p>1.10E-009</text:p>
          </table:table-cell>
          <table:table-cell office:value-type="float" office:value="340.2858546329" calcext:value-type="float">
            <text:p>340.2858546329</text:p>
          </table:table-cell>
          <table:table-cell office:value-type="float" office:value="29507.6278688804" calcext:value-type="float">
            <text:p>29507.6278688804</text:p>
          </table:table-cell>
          <table:table-cell table:number-columns-repeated="4"/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27" calcext:value-type="float">
            <text:p>1.27E-004</text:p>
          </table:table-cell>
          <table:table-cell office:value-type="float" office:value="29847.913596682" calcext:value-type="float">
            <text:p>29847.9135966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88" calcext:value-type="float">
            <text:p>1.88E-008</text:p>
          </table:table-cell>
          <table:table-cell office:value-type="float" office:value="5832.5599782412" calcext:value-type="float">
            <text:p>5832.5599782412</text:p>
          </table:table-cell>
          <table:table-cell office:value-type="float" office:value="505765.981799448" calcext:value-type="float">
            <text:p>505765.981799448</text:p>
          </table:table-cell>
          <table:table-cell table:number-columns-repeated="4"/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21" calcext:value-type="float">
            <text:p>1.21E-004</text:p>
          </table:table-cell>
          <table:table-cell office:value-type="float" office:value="29847.9136021964" calcext:value-type="float">
            <text:p>29847.91360219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74" calcext:value-type="float">
            <text:p>7.40E-009</text:p>
          </table:table-cell>
          <table:table-cell office:value-type="float" office:value="2291.6362071774" calcext:value-type="float">
            <text:p>2291.6362071774</text:p>
          </table:table-cell>
          <table:table-cell office:value-type="float" office:value="198717.482644688" calcext:value-type="float">
            <text:p>198717.482644688</text:p>
          </table:table-cell>
          <table:table-cell table:number-columns-repeated="4"/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16" calcext:value-type="float">
            <text:p>1.16E-004</text:p>
          </table:table-cell>
          <table:table-cell office:value-type="float" office:value="29847.9136074711" calcext:value-type="float">
            <text:p>29847.91360747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79" calcext:value-type="float">
            <text:p>1.79E-008</text:p>
          </table:table-cell>
          <table:table-cell office:value-type="float" office:value="5541.0682881733" calcext:value-type="float">
            <text:p>5541.0682881733</text:p>
          </table:table-cell>
          <table:table-cell office:value-type="float" office:value="480489.502626745" calcext:value-type="float">
            <text:p>480489.502626745</text:p>
          </table:table-cell>
          <table:table-cell table:number-columns-repeated="4"/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11" calcext:value-type="float">
            <text:p>1.11E-004</text:p>
          </table:table-cell>
          <table:table-cell office:value-type="float" office:value="29847.9136125164" calcext:value-type="float">
            <text:p>29847.91361251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09" calcext:value-type="float">
            <text:p>1.09E-009</text:p>
          </table:table-cell>
          <table:table-cell office:value-type="float" office:value="325.4908174306" calcext:value-type="float">
            <text:p>325.4908174306</text:p>
          </table:table-cell>
          <table:table-cell office:value-type="float" office:value="29522.4229060828" calcext:value-type="float">
            <text:p>29522.4229060828</text:p>
          </table:table-cell>
          <table:table-cell table:number-columns-repeated="4"/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06" calcext:value-type="float">
            <text:p>1.06E-004</text:p>
          </table:table-cell>
          <table:table-cell office:value-type="float" office:value="29847.9136173424" calcext:value-type="float">
            <text:p>29847.91361734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86" calcext:value-type="float">
            <text:p>1.86E-008</text:p>
          </table:table-cell>
          <table:table-cell office:value-type="float" office:value="5578.9704132092" calcext:value-type="float">
            <text:p>5578.9704132092</text:p>
          </table:table-cell>
          <table:table-cell office:value-type="float" office:value="506019.57136448" calcext:value-type="float">
            <text:p>506019.57136448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102" calcext:value-type="float">
            <text:p>1.02E-004</text:p>
          </table:table-cell>
          <table:table-cell office:value-type="float" office:value="29847.9136219585" calcext:value-type="float">
            <text:p>29847.91362195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732" calcext:value-type="float">
            <text:p>7.32E-009</text:p>
          </table:table-cell>
          <table:table-cell office:value-type="float" office:value="2191.9998500448" calcext:value-type="float">
            <text:p>2191.9998500448</text:p>
          </table:table-cell>
          <table:table-cell office:value-type="float" office:value="198817.119001821" calcext:value-type="float">
            <text:p>198817.11900182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971" calcext:value-type="float">
            <text:p>9.71E-005</text:p>
          </table:table-cell>
          <table:table-cell office:value-type="float" office:value="29847.913626374" calcext:value-type="float">
            <text:p>29847.9136263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77" calcext:value-type="float">
            <text:p>1.77E-008</text:p>
          </table:table-cell>
          <table:table-cell office:value-type="float" office:value="5300.1522749215" calcext:value-type="float">
            <text:p>5300.1522749215</text:p>
          </table:table-cell>
          <table:table-cell office:value-type="float" office:value="480730.418639997" calcext:value-type="float">
            <text:p>480730.418639997</text:p>
          </table:table-cell>
          <table:table-cell table:number-columns-repeated="4"/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929" calcext:value-type="float">
            <text:p>9.29E-005</text:p>
          </table:table-cell>
          <table:table-cell office:value-type="float" office:value="29847.9136305974" calcext:value-type="float">
            <text:p>29847.91363059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08" calcext:value-type="float">
            <text:p>1.08E-009</text:p>
          </table:table-cell>
          <table:table-cell office:value-type="float" office:value="311.3390427172" calcext:value-type="float">
            <text:p>311.3390427172</text:p>
          </table:table-cell>
          <table:table-cell office:value-type="float" office:value="29536.5746807961" calcext:value-type="float">
            <text:p>29536.5746807961</text:p>
          </table:table-cell>
          <table:table-cell table:number-columns-repeated="4"/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889" calcext:value-type="float">
            <text:p>8.89E-005</text:p>
          </table:table-cell>
          <table:table-cell office:value-type="float" office:value="29847.9136346373" calcext:value-type="float">
            <text:p>29847.913634637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84" calcext:value-type="float">
            <text:p>1.84E-008</text:p>
          </table:table-cell>
          <table:table-cell office:value-type="float" office:value="5336.4064814727" calcext:value-type="float">
            <text:p>5336.4064814727</text:p>
          </table:table-cell>
          <table:table-cell office:value-type="float" office:value="506262.135296217" calcext:value-type="float">
            <text:p>506262.135296217</text:p>
          </table:table-cell>
          <table:table-cell table:number-columns-repeated="4"/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85" calcext:value-type="float">
            <text:p>8.50E-005</text:p>
          </table:table-cell>
          <table:table-cell office:value-type="float" office:value="29847.9136385014" calcext:value-type="float">
            <text:p>29847.91363850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725" calcext:value-type="float">
            <text:p>7.25E-009</text:p>
          </table:table-cell>
          <table:table-cell office:value-type="float" office:value="2096.6955084526" calcext:value-type="float">
            <text:p>2096.6955084526</text:p>
          </table:table-cell>
          <table:table-cell office:value-type="float" office:value="198912.423343413" calcext:value-type="float">
            <text:p>198912.423343413</text:p>
          </table:table-cell>
          <table:table-cell table:number-columns-repeated="4"/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813" calcext:value-type="float">
            <text:p>8.13E-005</text:p>
          </table:table-cell>
          <table:table-cell office:value-type="float" office:value="29847.9136421976" calcext:value-type="float">
            <text:p>29847.91364219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75" calcext:value-type="float">
            <text:p>1.75E-008</text:p>
          </table:table-cell>
          <table:table-cell office:value-type="float" office:value="5069.7108709729" calcext:value-type="float">
            <text:p>5069.7108709729</text:p>
          </table:table-cell>
          <table:table-cell office:value-type="float" office:value="480960.860043946" calcext:value-type="float">
            <text:p>480960.860043946</text:p>
          </table:table-cell>
          <table:table-cell table:number-columns-repeated="4"/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778" calcext:value-type="float">
            <text:p>7.78E-005</text:p>
          </table:table-cell>
          <table:table-cell office:value-type="float" office:value="29847.9136457331" calcext:value-type="float">
            <text:p>29847.91364573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07" calcext:value-type="float">
            <text:p>1.07E-009</text:p>
          </table:table-cell>
          <table:table-cell office:value-type="float" office:value="297.8025625585" calcext:value-type="float">
            <text:p>297.8025625585</text:p>
          </table:table-cell>
          <table:table-cell office:value-type="float" office:value="29550.1111609549" calcext:value-type="float">
            <text:p>29550.1111609549</text:p>
          </table:table-cell>
          <table:table-cell table:number-columns-repeated="4"/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744" calcext:value-type="float">
            <text:p>7.44E-005</text:p>
          </table:table-cell>
          <table:table-cell office:value-type="float" office:value="29847.9136491149" calcext:value-type="float">
            <text:p>29847.913649114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83" calcext:value-type="float">
            <text:p>1.83E-008</text:p>
          </table:table-cell>
          <table:table-cell office:value-type="float" office:value="5104.3888076693" calcext:value-type="float">
            <text:p>5104.3888076693</text:p>
          </table:table-cell>
          <table:table-cell office:value-type="float" office:value="506494.15297002" calcext:value-type="float">
            <text:p>506494.15297002</text:p>
          </table:table-cell>
          <table:table-cell table:number-columns-repeated="4"/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712" calcext:value-type="float">
            <text:p>7.12E-005</text:p>
          </table:table-cell>
          <table:table-cell office:value-type="float" office:value="29847.9136523496" calcext:value-type="float">
            <text:p>29847.91365234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717" calcext:value-type="float">
            <text:p>7.17E-009</text:p>
          </table:table-cell>
          <table:table-cell office:value-type="float" office:value="2005.5348338987" calcext:value-type="float">
            <text:p>2005.5348338987</text:p>
          </table:table-cell>
          <table:table-cell office:value-type="float" office:value="199003.584017967" calcext:value-type="float">
            <text:p>199003.584017967</text:p>
          </table:table-cell>
          <table:table-cell table:number-columns-repeated="4"/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681" calcext:value-type="float">
            <text:p>6.81E-005</text:p>
          </table:table-cell>
          <table:table-cell office:value-type="float" office:value="29847.9136554437" calcext:value-type="float">
            <text:p>29847.91365544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73" calcext:value-type="float">
            <text:p>1.73E-008</text:p>
          </table:table-cell>
          <table:table-cell office:value-type="float" office:value="4849.2886585304" calcext:value-type="float">
            <text:p>4849.2886585304</text:p>
          </table:table-cell>
          <table:table-cell office:value-type="float" office:value="481181.282256388" calcext:value-type="float">
            <text:p>481181.282256388</text:p>
          </table:table-cell>
          <table:table-cell table:number-columns-repeated="4"/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651" calcext:value-type="float">
            <text:p>6.51E-005</text:p>
          </table:table-cell>
          <table:table-cell office:value-type="float" office:value="29847.9136584032" calcext:value-type="float">
            <text:p>29847.91365840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06" calcext:value-type="float">
            <text:p>1.06E-009</text:p>
          </table:table-cell>
          <table:table-cell office:value-type="float" office:value="284.8546250171" calcext:value-type="float">
            <text:p>284.8546250171</text:p>
          </table:table-cell>
          <table:table-cell office:value-type="float" office:value="29563.0590984963" calcext:value-type="float">
            <text:p>29563.0590984963</text:p>
          </table:table-cell>
          <table:table-cell table:number-columns-repeated="4"/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623" calcext:value-type="float">
            <text:p>6.23E-005</text:p>
          </table:table-cell>
          <table:table-cell office:value-type="float" office:value="29847.9136612341" calcext:value-type="float">
            <text:p>29847.91366123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81" calcext:value-type="float">
            <text:p>1.81E-008</text:p>
          </table:table-cell>
          <table:table-cell office:value-type="float" office:value="4882.4588588441" calcext:value-type="float">
            <text:p>4882.4588588441</text:p>
          </table:table-cell>
          <table:table-cell office:value-type="float" office:value="506716.082918846" calcext:value-type="float">
            <text:p>506716.082918846</text:p>
          </table:table-cell>
          <table:table-cell table:number-columns-repeated="4"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596" calcext:value-type="float">
            <text:p>5.96E-005</text:p>
          </table:table-cell>
          <table:table-cell office:value-type="float" office:value="29847.9136639419" calcext:value-type="float">
            <text:p>29847.91366394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711" calcext:value-type="float">
            <text:p>7.11E-009</text:p>
          </table:table-cell>
          <table:table-cell office:value-type="float" office:value="1918.3376669459" calcext:value-type="float">
            <text:p>1918.3376669459</text:p>
          </table:table-cell>
          <table:table-cell office:value-type="float" office:value="199090.78118492" calcext:value-type="float">
            <text:p>199090.78118492</text:p>
          </table:table-cell>
          <table:table-cell table:number-columns-repeated="4"/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57" calcext:value-type="float">
            <text:p>5.70E-005</text:p>
          </table:table-cell>
          <table:table-cell office:value-type="float" office:value="29847.913666532" calcext:value-type="float">
            <text:p>29847.9136665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72" calcext:value-type="float">
            <text:p>1.72E-008</text:p>
          </table:table-cell>
          <table:table-cell office:value-type="float" office:value="4638.4500205706" calcext:value-type="float">
            <text:p>4638.4500205706</text:p>
          </table:table-cell>
          <table:table-cell office:value-type="float" office:value="481392.120894348" calcext:value-type="float">
            <text:p>481392.120894348</text:p>
          </table:table-cell>
          <table:table-cell table:number-columns-repeated="4"/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545" calcext:value-type="float">
            <text:p>5.45E-005</text:p>
          </table:table-cell>
          <table:table-cell office:value-type="float" office:value="29847.9136690094" calcext:value-type="float">
            <text:p>29847.91366900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05" calcext:value-type="float">
            <text:p>1.05E-009</text:p>
          </table:table-cell>
          <table:table-cell office:value-type="float" office:value="272.4696412836" calcext:value-type="float">
            <text:p>272.4696412836</text:p>
          </table:table-cell>
          <table:table-cell office:value-type="float" office:value="29575.4440822298" calcext:value-type="float">
            <text:p>29575.4440822298</text:p>
          </table:table-cell>
          <table:table-cell table:number-columns-repeated="4"/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521" calcext:value-type="float">
            <text:p>5.21E-005</text:p>
          </table:table-cell>
          <table:table-cell office:value-type="float" office:value="29847.9136713792" calcext:value-type="float">
            <text:p>29847.91367137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79" calcext:value-type="float">
            <text:p>1.79E-008</text:p>
          </table:table-cell>
          <table:table-cell office:value-type="float" office:value="4670.1780382577" calcext:value-type="float">
            <text:p>4670.1780382577</text:p>
          </table:table-cell>
          <table:table-cell office:value-type="float" office:value="506928.363739432" calcext:value-type="float">
            <text:p>506928.363739432</text:p>
          </table:table-cell>
          <table:table-cell table:number-columns-repeated="4"/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499" calcext:value-type="float">
            <text:p>4.99E-005</text:p>
          </table:table-cell>
          <table:table-cell office:value-type="float" office:value="29847.9136736459" calcext:value-type="float">
            <text:p>29847.91367364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704" calcext:value-type="float">
            <text:p>7.04E-009</text:p>
          </table:table-cell>
          <table:table-cell office:value-type="float" office:value="1834.9316811764" calcext:value-type="float">
            <text:p>1834.9316811764</text:p>
          </table:table-cell>
          <table:table-cell office:value-type="float" office:value="199174.187170689" calcext:value-type="float">
            <text:p>199174.187170689</text:p>
          </table:table-cell>
          <table:table-cell table:number-columns-repeated="4"/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477" calcext:value-type="float">
            <text:p>4.77E-005</text:p>
          </table:table-cell>
          <table:table-cell office:value-type="float" office:value="29847.9136758141" calcext:value-type="float">
            <text:p>29847.91367581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7" calcext:value-type="float">
            <text:p>1.70E-008</text:p>
          </table:table-cell>
          <table:table-cell office:value-type="float" office:value="4436.7782799409" calcext:value-type="float">
            <text:p>4436.7782799409</text:p>
          </table:table-cell>
          <table:table-cell office:value-type="float" office:value="481593.792634978" calcext:value-type="float">
            <text:p>481593.792634978</text:p>
          </table:table-cell>
          <table:table-cell table:number-columns-repeated="4"/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456" calcext:value-type="float">
            <text:p>4.56E-005</text:p>
          </table:table-cell>
          <table:table-cell office:value-type="float" office:value="29847.9136778879" calcext:value-type="float">
            <text:p>29847.913677887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04" calcext:value-type="float">
            <text:p>1.04E-009</text:p>
          </table:table-cell>
          <table:table-cell office:value-type="float" office:value="260.6231351053" calcext:value-type="float">
            <text:p>260.6231351053</text:p>
          </table:table-cell>
          <table:table-cell office:value-type="float" office:value="29587.2905884081" calcext:value-type="float">
            <text:p>29587.2905884081</text:p>
          </table:table-cell>
          <table:table-cell table:number-columns-repeated="4"/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436" calcext:value-type="float">
            <text:p>4.36E-005</text:p>
          </table:table-cell>
          <table:table-cell office:value-type="float" office:value="29847.9136798717" calcext:value-type="float">
            <text:p>29847.91367987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78" calcext:value-type="float">
            <text:p>1.78E-008</text:p>
          </table:table-cell>
          <table:table-cell office:value-type="float" office:value="4467.126818594" calcext:value-type="float">
            <text:p>4467.126818594</text:p>
          </table:table-cell>
          <table:table-cell office:value-type="float" office:value="507131.414959096" calcext:value-type="float">
            <text:p>507131.414959096</text:p>
          </table:table-cell>
          <table:table-cell table:number-columns-repeated="4"/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417" calcext:value-type="float">
            <text:p>4.17E-005</text:p>
          </table:table-cell>
          <table:table-cell office:value-type="float" office:value="29847.9136817691" calcext:value-type="float">
            <text:p>29847.913681769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98" calcext:value-type="float">
            <text:p>6.98E-009</text:p>
          </table:table-cell>
          <table:table-cell office:value-type="float" office:value="1755.1520426251" calcext:value-type="float">
            <text:p>1755.1520426251</text:p>
          </table:table-cell>
          <table:table-cell office:value-type="float" office:value="199253.966809241" calcext:value-type="float">
            <text:p>199253.966809241</text:p>
          </table:table-cell>
          <table:table-cell table:number-columns-repeated="4"/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399" calcext:value-type="float">
            <text:p>3.99E-005</text:p>
          </table:table-cell>
          <table:table-cell office:value-type="float" office:value="29847.9136835841" calcext:value-type="float">
            <text:p>29847.91368358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69" calcext:value-type="float">
            <text:p>1.69E-008</text:p>
          </table:table-cell>
          <table:table-cell office:value-type="float" office:value="4243.8748758867" calcext:value-type="float">
            <text:p>4243.8748758867</text:p>
          </table:table-cell>
          <table:table-cell office:value-type="float" office:value="481786.696039032" calcext:value-type="float">
            <text:p>481786.696039032</text:p>
          </table:table-cell>
          <table:table-cell table:number-columns-repeated="4"/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382" calcext:value-type="float">
            <text:p>3.82E-005</text:p>
          </table:table-cell>
          <table:table-cell office:value-type="float" office:value="29847.9136853202" calcext:value-type="float">
            <text:p>29847.91368532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03" calcext:value-type="float">
            <text:p>1.03E-009</text:p>
          </table:table-cell>
          <table:table-cell office:value-type="float" office:value="249.2916944145" calcext:value-type="float">
            <text:p>249.2916944145</text:p>
          </table:table-cell>
          <table:table-cell office:value-type="float" office:value="29598.6220290989" calcext:value-type="float">
            <text:p>29598.6220290989</text:p>
          </table:table-cell>
          <table:table-cell table:number-columns-repeated="4"/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365" calcext:value-type="float">
            <text:p>3.65E-005</text:p>
          </table:table-cell>
          <table:table-cell office:value-type="float" office:value="29847.9136869808" calcext:value-type="float">
            <text:p>29847.91368698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76" calcext:value-type="float">
            <text:p>1.76E-008</text:p>
          </table:table-cell>
          <table:table-cell office:value-type="float" office:value="4272.9039128552" calcext:value-type="float">
            <text:p>4272.9039128552</text:p>
          </table:table-cell>
          <table:table-cell office:value-type="float" office:value="507325.637864835" calcext:value-type="float">
            <text:p>507325.637864835</text:p>
          </table:table-cell>
          <table:table-cell table:number-columns-repeated="4"/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349" calcext:value-type="float">
            <text:p>3.49E-005</text:p>
          </table:table-cell>
          <table:table-cell office:value-type="float" office:value="29847.9136885691" calcext:value-type="float">
            <text:p>29847.91368856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92" calcext:value-type="float">
            <text:p>6.92E-009</text:p>
          </table:table-cell>
          <table:table-cell office:value-type="float" office:value="1678.8410840212" calcext:value-type="float">
            <text:p>1678.8410840212</text:p>
          </table:table-cell>
          <table:table-cell office:value-type="float" office:value="199330.277767844" calcext:value-type="float">
            <text:p>199330.277767844</text:p>
          </table:table-cell>
          <table:table-cell table:number-columns-repeated="4"/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334" calcext:value-type="float">
            <text:p>3.34E-005</text:p>
          </table:table-cell>
          <table:table-cell office:value-type="float" office:value="29847.9136900885" calcext:value-type="float">
            <text:p>29847.91369008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67" calcext:value-type="float">
            <text:p>1.67E-008</text:p>
          </table:table-cell>
          <table:table-cell office:value-type="float" office:value="4059.3585763817" calcext:value-type="float">
            <text:p>4059.3585763817</text:p>
          </table:table-cell>
          <table:table-cell office:value-type="float" office:value="481971.212338538" calcext:value-type="float">
            <text:p>481971.212338538</text:p>
          </table:table-cell>
          <table:table-cell table:number-columns-repeated="4"/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32" calcext:value-type="float">
            <text:p>3.20E-005</text:p>
          </table:table-cell>
          <table:table-cell office:value-type="float" office:value="29847.9136915417" calcext:value-type="float">
            <text:p>29847.91369154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02" calcext:value-type="float">
            <text:p>1.02E-009</text:p>
          </table:table-cell>
          <table:table-cell office:value-type="float" office:value="238.4529250597" calcext:value-type="float">
            <text:p>238.4529250597</text:p>
          </table:table-cell>
          <table:table-cell office:value-type="float" office:value="29609.4607984538" calcext:value-type="float">
            <text:p>29609.4607984538</text:p>
          </table:table-cell>
          <table:table-cell table:number-columns-repeated="4"/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306" calcext:value-type="float">
            <text:p>3.06E-005</text:p>
          </table:table-cell>
          <table:table-cell office:value-type="float" office:value="29847.9136929318" calcext:value-type="float">
            <text:p>29847.91369293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75" calcext:value-type="float">
            <text:p>1.75E-008</text:p>
          </table:table-cell>
          <table:table-cell office:value-type="float" office:value="4087.1254813043" calcext:value-type="float">
            <text:p>4087.1254813043</text:p>
          </table:table-cell>
          <table:table-cell office:value-type="float" office:value="507511.416296386" calcext:value-type="float">
            <text:p>507511.416296386</text:p>
          </table:table-cell>
          <table:table-cell table:number-columns-repeated="4"/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293" calcext:value-type="float">
            <text:p>2.93E-005</text:p>
          </table:table-cell>
          <table:table-cell office:value-type="float" office:value="29847.9136942614" calcext:value-type="float">
            <text:p>29847.91369426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87" calcext:value-type="float">
            <text:p>6.87E-009</text:p>
          </table:table-cell>
          <table:table-cell office:value-type="float" office:value="1605.8479931927" calcext:value-type="float">
            <text:p>1605.8479931927</text:p>
          </table:table-cell>
          <table:table-cell office:value-type="float" office:value="199403.270858673" calcext:value-type="float">
            <text:p>199403.270858673</text:p>
          </table:table-cell>
          <table:table-cell table:number-columns-repeated="4"/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28" calcext:value-type="float">
            <text:p>2.80E-005</text:p>
          </table:table-cell>
          <table:table-cell office:value-type="float" office:value="29847.9136955333" calcext:value-type="float">
            <text:p>29847.91369553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66" calcext:value-type="float">
            <text:p>1.66E-008</text:p>
          </table:table-cell>
          <table:table-cell office:value-type="float" office:value="3882.8647247053" calcext:value-type="float">
            <text:p>3882.8647247053</text:p>
          </table:table-cell>
          <table:table-cell office:value-type="float" office:value="482147.706190214" calcext:value-type="float">
            <text:p>482147.706190214</text:p>
          </table:table-cell>
          <table:table-cell table:number-columns-repeated="4"/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268" calcext:value-type="float">
            <text:p>2.68E-005</text:p>
          </table:table-cell>
          <table:table-cell office:value-type="float" office:value="29847.9136967498" calcext:value-type="float">
            <text:p>29847.91369674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01" calcext:value-type="float">
            <text:p>1.01E-009</text:p>
          </table:table-cell>
          <table:table-cell office:value-type="float" office:value="228.0854065477" calcext:value-type="float">
            <text:p>228.0854065477</text:p>
          </table:table-cell>
          <table:table-cell office:value-type="float" office:value="29619.8283169657" calcext:value-type="float">
            <text:p>29619.8283169657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256" calcext:value-type="float">
            <text:p>2.56E-005</text:p>
          </table:table-cell>
          <table:table-cell office:value-type="float" office:value="29847.9136979134" calcext:value-type="float">
            <text:p>29847.91369791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73" calcext:value-type="float">
            <text:p>1.73E-008</text:p>
          </table:table-cell>
          <table:table-cell office:value-type="float" office:value="3909.4243728886" calcext:value-type="float">
            <text:p>3909.4243728886</text:p>
          </table:table-cell>
          <table:table-cell office:value-type="float" office:value="507689.117404802" calcext:value-type="float">
            <text:p>507689.117404802</text:p>
          </table:table-cell>
          <table:table-cell table:number-columns-repeated="4"/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245" calcext:value-type="float">
            <text:p>2.45E-005</text:p>
          </table:table-cell>
          <table:table-cell office:value-type="float" office:value="29847.9136990265" calcext:value-type="float">
            <text:p>29847.91369902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81" calcext:value-type="float">
            <text:p>6.81E-009</text:p>
          </table:table-cell>
          <table:table-cell office:value-type="float" office:value="1536.0285150184" calcext:value-type="float">
            <text:p>1536.0285150184</text:p>
          </table:table-cell>
          <table:table-cell office:value-type="float" office:value="199473.090336847" calcext:value-type="float">
            <text:p>199473.090336847</text:p>
          </table:table-cell>
          <table:table-cell table:number-columns-repeated="4"/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234" calcext:value-type="float">
            <text:p>2.34E-005</text:p>
          </table:table-cell>
          <table:table-cell office:value-type="float" office:value="29847.9137000911" calcext:value-type="float">
            <text:p>29847.91370009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65" calcext:value-type="float">
            <text:p>1.65E-008</text:p>
          </table:table-cell>
          <table:table-cell office:value-type="float" office:value="3714.044518777" calcext:value-type="float">
            <text:p>3714.044518777</text:p>
          </table:table-cell>
          <table:table-cell office:value-type="float" office:value="482316.526396142" calcext:value-type="float">
            <text:p>482316.526396142</text:p>
          </table:table-cell>
          <table:table-cell table:number-columns-repeated="4"/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224" calcext:value-type="float">
            <text:p>2.24E-005</text:p>
          </table:table-cell>
          <table:table-cell office:value-type="float" office:value="29847.9137011095" calcext:value-type="float">
            <text:p>29847.91370110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218.1686497115" calcext:value-type="float">
            <text:p>218.1686497115</text:p>
          </table:table-cell>
          <table:table-cell office:value-type="float" office:value="29629.7450738019" calcext:value-type="float">
            <text:p>29629.7450738019</text:p>
          </table:table-cell>
          <table:table-cell table:number-columns-repeated="4"/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214" calcext:value-type="float">
            <text:p>2.14E-005</text:p>
          </table:table-cell>
          <table:table-cell office:value-type="float" office:value="29847.9137020836" calcext:value-type="float">
            <text:p>29847.91370208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72" calcext:value-type="float">
            <text:p>1.72E-008</text:p>
          </table:table-cell>
          <table:table-cell office:value-type="float" office:value="3739.4493996445" calcext:value-type="float">
            <text:p>3739.4493996445</text:p>
          </table:table-cell>
          <table:table-cell office:value-type="float" office:value="507859.092378046" calcext:value-type="float">
            <text:p>507859.092378046</text:p>
          </table:table-cell>
          <table:table-cell table:number-columns-repeated="4"/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205" calcext:value-type="float">
            <text:p>2.05E-005</text:p>
          </table:table-cell>
          <table:table-cell office:value-type="float" office:value="29847.9137030153" calcext:value-type="float">
            <text:p>29847.91370301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76" calcext:value-type="float">
            <text:p>6.76E-009</text:p>
          </table:table-cell>
          <table:table-cell office:value-type="float" office:value="1469.244666339" calcext:value-type="float">
            <text:p>1469.244666339</text:p>
          </table:table-cell>
          <table:table-cell office:value-type="float" office:value="199539.874185527" calcext:value-type="float">
            <text:p>199539.874185527</text:p>
          </table:table-cell>
          <table:table-cell table:number-columns-repeated="4"/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96" calcext:value-type="float">
            <text:p>1.96E-005</text:p>
          </table:table-cell>
          <table:table-cell office:value-type="float" office:value="29847.9137039066" calcext:value-type="float">
            <text:p>29847.91370390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64" calcext:value-type="float">
            <text:p>1.64E-008</text:p>
          </table:table-cell>
          <table:table-cell office:value-type="float" office:value="3552.5643218241" calcext:value-type="float">
            <text:p>3552.5643218241</text:p>
          </table:table-cell>
          <table:table-cell office:value-type="float" office:value="482478.006593095" calcext:value-type="float">
            <text:p>482478.006593095</text:p>
          </table:table-cell>
          <table:table-cell table:number-columns-repeated="4"/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88" calcext:value-type="float">
            <text:p>1.88E-005</text:p>
          </table:table-cell>
          <table:table-cell office:value-type="float" office:value="29847.913704759" calcext:value-type="float">
            <text:p>29847.9137047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97" calcext:value-type="float">
            <text:p>9.97E-010</text:p>
          </table:table-cell>
          <table:table-cell office:value-type="float" office:value="208.6830562174" calcext:value-type="float">
            <text:p>208.6830562174</text:p>
          </table:table-cell>
          <table:table-cell office:value-type="float" office:value="29639.2306672961" calcext:value-type="float">
            <text:p>29639.2306672961</text:p>
          </table:table-cell>
          <table:table-cell table:number-columns-repeated="4"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79" calcext:value-type="float">
            <text:p>1.79E-005</text:p>
          </table:table-cell>
          <table:table-cell office:value-type="float" office:value="29847.9137055745" calcext:value-type="float">
            <text:p>29847.91370557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71" calcext:value-type="float">
            <text:p>1.71E-008</text:p>
          </table:table-cell>
          <table:table-cell office:value-type="float" office:value="3576.8646426506" calcext:value-type="float">
            <text:p>3576.8646426506</text:p>
          </table:table-cell>
          <table:table-cell office:value-type="float" office:value="508021.67713504" calcext:value-type="float">
            <text:p>508021.67713504</text:p>
          </table:table-cell>
          <table:table-cell table:number-columns-repeated="4"/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72" calcext:value-type="float">
            <text:p>1.72E-005</text:p>
          </table:table-cell>
          <table:table-cell office:value-type="float" office:value="29847.9137063544" calcext:value-type="float">
            <text:p>29847.91370635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72" calcext:value-type="float">
            <text:p>6.72E-009</text:p>
          </table:table-cell>
          <table:table-cell office:value-type="float" office:value="1405.3644632631" calcext:value-type="float">
            <text:p>1405.3644632631</text:p>
          </table:table-cell>
          <table:table-cell office:value-type="float" office:value="199603.754388603" calcext:value-type="float">
            <text:p>199603.754388603</text:p>
          </table:table-cell>
          <table:table-cell table:number-columns-repeated="4"/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64" calcext:value-type="float">
            <text:p>1.64E-005</text:p>
          </table:table-cell>
          <table:table-cell office:value-type="float" office:value="29847.9137071005" calcext:value-type="float">
            <text:p>29847.91370710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62" calcext:value-type="float">
            <text:p>1.62E-008</text:p>
          </table:table-cell>
          <table:table-cell office:value-type="float" office:value="3398.1050030207" calcext:value-type="float">
            <text:p>3398.1050030207</text:p>
          </table:table-cell>
          <table:table-cell office:value-type="float" office:value="482632.465911899" calcext:value-type="float">
            <text:p>482632.465911899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57" calcext:value-type="float">
            <text:p>1.57E-005</text:p>
          </table:table-cell>
          <table:table-cell office:value-type="float" office:value="29847.9137078141" calcext:value-type="float">
            <text:p>29847.91370781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91" calcext:value-type="float">
            <text:p>9.91E-010</text:p>
          </table:table-cell>
          <table:table-cell office:value-type="float" office:value="199.6098798329" calcext:value-type="float">
            <text:p>199.6098798329</text:p>
          </table:table-cell>
          <table:table-cell office:value-type="float" office:value="29648.3038436806" calcext:value-type="float">
            <text:p>29648.3038436806</text:p>
          </table:table-cell>
          <table:table-cell table:number-columns-repeated="4"/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5" calcext:value-type="float">
            <text:p>1.50E-005</text:p>
          </table:table-cell>
          <table:table-cell office:value-type="float" office:value="29847.9137084967" calcext:value-type="float">
            <text:p>29847.91370849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7" calcext:value-type="float">
            <text:p>1.70E-008</text:p>
          </table:table-cell>
          <table:table-cell office:value-type="float" office:value="3421.3487881559" calcext:value-type="float">
            <text:p>3421.3487881559</text:p>
          </table:table-cell>
          <table:table-cell office:value-type="float" office:value="508177.192989535" calcext:value-type="float">
            <text:p>508177.192989535</text:p>
          </table:table-cell>
          <table:table-cell table:number-columns-repeated="4"/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44" calcext:value-type="float">
            <text:p>1.44E-005</text:p>
          </table:table-cell>
          <table:table-cell office:value-type="float" office:value="29847.9137091496" calcext:value-type="float">
            <text:p>29847.91370914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67" calcext:value-type="float">
            <text:p>6.67E-009</text:p>
          </table:table-cell>
          <table:table-cell office:value-type="float" office:value="1344.2616603293" calcext:value-type="float">
            <text:p>1344.2616603293</text:p>
          </table:table-cell>
          <table:table-cell office:value-type="float" office:value="199664.857191537" calcext:value-type="float">
            <text:p>199664.857191537</text:p>
          </table:table-cell>
          <table:table-cell table:number-columns-repeated="4"/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37" calcext:value-type="float">
            <text:p>1.37E-005</text:p>
          </table:table-cell>
          <table:table-cell office:value-type="float" office:value="29847.9137097741" calcext:value-type="float">
            <text:p>29847.91370977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61" calcext:value-type="float">
            <text:p>1.61E-008</text:p>
          </table:table-cell>
          <table:table-cell office:value-type="float" office:value="3250.361306794" calcext:value-type="float">
            <text:p>3250.361306794</text:p>
          </table:table-cell>
          <table:table-cell office:value-type="float" office:value="482780.209608126" calcext:value-type="float">
            <text:p>482780.209608126</text:p>
          </table:table-cell>
          <table:table-cell table:number-columns-repeated="4"/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31" calcext:value-type="float">
            <text:p>1.31E-005</text:p>
          </table:table-cell>
          <table:table-cell office:value-type="float" office:value="29847.9137103715" calcext:value-type="float">
            <text:p>29847.91371037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84" calcext:value-type="float">
            <text:p>9.84E-010</text:p>
          </table:table-cell>
          <table:table-cell office:value-type="float" office:value="190.9311893793" calcext:value-type="float">
            <text:p>190.9311893793</text:p>
          </table:table-cell>
          <table:table-cell office:value-type="float" office:value="29656.9825341341" calcext:value-type="float">
            <text:p>29656.9825341341</text:p>
          </table:table-cell>
          <table:table-cell table:number-columns-repeated="4"/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26" calcext:value-type="float">
            <text:p>1.26E-005</text:p>
          </table:table-cell>
          <table:table-cell office:value-type="float" office:value="29847.9137109428" calcext:value-type="float">
            <text:p>29847.91371094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9" calcext:value-type="float">
            <text:p>1.69E-008</text:p>
          </table:table-cell>
          <table:table-cell office:value-type="float" office:value="3272.5944925725" calcext:value-type="float">
            <text:p>3272.5944925725</text:p>
          </table:table-cell>
          <table:table-cell office:value-type="float" office:value="508325.947285119" calcext:value-type="float">
            <text:p>508325.947285119</text:p>
          </table:table-cell>
          <table:table-cell table:number-columns-repeated="4"/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2" calcext:value-type="float">
            <text:p>1.20E-005</text:p>
          </table:table-cell>
          <table:table-cell office:value-type="float" office:value="29847.9137114894" calcext:value-type="float">
            <text:p>29847.91371148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63" calcext:value-type="float">
            <text:p>6.63E-009</text:p>
          </table:table-cell>
          <table:table-cell office:value-type="float" office:value="1285.8155010092" calcext:value-type="float">
            <text:p>1285.8155010092</text:p>
          </table:table-cell>
          <table:table-cell office:value-type="float" office:value="199723.303350857" calcext:value-type="float">
            <text:p>199723.303350857</text:p>
          </table:table-cell>
          <table:table-cell table:number-columns-repeated="4"/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15" calcext:value-type="float">
            <text:p>1.15E-005</text:p>
          </table:table-cell>
          <table:table-cell office:value-type="float" office:value="29847.9137120122" calcext:value-type="float">
            <text:p>29847.9137120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6" calcext:value-type="float">
            <text:p>1.60E-008</text:p>
          </table:table-cell>
          <table:table-cell office:value-type="float" office:value="3109.0412495531" calcext:value-type="float">
            <text:p>3109.0412495531</text:p>
          </table:table-cell>
          <table:table-cell office:value-type="float" office:value="482921.529665367" calcext:value-type="float">
            <text:p>482921.529665367</text:p>
          </table:table-cell>
          <table:table-cell table:number-columns-repeated="4"/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table:style-name="ce1" office:value-type="float" office:value="0.000000000855" calcext:value-type="float">
            <text:p>8.55E-010</text:p>
          </table:table-cell>
          <table:table-cell table:style-name="ce1" office:value-type="float" office:value="0.000011" calcext:value-type="float">
            <text:p>1.10E-005</text:p>
          </table:table-cell>
          <table:table-cell office:value-type="float" office:value="29847.9137125122" calcext:value-type="float">
            <text:p>29847.91371251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78" calcext:value-type="float">
            <text:p>9.78E-010</text:p>
          </table:table-cell>
          <table:table-cell office:value-type="float" office:value="182.6298332945" calcext:value-type="float">
            <text:p>182.6298332945</text:p>
          </table:table-cell>
          <table:table-cell office:value-type="float" office:value="29665.283890219" calcext:value-type="float">
            <text:p>29665.283890219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8" calcext:value-type="float">
            <text:p>1.68E-008</text:p>
          </table:table-cell>
          <table:table-cell office:value-type="float" office:value="3130.3077750774" calcext:value-type="float">
            <text:p>3130.3077750774</text:p>
          </table:table-cell>
          <table:table-cell office:value-type="float" office:value="508468.234002614" calcext:value-type="float">
            <text:p>508468.234002614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59" calcext:value-type="float">
            <text:p>6.59E-009</text:p>
          </table:table-cell>
          <table:table-cell office:value-type="float" office:value="1229.9104790585" calcext:value-type="float">
            <text:p>1229.9104790585</text:p>
          </table:table-cell>
          <table:table-cell office:value-type="float" office:value="199779.208372807" calcext:value-type="float">
            <text:p>199779.208372807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9" calcext:value-type="float">
            <text:p>1.59E-008</text:p>
          </table:table-cell>
          <table:table-cell office:value-type="float" office:value="2973.8655426453" calcext:value-type="float">
            <text:p>2973.8655426453</text:p>
          </table:table-cell>
          <table:table-cell office:value-type="float" office:value="483056.705372275" calcext:value-type="float">
            <text:p>483056.705372275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73" calcext:value-type="float">
            <text:p>9.73E-010</text:p>
          </table:table-cell>
          <table:table-cell office:value-type="float" office:value="174.6894057361" calcext:value-type="float">
            <text:p>174.6894057361</text:p>
          </table:table-cell>
          <table:table-cell office:value-type="float" office:value="29673.2243177773" calcext:value-type="float">
            <text:p>29673.2243177773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7" calcext:value-type="float">
            <text:p>1.67E-008</text:p>
          </table:table-cell>
          <table:table-cell office:value-type="float" office:value="2994.2074366223" calcext:value-type="float">
            <text:p>2994.2074366223</text:p>
          </table:table-cell>
          <table:table-cell office:value-type="float" office:value="508604.334341069" calcext:value-type="float">
            <text:p>508604.334341069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55" calcext:value-type="float">
            <text:p>6.55E-009</text:p>
          </table:table-cell>
          <table:table-cell office:value-type="float" office:value="1176.4361102434" calcext:value-type="float">
            <text:p>1176.4361102434</text:p>
          </table:table-cell>
          <table:table-cell office:value-type="float" office:value="199832.682741623" calcext:value-type="float">
            <text:p>199832.682741623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8" calcext:value-type="float">
            <text:p>1.58E-008</text:p>
          </table:table-cell>
          <table:table-cell office:value-type="float" office:value="2844.5670404034" calcext:value-type="float">
            <text:p>2844.5670404034</text:p>
          </table:table-cell>
          <table:table-cell office:value-type="float" office:value="483186.003874517" calcext:value-type="float">
            <text:p>483186.003874517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67" calcext:value-type="float">
            <text:p>9.67E-010</text:p>
          </table:table-cell>
          <table:table-cell office:value-type="float" office:value="167.0942141596" calcext:value-type="float">
            <text:p>167.0942141596</text:p>
          </table:table-cell>
          <table:table-cell office:value-type="float" office:value="29680.8195093539" calcext:value-type="float">
            <text:p>29680.8195093539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6" calcext:value-type="float">
            <text:p>1.66E-008</text:p>
          </table:table-cell>
          <table:table-cell office:value-type="float" office:value="2864.0245042048" calcext:value-type="float">
            <text:p>2864.0245042048</text:p>
          </table:table-cell>
          <table:table-cell office:value-type="float" office:value="508734.517273487" calcext:value-type="float">
            <text:p>508734.517273487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51" calcext:value-type="float">
            <text:p>6.51E-009</text:p>
          </table:table-cell>
          <table:table-cell office:value-type="float" office:value="1125.2867139925" calcext:value-type="float">
            <text:p>1125.2867139925</text:p>
          </table:table-cell>
          <table:table-cell office:value-type="float" office:value="199883.832137874" calcext:value-type="float">
            <text:p>199883.832137874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7" calcext:value-type="float">
            <text:p>1.57E-008</text:p>
          </table:table-cell>
          <table:table-cell office:value-type="float" office:value="2720.8902121888" calcext:value-type="float">
            <text:p>2720.8902121888</text:p>
          </table:table-cell>
          <table:table-cell office:value-type="float" office:value="483309.680702731" calcext:value-type="float">
            <text:p>483309.680702731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62" calcext:value-type="float">
            <text:p>9.62E-010</text:p>
          </table:table-cell>
          <table:table-cell office:value-type="float" office:value="159.8292483048" calcext:value-type="float">
            <text:p>159.8292483048</text:p>
          </table:table-cell>
          <table:table-cell office:value-type="float" office:value="29688.0844752087" calcext:value-type="float">
            <text:p>29688.0844752087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5" calcext:value-type="float">
            <text:p>1.65E-008</text:p>
          </table:table-cell>
          <table:table-cell office:value-type="float" office:value="2739.5016993007" calcext:value-type="float">
            <text:p>2739.5016993007</text:p>
          </table:table-cell>
          <table:table-cell office:value-type="float" office:value="508859.040078391" calcext:value-type="float">
            <text:p>508859.040078391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48" calcext:value-type="float">
            <text:p>6.48E-009</text:p>
          </table:table-cell>
          <table:table-cell office:value-type="float" office:value="1076.3612045417" calcext:value-type="float">
            <text:p>1076.3612045417</text:p>
          </table:table-cell>
          <table:table-cell office:value-type="float" office:value="199932.757647324" calcext:value-type="float">
            <text:p>199932.757647324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7" calcext:value-type="float">
            <text:p>1.57E-008</text:p>
          </table:table-cell>
          <table:table-cell office:value-type="float" office:value="2602.590637391" calcext:value-type="float">
            <text:p>2602.590637391</text:p>
          </table:table-cell>
          <table:table-cell office:value-type="float" office:value="483427.980277529" calcext:value-type="float">
            <text:p>483427.980277529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57" calcext:value-type="float">
            <text:p>9.57E-010</text:p>
          </table:table-cell>
          <table:table-cell office:value-type="float" office:value="152.8801505315" calcext:value-type="float">
            <text:p>152.8801505315</text:p>
          </table:table-cell>
          <table:table-cell office:value-type="float" office:value="29695.0335729819" calcext:value-type="float">
            <text:p>29695.0335729819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4" calcext:value-type="float">
            <text:p>1.64E-008</text:p>
          </table:table-cell>
          <table:table-cell office:value-type="float" office:value="2620.3929294086" calcext:value-type="float">
            <text:p>2620.3929294086</text:p>
          </table:table-cell>
          <table:table-cell office:value-type="float" office:value="508978.148848283" calcext:value-type="float">
            <text:p>508978.148848283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45" calcext:value-type="float">
            <text:p>6.45E-009</text:p>
          </table:table-cell>
          <table:table-cell office:value-type="float" office:value="1029.5628911604" calcext:value-type="float">
            <text:p>1029.5628911604</text:p>
          </table:table-cell>
          <table:table-cell office:value-type="float" office:value="199979.555960706" calcext:value-type="float">
            <text:p>199979.555960706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6" calcext:value-type="float">
            <text:p>1.56E-008</text:p>
          </table:table-cell>
          <table:table-cell office:value-type="float" office:value="2489.4345223824" calcext:value-type="float">
            <text:p>2489.4345223824</text:p>
          </table:table-cell>
          <table:table-cell office:value-type="float" office:value="483541.136392538" calcext:value-type="float">
            <text:p>483541.136392538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52" calcext:value-type="float">
            <text:p>9.52E-010</text:p>
          </table:table-cell>
          <table:table-cell office:value-type="float" office:value="146.233187445" calcext:value-type="float">
            <text:p>146.233187445</text:p>
          </table:table-cell>
          <table:table-cell office:value-type="float" office:value="29701.6805360685" calcext:value-type="float">
            <text:p>29701.6805360685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3" calcext:value-type="float">
            <text:p>1.63E-008</text:p>
          </table:table-cell>
          <table:table-cell office:value-type="float" office:value="2506.4628017013" calcext:value-type="float">
            <text:p>2506.4628017013</text:p>
          </table:table-cell>
          <table:table-cell office:value-type="float" office:value="509092.07897599" calcext:value-type="float">
            <text:p>509092.0789759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41" calcext:value-type="float">
            <text:p>6.41E-009</text:p>
          </table:table-cell>
          <table:table-cell office:value-type="float" office:value="984.7992870627" calcext:value-type="float">
            <text:p>984.7992870627</text:p>
          </table:table-cell>
          <table:table-cell office:value-type="float" office:value="200024.319564803" calcext:value-type="float">
            <text:p>200024.319564803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5" calcext:value-type="float">
            <text:p>1.55E-008</text:p>
          </table:table-cell>
          <table:table-cell office:value-type="float" office:value="2381.198238476" calcext:value-type="float">
            <text:p>2381.198238476</text:p>
          </table:table-cell>
          <table:table-cell office:value-type="float" office:value="483649.372676444" calcext:value-type="float">
            <text:p>483649.372676444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48" calcext:value-type="float">
            <text:p>9.48E-010</text:p>
          </table:table-cell>
          <table:table-cell office:value-type="float" office:value="139.8752227544" calcext:value-type="float">
            <text:p>139.8752227544</text:p>
          </table:table-cell>
          <table:table-cell office:value-type="float" office:value="29708.0385007591" calcext:value-type="float">
            <text:p>29708.0385007591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2" calcext:value-type="float">
            <text:p>1.62E-008</text:p>
          </table:table-cell>
          <table:table-cell office:value-type="float" office:value="2397.4861578222" calcext:value-type="float">
            <text:p>2397.4861578222</text:p>
          </table:table-cell>
          <table:table-cell office:value-type="float" office:value="509201.055619869" calcext:value-type="float">
            <text:p>509201.055619869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38" calcext:value-type="float">
            <text:p>6.38E-009</text:p>
          </table:table-cell>
          <table:table-cell office:value-type="float" office:value="941.9819266272" calcext:value-type="float">
            <text:p>941.9819266272</text:p>
          </table:table-cell>
          <table:table-cell office:value-type="float" office:value="200067.136925239" calcext:value-type="float">
            <text:p>200067.136925239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4" calcext:value-type="float">
            <text:p>1.54E-008</text:p>
          </table:table-cell>
          <table:table-cell office:value-type="float" office:value="2277.6678799708" calcext:value-type="float">
            <text:p>2277.6678799708</text:p>
          </table:table-cell>
          <table:table-cell office:value-type="float" office:value="483752.90303495" calcext:value-type="float">
            <text:p>483752.90303495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44" calcext:value-type="float">
            <text:p>9.44E-010</text:p>
          </table:table-cell>
          <table:table-cell office:value-type="float" office:value="133.7936913121" calcext:value-type="float">
            <text:p>133.7936913121</text:p>
          </table:table-cell>
          <table:table-cell office:value-type="float" office:value="29714.1200322014" calcext:value-type="float">
            <text:p>29714.1200322014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2" calcext:value-type="float">
            <text:p>1.62E-008</text:p>
          </table:table-cell>
          <table:table-cell office:value-type="float" office:value="2293.2476289086" calcext:value-type="float">
            <text:p>2293.2476289086</text:p>
          </table:table-cell>
          <table:table-cell office:value-type="float" office:value="509305.294148783" calcext:value-type="float">
            <text:p>509305.294148783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35" calcext:value-type="float">
            <text:p>6.35E-009</text:p>
          </table:table-cell>
          <table:table-cell office:value-type="float" office:value="901.026190564" calcext:value-type="float">
            <text:p>901.026190564</text:p>
          </table:table-cell>
          <table:table-cell office:value-type="float" office:value="200108.092661302" calcext:value-type="float">
            <text:p>200108.092661302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4" calcext:value-type="float">
            <text:p>1.54E-008</text:p>
          </table:table-cell>
          <table:table-cell office:value-type="float" office:value="2178.6388414142" calcext:value-type="float">
            <text:p>2178.6388414142</text:p>
          </table:table-cell>
          <table:table-cell office:value-type="float" office:value="483851.932073506" calcext:value-type="float">
            <text:p>483851.932073506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4" calcext:value-type="float">
            <text:p>9.40E-010</text:p>
          </table:table-cell>
          <table:table-cell office:value-type="float" office:value="127.9765742811" calcext:value-type="float">
            <text:p>127.9765742811</text:p>
          </table:table-cell>
          <table:table-cell office:value-type="float" office:value="29719.9371492324" calcext:value-type="float">
            <text:p>29719.9371492324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1" calcext:value-type="float">
            <text:p>1.61E-008</text:p>
          </table:table-cell>
          <table:table-cell office:value-type="float" office:value="2193.5412099614" calcext:value-type="float">
            <text:p>2193.5412099614</text:p>
          </table:table-cell>
          <table:table-cell office:value-type="float" office:value="509405.00056773" calcext:value-type="float">
            <text:p>509405.00056773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33" calcext:value-type="float">
            <text:p>6.33E-009</text:p>
          </table:table-cell>
          <table:table-cell office:value-type="float" office:value="861.8511386829" calcext:value-type="float">
            <text:p>861.8511386829</text:p>
          </table:table-cell>
          <table:table-cell office:value-type="float" office:value="200147.267713183" calcext:value-type="float">
            <text:p>200147.267713183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3" calcext:value-type="float">
            <text:p>1.53E-008</text:p>
          </table:table-cell>
          <table:table-cell office:value-type="float" office:value="2083.9154132425" calcext:value-type="float">
            <text:p>2083.9154132425</text:p>
          </table:table-cell>
          <table:table-cell office:value-type="float" office:value="483946.655501678" calcext:value-type="float">
            <text:p>483946.655501678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36" calcext:value-type="float">
            <text:p>9.36E-010</text:p>
          </table:table-cell>
          <table:table-cell office:value-type="float" office:value="122.4123753826" calcext:value-type="float">
            <text:p>122.4123753826</text:p>
          </table:table-cell>
          <table:table-cell office:value-type="float" office:value="29725.5013481309" calcext:value-type="float">
            <text:p>29725.5013481309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" calcext:value-type="float">
            <text:p>1.60E-008</text:p>
          </table:table-cell>
          <table:table-cell office:value-type="float" office:value="2098.1698527205" calcext:value-type="float">
            <text:p>2098.1698527205</text:p>
          </table:table-cell>
          <table:table-cell office:value-type="float" office:value="509500.371924971" calcext:value-type="float">
            <text:p>509500.371924971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3" calcext:value-type="float">
            <text:p>6.30E-009</text:p>
          </table:table-cell>
          <table:table-cell office:value-type="float" office:value="824.3793499321" calcext:value-type="float">
            <text:p>824.3793499321</text:p>
          </table:table-cell>
          <table:table-cell office:value-type="float" office:value="200184.739501934" calcext:value-type="float">
            <text:p>200184.739501934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2" calcext:value-type="float">
            <text:p>1.52E-008</text:p>
          </table:table-cell>
          <table:table-cell office:value-type="float" office:value="1993.3103950037" calcext:value-type="float">
            <text:p>1993.3103950037</text:p>
          </table:table-cell>
          <table:table-cell office:value-type="float" office:value="484037.260519917" calcext:value-type="float">
            <text:p>484037.260519917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32" calcext:value-type="float">
            <text:p>9.32E-010</text:p>
          </table:table-cell>
          <table:table-cell office:value-type="float" office:value="117.0900981761" calcext:value-type="float">
            <text:p>117.0900981761</text:p>
          </table:table-cell>
          <table:table-cell office:value-type="float" office:value="29730.8236253374" calcext:value-type="float">
            <text:p>29730.8236253374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6" calcext:value-type="float">
            <text:p>1.60E-008</text:p>
          </table:table-cell>
          <table:table-cell office:value-type="float" office:value="2006.9450762416" calcext:value-type="float">
            <text:p>2006.9450762416</text:p>
          </table:table-cell>
          <table:table-cell office:value-type="float" office:value="509591.59670145" calcext:value-type="float">
            <text:p>509591.59670145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28" calcext:value-type="float">
            <text:p>6.28E-009</text:p>
          </table:table-cell>
          <table:table-cell office:value-type="float" office:value="788.5367693928" calcext:value-type="float">
            <text:p>788.5367693928</text:p>
          </table:table-cell>
          <table:table-cell office:value-type="float" office:value="200220.582082474" calcext:value-type="float">
            <text:p>200220.582082474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2" calcext:value-type="float">
            <text:p>1.52E-008</text:p>
          </table:table-cell>
          <table:table-cell office:value-type="float" office:value="1906.6447253958" calcext:value-type="float">
            <text:p>1906.6447253958</text:p>
          </table:table-cell>
          <table:table-cell office:value-type="float" office:value="484123.926189525" calcext:value-type="float">
            <text:p>484123.926189525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29" calcext:value-type="float">
            <text:p>9.29E-010</text:p>
          </table:table-cell>
          <table:table-cell office:value-type="float" office:value="111.9992243271" calcext:value-type="float">
            <text:p>111.9992243271</text:p>
          </table:table-cell>
          <table:table-cell office:value-type="float" office:value="29735.9144991864" calcext:value-type="float">
            <text:p>29735.9144991864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9" calcext:value-type="float">
            <text:p>1.59E-008</text:p>
          </table:table-cell>
          <table:table-cell office:value-type="float" office:value="1919.6865944042" calcext:value-type="float">
            <text:p>1919.6865944042</text:p>
          </table:table-cell>
          <table:table-cell office:value-type="float" office:value="509678.855183288" calcext:value-type="float">
            <text:p>509678.855183288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25" calcext:value-type="float">
            <text:p>6.25E-009</text:p>
          </table:table-cell>
          <table:table-cell office:value-type="float" office:value="754.252561925" calcext:value-type="float">
            <text:p>754.252561925</text:p>
          </table:table-cell>
          <table:table-cell office:value-type="float" office:value="200254.866289941" calcext:value-type="float">
            <text:p>200254.866289941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1" calcext:value-type="float">
            <text:p>1.51E-008</text:p>
          </table:table-cell>
          <table:table-cell office:value-type="float" office:value="1823.7471283908" calcext:value-type="float">
            <text:p>1823.7471283908</text:p>
          </table:table-cell>
          <table:table-cell office:value-type="float" office:value="484206.82378653" calcext:value-type="float">
            <text:p>484206.82378653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25" calcext:value-type="float">
            <text:p>9.25E-010</text:p>
          </table:table-cell>
          <table:table-cell office:value-type="float" office:value="107.12969282" calcext:value-type="float">
            <text:p>107.12969282</text:p>
          </table:table-cell>
          <table:table-cell office:value-type="float" office:value="29740.7840306935" calcext:value-type="float">
            <text:p>29740.7840306935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9" calcext:value-type="float">
            <text:p>1.59E-008</text:p>
          </table:table-cell>
          <table:table-cell office:value-type="float" office:value="1836.2219596146" calcext:value-type="float">
            <text:p>1836.2219596146</text:p>
          </table:table-cell>
          <table:table-cell office:value-type="float" office:value="509762.319818077" calcext:value-type="float">
            <text:p>509762.319818077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23" calcext:value-type="float">
            <text:p>6.23E-009</text:p>
          </table:table-cell>
          <table:table-cell office:value-type="float" office:value="721.4589721777" calcext:value-type="float">
            <text:p>721.4589721777</text:p>
          </table:table-cell>
          <table:table-cell office:value-type="float" office:value="200287.659879689" calcext:value-type="float">
            <text:p>200287.659879689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1" calcext:value-type="float">
            <text:p>1.51E-008</text:p>
          </table:table-cell>
          <table:table-cell office:value-type="float" office:value="1744.4537747447" calcext:value-type="float">
            <text:p>1744.4537747447</text:p>
          </table:table-cell>
          <table:table-cell office:value-type="float" office:value="484286.117140176" calcext:value-type="float">
            <text:p>484286.117140176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22" calcext:value-type="float">
            <text:p>9.22E-010</text:p>
          </table:table-cell>
          <table:table-cell office:value-type="float" office:value="102.4718800747" calcext:value-type="float">
            <text:p>102.4718800747</text:p>
          </table:table-cell>
          <table:table-cell office:value-type="float" office:value="29745.4418434388" calcext:value-type="float">
            <text:p>29745.4418434388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8" calcext:value-type="float">
            <text:p>1.58E-008</text:p>
          </table:table-cell>
          <table:table-cell office:value-type="float" office:value="1756.3862220006" calcext:value-type="float">
            <text:p>1756.3862220006</text:p>
          </table:table-cell>
          <table:table-cell office:value-type="float" office:value="509842.155555692" calcext:value-type="float">
            <text:p>509842.155555692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21" calcext:value-type="float">
            <text:p>6.21E-009</text:p>
          </table:table-cell>
          <table:table-cell office:value-type="float" office:value="690.0911906846" calcext:value-type="float">
            <text:p>690.0911906846</text:p>
          </table:table-cell>
          <table:table-cell office:value-type="float" office:value="200319.027661182" calcext:value-type="float">
            <text:p>200319.027661182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" calcext:value-type="float">
            <text:p>1.50E-008</text:p>
          </table:table-cell>
          <table:table-cell office:value-type="float" office:value="1668.607958224" calcext:value-type="float">
            <text:p>1668.607958224</text:p>
          </table:table-cell>
          <table:table-cell office:value-type="float" office:value="484361.962956697" calcext:value-type="float">
            <text:p>484361.962956697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19" calcext:value-type="float">
            <text:p>9.19E-010</text:p>
          </table:table-cell>
          <table:table-cell office:value-type="float" office:value="98.0165809277" calcext:value-type="float">
            <text:p>98.0165809277</text:p>
          </table:table-cell>
          <table:table-cell office:value-type="float" office:value="29749.8971425858" calcext:value-type="float">
            <text:p>29749.8971425858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8" calcext:value-type="float">
            <text:p>1.58E-008</text:p>
          </table:table-cell>
          <table:table-cell office:value-type="float" office:value="1680.0216034237" calcext:value-type="float">
            <text:p>1680.0216034237</text:p>
          </table:table-cell>
          <table:table-cell office:value-type="float" office:value="509918.520174268" calcext:value-type="float">
            <text:p>509918.520174268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19" calcext:value-type="float">
            <text:p>6.19E-009</text:p>
          </table:table-cell>
          <table:table-cell office:value-type="float" office:value="660.0872257823" calcext:value-type="float">
            <text:p>660.0872257823</text:p>
          </table:table-cell>
          <table:table-cell office:value-type="float" office:value="200349.031626084" calcext:value-type="float">
            <text:p>200349.031626084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5" calcext:value-type="float">
            <text:p>1.50E-008</text:p>
          </table:table-cell>
          <table:table-cell office:value-type="float" office:value="1596.0597859097" calcext:value-type="float">
            <text:p>1596.0597859097</text:p>
          </table:table-cell>
          <table:table-cell office:value-type="float" office:value="484434.511129011" calcext:value-type="float">
            <text:p>484434.511129011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16" calcext:value-type="float">
            <text:p>9.16E-010</text:p>
          </table:table-cell>
          <table:table-cell office:value-type="float" office:value="93.7549904398" calcext:value-type="float">
            <text:p>93.7549904398</text:p>
          </table:table-cell>
          <table:table-cell office:value-type="float" office:value="29754.1587330737" calcext:value-type="float">
            <text:p>29754.1587330737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7" calcext:value-type="float">
            <text:p>1.57E-008</text:p>
          </table:table-cell>
          <table:table-cell office:value-type="float" office:value="1606.9771856644" calcext:value-type="float">
            <text:p>1606.9771856644</text:p>
          </table:table-cell>
          <table:table-cell office:value-type="float" office:value="509991.564592028" calcext:value-type="float">
            <text:p>509991.564592028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17" calcext:value-type="float">
            <text:p>6.17E-009</text:p>
          </table:table-cell>
          <table:table-cell office:value-type="float" office:value="631.387781097" calcext:value-type="float">
            <text:p>631.387781097</text:p>
          </table:table-cell>
          <table:table-cell office:value-type="float" office:value="200377.731070769" calcext:value-type="float">
            <text:p>200377.73107076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1526.6658819663" calcext:value-type="float">
            <text:p>1526.6658819663</text:p>
          </table:table-cell>
          <table:table-cell office:value-type="float" office:value="484503.905032955" calcext:value-type="float">
            <text:p>484503.905032955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13" calcext:value-type="float">
            <text:p>9.13E-010</text:p>
          </table:table-cell>
          <table:table-cell office:value-type="float" office:value="89.6786864954" calcext:value-type="float">
            <text:p>89.6786864954</text:p>
          </table:table-cell>
          <table:table-cell office:value-type="float" office:value="29758.2350370181" calcext:value-type="float">
            <text:p>29758.2350370181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7" calcext:value-type="float">
            <text:p>1.57E-008</text:p>
          </table:table-cell>
          <table:table-cell office:value-type="float" office:value="1537.1086121651" calcext:value-type="float">
            <text:p>1537.1086121651</text:p>
          </table:table-cell>
          <table:table-cell office:value-type="float" office:value="510061.433165527" calcext:value-type="float">
            <text:p>510061.433165527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15" calcext:value-type="float">
            <text:p>6.15E-009</text:p>
          </table:table-cell>
          <table:table-cell office:value-type="float" office:value="603.9361383582" calcext:value-type="float">
            <text:p>603.9361383582</text:p>
          </table:table-cell>
          <table:table-cell office:value-type="float" office:value="200405.182713508" calcext:value-type="float">
            <text:p>200405.182713508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1460.2891042905" calcext:value-type="float">
            <text:p>1460.2891042905</text:p>
          </table:table-cell>
          <table:table-cell office:value-type="float" office:value="484570.281810631" calcext:value-type="float">
            <text:p>484570.281810631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11" calcext:value-type="float">
            <text:p>9.11E-010</text:p>
          </table:table-cell>
          <table:table-cell office:value-type="float" office:value="85.7796131578" calcext:value-type="float">
            <text:p>85.7796131578</text:p>
          </table:table-cell>
          <table:table-cell office:value-type="float" office:value="29762.1341103557" calcext:value-type="float">
            <text:p>29762.1341103557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6" calcext:value-type="float">
            <text:p>1.56E-008</text:p>
          </table:table-cell>
          <table:table-cell office:value-type="float" office:value="1470.2778027401" calcext:value-type="float">
            <text:p>1470.2778027401</text:p>
          </table:table-cell>
          <table:table-cell office:value-type="float" office:value="510128.263974952" calcext:value-type="float">
            <text:p>510128.263974952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13" calcext:value-type="float">
            <text:p>6.13E-009</text:p>
          </table:table-cell>
          <table:table-cell office:value-type="float" office:value="577.6780453074" calcext:value-type="float">
            <text:p>577.6780453074</text:p>
          </table:table-cell>
          <table:table-cell office:value-type="float" office:value="200431.440806559" calcext:value-type="float">
            <text:p>200431.440806559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1396.7982734787" calcext:value-type="float">
            <text:p>1396.7982734787</text:p>
          </table:table-cell>
          <table:table-cell office:value-type="float" office:value="484633.772641442" calcext:value-type="float">
            <text:p>484633.772641442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08" calcext:value-type="float">
            <text:p>9.08E-010</text:p>
          </table:table-cell>
          <table:table-cell office:value-type="float" office:value="82.0500647484" calcext:value-type="float">
            <text:p>82.0500647484</text:p>
          </table:table-cell>
          <table:table-cell office:value-type="float" office:value="29765.8636587651" calcext:value-type="float">
            <text:p>29765.8636587651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6" calcext:value-type="float">
            <text:p>1.56E-008</text:p>
          </table:table-cell>
          <table:table-cell office:value-type="float" office:value="1406.3526806901" calcext:value-type="float">
            <text:p>1406.3526806901</text:p>
          </table:table-cell>
          <table:table-cell office:value-type="float" office:value="510192.189097002" calcext:value-type="float">
            <text:p>510192.189097002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12" calcext:value-type="float">
            <text:p>6.12E-009</text:p>
          </table:table-cell>
          <table:table-cell office:value-type="float" office:value="552.5616084796" calcext:value-type="float">
            <text:p>552.5616084796</text:p>
          </table:table-cell>
          <table:table-cell office:value-type="float" office:value="200456.557243387" calcext:value-type="float">
            <text:p>200456.557243387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1336.0679135801" calcext:value-type="float">
            <text:p>1336.0679135801</text:p>
          </table:table-cell>
          <table:table-cell office:value-type="float" office:value="484694.503001341" calcext:value-type="float">
            <text:p>484694.503001341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06" calcext:value-type="float">
            <text:p>9.06E-010</text:p>
          </table:table-cell>
          <table:table-cell office:value-type="float" office:value="78.4826706182" calcext:value-type="float">
            <text:p>78.4826706182</text:p>
          </table:table-cell>
          <table:table-cell office:value-type="float" office:value="29769.4310528953" calcext:value-type="float">
            <text:p>29769.4310528953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5" calcext:value-type="float">
            <text:p>1.55E-008</text:p>
          </table:table-cell>
          <table:table-cell office:value-type="float" office:value="1345.206911781" calcext:value-type="float">
            <text:p>1345.206911781</text:p>
          </table:table-cell>
          <table:table-cell office:value-type="float" office:value="510253.334865911" calcext:value-type="float">
            <text:p>510253.334865911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1" calcext:value-type="float">
            <text:p>6.10E-009</text:p>
          </table:table-cell>
          <table:table-cell office:value-type="float" office:value="528.5371906475" calcext:value-type="float">
            <text:p>528.5371906475</text:p>
          </table:table-cell>
          <table:table-cell office:value-type="float" office:value="200480.581661219" calcext:value-type="float">
            <text:p>200480.581661219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1277.9780041198" calcext:value-type="float">
            <text:p>1277.9780041198</text:p>
          </table:table-cell>
          <table:table-cell office:value-type="float" office:value="484752.592910801" calcext:value-type="float">
            <text:p>484752.592910801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04" calcext:value-type="float">
            <text:p>9.04E-010</text:p>
          </table:table-cell>
          <table:table-cell office:value-type="float" office:value="75.0703805811" calcext:value-type="float">
            <text:p>75.0703805811</text:p>
          </table:table-cell>
          <table:table-cell office:value-type="float" office:value="29772.8433429324" calcext:value-type="float">
            <text:p>29772.8433429324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5" calcext:value-type="float">
            <text:p>1.55E-008</text:p>
          </table:table-cell>
          <table:table-cell office:value-type="float" office:value="1286.7196545717" calcext:value-type="float">
            <text:p>1286.7196545717</text:p>
          </table:table-cell>
          <table:table-cell office:value-type="float" office:value="510311.822123121" calcext:value-type="float">
            <text:p>510311.822123121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09" calcext:value-type="float">
            <text:p>6.09E-009</text:p>
          </table:table-cell>
          <table:table-cell office:value-type="float" office:value="505.5573127244" calcext:value-type="float">
            <text:p>505.5573127244</text:p>
          </table:table-cell>
          <table:table-cell office:value-type="float" office:value="200503.561539142" calcext:value-type="float">
            <text:p>200503.561539142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222.4137429044" calcext:value-type="float">
            <text:p>1222.4137429044</text:p>
          </table:table-cell>
          <table:table-cell office:value-type="float" office:value="484808.157172017" calcext:value-type="float">
            <text:p>484808.157172017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901" calcext:value-type="float">
            <text:p>9.01E-010</text:p>
          </table:table-cell>
          <table:table-cell office:value-type="float" office:value="71.8064509809" calcext:value-type="float">
            <text:p>71.8064509809</text:p>
          </table:table-cell>
          <table:table-cell office:value-type="float" office:value="29776.1072725327" calcext:value-type="float">
            <text:p>29776.1072725327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5" calcext:value-type="float">
            <text:p>1.55E-008</text:p>
          </table:table-cell>
          <table:table-cell office:value-type="float" office:value="1230.7753215964" calcext:value-type="float">
            <text:p>1230.7753215964</text:p>
          </table:table-cell>
          <table:table-cell office:value-type="float" office:value="510367.766456096" calcext:value-type="float">
            <text:p>510367.766456096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07" calcext:value-type="float">
            <text:p>6.07E-009</text:p>
          </table:table-cell>
          <table:table-cell office:value-type="float" office:value="483.5765599313" calcext:value-type="float">
            <text:p>483.5765599313</text:p>
          </table:table-cell>
          <table:table-cell office:value-type="float" office:value="200525.542291935" calcext:value-type="float">
            <text:p>200525.542291935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169.2653191405" calcext:value-type="float">
            <text:p>1169.2653191405</text:p>
          </table:table-cell>
          <table:table-cell office:value-type="float" office:value="484861.305595781" calcext:value-type="float">
            <text:p>484861.305595781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99" calcext:value-type="float">
            <text:p>8.99E-010</text:p>
          </table:table-cell>
          <table:table-cell office:value-type="float" office:value="68.6844313636" calcext:value-type="float">
            <text:p>68.6844313636</text:p>
          </table:table-cell>
          <table:table-cell office:value-type="float" office:value="29779.2292921499" calcext:value-type="float">
            <text:p>29779.2292921499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4" calcext:value-type="float">
            <text:p>1.54E-008</text:p>
          </table:table-cell>
          <table:table-cell office:value-type="float" office:value="1177.2633509317" calcext:value-type="float">
            <text:p>1177.2633509317</text:p>
          </table:table-cell>
          <table:table-cell office:value-type="float" office:value="510421.278426761" calcext:value-type="float">
            <text:p>510421.278426761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06" calcext:value-type="float">
            <text:p>6.06E-009</text:p>
          </table:table-cell>
          <table:table-cell office:value-type="float" office:value="462.5514920451" calcext:value-type="float">
            <text:p>462.5514920451</text:p>
          </table:table-cell>
          <table:table-cell office:value-type="float" office:value="200546.567359821" calcext:value-type="float">
            <text:p>200546.567359821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6" calcext:value-type="float">
            <text:p>1.46E-008</text:p>
          </table:table-cell>
          <table:table-cell office:value-type="float" office:value="1118.4276964167" calcext:value-type="float">
            <text:p>1118.4276964167</text:p>
          </table:table-cell>
          <table:table-cell office:value-type="float" office:value="484912.143218505" calcext:value-type="float">
            <text:p>484912.143218505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97" calcext:value-type="float">
            <text:p>8.97E-010</text:p>
          </table:table-cell>
          <table:table-cell office:value-type="float" office:value="65.6981517302" calcext:value-type="float">
            <text:p>65.6981517302</text:p>
          </table:table-cell>
          <table:table-cell office:value-type="float" office:value="29782.2155717834" calcext:value-type="float">
            <text:p>29782.2155717834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4" calcext:value-type="float">
            <text:p>1.54E-008</text:p>
          </table:table-cell>
          <table:table-cell office:value-type="float" office:value="1126.0779876942" calcext:value-type="float">
            <text:p>1126.0779876942</text:p>
          </table:table-cell>
          <table:table-cell office:value-type="float" office:value="510472.463789998" calcext:value-type="float">
            <text:p>510472.463789998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04" calcext:value-type="float">
            <text:p>6.04E-009</text:p>
          </table:table-cell>
          <table:table-cell office:value-type="float" office:value="442.4405575481" calcext:value-type="float">
            <text:p>442.4405575481</text:p>
          </table:table-cell>
          <table:table-cell office:value-type="float" office:value="200566.678294319" calcext:value-type="float">
            <text:p>200566.678294319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6" calcext:value-type="float">
            <text:p>1.46E-008</text:p>
          </table:table-cell>
          <table:table-cell office:value-type="float" office:value="1069.8004051223" calcext:value-type="float">
            <text:p>1069.8004051223</text:p>
          </table:table-cell>
          <table:table-cell office:value-type="float" office:value="484960.770509799" calcext:value-type="float">
            <text:p>484960.770509799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95" calcext:value-type="float">
            <text:p>8.95E-010</text:p>
          </table:table-cell>
          <table:table-cell office:value-type="float" office:value="62.841710342" calcext:value-type="float">
            <text:p>62.841710342</text:p>
          </table:table-cell>
          <table:table-cell office:value-type="float" office:value="29785.0720131715" calcext:value-type="float">
            <text:p>29785.0720131715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3" calcext:value-type="float">
            <text:p>1.53E-008</text:p>
          </table:table-cell>
          <table:table-cell office:value-type="float" office:value="1077.1180750389" calcext:value-type="float">
            <text:p>1077.1180750389</text:p>
          </table:table-cell>
          <table:table-cell office:value-type="float" office:value="510521.423702654" calcext:value-type="float">
            <text:p>510521.423702654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03" calcext:value-type="float">
            <text:p>6.03E-009</text:p>
          </table:table-cell>
          <table:table-cell office:value-type="float" office:value="423.20401151" calcext:value-type="float">
            <text:p>423.20401151</text:p>
          </table:table-cell>
          <table:table-cell office:value-type="float" office:value="200585.914840357" calcext:value-type="float">
            <text:p>200585.914840357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6" calcext:value-type="float">
            <text:p>1.46E-008</text:p>
          </table:table-cell>
          <table:table-cell office:value-type="float" office:value="1023.2873438905" calcext:value-type="float">
            <text:p>1023.2873438905</text:p>
          </table:table-cell>
          <table:table-cell office:value-type="float" office:value="485007.283571031" calcext:value-type="float">
            <text:p>485007.283571031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94" calcext:value-type="float">
            <text:p>8.94E-010</text:p>
          </table:table-cell>
          <table:table-cell office:value-type="float" office:value="60.1094620581" calcext:value-type="float">
            <text:p>60.1094620581</text:p>
          </table:table-cell>
          <table:table-cell office:value-type="float" office:value="29787.8042614554" calcext:value-type="float">
            <text:p>29787.8042614554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3" calcext:value-type="float">
            <text:p>1.53E-008</text:p>
          </table:table-cell>
          <table:table-cell office:value-type="float" office:value="1030.2868542446" calcext:value-type="float">
            <text:p>1030.2868542446</text:p>
          </table:table-cell>
          <table:table-cell office:value-type="float" office:value="510568.254923448" calcext:value-type="float">
            <text:p>510568.254923448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02" calcext:value-type="float">
            <text:p>6.02E-009</text:p>
          </table:table-cell>
          <table:table-cell office:value-type="float" office:value="404.8038370413" calcext:value-type="float">
            <text:p>404.8038370413</text:p>
          </table:table-cell>
          <table:table-cell office:value-type="float" office:value="200604.315014825" calcext:value-type="float">
            <text:p>200604.315014825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6" calcext:value-type="float">
            <text:p>1.46E-008</text:p>
          </table:table-cell>
          <table:table-cell office:value-type="float" office:value="978.7965896748" calcext:value-type="float">
            <text:p>978.7965896748</text:p>
          </table:table-cell>
          <table:table-cell office:value-type="float" office:value="485051.774325247" calcext:value-type="float">
            <text:p>485051.774325247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92" calcext:value-type="float">
            <text:p>8.92E-010</text:p>
          </table:table-cell>
          <table:table-cell office:value-type="float" office:value="57.4960071782" calcext:value-type="float">
            <text:p>57.4960071782</text:p>
          </table:table-cell>
          <table:table-cell office:value-type="float" office:value="29790.4177163354" calcext:value-type="float">
            <text:p>29790.4177163354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3" calcext:value-type="float">
            <text:p>1.53E-008</text:p>
          </table:table-cell>
          <table:table-cell office:value-type="float" office:value="985.4917734909" calcext:value-type="float">
            <text:p>985.4917734909</text:p>
          </table:table-cell>
          <table:table-cell office:value-type="float" office:value="510613.050004202" calcext:value-type="float">
            <text:p>510613.050004202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01" calcext:value-type="float">
            <text:p>6.01E-009</text:p>
          </table:table-cell>
          <table:table-cell office:value-type="float" office:value="387.2036701607" calcext:value-type="float">
            <text:p>387.2036701607</text:p>
          </table:table-cell>
          <table:table-cell office:value-type="float" office:value="200621.915181706" calcext:value-type="float">
            <text:p>200621.915181706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5" calcext:value-type="float">
            <text:p>1.45E-008</text:p>
          </table:table-cell>
          <table:table-cell office:value-type="float" office:value="936.2402160831" calcext:value-type="float">
            <text:p>936.2402160831</text:p>
          </table:table-cell>
          <table:table-cell office:value-type="float" office:value="485094.330698838" calcext:value-type="float">
            <text:p>485094.330698838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9" calcext:value-type="float">
            <text:p>8.90E-010</text:p>
          </table:table-cell>
          <table:table-cell office:value-type="float" office:value="54.9961807716" calcext:value-type="float">
            <text:p>54.9961807716</text:p>
          </table:table-cell>
          <table:table-cell office:value-type="float" office:value="29792.9175427419" calcext:value-type="float">
            <text:p>29792.9175427419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3" calcext:value-type="float">
            <text:p>1.53E-008</text:p>
          </table:table-cell>
          <table:table-cell office:value-type="float" office:value="942.6443049497" calcext:value-type="float">
            <text:p>942.6443049497</text:p>
          </table:table-cell>
          <table:table-cell office:value-type="float" office:value="510655.897472743" calcext:value-type="float">
            <text:p>510655.897472743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6" calcext:value-type="float">
            <text:p>6.00E-009</text:p>
          </table:table-cell>
          <table:table-cell office:value-type="float" office:value="370.3687279293" calcext:value-type="float">
            <text:p>370.3687279293</text:p>
          </table:table-cell>
          <table:table-cell office:value-type="float" office:value="200638.750123937" calcext:value-type="float">
            <text:p>200638.750123937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5" calcext:value-type="float">
            <text:p>1.45E-008</text:p>
          </table:table-cell>
          <table:table-cell office:value-type="float" office:value="895.5341196096" calcext:value-type="float">
            <text:p>895.5341196096</text:p>
          </table:table-cell>
          <table:table-cell office:value-type="float" office:value="485135.036795312" calcext:value-type="float">
            <text:p>485135.036795312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89" calcext:value-type="float">
            <text:p>8.89E-010</text:p>
          </table:table-cell>
          <table:table-cell office:value-type="float" office:value="52.60504247" calcext:value-type="float">
            <text:p>52.60504247</text:p>
          </table:table-cell>
          <table:table-cell office:value-type="float" office:value="29795.3086810435" calcext:value-type="float">
            <text:p>29795.3086810435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2" calcext:value-type="float">
            <text:p>1.52E-008</text:p>
          </table:table-cell>
          <table:table-cell office:value-type="float" office:value="901.659769829" calcext:value-type="float">
            <text:p>901.659769829</text:p>
          </table:table-cell>
          <table:table-cell office:value-type="float" office:value="510696.882007864" calcext:value-type="float">
            <text:p>510696.882007864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9" calcext:value-type="float">
            <text:p>5.99E-009</text:p>
          </table:table-cell>
          <table:table-cell office:value-type="float" office:value="354.2657397101" calcext:value-type="float">
            <text:p>354.2657397101</text:p>
          </table:table-cell>
          <table:table-cell office:value-type="float" office:value="200654.853112156" calcext:value-type="float">
            <text:p>200654.853112156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5" calcext:value-type="float">
            <text:p>1.45E-008</text:p>
          </table:table-cell>
          <table:table-cell office:value-type="float" office:value="856.5978534228" calcext:value-type="float">
            <text:p>856.5978534228</text:p>
          </table:table-cell>
          <table:table-cell office:value-type="float" office:value="485173.973061499" calcext:value-type="float">
            <text:p>485173.973061499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87" calcext:value-type="float">
            <text:p>8.87E-010</text:p>
          </table:table-cell>
          <table:table-cell office:value-type="float" office:value="50.3178667036" calcext:value-type="float">
            <text:p>50.3178667036</text:p>
          </table:table-cell>
          <table:table-cell office:value-type="float" office:value="29797.5958568099" calcext:value-type="float">
            <text:p>29797.5958568099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2" calcext:value-type="float">
            <text:p>1.52E-008</text:p>
          </table:table-cell>
          <table:table-cell office:value-type="float" office:value="862.4571710232" calcext:value-type="float">
            <text:p>862.4571710232</text:p>
          </table:table-cell>
          <table:table-cell office:value-type="float" office:value="510736.08460667" calcext:value-type="float">
            <text:p>510736.08460667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8" calcext:value-type="float">
            <text:p>5.98E-009</text:p>
          </table:table-cell>
          <table:table-cell office:value-type="float" office:value="338.8628814157" calcext:value-type="float">
            <text:p>338.8628814157</text:p>
          </table:table-cell>
          <table:table-cell office:value-type="float" office:value="200670.255970451" calcext:value-type="float">
            <text:p>200670.255970451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4" calcext:value-type="float">
            <text:p>1.44E-008</text:p>
          </table:table-cell>
          <table:table-cell office:value-type="float" office:value="819.3544683797" calcext:value-type="float">
            <text:p>819.3544683797</text:p>
          </table:table-cell>
          <table:table-cell office:value-type="float" office:value="485211.216446542" calcext:value-type="float">
            <text:p>485211.216446542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86" calcext:value-type="float">
            <text:p>8.86E-010</text:p>
          </table:table-cell>
          <table:table-cell office:value-type="float" office:value="48.1301333621" calcext:value-type="float">
            <text:p>48.1301333621</text:p>
          </table:table-cell>
          <table:table-cell office:value-type="float" office:value="29799.7835901514" calcext:value-type="float">
            <text:p>29799.7835901514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2" calcext:value-type="float">
            <text:p>1.52E-008</text:p>
          </table:table-cell>
          <table:table-cell office:value-type="float" office:value="824.9590330401" calcext:value-type="float">
            <text:p>824.9590330401</text:p>
          </table:table-cell>
          <table:table-cell office:value-type="float" office:value="510773.582744653" calcext:value-type="float">
            <text:p>510773.582744653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7" calcext:value-type="float">
            <text:p>5.97E-009</text:p>
          </table:table-cell>
          <table:table-cell office:value-type="float" office:value="324.1297126143" calcext:value-type="float">
            <text:p>324.1297126143</text:p>
          </table:table-cell>
          <table:table-cell office:value-type="float" office:value="200684.989139252" calcext:value-type="float">
            <text:p>200684.989139252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4" calcext:value-type="float">
            <text:p>1.44E-008</text:p>
          </table:table-cell>
          <table:table-cell office:value-type="float" office:value="783.730360952" calcext:value-type="float">
            <text:p>783.730360952</text:p>
          </table:table-cell>
          <table:table-cell office:value-type="float" office:value="485246.84055397" calcext:value-type="float">
            <text:p>485246.84055397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84" calcext:value-type="float">
            <text:p>8.84E-010</text:p>
          </table:table-cell>
          <table:table-cell office:value-type="float" office:value="46.0375188618" calcext:value-type="float">
            <text:p>46.0375188618</text:p>
          </table:table-cell>
          <table:table-cell office:value-type="float" office:value="29801.8762046517" calcext:value-type="float">
            <text:p>29801.8762046517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2" calcext:value-type="float">
            <text:p>1.52E-008</text:p>
          </table:table-cell>
          <table:table-cell office:value-type="float" office:value="789.0912488873" calcext:value-type="float">
            <text:p>789.0912488873</text:p>
          </table:table-cell>
          <table:table-cell office:value-type="float" office:value="510809.450528806" calcext:value-type="float">
            <text:p>510809.450528806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6" calcext:value-type="float">
            <text:p>5.96E-009</text:p>
          </table:table-cell>
          <table:table-cell office:value-type="float" office:value="310.0371163714" calcext:value-type="float">
            <text:p>310.0371163714</text:p>
          </table:table-cell>
          <table:table-cell office:value-type="float" office:value="200699.081735495" calcext:value-type="float">
            <text:p>200699.081735495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4" calcext:value-type="float">
            <text:p>1.44E-008</text:p>
          </table:table-cell>
          <table:table-cell office:value-type="float" office:value="749.6551277649" calcext:value-type="float">
            <text:p>749.6551277649</text:p>
          </table:table-cell>
          <table:table-cell office:value-type="float" office:value="485280.915787157" calcext:value-type="float">
            <text:p>485280.915787157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83" calcext:value-type="float">
            <text:p>8.83E-010</text:p>
          </table:table-cell>
          <table:table-cell office:value-type="float" office:value="44.035887601" calcext:value-type="float">
            <text:p>44.035887601</text:p>
          </table:table-cell>
          <table:table-cell office:value-type="float" office:value="29803.8778359126" calcext:value-type="float">
            <text:p>29803.8778359126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1" calcext:value-type="float">
            <text:p>1.51E-008</text:p>
          </table:table-cell>
          <table:table-cell office:value-type="float" office:value="754.7829336154" calcext:value-type="float">
            <text:p>754.7829336154</text:p>
          </table:table-cell>
          <table:table-cell office:value-type="float" office:value="510843.758844077" calcext:value-type="float">
            <text:p>510843.758844077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5" calcext:value-type="float">
            <text:p>5.95E-009</text:p>
          </table:table-cell>
          <table:table-cell office:value-type="float" office:value="296.5572417061" calcext:value-type="float">
            <text:p>296.5572417061</text:p>
          </table:table-cell>
          <table:table-cell office:value-type="float" office:value="200712.561610161" calcext:value-type="float">
            <text:p>200712.561610161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4" calcext:value-type="float">
            <text:p>1.44E-008</text:p>
          </table:table-cell>
          <table:table-cell office:value-type="float" office:value="717.06142646" calcext:value-type="float">
            <text:p>717.06142646</text:p>
          </table:table-cell>
          <table:table-cell office:value-type="float" office:value="485313.509488462" calcext:value-type="float">
            <text:p>485313.509488462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82" calcext:value-type="float">
            <text:p>8.82E-010</text:p>
          </table:table-cell>
          <table:table-cell office:value-type="float" office:value="42.1212837865" calcext:value-type="float">
            <text:p>42.1212837865</text:p>
          </table:table-cell>
          <table:table-cell office:value-type="float" office:value="29805.7924397271" calcext:value-type="float">
            <text:p>29805.7924397271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1" calcext:value-type="float">
            <text:p>1.51E-008</text:p>
          </table:table-cell>
          <table:table-cell office:value-type="float" office:value="721.9662842294" calcext:value-type="float">
            <text:p>721.9662842294</text:p>
          </table:table-cell>
          <table:table-cell office:value-type="float" office:value="510876.575493464" calcext:value-type="float">
            <text:p>510876.575493464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4" calcext:value-type="float">
            <text:p>5.94E-009</text:p>
          </table:table-cell>
          <table:table-cell office:value-type="float" office:value="283.6634485498" calcext:value-type="float">
            <text:p>283.6634485498</text:p>
          </table:table-cell>
          <table:table-cell office:value-type="float" office:value="200725.455403317" calcext:value-type="float">
            <text:p>200725.455403317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4" calcext:value-type="float">
            <text:p>1.44E-008</text:p>
          </table:table-cell>
          <table:table-cell office:value-type="float" office:value="685.8848426073" calcext:value-type="float">
            <text:p>685.8848426073</text:p>
          </table:table-cell>
          <table:table-cell office:value-type="float" office:value="485344.686072314" calcext:value-type="float">
            <text:p>485344.686072314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81" calcext:value-type="float">
            <text:p>8.81E-010</text:p>
          </table:table-cell>
          <table:table-cell office:value-type="float" office:value="40.2899236164" calcext:value-type="float">
            <text:p>40.2899236164</text:p>
          </table:table-cell>
          <table:table-cell office:value-type="float" office:value="29807.6237998972" calcext:value-type="float">
            <text:p>29807.6237998972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1" calcext:value-type="float">
            <text:p>1.51E-008</text:p>
          </table:table-cell>
          <table:table-cell office:value-type="float" office:value="690.5764456905" calcext:value-type="float">
            <text:p>690.5764456905</text:p>
          </table:table-cell>
          <table:table-cell office:value-type="float" office:value="510907.965332002" calcext:value-type="float">
            <text:p>510907.965332002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3" calcext:value-type="float">
            <text:p>5.93E-009</text:p>
          </table:table-cell>
          <table:table-cell office:value-type="float" office:value="271.3302550976" calcext:value-type="float">
            <text:p>271.3302550976</text:p>
          </table:table-cell>
          <table:table-cell office:value-type="float" office:value="200737.788596769" calcext:value-type="float">
            <text:p>200737.788596769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3" calcext:value-type="float">
            <text:p>1.43E-008</text:p>
          </table:table-cell>
          <table:table-cell office:value-type="float" office:value="656.0637624045" calcext:value-type="float">
            <text:p>656.0637624045</text:p>
          </table:table-cell>
          <table:table-cell office:value-type="float" office:value="485374.507152517" calcext:value-type="float">
            <text:p>485374.507152517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8" calcext:value-type="float">
            <text:p>8.80E-010</text:p>
          </table:table-cell>
          <table:table-cell office:value-type="float" office:value="38.5381878017" calcext:value-type="float">
            <text:p>38.5381878017</text:p>
          </table:table-cell>
          <table:table-cell office:value-type="float" office:value="29809.3755357119" calcext:value-type="float">
            <text:p>29809.375535711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1" calcext:value-type="float">
            <text:p>1.51E-008</text:p>
          </table:table-cell>
          <table:table-cell office:value-type="float" office:value="660.5513827443" calcext:value-type="float">
            <text:p>660.5513827443</text:p>
          </table:table-cell>
          <table:table-cell office:value-type="float" office:value="510937.990394949" calcext:value-type="float">
            <text:p>510937.99039494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2" calcext:value-type="float">
            <text:p>5.92E-009</text:p>
          </table:table-cell>
          <table:table-cell office:value-type="float" office:value="259.5332874493" calcext:value-type="float">
            <text:p>259.5332874493</text:p>
          </table:table-cell>
          <table:table-cell office:value-type="float" office:value="200749.585564417" calcext:value-type="float">
            <text:p>200749.585564417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3" calcext:value-type="float">
            <text:p>1.43E-008</text:p>
          </table:table-cell>
          <table:table-cell office:value-type="float" office:value="627.5392509101" calcext:value-type="float">
            <text:p>627.5392509101</text:p>
          </table:table-cell>
          <table:table-cell office:value-type="float" office:value="485403.031664012" calcext:value-type="float">
            <text:p>485403.031664012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78" calcext:value-type="float">
            <text:p>8.78E-010</text:p>
          </table:table-cell>
          <table:table-cell office:value-type="float" office:value="36.862614414" calcext:value-type="float">
            <text:p>36.862614414</text:p>
          </table:table-cell>
          <table:table-cell office:value-type="float" office:value="29811.0511090996" calcext:value-type="float">
            <text:p>29811.0511090996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1" calcext:value-type="float">
            <text:p>1.51E-008</text:p>
          </table:table-cell>
          <table:table-cell office:value-type="float" office:value="631.8317573215" calcext:value-type="float">
            <text:p>631.8317573215</text:p>
          </table:table-cell>
          <table:table-cell office:value-type="float" office:value="510966.710020371" calcext:value-type="float">
            <text:p>510966.710020371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2" calcext:value-type="float">
            <text:p>5.92E-009</text:p>
          </table:table-cell>
          <table:table-cell office:value-type="float" office:value="248.2492314394" calcext:value-type="float">
            <text:p>248.2492314394</text:p>
          </table:table-cell>
          <table:table-cell office:value-type="float" office:value="200760.869620427" calcext:value-type="float">
            <text:p>200760.869620427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3" calcext:value-type="float">
            <text:p>1.43E-008</text:p>
          </table:table-cell>
          <table:table-cell office:value-type="float" office:value="600.2549355713" calcext:value-type="float">
            <text:p>600.2549355713</text:p>
          </table:table-cell>
          <table:table-cell office:value-type="float" office:value="485430.31597935" calcext:value-type="float">
            <text:p>485430.31597935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77" calcext:value-type="float">
            <text:p>8.77E-010</text:p>
          </table:table-cell>
          <table:table-cell office:value-type="float" office:value="35.2598920433" calcext:value-type="float">
            <text:p>35.2598920433</text:p>
          </table:table-cell>
          <table:table-cell office:value-type="float" office:value="29812.6538314702" calcext:value-type="float">
            <text:p>29812.6538314702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" calcext:value-type="float">
            <text:p>1.50E-008</text:p>
          </table:table-cell>
          <table:table-cell office:value-type="float" office:value="604.3608112686" calcext:value-type="float">
            <text:p>604.3608112686</text:p>
          </table:table-cell>
          <table:table-cell office:value-type="float" office:value="510994.180966424" calcext:value-type="float">
            <text:p>510994.180966424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1" calcext:value-type="float">
            <text:p>5.91E-009</text:p>
          </table:table-cell>
          <table:table-cell office:value-type="float" office:value="237.4557865618" calcext:value-type="float">
            <text:p>237.4557865618</text:p>
          </table:table-cell>
          <table:table-cell office:value-type="float" office:value="200771.663065305" calcext:value-type="float">
            <text:p>200771.663065305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3" calcext:value-type="float">
            <text:p>1.43E-008</text:p>
          </table:table-cell>
          <table:table-cell office:value-type="float" office:value="574.156894816" calcext:value-type="float">
            <text:p>574.156894816</text:p>
          </table:table-cell>
          <table:table-cell office:value-type="float" office:value="485456.414020106" calcext:value-type="float">
            <text:p>485456.414020106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76" calcext:value-type="float">
            <text:p>8.76E-010</text:p>
          </table:table-cell>
          <table:table-cell office:value-type="float" office:value="33.7268532543" calcext:value-type="float">
            <text:p>33.7268532543</text:p>
          </table:table-cell>
          <table:table-cell office:value-type="float" office:value="29814.1868702593" calcext:value-type="float">
            <text:p>29814.1868702593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" calcext:value-type="float">
            <text:p>1.50E-008</text:p>
          </table:table-cell>
          <table:table-cell office:value-type="float" office:value="578.0842541781" calcext:value-type="float">
            <text:p>578.0842541781</text:p>
          </table:table-cell>
          <table:table-cell office:value-type="float" office:value="511020.457523515" calcext:value-type="float">
            <text:p>511020.457523515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" calcext:value-type="float">
            <text:p>5.90E-009</text:p>
          </table:table-cell>
          <table:table-cell office:value-type="float" office:value="227.1316218977" calcext:value-type="float">
            <text:p>227.1316218977</text:p>
          </table:table-cell>
          <table:table-cell office:value-type="float" office:value="200781.987229969" calcext:value-type="float">
            <text:p>200781.987229969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3" calcext:value-type="float">
            <text:p>1.43E-008</text:p>
          </table:table-cell>
          <table:table-cell office:value-type="float" office:value="549.1935514882" calcext:value-type="float">
            <text:p>549.1935514882</text:p>
          </table:table-cell>
          <table:table-cell office:value-type="float" office:value="485481.377363433" calcext:value-type="float">
            <text:p>485481.377363433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76" calcext:value-type="float">
            <text:p>8.76E-010</text:p>
          </table:table-cell>
          <table:table-cell office:value-type="float" office:value="32.2604683258" calcext:value-type="float">
            <text:p>32.2604683258</text:p>
          </table:table-cell>
          <table:table-cell office:value-type="float" office:value="29815.6532551878" calcext:value-type="float">
            <text:p>29815.6532551878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" calcext:value-type="float">
            <text:p>1.50E-008</text:p>
          </table:table-cell>
          <table:table-cell office:value-type="float" office:value="552.9501560949" calcext:value-type="float">
            <text:p>552.9501560949</text:p>
          </table:table-cell>
          <table:table-cell office:value-type="float" office:value="511045.591621598" calcext:value-type="float">
            <text:p>511045.591621598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9" calcext:value-type="float">
            <text:p>5.90E-009</text:p>
          </table:table-cell>
          <table:table-cell office:value-type="float" office:value="217.2563339595" calcext:value-type="float">
            <text:p>217.2563339595</text:p>
          </table:table-cell>
          <table:table-cell office:value-type="float" office:value="200791.862517907" calcext:value-type="float">
            <text:p>200791.862517907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3" calcext:value-type="float">
            <text:p>1.43E-008</text:p>
          </table:table-cell>
          <table:table-cell office:value-type="float" office:value="525.3155709171" calcext:value-type="float">
            <text:p>525.3155709171</text:p>
          </table:table-cell>
          <table:table-cell office:value-type="float" office:value="485505.255344004" calcext:value-type="float">
            <text:p>485505.255344004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75" calcext:value-type="float">
            <text:p>8.75E-010</text:p>
          </table:table-cell>
          <table:table-cell office:value-type="float" office:value="30.8578392639" calcext:value-type="float">
            <text:p>30.8578392639</text:p>
          </table:table-cell>
          <table:table-cell office:value-type="float" office:value="29817.0558842496" calcext:value-type="float">
            <text:p>29817.0558842496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" calcext:value-type="float">
            <text:p>1.50E-008</text:p>
          </table:table-cell>
          <table:table-cell office:value-type="float" office:value="528.9088448883" calcext:value-type="float">
            <text:p>528.9088448883</text:p>
          </table:table-cell>
          <table:table-cell office:value-type="float" office:value="511069.632932805" calcext:value-type="float">
            <text:p>511069.632932805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9" calcext:value-type="float">
            <text:p>5.89E-009</text:p>
          </table:table-cell>
          <table:table-cell office:value-type="float" office:value="207.8104063677" calcext:value-type="float">
            <text:p>207.8104063677</text:p>
          </table:table-cell>
          <table:table-cell office:value-type="float" office:value="200801.308445499" calcext:value-type="float">
            <text:p>200801.308445499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2" calcext:value-type="float">
            <text:p>1.42E-008</text:p>
          </table:table-cell>
          <table:table-cell office:value-type="float" office:value="502.4757634174" calcext:value-type="float">
            <text:p>502.4757634174</text:p>
          </table:table-cell>
          <table:table-cell office:value-type="float" office:value="485528.095151504" calcext:value-type="float">
            <text:p>485528.095151504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74" calcext:value-type="float">
            <text:p>8.74E-010</text:p>
          </table:table-cell>
          <table:table-cell office:value-type="float" office:value="29.5161940745" calcext:value-type="float">
            <text:p>29.5161940745</text:p>
          </table:table-cell>
          <table:table-cell office:value-type="float" office:value="29818.3975294391" calcext:value-type="float">
            <text:p>29818.3975294391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" calcext:value-type="float">
            <text:p>1.50E-008</text:p>
          </table:table-cell>
          <table:table-cell office:value-type="float" office:value="505.912808085" calcext:value-type="float">
            <text:p>505.912808085</text:p>
          </table:table-cell>
          <table:table-cell office:value-type="float" office:value="511092.628969608" calcext:value-type="float">
            <text:p>511092.628969608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8" calcext:value-type="float">
            <text:p>5.88E-009</text:p>
          </table:table-cell>
          <table:table-cell office:value-type="float" office:value="198.7751712811" calcext:value-type="float">
            <text:p>198.7751712811</text:p>
          </table:table-cell>
          <table:table-cell office:value-type="float" office:value="200810.343680586" calcext:value-type="float">
            <text:p>200810.343680586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2" calcext:value-type="float">
            <text:p>1.42E-008</text:p>
          </table:table-cell>
          <table:table-cell office:value-type="float" office:value="480.6289910294" calcext:value-type="float">
            <text:p>480.6289910294</text:p>
          </table:table-cell>
          <table:table-cell office:value-type="float" office:value="485549.941923892" calcext:value-type="float">
            <text:p>485549.941923892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73" calcext:value-type="float">
            <text:p>8.73E-010</text:p>
          </table:table-cell>
          <table:table-cell office:value-type="float" office:value="28.2328812848" calcext:value-type="float">
            <text:p>28.2328812848</text:p>
          </table:table-cell>
          <table:table-cell office:value-type="float" office:value="29819.6808422288" calcext:value-type="float">
            <text:p>29819.6808422288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5" calcext:value-type="float">
            <text:p>1.50E-008</text:p>
          </table:table-cell>
          <table:table-cell office:value-type="float" office:value="483.9165989719" calcext:value-type="float">
            <text:p>483.9165989719</text:p>
          </table:table-cell>
          <table:table-cell office:value-type="float" office:value="511114.625178721" calcext:value-type="float">
            <text:p>511114.625178721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8" calcext:value-type="float">
            <text:p>5.88E-009</text:p>
          </table:table-cell>
          <table:table-cell office:value-type="float" office:value="190.1327725039" calcext:value-type="float">
            <text:p>190.1327725039</text:p>
          </table:table-cell>
          <table:table-cell office:value-type="float" office:value="200818.986079363" calcext:value-type="float">
            <text:p>200818.986079363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2" calcext:value-type="float">
            <text:p>1.42E-008</text:p>
          </table:table-cell>
          <table:table-cell office:value-type="float" office:value="459.7320783133" calcext:value-type="float">
            <text:p>459.7320783133</text:p>
          </table:table-cell>
          <table:table-cell office:value-type="float" office:value="485570.838836608" calcext:value-type="float">
            <text:p>485570.838836608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72" calcext:value-type="float">
            <text:p>8.72E-010</text:p>
          </table:table-cell>
          <table:table-cell office:value-type="float" office:value="27.0053647035" calcext:value-type="float">
            <text:p>27.0053647035</text:p>
          </table:table-cell>
          <table:table-cell office:value-type="float" office:value="29820.90835881" calcext:value-type="float">
            <text:p>29820.90835881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462.8767467796" calcext:value-type="float">
            <text:p>462.8767467796</text:p>
          </table:table-cell>
          <table:table-cell office:value-type="float" office:value="511135.665030914" calcext:value-type="float">
            <text:p>511135.665030914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7" calcext:value-type="float">
            <text:p>5.87E-009</text:p>
          </table:table-cell>
          <table:table-cell office:value-type="float" office:value="181.8661301963" calcext:value-type="float">
            <text:p>181.8661301963</text:p>
          </table:table-cell>
          <table:table-cell office:value-type="float" office:value="200827.25272167" calcext:value-type="float">
            <text:p>200827.25272167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2" calcext:value-type="float">
            <text:p>1.42E-008</text:p>
          </table:table-cell>
          <table:table-cell office:value-type="float" office:value="439.7437270223" calcext:value-type="float">
            <text:p>439.7437270223</text:p>
          </table:table-cell>
          <table:table-cell office:value-type="float" office:value="485590.827187899" calcext:value-type="float">
            <text:p>485590.827187899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71" calcext:value-type="float">
            <text:p>8.71E-010</text:p>
          </table:table-cell>
          <table:table-cell office:value-type="float" office:value="25.8312184085" calcext:value-type="float">
            <text:p>25.8312184085</text:p>
          </table:table-cell>
          <table:table-cell office:value-type="float" office:value="29822.082505105" calcext:value-type="float">
            <text:p>29822.082505105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442.7516707723" calcext:value-type="float">
            <text:p>442.7516707723</text:p>
          </table:table-cell>
          <table:table-cell office:value-type="float" office:value="511155.790106921" calcext:value-type="float">
            <text:p>511155.790106921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7" calcext:value-type="float">
            <text:p>5.87E-009</text:p>
          </table:table-cell>
          <table:table-cell office:value-type="float" office:value="173.9589071206" calcext:value-type="float">
            <text:p>173.9589071206</text:p>
          </table:table-cell>
          <table:table-cell office:value-type="float" office:value="200835.159944746" calcext:value-type="float">
            <text:p>200835.159944746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2" calcext:value-type="float">
            <text:p>1.42E-008</text:p>
          </table:table-cell>
          <table:table-cell office:value-type="float" office:value="420.6244344858" calcext:value-type="float">
            <text:p>420.6244344858</text:p>
          </table:table-cell>
          <table:table-cell office:value-type="float" office:value="485609.946480436" calcext:value-type="float">
            <text:p>485609.946480436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71" calcext:value-type="float">
            <text:p>8.71E-010</text:p>
          </table:table-cell>
          <table:table-cell office:value-type="float" office:value="24.7081219526" calcext:value-type="float">
            <text:p>24.7081219526</text:p>
          </table:table-cell>
          <table:table-cell office:value-type="float" office:value="29823.2056015609" calcext:value-type="float">
            <text:p>29823.2056015609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423.5015980722" calcext:value-type="float">
            <text:p>423.5015980722</text:p>
          </table:table-cell>
          <table:table-cell office:value-type="float" office:value="511175.040179621" calcext:value-type="float">
            <text:p>511175.040179621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6" calcext:value-type="float">
            <text:p>5.86E-009</text:p>
          </table:table-cell>
          <table:table-cell office:value-type="float" office:value="166.3954763535" calcext:value-type="float">
            <text:p>166.3954763535</text:p>
          </table:table-cell>
          <table:table-cell office:value-type="float" office:value="200842.723375513" calcext:value-type="float">
            <text:p>200842.723375513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2" calcext:value-type="float">
            <text:p>1.42E-008</text:p>
          </table:table-cell>
          <table:table-cell office:value-type="float" office:value="402.3364155402" calcext:value-type="float">
            <text:p>402.3364155402</text:p>
          </table:table-cell>
          <table:table-cell office:value-type="float" office:value="485628.234499382" calcext:value-type="float">
            <text:p>485628.234499382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7" calcext:value-type="float">
            <text:p>8.70E-010</text:p>
          </table:table-cell>
          <table:table-cell office:value-type="float" office:value="23.6338557776" calcext:value-type="float">
            <text:p>23.6338557776</text:p>
          </table:table-cell>
          <table:table-cell office:value-type="float" office:value="29824.279867736" calcext:value-type="float">
            <text:p>29824.279867736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405.0884850574" calcext:value-type="float">
            <text:p>405.0884850574</text:p>
          </table:table-cell>
          <table:table-cell office:value-type="float" office:value="511193.453292636" calcext:value-type="float">
            <text:p>511193.453292636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6" calcext:value-type="float">
            <text:p>5.86E-009</text:p>
          </table:table-cell>
          <table:table-cell office:value-type="float" office:value="159.1608904034" calcext:value-type="float">
            <text:p>159.1608904034</text:p>
          </table:table-cell>
          <table:table-cell office:value-type="float" office:value="200849.957961463" calcext:value-type="float">
            <text:p>200849.957961463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2" calcext:value-type="float">
            <text:p>1.42E-008</text:p>
          </table:table-cell>
          <table:table-cell office:value-type="float" office:value="384.8435278556" calcext:value-type="float">
            <text:p>384.8435278556</text:p>
          </table:table-cell>
          <table:table-cell office:value-type="float" office:value="485645.727387066" calcext:value-type="float">
            <text:p>485645.727387066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9" calcext:value-type="float">
            <text:p>8.69E-010</text:p>
          </table:table-cell>
          <table:table-cell office:value-type="float" office:value="22.6062968276" calcext:value-type="float">
            <text:p>22.6062968276</text:p>
          </table:table-cell>
          <table:table-cell office:value-type="float" office:value="29825.3074266859" calcext:value-type="float">
            <text:p>29825.3074266859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387.475942176" calcext:value-type="float">
            <text:p>387.475942176</text:p>
          </table:table-cell>
          <table:table-cell office:value-type="float" office:value="511211.065835517" calcext:value-type="float">
            <text:p>511211.065835517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5" calcext:value-type="float">
            <text:p>5.85E-009</text:p>
          </table:table-cell>
          <table:table-cell office:value-type="float" office:value="152.2408516695" calcext:value-type="float">
            <text:p>152.2408516695</text:p>
          </table:table-cell>
          <table:table-cell office:value-type="float" office:value="200856.878000197" calcext:value-type="float">
            <text:p>200856.878000197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2" calcext:value-type="float">
            <text:p>1.42E-008</text:p>
          </table:table-cell>
          <table:table-cell office:value-type="float" office:value="368.1112005073" calcext:value-type="float">
            <text:p>368.1112005073</text:p>
          </table:table-cell>
          <table:table-cell office:value-type="float" office:value="485662.459714414" calcext:value-type="float">
            <text:p>485662.459714414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9" calcext:value-type="float">
            <text:p>8.69E-010</text:p>
          </table:table-cell>
          <table:table-cell office:value-type="float" office:value="21.6234143539" calcext:value-type="float">
            <text:p>21.6234143539</text:p>
          </table:table-cell>
          <table:table-cell office:value-type="float" office:value="29826.2903091597" calcext:value-type="float">
            <text:p>29826.2903091597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370.6291620308" calcext:value-type="float">
            <text:p>370.6291620308</text:p>
          </table:table-cell>
          <table:table-cell office:value-type="float" office:value="511227.912615662" calcext:value-type="float">
            <text:p>511227.912615662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5" calcext:value-type="float">
            <text:p>5.85E-009</text:p>
          </table:table-cell>
          <table:table-cell office:value-type="float" office:value="145.6216841857" calcext:value-type="float">
            <text:p>145.6216841857</text:p>
          </table:table-cell>
          <table:table-cell office:value-type="float" office:value="200863.497167681" calcext:value-type="float">
            <text:p>200863.497167681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352.1063656546" calcext:value-type="float">
            <text:p>352.1063656546</text:p>
          </table:table-cell>
          <table:table-cell office:value-type="float" office:value="485678.464549267" calcext:value-type="float">
            <text:p>485678.464549267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8" calcext:value-type="float">
            <text:p>8.68E-010</text:p>
          </table:table-cell>
          <table:table-cell office:value-type="float" office:value="20.6832659009" calcext:value-type="float">
            <text:p>20.6832659009</text:p>
          </table:table-cell>
          <table:table-cell office:value-type="float" office:value="29827.2304576126" calcext:value-type="float">
            <text:p>29827.2304576126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354.5148505898" calcext:value-type="float">
            <text:p>354.5148505898</text:p>
          </table:table-cell>
          <table:table-cell office:value-type="float" office:value="511244.026927103" calcext:value-type="float">
            <text:p>511244.026927103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5" calcext:value-type="float">
            <text:p>5.85E-009</text:p>
          </table:table-cell>
          <table:table-cell office:value-type="float" office:value="139.2903065934" calcext:value-type="float">
            <text:p>139.2903065934</text:p>
          </table:table-cell>
          <table:table-cell office:value-type="float" office:value="200869.828545273" calcext:value-type="float">
            <text:p>200869.828545273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336.797393189" calcext:value-type="float">
            <text:p>336.797393189</text:p>
          </table:table-cell>
          <table:table-cell office:value-type="float" office:value="485693.773521733" calcext:value-type="float">
            <text:p>485693.773521733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7" calcext:value-type="float">
            <text:p>8.67E-010</text:p>
          </table:table-cell>
          <table:table-cell office:value-type="float" office:value="19.7839934677" calcext:value-type="float">
            <text:p>19.7839934677</text:p>
          </table:table-cell>
          <table:table-cell office:value-type="float" office:value="29828.1297300458" calcext:value-type="float">
            <text:p>29828.1297300458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339.1011613875" calcext:value-type="float">
            <text:p>339.1011613875</text:p>
          </table:table-cell>
          <table:table-cell office:value-type="float" office:value="511259.440616306" calcext:value-type="float">
            <text:p>511259.440616306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4" calcext:value-type="float">
            <text:p>5.84E-009</text:p>
          </table:table-cell>
          <table:table-cell office:value-type="float" office:value="133.2342062886" calcext:value-type="float">
            <text:p>133.2342062886</text:p>
          </table:table-cell>
          <table:table-cell office:value-type="float" office:value="200875.884645578" calcext:value-type="float">
            <text:p>200875.884645578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322.1540282238" calcext:value-type="float">
            <text:p>322.1540282238</text:p>
          </table:table-cell>
          <table:table-cell office:value-type="float" office:value="485708.416886698" calcext:value-type="float">
            <text:p>485708.416886698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7" calcext:value-type="float">
            <text:p>8.67E-010</text:p>
          </table:table-cell>
          <table:table-cell office:value-type="float" office:value="18.9238198361" calcext:value-type="float">
            <text:p>18.9238198361</text:p>
          </table:table-cell>
          <table:table-cell office:value-type="float" office:value="29828.9899036774" calcext:value-type="float">
            <text:p>29828.9899036774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324.3576325873" calcext:value-type="float">
            <text:p>324.3576325873</text:p>
          </table:table-cell>
          <table:table-cell office:value-type="float" office:value="511274.184145106" calcext:value-type="float">
            <text:p>511274.184145106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4" calcext:value-type="float">
            <text:p>5.84E-009</text:p>
          </table:table-cell>
          <table:table-cell office:value-type="float" office:value="127.4414146935" calcext:value-type="float">
            <text:p>127.4414146935</text:p>
          </table:table-cell>
          <table:table-cell office:value-type="float" office:value="200881.677437173" calcext:value-type="float">
            <text:p>200881.677437173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308.1473313025" calcext:value-type="float">
            <text:p>308.1473313025</text:p>
          </table:table-cell>
          <table:table-cell office:value-type="float" office:value="485722.423583619" calcext:value-type="float">
            <text:p>485722.423583619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6" calcext:value-type="float">
            <text:p>8.66E-010</text:p>
          </table:table-cell>
          <table:table-cell office:value-type="float" office:value="18.1010450582" calcext:value-type="float">
            <text:p>18.1010450582</text:p>
          </table:table-cell>
          <table:table-cell office:value-type="float" office:value="29829.8126784554" calcext:value-type="float">
            <text:p>29829.8126784554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9" calcext:value-type="float">
            <text:p>1.49E-008</text:p>
          </table:table-cell>
          <table:table-cell office:value-type="float" office:value="310.2551267804" calcext:value-type="float">
            <text:p>310.2551267804</text:p>
          </table:table-cell>
          <table:table-cell office:value-type="float" office:value="511288.286650913" calcext:value-type="float">
            <text:p>511288.286650913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3" calcext:value-type="float">
            <text:p>5.83E-009</text:p>
          </table:table-cell>
          <table:table-cell office:value-type="float" office:value="121.9004836032" calcext:value-type="float">
            <text:p>121.9004836032</text:p>
          </table:table-cell>
          <table:table-cell office:value-type="float" office:value="200887.218368264" calcext:value-type="float">
            <text:p>200887.218368264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294.7496212057" calcext:value-type="float">
            <text:p>294.7496212057</text:p>
          </table:table-cell>
          <table:table-cell office:value-type="float" office:value="485735.821293716" calcext:value-type="float">
            <text:p>485735.821293716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6" calcext:value-type="float">
            <text:p>8.66E-010</text:p>
          </table:table-cell>
          <table:table-cell office:value-type="float" office:value="17.3140430968" calcext:value-type="float">
            <text:p>17.3140430968</text:p>
          </table:table-cell>
          <table:table-cell office:value-type="float" office:value="29830.5996804168" calcext:value-type="float">
            <text:p>29830.5996804168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296.7657734016" calcext:value-type="float">
            <text:p>296.7657734016</text:p>
          </table:table-cell>
          <table:table-cell office:value-type="float" office:value="511301.776004292" calcext:value-type="float">
            <text:p>511301.776004292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3" calcext:value-type="float">
            <text:p>5.83E-009</text:p>
          </table:table-cell>
          <table:table-cell office:value-type="float" office:value="116.6004625611" calcext:value-type="float">
            <text:p>116.6004625611</text:p>
          </table:table-cell>
          <table:table-cell office:value-type="float" office:value="200892.518389306" calcext:value-type="float">
            <text:p>200892.518389306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281.9344202452" calcext:value-type="float">
            <text:p>281.9344202452</text:p>
          </table:table-cell>
          <table:table-cell office:value-type="float" office:value="485748.636494677" calcext:value-type="float">
            <text:p>485748.636494677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5" calcext:value-type="float">
            <text:p>8.65E-010</text:p>
          </table:table-cell>
          <table:table-cell office:value-type="float" office:value="16.561258612" calcext:value-type="float">
            <text:p>16.561258612</text:p>
          </table:table-cell>
          <table:table-cell office:value-type="float" office:value="29831.3524649015" calcext:value-type="float">
            <text:p>29831.3524649015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283.8629136498" calcext:value-type="float">
            <text:p>283.8629136498</text:p>
          </table:table-cell>
          <table:table-cell office:value-type="float" office:value="511314.678864043" calcext:value-type="float">
            <text:p>511314.678864043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3" calcext:value-type="float">
            <text:p>5.83E-009</text:p>
          </table:table-cell>
          <table:table-cell office:value-type="float" office:value="111.5308772171" calcext:value-type="float">
            <text:p>111.5308772171</text:p>
          </table:table-cell>
          <table:table-cell office:value-type="float" office:value="200897.58797465" calcext:value-type="float">
            <text:p>200897.58797465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269.6764019369" calcext:value-type="float">
            <text:p>269.6764019369</text:p>
          </table:table-cell>
          <table:table-cell office:value-type="float" office:value="485760.894512985" calcext:value-type="float">
            <text:p>485760.894512985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5" calcext:value-type="float">
            <text:p>8.65E-010</text:p>
          </table:table-cell>
          <table:table-cell office:value-type="float" office:value="15.8412038876" calcext:value-type="float">
            <text:p>15.8412038876</text:p>
          </table:table-cell>
          <table:table-cell office:value-type="float" office:value="29832.072519626" calcext:value-type="float">
            <text:p>29832.072519626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271.5210478019" calcext:value-type="float">
            <text:p>271.5210478019</text:p>
          </table:table-cell>
          <table:table-cell office:value-type="float" office:value="511327.020729891" calcext:value-type="float">
            <text:p>511327.020729891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3" calcext:value-type="float">
            <text:p>5.83E-009</text:p>
          </table:table-cell>
          <table:table-cell office:value-type="float" office:value="106.6817086279" calcext:value-type="float">
            <text:p>106.6817086279</text:p>
          </table:table-cell>
          <table:table-cell office:value-type="float" office:value="200902.437143239" calcext:value-type="float">
            <text:p>200902.437143239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257.951340948" calcext:value-type="float">
            <text:p>257.951340948</text:p>
          </table:table-cell>
          <table:table-cell office:value-type="float" office:value="485772.619573974" calcext:value-type="float">
            <text:p>485772.619573974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5" calcext:value-type="float">
            <text:p>8.65E-010</text:p>
          </table:table-cell>
          <table:table-cell office:value-type="float" office:value="15.1524558904" calcext:value-type="float">
            <text:p>15.1524558904</text:p>
          </table:table-cell>
          <table:table-cell office:value-type="float" office:value="29832.7612676231" calcext:value-type="float">
            <text:p>29832.7612676231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259.7157848186" calcext:value-type="float">
            <text:p>259.7157848186</text:p>
          </table:table-cell>
          <table:table-cell office:value-type="float" office:value="511338.825992875" calcext:value-type="float">
            <text:p>511338.825992875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2" calcext:value-type="float">
            <text:p>5.82E-009</text:p>
          </table:table-cell>
          <table:table-cell office:value-type="float" office:value="102.0433734563" calcext:value-type="float">
            <text:p>102.0433734563</text:p>
          </table:table-cell>
          <table:table-cell office:value-type="float" office:value="200907.07547841" calcext:value-type="float">
            <text:p>200907.07547841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246.736065221" calcext:value-type="float">
            <text:p>246.736065221</text:p>
          </table:table-cell>
          <table:table-cell office:value-type="float" office:value="485783.834849701" calcext:value-type="float">
            <text:p>485783.834849701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4" calcext:value-type="float">
            <text:p>8.64E-010</text:p>
          </table:table-cell>
          <table:table-cell office:value-type="float" office:value="14.4936534584" calcext:value-type="float">
            <text:p>14.4936534584</text:p>
          </table:table-cell>
          <table:table-cell office:value-type="float" office:value="29833.4200700551" calcext:value-type="float">
            <text:p>29833.4200700551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248.4237941405" calcext:value-type="float">
            <text:p>248.4237941405</text:p>
          </table:table-cell>
          <table:table-cell office:value-type="float" office:value="511350.117983553" calcext:value-type="float">
            <text:p>511350.117983553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2" calcext:value-type="float">
            <text:p>5.82E-009</text:p>
          </table:table-cell>
          <table:table-cell office:value-type="float" office:value="97.6067050318" calcext:value-type="float">
            <text:p>97.6067050318</text:p>
          </table:table-cell>
          <table:table-cell office:value-type="float" office:value="200911.512146835" calcext:value-type="float">
            <text:p>200911.512146835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236.0084101792" calcext:value-type="float">
            <text:p>236.0084101792</text:p>
          </table:table-cell>
          <table:table-cell office:value-type="float" office:value="485794.562504743" calcext:value-type="float">
            <text:p>485794.562504743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4" calcext:value-type="float">
            <text:p>8.64E-010</text:p>
          </table:table-cell>
          <table:table-cell office:value-type="float" office:value="13.8634946105" calcext:value-type="float">
            <text:p>13.8634946105</text:p>
          </table:table-cell>
          <table:table-cell office:value-type="float" office:value="29834.050228903" calcext:value-type="float">
            <text:p>29834.050228903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237.6227595802" calcext:value-type="float">
            <text:p>237.6227595802</text:p>
          </table:table-cell>
          <table:table-cell office:value-type="float" office:value="511360.919018113" calcext:value-type="float">
            <text:p>511360.919018113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2" calcext:value-type="float">
            <text:p>5.82E-009</text:p>
          </table:table-cell>
          <table:table-cell office:value-type="float" office:value="93.3629352351" calcext:value-type="float">
            <text:p>93.3629352351</text:p>
          </table:table-cell>
          <table:table-cell office:value-type="float" office:value="200915.755916632" calcext:value-type="float">
            <text:p>200915.755916632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225.7471749232" calcext:value-type="float">
            <text:p>225.7471749232</text:p>
          </table:table-cell>
          <table:table-cell office:value-type="float" office:value="485804.823739999" calcext:value-type="float">
            <text:p>485804.823739999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3" calcext:value-type="float">
            <text:p>8.63E-010</text:p>
          </table:table-cell>
          <table:table-cell office:value-type="float" office:value="13.2607339735" calcext:value-type="float">
            <text:p>13.2607339735</text:p>
          </table:table-cell>
          <table:table-cell office:value-type="float" office:value="29834.6529895401" calcext:value-type="float">
            <text:p>29834.6529895401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227.2913352197" calcext:value-type="float">
            <text:p>227.2913352197</text:p>
          </table:table-cell>
          <table:table-cell office:value-type="float" office:value="511371.250442474" calcext:value-type="float">
            <text:p>511371.250442474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1" calcext:value-type="float">
            <text:p>5.81E-009</text:p>
          </table:table-cell>
          <table:table-cell office:value-type="float" office:value="89.3036771692" calcext:value-type="float">
            <text:p>89.3036771692</text:p>
          </table:table-cell>
          <table:table-cell office:value-type="float" office:value="200919.815174697" calcext:value-type="float">
            <text:p>200919.815174697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215.9320803319" calcext:value-type="float">
            <text:p>215.9320803319</text:p>
          </table:table-cell>
          <table:table-cell office:value-type="float" office:value="485814.63883459" calcext:value-type="float">
            <text:p>485814.63883459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3" calcext:value-type="float">
            <text:p>8.63E-010</text:p>
          </table:table-cell>
          <table:table-cell office:value-type="float" office:value="12.6841803207" calcext:value-type="float">
            <text:p>12.6841803207</text:p>
          </table:table-cell>
          <table:table-cell office:value-type="float" office:value="29835.2295431928" calcext:value-type="float">
            <text:p>29835.2295431928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217.4091032239" calcext:value-type="float">
            <text:p>217.4091032239</text:p>
          </table:table-cell>
          <table:table-cell office:value-type="float" office:value="511381.132674469" calcext:value-type="float">
            <text:p>511381.132674469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1" calcext:value-type="float">
            <text:p>5.81E-009</text:p>
          </table:table-cell>
          <table:table-cell office:value-type="float" office:value="85.420908585" calcext:value-type="float">
            <text:p>85.420908585</text:p>
          </table:table-cell>
          <table:table-cell office:value-type="float" office:value="200923.697943282" calcext:value-type="float">
            <text:p>200923.697943282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1" calcext:value-type="float">
            <text:p>1.41E-008</text:p>
          </table:table-cell>
          <table:table-cell office:value-type="float" office:value="206.543728985" calcext:value-type="float">
            <text:p>206.543728985</text:p>
          </table:table-cell>
          <table:table-cell office:value-type="float" office:value="485824.027185937" calcext:value-type="float">
            <text:p>485824.027185937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3" calcext:value-type="float">
            <text:p>8.63E-010</text:p>
          </table:table-cell>
          <table:table-cell office:value-type="float" office:value="12.1326942182" calcext:value-type="float">
            <text:p>12.1326942182</text:p>
          </table:table-cell>
          <table:table-cell office:value-type="float" office:value="29835.7810292954" calcext:value-type="float">
            <text:p>29835.7810292954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207.9565334902" calcext:value-type="float">
            <text:p>207.9565334902</text:p>
          </table:table-cell>
          <table:table-cell office:value-type="float" office:value="511390.585244203" calcext:value-type="float">
            <text:p>511390.585244203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1" calcext:value-type="float">
            <text:p>5.81E-009</text:p>
          </table:table-cell>
          <table:table-cell office:value-type="float" office:value="81.7069560267" calcext:value-type="float">
            <text:p>81.7069560267</text:p>
          </table:table-cell>
          <table:table-cell office:value-type="float" office:value="200927.41189584" calcext:value-type="float">
            <text:p>200927.41189584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97.5635668282" calcext:value-type="float">
            <text:p>197.5635668282</text:p>
          </table:table-cell>
          <table:table-cell office:value-type="float" office:value="485833.007348094" calcext:value-type="float">
            <text:p>485833.007348094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2" calcext:value-type="float">
            <text:p>8.62E-010</text:p>
          </table:table-cell>
          <table:table-cell office:value-type="float" office:value="11.6051857723" calcext:value-type="float">
            <text:p>11.6051857723</text:p>
          </table:table-cell>
          <table:table-cell office:value-type="float" office:value="29836.3085377412" calcext:value-type="float">
            <text:p>29836.3085377412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198.9149450505" calcext:value-type="float">
            <text:p>198.9149450505</text:p>
          </table:table-cell>
          <table:table-cell office:value-type="float" office:value="511399.626832643" calcext:value-type="float">
            <text:p>511399.626832643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1" calcext:value-type="float">
            <text:p>5.81E-009</text:p>
          </table:table-cell>
          <table:table-cell office:value-type="float" office:value="78.1544796671" calcext:value-type="float">
            <text:p>78.1544796671</text:p>
          </table:table-cell>
          <table:table-cell office:value-type="float" office:value="200930.9643722" calcext:value-type="float">
            <text:p>200930.9643722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88.9738465056" calcext:value-type="float">
            <text:p>188.9738465056</text:p>
          </table:table-cell>
          <table:table-cell office:value-type="float" office:value="485841.597068416" calcext:value-type="float">
            <text:p>485841.597068416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2" calcext:value-type="float">
            <text:p>8.62E-010</text:p>
          </table:table-cell>
          <table:table-cell office:value-type="float" office:value="11.1006124764" calcext:value-type="float">
            <text:p>11.1006124764</text:p>
          </table:table-cell>
          <table:table-cell office:value-type="float" office:value="29836.8131110372" calcext:value-type="float">
            <text:p>29836.8131110372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190.2664691528" calcext:value-type="float">
            <text:p>190.2664691528</text:p>
          </table:table-cell>
          <table:table-cell office:value-type="float" office:value="511408.27530854" calcext:value-type="float">
            <text:p>511408.27530854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" calcext:value-type="float">
            <text:p>5.80E-009</text:p>
          </table:table-cell>
          <table:table-cell office:value-type="float" office:value="74.7564588018" calcext:value-type="float">
            <text:p>74.7564588018</text:p>
          </table:table-cell>
          <table:table-cell office:value-type="float" office:value="200934.362393065" calcext:value-type="float">
            <text:p>200934.362393065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80.7575922851" calcext:value-type="float">
            <text:p>180.7575922851</text:p>
          </table:table-cell>
          <table:table-cell office:value-type="float" office:value="485849.813322637" calcext:value-type="float">
            <text:p>485849.813322637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2" calcext:value-type="float">
            <text:p>8.62E-010</text:p>
          </table:table-cell>
          <table:table-cell office:value-type="float" office:value="10.6179771499" calcext:value-type="float">
            <text:p>10.6179771499</text:p>
          </table:table-cell>
          <table:table-cell office:value-type="float" office:value="29837.2957463637" calcext:value-type="float">
            <text:p>29837.2957463637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181.9940139474" calcext:value-type="float">
            <text:p>181.9940139474</text:p>
          </table:table-cell>
          <table:table-cell office:value-type="float" office:value="511416.547763746" calcext:value-type="float">
            <text:p>511416.547763746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" calcext:value-type="float">
            <text:p>5.80E-009</text:p>
          </table:table-cell>
          <table:table-cell office:value-type="float" office:value="71.5061779746" calcext:value-type="float">
            <text:p>71.5061779746</text:p>
          </table:table-cell>
          <table:table-cell office:value-type="float" office:value="200937.612673892" calcext:value-type="float">
            <text:p>200937.612673892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72.89856651" calcext:value-type="float">
            <text:p>172.89856651</text:p>
          </table:table-cell>
          <table:table-cell office:value-type="float" office:value="485857.672348412" calcext:value-type="float">
            <text:p>485857.672348412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1" calcext:value-type="float">
            <text:p>8.61E-010</text:p>
          </table:table-cell>
          <table:table-cell office:value-type="float" office:value="10.156325968" calcext:value-type="float">
            <text:p>10.156325968</text:p>
          </table:table-cell>
          <table:table-cell office:value-type="float" office:value="29837.7573975455" calcext:value-type="float">
            <text:p>29837.7573975455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174.0812307086" calcext:value-type="float">
            <text:p>174.0812307086</text:p>
          </table:table-cell>
          <table:table-cell office:value-type="float" office:value="511424.460546985" calcext:value-type="float">
            <text:p>511424.460546985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" calcext:value-type="float">
            <text:p>5.80E-009</text:p>
          </table:table-cell>
          <table:table-cell office:value-type="float" office:value="68.3972137055" calcext:value-type="float">
            <text:p>68.3972137055</text:p>
          </table:table-cell>
          <table:table-cell office:value-type="float" office:value="200940.721638161" calcext:value-type="float">
            <text:p>200940.721638161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65.3812375087" calcext:value-type="float">
            <text:p>165.3812375087</text:p>
          </table:table-cell>
          <table:table-cell office:value-type="float" office:value="485865.189677413" calcext:value-type="float">
            <text:p>485865.189677413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1" calcext:value-type="float">
            <text:p>8.61E-010</text:p>
          </table:table-cell>
          <table:table-cell office:value-type="float" office:value="9.7147465768" calcext:value-type="float">
            <text:p>9.7147465768</text:p>
          </table:table-cell>
          <table:table-cell office:value-type="float" office:value="29838.1989769368" calcext:value-type="float">
            <text:p>29838.1989769368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166.5124815246" calcext:value-type="float">
            <text:p>166.5124815246</text:p>
          </table:table-cell>
          <table:table-cell office:value-type="float" office:value="511432.029296169" calcext:value-type="float">
            <text:p>511432.029296169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" calcext:value-type="float">
            <text:p>5.80E-009</text:p>
          </table:table-cell>
          <table:table-cell office:value-type="float" office:value="65.4234217963" calcext:value-type="float">
            <text:p>65.4234217963</text:p>
          </table:table-cell>
          <table:table-cell office:value-type="float" office:value="200943.69543007" calcext:value-type="float">
            <text:p>200943.69543007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58.1907488998" calcext:value-type="float">
            <text:p>158.1907488998</text:p>
          </table:table-cell>
          <table:table-cell office:value-type="float" office:value="485872.380166022" calcext:value-type="float">
            <text:p>485872.380166022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1" calcext:value-type="float">
            <text:p>8.61E-010</text:p>
          </table:table-cell>
          <table:table-cell office:value-type="float" office:value="9.2923662896" calcext:value-type="float">
            <text:p>9.2923662896</text:p>
          </table:table-cell>
          <table:table-cell office:value-type="float" office:value="29838.621357224" calcext:value-type="float">
            <text:p>29838.621357224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8" calcext:value-type="float">
            <text:p>1.48E-008</text:p>
          </table:table-cell>
          <table:table-cell office:value-type="float" office:value="159.2728083931" calcext:value-type="float">
            <text:p>159.2728083931</text:p>
          </table:table-cell>
          <table:table-cell office:value-type="float" office:value="511439.2689693" calcext:value-type="float">
            <text:p>511439.2689693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" calcext:value-type="float">
            <text:p>5.80E-009</text:p>
          </table:table-cell>
          <table:table-cell office:value-type="float" office:value="62.5789251879" calcext:value-type="float">
            <text:p>62.5789251879</text:p>
          </table:table-cell>
          <table:table-cell office:value-type="float" office:value="200946.539926679" calcext:value-type="float">
            <text:p>200946.539926679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51.3128902314" calcext:value-type="float">
            <text:p>151.3128902314</text:p>
          </table:table-cell>
          <table:table-cell office:value-type="float" office:value="485879.258024691" calcext:value-type="float">
            <text:p>485879.258024691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1" calcext:value-type="float">
            <text:p>8.61E-010</text:p>
          </table:table-cell>
          <table:table-cell office:value-type="float" office:value="8.8883503627" calcext:value-type="float">
            <text:p>8.8883503627</text:p>
          </table:table-cell>
          <table:table-cell office:value-type="float" office:value="29839.0253731508" calcext:value-type="float">
            <text:p>29839.0253731508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52.3479036596" calcext:value-type="float">
            <text:p>152.3479036596</text:p>
          </table:table-cell>
          <table:table-cell office:value-type="float" office:value="511446.193874034" calcext:value-type="float">
            <text:p>511446.193874034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8" calcext:value-type="float">
            <text:p>5.80E-009</text:p>
          </table:table-cell>
          <table:table-cell office:value-type="float" office:value="59.8581023455" calcext:value-type="float">
            <text:p>59.8581023455</text:p>
          </table:table-cell>
          <table:table-cell office:value-type="float" office:value="200949.260749521" calcext:value-type="float">
            <text:p>200949.260749521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44.7340688972" calcext:value-type="float">
            <text:p>144.7340688972</text:p>
          </table:table-cell>
          <table:table-cell office:value-type="float" office:value="485885.836846025" calcext:value-type="float">
            <text:p>485885.836846025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" calcext:value-type="float">
            <text:p>8.60E-010</text:p>
          </table:table-cell>
          <table:table-cell office:value-type="float" office:value="8.5019003458" calcext:value-type="float">
            <text:p>8.5019003458</text:p>
          </table:table-cell>
          <table:table-cell office:value-type="float" office:value="29839.4118231678" calcext:value-type="float">
            <text:p>29839.4118231678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45.7240817415" calcext:value-type="float">
            <text:p>145.7240817415</text:p>
          </table:table-cell>
          <table:table-cell office:value-type="float" office:value="511452.817695952" calcext:value-type="float">
            <text:p>511452.817695952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9" calcext:value-type="float">
            <text:p>5.79E-009</text:p>
          </table:table-cell>
          <table:table-cell office:value-type="float" office:value="57.2555761488" calcext:value-type="float">
            <text:p>57.2555761488</text:p>
          </table:table-cell>
          <table:table-cell office:value-type="float" office:value="200951.863275718" calcext:value-type="float">
            <text:p>200951.863275718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38.4412832741" calcext:value-type="float">
            <text:p>138.4412832741</text:p>
          </table:table-cell>
          <table:table-cell office:value-type="float" office:value="485892.129631648" calcext:value-type="float">
            <text:p>485892.129631648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" calcext:value-type="float">
            <text:p>8.60E-010</text:p>
          </table:table-cell>
          <table:table-cell office:value-type="float" office:value="8.1322525036" calcext:value-type="float">
            <text:p>8.1322525036</text:p>
          </table:table-cell>
          <table:table-cell office:value-type="float" office:value="29839.78147101" calcext:value-type="float">
            <text:p>29839.78147101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39.3882520816" calcext:value-type="float">
            <text:p>139.3882520816</text:p>
          </table:table-cell>
          <table:table-cell office:value-type="float" office:value="511459.153525612" calcext:value-type="float">
            <text:p>511459.153525612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9" calcext:value-type="float">
            <text:p>5.79E-009</text:p>
          </table:table-cell>
          <table:table-cell office:value-type="float" office:value="54.7662032653" calcext:value-type="float">
            <text:p>54.7662032653</text:p>
          </table:table-cell>
          <table:table-cell office:value-type="float" office:value="200954.352648601" calcext:value-type="float">
            <text:p>200954.352648601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32.4220970268" calcext:value-type="float">
            <text:p>132.4220970268</text:p>
          </table:table-cell>
          <table:table-cell office:value-type="float" office:value="485898.148817895" calcext:value-type="float">
            <text:p>485898.148817895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" calcext:value-type="float">
            <text:p>8.60E-010</text:p>
          </table:table-cell>
          <table:table-cell office:value-type="float" office:value="7.7786763067" calcext:value-type="float">
            <text:p>7.7786763067</text:p>
          </table:table-cell>
          <table:table-cell office:value-type="float" office:value="29840.1350472069" calcext:value-type="float">
            <text:p>29840.1350472069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33.3278932772" calcext:value-type="float">
            <text:p>133.3278932772</text:p>
          </table:table-cell>
          <table:table-cell office:value-type="float" office:value="511465.213884416" calcext:value-type="float">
            <text:p>511465.213884416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9" calcext:value-type="float">
            <text:p>5.79E-009</text:p>
          </table:table-cell>
          <table:table-cell office:value-type="float" office:value="52.3850639857" calcext:value-type="float">
            <text:p>52.3850639857</text:p>
          </table:table-cell>
          <table:table-cell office:value-type="float" office:value="200956.733787881" calcext:value-type="float">
            <text:p>200956.733787881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26.6646145301" calcext:value-type="float">
            <text:p>126.6646145301</text:p>
          </table:table-cell>
          <table:table-cell office:value-type="float" office:value="485903.906300392" calcext:value-type="float">
            <text:p>485903.906300392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6" calcext:value-type="float">
            <text:p>8.60E-010</text:p>
          </table:table-cell>
          <table:table-cell office:value-type="float" office:value="7.440472988" calcext:value-type="float">
            <text:p>7.440472988</text:p>
          </table:table-cell>
          <table:table-cell office:value-type="float" office:value="29840.4732505256" calcext:value-type="float">
            <text:p>29840.4732505256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27.5310283348" calcext:value-type="float">
            <text:p>127.5310283348</text:p>
          </table:table-cell>
          <table:table-cell office:value-type="float" office:value="511471.010749359" calcext:value-type="float">
            <text:p>511471.010749359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9" calcext:value-type="float">
            <text:p>5.79E-009</text:p>
          </table:table-cell>
          <table:table-cell office:value-type="float" office:value="50.1074525013" calcext:value-type="float">
            <text:p>50.1074525013</text:p>
          </table:table-cell>
          <table:table-cell office:value-type="float" office:value="200959.011399366" calcext:value-type="float">
            <text:p>200959.011399366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21.1574573601" calcext:value-type="float">
            <text:p>121.1574573601</text:p>
          </table:table-cell>
          <table:table-cell office:value-type="float" office:value="485909.413457562" calcext:value-type="float">
            <text:p>485909.413457562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9" calcext:value-type="float">
            <text:p>8.59E-010</text:p>
          </table:table-cell>
          <table:table-cell office:value-type="float" office:value="7.1169741615" calcext:value-type="float">
            <text:p>7.1169741615</text:p>
          </table:table-cell>
          <table:table-cell office:value-type="float" office:value="29840.7967493521" calcext:value-type="float">
            <text:p>29840.7967493521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21.9862009992" calcext:value-type="float">
            <text:p>121.9862009992</text:p>
          </table:table-cell>
          <table:table-cell office:value-type="float" office:value="511476.555576694" calcext:value-type="float">
            <text:p>511476.555576694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9" calcext:value-type="float">
            <text:p>5.79E-009</text:p>
          </table:table-cell>
          <table:table-cell office:value-type="float" office:value="47.9288676034" calcext:value-type="float">
            <text:p>47.9288676034</text:p>
          </table:table-cell>
          <table:table-cell office:value-type="float" office:value="200961.189984263" calcext:value-type="float">
            <text:p>200961.189984263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15.8897418069" calcext:value-type="float">
            <text:p>115.8897418069</text:p>
          </table:table-cell>
          <table:table-cell office:value-type="float" office:value="485914.681173115" calcext:value-type="float">
            <text:p>485914.681173115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9" calcext:value-type="float">
            <text:p>8.59E-010</text:p>
          </table:table-cell>
          <table:table-cell office:value-type="float" office:value="6.8075405014" calcext:value-type="float">
            <text:p>6.8075405014</text:p>
          </table:table-cell>
          <table:table-cell office:value-type="float" office:value="29841.1061830122" calcext:value-type="float">
            <text:p>29841.1061830122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16.6824531138" calcext:value-type="float">
            <text:p>116.6824531138</text:p>
          </table:table-cell>
          <table:table-cell office:value-type="float" office:value="511481.859324579" calcext:value-type="float">
            <text:p>511481.859324579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9" calcext:value-type="float">
            <text:p>5.79E-009</text:p>
          </table:table-cell>
          <table:table-cell office:value-type="float" office:value="45.8450037883" calcext:value-type="float">
            <text:p>45.8450037883</text:p>
          </table:table-cell>
          <table:table-cell office:value-type="float" office:value="200963.273848078" calcext:value-type="float">
            <text:p>200963.273848078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10.8510573654" calcext:value-type="float">
            <text:p>110.8510573654</text:p>
          </table:table-cell>
          <table:table-cell office:value-type="float" office:value="485919.719857557" calcext:value-type="float">
            <text:p>485919.719857557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9" calcext:value-type="float">
            <text:p>8.59E-010</text:p>
          </table:table-cell>
          <table:table-cell office:value-type="float" office:value="6.5115604787" calcext:value-type="float">
            <text:p>6.5115604787</text:p>
          </table:table-cell>
          <table:table-cell office:value-type="float" office:value="29841.4021630349" calcext:value-type="float">
            <text:p>29841.402163034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11.6093029632" calcext:value-type="float">
            <text:p>111.6093029632</text:p>
          </table:table-cell>
          <table:table-cell office:value-type="float" office:value="511486.93247473" calcext:value-type="float">
            <text:p>511486.93247473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9" calcext:value-type="float">
            <text:p>5.79E-009</text:p>
          </table:table-cell>
          <table:table-cell office:value-type="float" office:value="43.851742748" calcext:value-type="float">
            <text:p>43.851742748</text:p>
          </table:table-cell>
          <table:table-cell office:value-type="float" office:value="200965.267109119" calcext:value-type="float">
            <text:p>200965.26710911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06.0314461611" calcext:value-type="float">
            <text:p>106.0314461611</text:p>
          </table:table-cell>
          <table:table-cell office:value-type="float" office:value="485924.539468761" calcext:value-type="float">
            <text:p>485924.539468761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9" calcext:value-type="float">
            <text:p>8.59E-010</text:p>
          </table:table-cell>
          <table:table-cell office:value-type="float" office:value="6.2284491527" calcext:value-type="float">
            <text:p>6.2284491527</text:p>
          </table:table-cell>
          <table:table-cell office:value-type="float" office:value="29841.6852743609" calcext:value-type="float">
            <text:p>29841.6852743609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06.7567245589" calcext:value-type="float">
            <text:p>106.7567245589</text:p>
          </table:table-cell>
          <table:table-cell office:value-type="float" office:value="511491.785053134" calcext:value-type="float">
            <text:p>511491.785053134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8" calcext:value-type="float">
            <text:p>5.78E-009</text:p>
          </table:table-cell>
          <table:table-cell office:value-type="float" office:value="41.9451452315" calcext:value-type="float">
            <text:p>41.9451452315</text:p>
          </table:table-cell>
          <table:table-cell office:value-type="float" office:value="200967.173706635" calcext:value-type="float">
            <text:p>200967.173706635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101.4213832707" calcext:value-type="float">
            <text:p>101.4213832707</text:p>
          </table:table-cell>
          <table:table-cell office:value-type="float" office:value="485929.149531651" calcext:value-type="float">
            <text:p>485929.149531651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9" calcext:value-type="float">
            <text:p>8.59E-010</text:p>
          </table:table-cell>
          <table:table-cell office:value-type="float" office:value="5.9576470148" calcext:value-type="float">
            <text:p>5.9576470148</text:p>
          </table:table-cell>
          <table:table-cell office:value-type="float" office:value="29841.9560764988" calcext:value-type="float">
            <text:p>29841.9560764988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02.1151278251" calcext:value-type="float">
            <text:p>102.1151278251</text:p>
          </table:table-cell>
          <table:table-cell office:value-type="float" office:value="511496.426649868" calcext:value-type="float">
            <text:p>511496.426649868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8" calcext:value-type="float">
            <text:p>5.78E-009</text:p>
          </table:table-cell>
          <table:table-cell office:value-type="float" office:value="40.1214432595" calcext:value-type="float">
            <text:p>40.1214432595</text:p>
          </table:table-cell>
          <table:table-cell office:value-type="float" office:value="200968.997408607" calcext:value-type="float">
            <text:p>200968.997408607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97.0117578979" calcext:value-type="float">
            <text:p>97.0117578979</text:p>
          </table:table-cell>
          <table:table-cell office:value-type="float" office:value="485933.559157024" calcext:value-type="float">
            <text:p>485933.559157024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9" calcext:value-type="float">
            <text:p>8.59E-010</text:p>
          </table:table-cell>
          <table:table-cell office:value-type="float" office:value="5.6986188829" calcext:value-type="float">
            <text:p>5.6986188829</text:p>
          </table:table-cell>
          <table:table-cell office:value-type="float" office:value="29842.2151046307" calcext:value-type="float">
            <text:p>29842.2151046307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97.6753396454" calcext:value-type="float">
            <text:p>97.6753396454</text:p>
          </table:table-cell>
          <table:table-cell office:value-type="float" office:value="511500.866438048" calcext:value-type="float">
            <text:p>511500.866438048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8" calcext:value-type="float">
            <text:p>5.78E-009</text:p>
          </table:table-cell>
          <table:table-cell office:value-type="float" office:value="38.3770326777" calcext:value-type="float">
            <text:p>38.3770326777</text:p>
          </table:table-cell>
          <table:table-cell office:value-type="float" office:value="200970.741819189" calcext:value-type="float">
            <text:p>200970.741819189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92.793855368" calcext:value-type="float">
            <text:p>92.793855368</text:p>
          </table:table-cell>
          <table:table-cell office:value-type="float" office:value="485937.777059554" calcext:value-type="float">
            <text:p>485937.777059554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8" calcext:value-type="float">
            <text:p>8.58E-010</text:p>
          </table:table-cell>
          <table:table-cell office:value-type="float" office:value="5.4508528438" calcext:value-type="float">
            <text:p>5.4508528438</text:p>
          </table:table-cell>
          <table:table-cell office:value-type="float" office:value="29842.4628706698" calcext:value-type="float">
            <text:p>29842.4628706698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93.4285857351" calcext:value-type="float">
            <text:p>93.4285857351</text:p>
          </table:table-cell>
          <table:table-cell office:value-type="float" office:value="511505.113191958" calcext:value-type="float">
            <text:p>511505.113191958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8" calcext:value-type="float">
            <text:p>5.78E-009</text:p>
          </table:table-cell>
          <table:table-cell office:value-type="float" office:value="36.7084660346" calcext:value-type="float">
            <text:p>36.7084660346</text:p>
          </table:table-cell>
          <table:table-cell office:value-type="float" office:value="200972.410385832" calcext:value-type="float">
            <text:p>200972.410385832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88.7593399051" calcext:value-type="float">
            <text:p>88.7593399051</text:p>
          </table:table-cell>
          <table:table-cell office:value-type="float" office:value="485941.811575017" calcext:value-type="float">
            <text:p>485941.811575017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8" calcext:value-type="float">
            <text:p>8.58E-010</text:p>
          </table:table-cell>
          <table:table-cell office:value-type="float" office:value="5.2138592412" calcext:value-type="float">
            <text:p>5.2138592412</text:p>
          </table:table-cell>
          <table:table-cell office:value-type="float" office:value="29842.6998642724" calcext:value-type="float">
            <text:p>29842.6998642724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89.3664732996" calcext:value-type="float">
            <text:p>89.3664732996</text:p>
          </table:table-cell>
          <table:table-cell office:value-type="float" office:value="511509.175304394" calcext:value-type="float">
            <text:p>511509.175304394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8" calcext:value-type="float">
            <text:p>5.78E-009</text:p>
          </table:table-cell>
          <table:table-cell office:value-type="float" office:value="35.1124457674" calcext:value-type="float">
            <text:p>35.1124457674</text:p>
          </table:table-cell>
          <table:table-cell office:value-type="float" office:value="200974.006406099" calcext:value-type="float">
            <text:p>200974.006406099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84.9002381585" calcext:value-type="float">
            <text:p>84.9002381585</text:p>
          </table:table-cell>
          <table:table-cell office:value-type="float" office:value="485945.670676763" calcext:value-type="float">
            <text:p>485945.670676763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8" calcext:value-type="float">
            <text:p>8.58E-010</text:p>
          </table:table-cell>
          <table:table-cell office:value-type="float" office:value="4.9871697083" calcext:value-type="float">
            <text:p>4.9871697083</text:p>
          </table:table-cell>
          <table:table-cell office:value-type="float" office:value="29842.9265538053" calcext:value-type="float">
            <text:p>29842.9265538053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85.4809744488" calcext:value-type="float">
            <text:p>85.4809744488</text:p>
          </table:table-cell>
          <table:table-cell office:value-type="float" office:value="511513.060803244" calcext:value-type="float">
            <text:p>511513.060803244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8" calcext:value-type="float">
            <text:p>5.78E-009</text:p>
          </table:table-cell>
          <table:table-cell office:value-type="float" office:value="33.585817686" calcext:value-type="float">
            <text:p>33.585817686</text:p>
          </table:table-cell>
          <table:table-cell office:value-type="float" office:value="200975.533034181" calcext:value-type="float">
            <text:p>200975.533034181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81.2089234449" calcext:value-type="float">
            <text:p>81.2089234449</text:p>
          </table:table-cell>
          <table:table-cell office:value-type="float" office:value="485949.361991477" calcext:value-type="float">
            <text:p>485949.361991477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8" calcext:value-type="float">
            <text:p>8.58E-010</text:p>
          </table:table-cell>
          <table:table-cell office:value-type="float" office:value="4.770336242" calcext:value-type="float">
            <text:p>4.770336242</text:p>
          </table:table-cell>
          <table:table-cell office:value-type="float" office:value="29843.1433872715" calcext:value-type="float">
            <text:p>29843.1433872715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81.7644103312" calcext:value-type="float">
            <text:p>81.7644103312</text:p>
          </table:table-cell>
          <table:table-cell office:value-type="float" office:value="511516.777367362" calcext:value-type="float">
            <text:p>511516.777367362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8" calcext:value-type="float">
            <text:p>5.78E-009</text:p>
          </table:table-cell>
          <table:table-cell office:value-type="float" office:value="32.1255647387" calcext:value-type="float">
            <text:p>32.1255647387</text:p>
          </table:table-cell>
          <table:table-cell office:value-type="float" office:value="200976.993287128" calcext:value-type="float">
            <text:p>200976.993287128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77.6781006758" calcext:value-type="float">
            <text:p>77.6781006758</text:p>
          </table:table-cell>
          <table:table-cell office:value-type="float" office:value="485952.892814246" calcext:value-type="float">
            <text:p>485952.892814246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8" calcext:value-type="float">
            <text:p>8.58E-010</text:p>
          </table:table-cell>
          <table:table-cell office:value-type="float" office:value="4.5629303179" calcext:value-type="float">
            <text:p>4.5629303179</text:p>
          </table:table-cell>
          <table:table-cell office:value-type="float" office:value="29843.3507931957" calcext:value-type="float">
            <text:p>29843.3507931957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78.2094359583" calcext:value-type="float">
            <text:p>78.2094359583</text:p>
          </table:table-cell>
          <table:table-cell office:value-type="float" office:value="511520.332341735" calcext:value-type="float">
            <text:p>511520.332341735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8" calcext:value-type="float">
            <text:p>5.78E-009</text:p>
          </table:table-cell>
          <table:table-cell office:value-type="float" office:value="30.7288010503" calcext:value-type="float">
            <text:p>30.7288010503</text:p>
          </table:table-cell>
          <table:table-cell office:value-type="float" office:value="200978.390050816" calcext:value-type="float">
            <text:p>200978.390050816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74.3007919407" calcext:value-type="float">
            <text:p>74.3007919407</text:p>
          </table:table-cell>
          <table:table-cell office:value-type="float" office:value="485956.270122981" calcext:value-type="float">
            <text:p>485956.270122981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8" calcext:value-type="float">
            <text:p>8.58E-010</text:p>
          </table:table-cell>
          <table:table-cell office:value-type="float" office:value="4.3645420426" calcext:value-type="float">
            <text:p>4.3645420426</text:p>
          </table:table-cell>
          <table:table-cell office:value-type="float" office:value="29843.549181471" calcext:value-type="float">
            <text:p>29843.549181471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74.8090256891" calcext:value-type="float">
            <text:p>74.8090256891</text:p>
          </table:table-cell>
          <table:table-cell office:value-type="float" office:value="511523.732752004" calcext:value-type="float">
            <text:p>511523.732752004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8" calcext:value-type="float">
            <text:p>5.78E-009</text:p>
          </table:table-cell>
          <table:table-cell office:value-type="float" office:value="29.392766218" calcext:value-type="float">
            <text:p>29.392766218</text:p>
          </table:table-cell>
          <table:table-cell office:value-type="float" office:value="200979.726085649" calcext:value-type="float">
            <text:p>200979.726085649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71.0703227162" calcext:value-type="float">
            <text:p>71.0703227162</text:p>
          </table:table-cell>
          <table:table-cell office:value-type="float" office:value="485959.500592206" calcext:value-type="float">
            <text:p>485959.500592206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8" calcext:value-type="float">
            <text:p>8.58E-010</text:p>
          </table:table-cell>
          <table:table-cell office:value-type="float" office:value="4.1747793445" calcext:value-type="float">
            <text:p>4.1747793445</text:p>
          </table:table-cell>
          <table:table-cell office:value-type="float" office:value="29843.7389441691" calcext:value-type="float">
            <text:p>29843.7389441691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71.556459345" calcext:value-type="float">
            <text:p>71.556459345</text:p>
          </table:table-cell>
          <table:table-cell office:value-type="float" office:value="511526.985318348" calcext:value-type="float">
            <text:p>511526.985318348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8" calcext:value-type="float">
            <text:p>5.78E-009</text:p>
          </table:table-cell>
          <table:table-cell office:value-type="float" office:value="28.1148198568" calcext:value-type="float">
            <text:p>28.1148198568</text:p>
          </table:table-cell>
          <table:table-cell office:value-type="float" office:value="200981.00403201" calcext:value-type="float">
            <text:p>200981.00403201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67.9803086757" calcext:value-type="float">
            <text:p>67.9803086757</text:p>
          </table:table-cell>
          <table:table-cell office:value-type="float" office:value="485962.590606246" calcext:value-type="float">
            <text:p>485962.590606246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7" calcext:value-type="float">
            <text:p>8.57E-010</text:p>
          </table:table-cell>
          <table:table-cell office:value-type="float" office:value="3.9932671985" calcext:value-type="float">
            <text:p>3.9932671985</text:p>
          </table:table-cell>
          <table:table-cell office:value-type="float" office:value="29843.920456315" calcext:value-type="float">
            <text:p>29843.920456315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68.4453089294" calcext:value-type="float">
            <text:p>68.4453089294</text:p>
          </table:table-cell>
          <table:table-cell office:value-type="float" office:value="511530.096468764" calcext:value-type="float">
            <text:p>511530.096468764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26.8924363811" calcext:value-type="float">
            <text:p>26.8924363811</text:p>
          </table:table-cell>
          <table:table-cell office:value-type="float" office:value="200982.226415486" calcext:value-type="float">
            <text:p>200982.226415486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65.0246430723" calcext:value-type="float">
            <text:p>65.0246430723</text:p>
          </table:table-cell>
          <table:table-cell office:value-type="float" office:value="485965.54627185" calcext:value-type="float">
            <text:p>485965.54627185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7" calcext:value-type="float">
            <text:p>8.57E-010</text:p>
          </table:table-cell>
          <table:table-cell office:value-type="float" office:value="3.819646885" calcext:value-type="float">
            <text:p>3.819646885</text:p>
          </table:table-cell>
          <table:table-cell office:value-type="float" office:value="29844.0940766285" calcext:value-type="float">
            <text:p>29844.0940766285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65.4694259235" calcext:value-type="float">
            <text:p>65.4694259235</text:p>
          </table:table-cell>
          <table:table-cell office:value-type="float" office:value="511533.07235177" calcext:value-type="float">
            <text:p>511533.07235177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25.7232000132" calcext:value-type="float">
            <text:p>25.7232000132</text:p>
          </table:table-cell>
          <table:table-cell office:value-type="float" office:value="200983.395651854" calcext:value-type="float">
            <text:p>200983.395651854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62.1974846694" calcext:value-type="float">
            <text:p>62.1974846694</text:p>
          </table:table-cell>
          <table:table-cell office:value-type="float" office:value="485968.373430253" calcext:value-type="float">
            <text:p>485968.373430253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7" calcext:value-type="float">
            <text:p>8.57E-010</text:p>
          </table:table-cell>
          <table:table-cell office:value-type="float" office:value="3.6535752808" calcext:value-type="float">
            <text:p>3.6535752808</text:p>
          </table:table-cell>
          <table:table-cell office:value-type="float" office:value="29844.2601482327" calcext:value-type="float">
            <text:p>29844.2601482327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62.6229291357" calcext:value-type="float">
            <text:p>62.6229291357</text:p>
          </table:table-cell>
          <table:table-cell office:value-type="float" office:value="511535.918848558" calcext:value-type="float">
            <text:p>511535.918848558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24.6048000093" calcext:value-type="float">
            <text:p>24.6048000093</text:p>
          </table:table-cell>
          <table:table-cell office:value-type="float" office:value="200984.514051858" calcext:value-type="float">
            <text:p>200984.514051858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59.4932461974" calcext:value-type="float">
            <text:p>59.4932461974</text:p>
          </table:table-cell>
          <table:table-cell office:value-type="float" office:value="485971.077668725" calcext:value-type="float">
            <text:p>485971.077668725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7" calcext:value-type="float">
            <text:p>8.57E-010</text:p>
          </table:table-cell>
          <table:table-cell office:value-type="float" office:value="3.4947241812" calcext:value-type="float">
            <text:p>3.4947241812</text:p>
          </table:table-cell>
          <table:table-cell office:value-type="float" office:value="29844.4189993324" calcext:value-type="float">
            <text:p>29844.4189993324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59.9001930782" calcext:value-type="float">
            <text:p>59.9001930782</text:p>
          </table:table-cell>
          <table:table-cell office:value-type="float" office:value="511538.641584615" calcext:value-type="float">
            <text:p>511538.641584615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23.5350260926" calcext:value-type="float">
            <text:p>23.5350260926</text:p>
          </table:table-cell>
          <table:table-cell office:value-type="float" office:value="200985.583825774" calcext:value-type="float">
            <text:p>200985.583825774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56.9065833115" calcext:value-type="float">
            <text:p>56.9065833115</text:p>
          </table:table-cell>
          <table:table-cell office:value-type="float" office:value="485973.664331611" calcext:value-type="float">
            <text:p>485973.664331611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7" calcext:value-type="float">
            <text:p>8.57E-010</text:p>
          </table:table-cell>
          <table:table-cell office:value-type="float" office:value="3.3427796511" calcext:value-type="float">
            <text:p>3.3427796511</text:p>
          </table:table-cell>
          <table:table-cell office:value-type="float" office:value="29844.5709438625" calcext:value-type="float">
            <text:p>29844.5709438625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57.2958368496" calcext:value-type="float">
            <text:p>57.2958368496</text:p>
          </table:table-cell>
          <table:table-cell office:value-type="float" office:value="511541.245940844" calcext:value-type="float">
            <text:p>511541.245940844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22.5117640855" calcext:value-type="float">
            <text:p>22.5117640855</text:p>
          </table:table-cell>
          <table:table-cell office:value-type="float" office:value="200986.607087781" calcext:value-type="float">
            <text:p>200986.607087781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54.4323840296" calcext:value-type="float">
            <text:p>54.4323840296</text:p>
          </table:table-cell>
          <table:table-cell office:value-type="float" office:value="485976.138530892" calcext:value-type="float">
            <text:p>485976.138530892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7" calcext:value-type="float">
            <text:p>8.57E-010</text:p>
          </table:table-cell>
          <table:table-cell office:value-type="float" office:value="3.197441405" calcext:value-type="float">
            <text:p>3.197441405</text:p>
          </table:table-cell>
          <table:table-cell office:value-type="float" office:value="29844.7162821086" calcext:value-type="float">
            <text:p>29844.7162821086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54.8047135008" calcext:value-type="float">
            <text:p>54.8047135008</text:p>
          </table:table-cell>
          <table:table-cell office:value-type="float" office:value="511543.737064193" calcext:value-type="float">
            <text:p>511543.737064193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21.5329917311" calcext:value-type="float">
            <text:p>21.5329917311</text:p>
          </table:table-cell>
          <table:table-cell office:value-type="float" office:value="200987.585860136" calcext:value-type="float">
            <text:p>200987.585860136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52.0657586299" calcext:value-type="float">
            <text:p>52.0657586299</text:p>
          </table:table-cell>
          <table:table-cell office:value-type="float" office:value="485978.505156292" calcext:value-type="float">
            <text:p>485978.505156292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7" calcext:value-type="float">
            <text:p>8.57E-010</text:p>
          </table:table-cell>
          <table:table-cell office:value-type="float" office:value="3.0584222131" calcext:value-type="float">
            <text:p>3.0584222131</text:p>
          </table:table-cell>
          <table:table-cell office:value-type="float" office:value="29844.8553013005" calcext:value-type="float">
            <text:p>29844.8553013005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52.4218998632" calcext:value-type="float">
            <text:p>52.4218998632</text:p>
          </table:table-cell>
          <table:table-cell office:value-type="float" office:value="511546.11987783" calcext:value-type="float">
            <text:p>511546.11987783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20.5967746965" calcext:value-type="float">
            <text:p>20.5967746965</text:p>
          </table:table-cell>
          <table:table-cell office:value-type="float" office:value="200988.52207717" calcext:value-type="float">
            <text:p>200988.52207717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49.8020299871" calcext:value-type="float">
            <text:p>49.8020299871</text:p>
          </table:table-cell>
          <table:table-cell office:value-type="float" office:value="485980.768884935" calcext:value-type="float">
            <text:p>485980.768884935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7" calcext:value-type="float">
            <text:p>8.57E-010</text:p>
          </table:table-cell>
          <table:table-cell office:value-type="float" office:value="2.9254473338" calcext:value-type="float">
            <text:p>2.9254473338</text:p>
          </table:table-cell>
          <table:table-cell office:value-type="float" office:value="29844.9882761798" calcext:value-type="float">
            <text:p>29844.9882761798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50.1426868188" calcext:value-type="float">
            <text:p>50.1426868188</text:p>
          </table:table-cell>
          <table:table-cell office:value-type="float" office:value="511548.399090875" calcext:value-type="float">
            <text:p>511548.399090875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9.7012627505" calcext:value-type="float">
            <text:p>19.7012627505</text:p>
          </table:table-cell>
          <table:table-cell office:value-type="float" office:value="200989.417589116" calcext:value-type="float">
            <text:p>200989.417589116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4" calcext:value-type="float">
            <text:p>1.40E-008</text:p>
          </table:table-cell>
          <table:table-cell office:value-type="float" office:value="47.636724329" calcext:value-type="float">
            <text:p>47.636724329</text:p>
          </table:table-cell>
          <table:table-cell office:value-type="float" office:value="485982.934190593" calcext:value-type="float">
            <text:p>485982.934190593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7" calcext:value-type="float">
            <text:p>8.57E-010</text:p>
          </table:table-cell>
          <table:table-cell office:value-type="float" office:value="2.7982539711" calcext:value-type="float">
            <text:p>2.7982539711</text:p>
          </table:table-cell>
          <table:table-cell office:value-type="float" office:value="29845.1154695425" calcext:value-type="float">
            <text:p>29845.1154695425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47.9625699941" calcext:value-type="float">
            <text:p>47.9625699941</text:p>
          </table:table-cell>
          <table:table-cell office:value-type="float" office:value="511550.579207699" calcext:value-type="float">
            <text:p>511550.579207699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8.8446861066" calcext:value-type="float">
            <text:p>18.8446861066</text:p>
          </table:table-cell>
          <table:table-cell office:value-type="float" office:value="200990.27416576" calcext:value-type="float">
            <text:p>200990.27416576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45.5655623954" calcext:value-type="float">
            <text:p>45.5655623954</text:p>
          </table:table-cell>
          <table:table-cell office:value-type="float" office:value="485985.005352527" calcext:value-type="float">
            <text:p>485985.005352527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7" calcext:value-type="float">
            <text:p>8.57E-010</text:p>
          </table:table-cell>
          <table:table-cell office:value-type="float" office:value="2.6765907546" calcext:value-type="float">
            <text:p>2.6765907546</text:p>
          </table:table-cell>
          <table:table-cell office:value-type="float" office:value="29845.237132759" calcext:value-type="float">
            <text:p>29845.237132759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45.8772408576" calcext:value-type="float">
            <text:p>45.8772408576</text:p>
          </table:table-cell>
          <table:table-cell office:value-type="float" office:value="511552.664536836" calcext:value-type="float">
            <text:p>511552.664536836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8.0253519256" calcext:value-type="float">
            <text:p>18.0253519256</text:p>
          </table:table-cell>
          <table:table-cell office:value-type="float" office:value="200991.093499941" calcext:value-type="float">
            <text:p>200991.093499941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43.584450981" calcext:value-type="float">
            <text:p>43.584450981</text:p>
          </table:table-cell>
          <table:table-cell office:value-type="float" office:value="485986.986463941" calcext:value-type="float">
            <text:p>485986.986463941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7" calcext:value-type="float">
            <text:p>8.57E-010</text:p>
          </table:table-cell>
          <table:table-cell office:value-type="float" office:value="2.5602172432" calcext:value-type="float">
            <text:p>2.5602172432</text:p>
          </table:table-cell>
          <table:table-cell office:value-type="float" office:value="29845.3535062704" calcext:value-type="float">
            <text:p>29845.3535062704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43.8825782057" calcext:value-type="float">
            <text:p>43.8825782057</text:p>
          </table:table-cell>
          <table:table-cell office:value-type="float" office:value="511554.659199488" calcext:value-type="float">
            <text:p>511554.659199488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7.2416409699" calcext:value-type="float">
            <text:p>17.2416409699</text:p>
          </table:table-cell>
          <table:table-cell office:value-type="float" office:value="200991.877210897" calcext:value-type="float">
            <text:p>200991.877210897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41.6894748457" calcext:value-type="float">
            <text:p>41.6894748457</text:p>
          </table:table-cell>
          <table:table-cell office:value-type="float" office:value="485988.881440076" calcext:value-type="float">
            <text:p>485988.881440076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2.4489034497" calcext:value-type="float">
            <text:p>2.4489034497</text:p>
          </table:table-cell>
          <table:table-cell office:value-type="float" office:value="29845.4648200639" calcext:value-type="float">
            <text:p>29845.4648200639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41.9746400171" calcext:value-type="float">
            <text:p>41.9746400171</text:p>
          </table:table-cell>
          <table:table-cell office:value-type="float" office:value="511556.567137676" calcext:value-type="float">
            <text:p>511556.567137676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6.4920044038" calcext:value-type="float">
            <text:p>16.4920044038</text:p>
          </table:table-cell>
          <table:table-cell office:value-type="float" office:value="200992.626847463" calcext:value-type="float">
            <text:p>200992.626847463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9.8768889774" calcext:value-type="float">
            <text:p>39.8768889774</text:p>
          </table:table-cell>
          <table:table-cell office:value-type="float" office:value="485990.694025945" calcext:value-type="float">
            <text:p>485990.694025945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2.3424293863" calcext:value-type="float">
            <text:p>2.3424293863</text:p>
          </table:table-cell>
          <table:table-cell office:value-type="float" office:value="29845.5712941273" calcext:value-type="float">
            <text:p>29845.5712941273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40.1496556631" calcext:value-type="float">
            <text:p>40.1496556631</text:p>
          </table:table-cell>
          <table:table-cell office:value-type="float" office:value="511558.39212203" calcext:value-type="float">
            <text:p>511558.39212203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5.7749607319" calcext:value-type="float">
            <text:p>15.7749607319</text:p>
          </table:table-cell>
          <table:table-cell office:value-type="float" office:value="200993.343891135" calcext:value-type="float">
            <text:p>200993.343891135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8.1431111906" calcext:value-type="float">
            <text:p>38.1431111906</text:p>
          </table:table-cell>
          <table:table-cell office:value-type="float" office:value="485992.427803731" calcext:value-type="float">
            <text:p>485992.427803731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2.2405846301" calcext:value-type="float">
            <text:p>2.2405846301</text:p>
          </table:table-cell>
          <table:table-cell office:value-type="float" office:value="29845.6731388835" calcext:value-type="float">
            <text:p>29845.6731388835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8.4040184551" calcext:value-type="float">
            <text:p>38.4040184551</text:p>
          </table:table-cell>
          <table:table-cell office:value-type="float" office:value="511560.137759238" calcext:value-type="float">
            <text:p>511560.137759238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5.0890928719" calcext:value-type="float">
            <text:p>15.0890928719</text:p>
          </table:table-cell>
          <table:table-cell office:value-type="float" office:value="200994.029758995" calcext:value-type="float">
            <text:p>200994.029758995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6.4847150469" calcext:value-type="float">
            <text:p>36.4847150469</text:p>
          </table:table-cell>
          <table:table-cell office:value-type="float" office:value="485994.086199875" calcext:value-type="float">
            <text:p>485994.086199875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2.1431679067" calcext:value-type="float">
            <text:p>2.1431679067</text:p>
          </table:table-cell>
          <table:table-cell office:value-type="float" office:value="29845.7705556068" calcext:value-type="float">
            <text:p>29845.7705556068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6.7342785172" calcext:value-type="float">
            <text:p>36.7342785172</text:p>
          </table:table-cell>
          <table:table-cell office:value-type="float" office:value="511561.807499176" calcext:value-type="float">
            <text:p>511561.807499176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4.4330453538" calcext:value-type="float">
            <text:p>14.4330453538</text:p>
          </table:table-cell>
          <table:table-cell office:value-type="float" office:value="200994.685806513" calcext:value-type="float">
            <text:p>200994.685806513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4.8984230835" calcext:value-type="float">
            <text:p>34.8984230835</text:p>
          </table:table-cell>
          <table:table-cell office:value-type="float" office:value="485995.672491838" calcext:value-type="float">
            <text:p>485995.672491838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2.0499866931" calcext:value-type="float">
            <text:p>2.0499866931</text:p>
          </table:table-cell>
          <table:table-cell office:value-type="float" office:value="29845.8637368204" calcext:value-type="float">
            <text:p>29845.8637368204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5.1371359682" calcext:value-type="float">
            <text:p>35.1371359682</text:p>
          </table:table-cell>
          <table:table-cell office:value-type="float" office:value="511563.404641725" calcext:value-type="float">
            <text:p>511563.404641725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3.8055216409" calcext:value-type="float">
            <text:p>13.8055216409</text:p>
          </table:table-cell>
          <table:table-cell office:value-type="float" office:value="200995.313330226" calcext:value-type="float">
            <text:p>200995.313330226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3.3811003362" calcext:value-type="float">
            <text:p>33.3811003362</text:p>
          </table:table-cell>
          <table:table-cell office:value-type="float" office:value="485997.189814586" calcext:value-type="float">
            <text:p>485997.189814586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9608568366" calcext:value-type="float">
            <text:p>1.9608568366</text:p>
          </table:table-cell>
          <table:table-cell office:value-type="float" office:value="29845.9528666769" calcext:value-type="float">
            <text:p>29845.9528666769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3.6094343998" calcext:value-type="float">
            <text:p>33.6094343998</text:p>
          </table:table-cell>
          <table:table-cell office:value-type="float" office:value="511564.932343294" calcext:value-type="float">
            <text:p>511564.932343294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3.2052815677" calcext:value-type="float">
            <text:p>13.2052815677</text:p>
          </table:table-cell>
          <table:table-cell office:value-type="float" office:value="200995.913570299" calcext:value-type="float">
            <text:p>200995.913570299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1.9297481433" calcext:value-type="float">
            <text:p>31.9297481433</text:p>
          </table:table-cell>
          <table:table-cell office:value-type="float" office:value="485998.641166779" calcext:value-type="float">
            <text:p>485998.641166779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8756021913" calcext:value-type="float">
            <text:p>1.8756021913</text:p>
          </table:table-cell>
          <table:table-cell office:value-type="float" office:value="29846.0381213223" calcext:value-type="float">
            <text:p>29846.0381213223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2.1481546389" calcext:value-type="float">
            <text:p>32.1481546389</text:p>
          </table:table-cell>
          <table:table-cell office:value-type="float" office:value="511566.393623054" calcext:value-type="float">
            <text:p>511566.393623054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2.6311388891" calcext:value-type="float">
            <text:p>12.6311388891</text:p>
          </table:table-cell>
          <table:table-cell office:value-type="float" office:value="200996.487712978" calcext:value-type="float">
            <text:p>200996.487712978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0.5414982199" calcext:value-type="float">
            <text:p>30.5414982199</text:p>
          </table:table-cell>
          <table:table-cell office:value-type="float" office:value="486000.029416702" calcext:value-type="float">
            <text:p>486000.029416702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7940542697" calcext:value-type="float">
            <text:p>1.7940542697</text:p>
          </table:table-cell>
          <table:table-cell office:value-type="float" office:value="29846.1196692439" calcext:value-type="float">
            <text:p>29846.1196692439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0.7504087808" calcext:value-type="float">
            <text:p>30.7504087808</text:p>
          </table:table-cell>
          <table:table-cell office:value-type="float" office:value="511567.791368913" calcext:value-type="float">
            <text:p>511567.791368913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7" calcext:value-type="float">
            <text:p>5.77E-009</text:p>
          </table:table-cell>
          <table:table-cell office:value-type="float" office:value="12.0819589358" calcext:value-type="float">
            <text:p>12.0819589358</text:p>
          </table:table-cell>
          <table:table-cell office:value-type="float" office:value="200997.036892931" calcext:value-type="float">
            <text:p>200997.036892931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9.213606989" calcext:value-type="float">
            <text:p>29.213606989</text:p>
          </table:table-cell>
          <table:table-cell office:value-type="float" office:value="486001.357307933" calcext:value-type="float">
            <text:p>486001.357307933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7160519099" calcext:value-type="float">
            <text:p>1.7160519099</text:p>
          </table:table-cell>
          <table:table-cell office:value-type="float" office:value="29846.1976716037" calcext:value-type="float">
            <text:p>29846.1976716037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9.413434482" calcext:value-type="float">
            <text:p>29.413434482</text:p>
          </table:table-cell>
          <table:table-cell office:value-type="float" office:value="511569.128343211" calcext:value-type="float">
            <text:p>511569.128343211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1.5566563718" calcext:value-type="float">
            <text:p>11.5566563718</text:p>
          </table:table-cell>
          <table:table-cell office:value-type="float" office:value="200997.562195495" calcext:value-type="float">
            <text:p>200997.562195495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7.9434501595" calcext:value-type="float">
            <text:p>27.9434501595</text:p>
          </table:table-cell>
          <table:table-cell office:value-type="float" office:value="486002.627464762" calcext:value-type="float">
            <text:p>486002.627464762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6414409571" calcext:value-type="float">
            <text:p>1.6414409571</text:p>
          </table:table-cell>
          <table:table-cell office:value-type="float" office:value="29846.2722825565" calcext:value-type="float">
            <text:p>29846.2722825565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8.1345895007" calcext:value-type="float">
            <text:p>28.1345895007</text:p>
          </table:table-cell>
          <table:table-cell office:value-type="float" office:value="511570.407188193" calcext:value-type="float">
            <text:p>511570.407188193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1.0541930498" calcext:value-type="float">
            <text:p>11.0541930498</text:p>
          </table:table-cell>
          <table:table-cell office:value-type="float" office:value="200998.064658817" calcext:value-type="float">
            <text:p>200998.064658817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6.7285175403" calcext:value-type="float">
            <text:p>26.7285175403</text:p>
          </table:table-cell>
          <table:table-cell office:value-type="float" office:value="486003.842397382" calcext:value-type="float">
            <text:p>486003.842397382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5700739587" calcext:value-type="float">
            <text:p>1.5700739587</text:p>
          </table:table-cell>
          <table:table-cell office:value-type="float" office:value="29846.3436495548" calcext:value-type="float">
            <text:p>29846.3436495548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6.9113464753" calcext:value-type="float">
            <text:p>26.9113464753</text:p>
          </table:table-cell>
          <table:table-cell office:value-type="float" office:value="511571.630431218" calcext:value-type="float">
            <text:p>511571.630431218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0.5735759592" calcext:value-type="float">
            <text:p>10.5735759592</text:p>
          </table:table-cell>
          <table:table-cell office:value-type="float" office:value="200998.545275908" calcext:value-type="float">
            <text:p>200998.545275908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5.5664080785" calcext:value-type="float">
            <text:p>25.5664080785</text:p>
          </table:table-cell>
          <table:table-cell office:value-type="float" office:value="486005.004506844" calcext:value-type="float">
            <text:p>486005.004506844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5018098734" calcext:value-type="float">
            <text:p>1.5018098734</text:p>
          </table:table-cell>
          <table:table-cell office:value-type="float" office:value="29846.4119136402" calcext:value-type="float">
            <text:p>29846.4119136402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5.7412879294" calcext:value-type="float">
            <text:p>25.7412879294</text:p>
          </table:table-cell>
          <table:table-cell office:value-type="float" office:value="511572.800489764" calcext:value-type="float">
            <text:p>511572.800489764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0.113855264" calcext:value-type="float">
            <text:p>10.113855264</text:p>
          </table:table-cell>
          <table:table-cell office:value-type="float" office:value="200999.004996603" calcext:value-type="float">
            <text:p>200999.004996603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4.4548251152" calcext:value-type="float">
            <text:p>24.4548251152</text:p>
          </table:table-cell>
          <table:table-cell office:value-type="float" office:value="486006.116089807" calcext:value-type="float">
            <text:p>486006.116089807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4365137917" calcext:value-type="float">
            <text:p>1.4365137917</text:p>
          </table:table-cell>
          <table:table-cell office:value-type="float" office:value="29846.4772097219" calcext:value-type="float">
            <text:p>29846.4772097219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4.6221014943" calcext:value-type="float">
            <text:p>24.6221014943</text:p>
          </table:table-cell>
          <table:table-cell office:value-type="float" office:value="511573.919676199" calcext:value-type="float">
            <text:p>511573.919676199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9.6741224251" calcext:value-type="float">
            <text:p>9.6741224251</text:p>
          </table:table-cell>
          <table:table-cell office:value-type="float" office:value="200999.444729442" calcext:value-type="float">
            <text:p>200999.444729442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3.3915718462" calcext:value-type="float">
            <text:p>23.3915718462</text:p>
          </table:table-cell>
          <table:table-cell office:value-type="float" office:value="486007.179343076" calcext:value-type="float">
            <text:p>486007.179343076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3740566702" calcext:value-type="float">
            <text:p>1.3740566702</text:p>
          </table:table-cell>
          <table:table-cell office:value-type="float" office:value="29846.5396668434" calcext:value-type="float">
            <text:p>29846.5396668434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3.5515753391" calcext:value-type="float">
            <text:p>23.5515753391</text:p>
          </table:table-cell>
          <table:table-cell office:value-type="float" office:value="511574.990202354" calcext:value-type="float">
            <text:p>511574.990202354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9.2535084053" calcext:value-type="float">
            <text:p>9.2535084053</text:p>
          </table:table-cell>
          <table:table-cell office:value-type="float" office:value="200999.865343461" calcext:value-type="float">
            <text:p>200999.865343461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2.3745469802" calcext:value-type="float">
            <text:p>22.3745469802</text:p>
          </table:table-cell>
          <table:table-cell office:value-type="float" office:value="486008.196367942" calcext:value-type="float">
            <text:p>486008.196367942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3143150756" calcext:value-type="float">
            <text:p>1.3143150756</text:p>
          </table:table-cell>
          <table:table-cell office:value-type="float" office:value="29846.599408438" calcext:value-type="float">
            <text:p>29846.599408438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2.5275937996" calcext:value-type="float">
            <text:p>22.5275937996</text:p>
          </table:table-cell>
          <table:table-cell office:value-type="float" office:value="511576.014183894" calcext:value-type="float">
            <text:p>511576.014183894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8.8511819517" calcext:value-type="float">
            <text:p>8.8511819517</text:p>
          </table:table-cell>
          <table:table-cell office:value-type="float" office:value="201000.267669915" calcext:value-type="float">
            <text:p>201000.267669915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1.4017405869" calcext:value-type="float">
            <text:p>21.4017405869</text:p>
          </table:table-cell>
          <table:table-cell office:value-type="float" office:value="486009.169174335" calcext:value-type="float">
            <text:p>486009.169174335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2571709417" calcext:value-type="float">
            <text:p>1.2571709417</text:p>
          </table:table-cell>
          <table:table-cell office:value-type="float" office:value="29846.6565525719" calcext:value-type="float">
            <text:p>29846.6565525719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1.5481331967" calcext:value-type="float">
            <text:p>21.5481331967</text:p>
          </table:table-cell>
          <table:table-cell office:value-type="float" office:value="511576.993644497" calcext:value-type="float">
            <text:p>511576.993644497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8.4663479527" calcext:value-type="float">
            <text:p>8.4663479527</text:p>
          </table:table-cell>
          <table:table-cell office:value-type="float" office:value="201000.652503914" calcext:value-type="float">
            <text:p>201000.652503914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0.4712301238" calcext:value-type="float">
            <text:p>20.4712301238</text:p>
          </table:table-cell>
          <table:table-cell office:value-type="float" office:value="486010.099684798" calcext:value-type="float">
            <text:p>486010.099684798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2025113354" calcext:value-type="float">
            <text:p>1.2025113354</text:p>
          </table:table-cell>
          <table:table-cell office:value-type="float" office:value="29846.7112121782" calcext:value-type="float">
            <text:p>29846.7112121782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0.6112578375" calcext:value-type="float">
            <text:p>20.6112578375</text:p>
          </table:table-cell>
          <table:table-cell office:value-type="float" office:value="511577.930519856" calcext:value-type="float">
            <text:p>511577.930519856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8.0982458667" calcext:value-type="float">
            <text:p>8.0982458667</text:p>
          </table:table-cell>
          <table:table-cell office:value-type="float" office:value="201001.020606" calcext:value-type="float">
            <text:p>201001.020606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9.5811766375" calcext:value-type="float">
            <text:p>19.5811766375</text:p>
          </table:table-cell>
          <table:table-cell office:value-type="float" office:value="486010.989738285" calcext:value-type="float">
            <text:p>486010.989738285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1502282337" calcext:value-type="float">
            <text:p>1.1502282337</text:p>
          </table:table-cell>
          <table:table-cell office:value-type="float" office:value="29846.7634952799" calcext:value-type="float">
            <text:p>29846.7634952799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9.7151161897" calcext:value-type="float">
            <text:p>19.7151161897</text:p>
          </table:table-cell>
          <table:table-cell office:value-type="float" office:value="511578.826661504" calcext:value-type="float">
            <text:p>511578.826661504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7.7461482192" calcext:value-type="float">
            <text:p>7.7461482192</text:p>
          </table:table-cell>
          <table:table-cell office:value-type="float" office:value="201001.372703648" calcext:value-type="float">
            <text:p>201001.372703648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8.729821129" calcext:value-type="float">
            <text:p>18.729821129</text:p>
          </table:table-cell>
          <table:table-cell office:value-type="float" office:value="486011.841093793" calcext:value-type="float">
            <text:p>486011.841093793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1002183104" calcext:value-type="float">
            <text:p>1.1002183104</text:p>
          </table:table-cell>
          <table:table-cell office:value-type="float" office:value="29846.8135052032" calcext:value-type="float">
            <text:p>29846.8135052032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8.8579372223" calcext:value-type="float">
            <text:p>18.8579372223</text:p>
          </table:table-cell>
          <table:table-cell office:value-type="float" office:value="511579.683840471" calcext:value-type="float">
            <text:p>511579.683840471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7.4093591652" calcext:value-type="float">
            <text:p>7.4093591652</text:p>
          </table:table-cell>
          <table:table-cell office:value-type="float" office:value="201001.709492702" calcext:value-type="float">
            <text:p>201001.709492702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7.9154810774" calcext:value-type="float">
            <text:p>17.9154810774</text:p>
          </table:table-cell>
          <table:table-cell office:value-type="float" office:value="486012.655433845" calcext:value-type="float">
            <text:p>486012.655433845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0523827315" calcext:value-type="float">
            <text:p>1.0523827315</text:p>
          </table:table-cell>
          <table:table-cell office:value-type="float" office:value="29846.8613407821" calcext:value-type="float">
            <text:p>29846.8613407821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8.0380269059" calcext:value-type="float">
            <text:p>18.0380269059</text:p>
          </table:table-cell>
          <table:table-cell office:value-type="float" office:value="511580.503750787" calcext:value-type="float">
            <text:p>511580.503750787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7.0872131136" calcext:value-type="float">
            <text:p>7.0872131136</text:p>
          </table:table-cell>
          <table:table-cell office:value-type="float" office:value="201002.031638753" calcext:value-type="float">
            <text:p>201002.031638753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7.1365471152" calcext:value-type="float">
            <text:p>17.1365471152</text:p>
          </table:table-cell>
          <table:table-cell office:value-type="float" office:value="486013.434367807" calcext:value-type="float">
            <text:p>486013.434367807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1.0066269604" calcext:value-type="float">
            <text:p>1.0066269604</text:p>
          </table:table-cell>
          <table:table-cell office:value-type="float" office:value="29846.9070965532" calcext:value-type="float">
            <text:p>29846.9070965532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7.2537648641" calcext:value-type="float">
            <text:p>17.2537648641</text:p>
          </table:table-cell>
          <table:table-cell office:value-type="float" office:value="511581.288012829" calcext:value-type="float">
            <text:p>511581.288012829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6.7790734121" calcext:value-type="float">
            <text:p>6.7790734121</text:p>
          </table:table-cell>
          <table:table-cell office:value-type="float" office:value="201002.339778455" calcext:value-type="float">
            <text:p>201002.339778455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6.3914798471" calcext:value-type="float">
            <text:p>16.3914798471</text:p>
          </table:table-cell>
          <table:table-cell office:value-type="float" office:value="486014.179435075" calcext:value-type="float">
            <text:p>486014.179435075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0.9628605707" calcext:value-type="float">
            <text:p>0.9628605707</text:p>
          </table:table-cell>
          <table:table-cell office:value-type="float" office:value="29846.9508629429" calcext:value-type="float">
            <text:p>29846.9508629429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6.5036011721" calcext:value-type="float">
            <text:p>16.5036011721</text:p>
          </table:table-cell>
          <table:table-cell office:value-type="float" office:value="511582.038176521" calcext:value-type="float">
            <text:p>511582.038176521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6.4843310889" calcext:value-type="float">
            <text:p>6.4843310889</text:p>
          </table:table-cell>
          <table:table-cell office:value-type="float" office:value="201002.634520778" calcext:value-type="float">
            <text:p>201002.634520778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5.6788068081" calcext:value-type="float">
            <text:p>15.6788068081</text:p>
          </table:table-cell>
          <table:table-cell office:value-type="float" office:value="486014.892108114" calcext:value-type="float">
            <text:p>486014.892108114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6" calcext:value-type="float">
            <text:p>8.56E-010</text:p>
          </table:table-cell>
          <table:table-cell office:value-type="float" office:value="0.9209970675" calcext:value-type="float">
            <text:p>0.9209970675</text:p>
          </table:table-cell>
          <table:table-cell office:value-type="float" office:value="29846.9927264461" calcext:value-type="float">
            <text:p>29846.9927264461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5.7860532929" calcext:value-type="float">
            <text:p>15.7860532929</text:p>
          </table:table-cell>
          <table:table-cell office:value-type="float" office:value="511582.7557244" calcext:value-type="float">
            <text:p>511582.7557244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6.2024036494" calcext:value-type="float">
            <text:p>6.2024036494</text:p>
          </table:table-cell>
          <table:table-cell office:value-type="float" office:value="201002.916448217" calcext:value-type="float">
            <text:p>201002.916448217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4.9971195535" calcext:value-type="float">
            <text:p>14.9971195535</text:p>
          </table:table-cell>
          <table:table-cell office:value-type="float" office:value="486015.573795368" calcext:value-type="float">
            <text:p>486015.573795368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8809537166" calcext:value-type="float">
            <text:p>0.8809537166</text:p>
          </table:table-cell>
          <table:table-cell office:value-type="float" office:value="29847.0327697969" calcext:value-type="float">
            <text:p>29847.0327697969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5.0997031477" calcext:value-type="float">
            <text:p>15.0997031477</text:p>
          </table:table-cell>
          <table:table-cell office:value-type="float" office:value="511583.442074546" calcext:value-type="float">
            <text:p>511583.442074546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5.9327339247" calcext:value-type="float">
            <text:p>5.9327339247</text:p>
          </table:table-cell>
          <table:table-cell office:value-type="float" office:value="201003.186117942" calcext:value-type="float">
            <text:p>201003.186117942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4.3450708754" calcext:value-type="float">
            <text:p>14.3450708754</text:p>
          </table:table-cell>
          <table:table-cell office:value-type="float" office:value="486016.225844047" calcext:value-type="float">
            <text:p>486016.225844047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842651381" calcext:value-type="float">
            <text:p>0.842651381</text:p>
          </table:table-cell>
          <table:table-cell office:value-type="float" office:value="29847.0710721326" calcext:value-type="float">
            <text:p>29847.0710721326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4.4431943132" calcext:value-type="float">
            <text:p>14.4431943132</text:p>
          </table:table-cell>
          <table:table-cell office:value-type="float" office:value="511584.09858338" calcext:value-type="float">
            <text:p>511584.09858338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5.6747889707" calcext:value-type="float">
            <text:p>5.6747889707</text:p>
          </table:table-cell>
          <table:table-cell office:value-type="float" office:value="201003.444062896" calcext:value-type="float">
            <text:p>201003.444062896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3.7213721398" calcext:value-type="float">
            <text:p>13.7213721398</text:p>
          </table:table-cell>
          <table:table-cell office:value-type="float" office:value="486016.849542782" calcext:value-type="float">
            <text:p>486016.849542782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8060143643" calcext:value-type="float">
            <text:p>0.8060143643</text:p>
          </table:table-cell>
          <table:table-cell office:value-type="float" office:value="29847.1077091492" calcext:value-type="float">
            <text:p>29847.1077091492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3.8152293412" calcext:value-type="float">
            <text:p>13.8152293412</text:p>
          </table:table-cell>
          <table:table-cell office:value-type="float" office:value="511584.726548352" calcext:value-type="float">
            <text:p>511584.726548352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5.4280590147" calcext:value-type="float">
            <text:p>5.4280590147</text:p>
          </table:table-cell>
          <table:table-cell office:value-type="float" office:value="201003.690792852" calcext:value-type="float">
            <text:p>201003.690792852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3.1247907406" calcext:value-type="float">
            <text:p>13.1247907406</text:p>
          </table:table-cell>
          <table:table-cell office:value-type="float" office:value="486017.446124181" calcext:value-type="float">
            <text:p>486017.446124181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7709702614" calcext:value-type="float">
            <text:p>0.7709702614</text:p>
          </table:table-cell>
          <table:table-cell office:value-type="float" office:value="29847.1427532521" calcext:value-type="float">
            <text:p>29847.1427532521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3.2145671941" calcext:value-type="float">
            <text:p>13.2145671941</text:p>
          </table:table-cell>
          <table:table-cell office:value-type="float" office:value="511585.327210499" calcext:value-type="float">
            <text:p>511585.327210499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5.1920564482" calcext:value-type="float">
            <text:p>5.1920564482</text:p>
          </table:table-cell>
          <table:table-cell office:value-type="float" office:value="201003.926795419" calcext:value-type="float">
            <text:p>201003.926795419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2.5541476632" calcext:value-type="float">
            <text:p>12.5541476632</text:p>
          </table:table-cell>
          <table:table-cell office:value-type="float" office:value="486018.016767259" calcext:value-type="float">
            <text:p>486018.016767259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7374498152" calcext:value-type="float">
            <text:p>0.7374498152</text:p>
          </table:table-cell>
          <table:table-cell office:value-type="float" office:value="29847.1762736984" calcext:value-type="float">
            <text:p>29847.1762736984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2.6400207927" calcext:value-type="float">
            <text:p>12.6400207927</text:p>
          </table:table-cell>
          <table:table-cell office:value-type="float" office:value="511585.901756901" calcext:value-type="float">
            <text:p>511585.901756901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4.9663148628" calcext:value-type="float">
            <text:p>4.9663148628</text:p>
          </table:table-cell>
          <table:table-cell office:value-type="float" office:value="201004.152537004" calcext:value-type="float">
            <text:p>201004.152537004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2.0083151545" calcext:value-type="float">
            <text:p>12.0083151545</text:p>
          </table:table-cell>
          <table:table-cell office:value-type="float" office:value="486018.562599768" calcext:value-type="float">
            <text:p>486018.562599768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7053867796" calcext:value-type="float">
            <text:p>0.7053867796</text:p>
          </table:table-cell>
          <table:table-cell office:value-type="float" office:value="29847.2083367339" calcext:value-type="float">
            <text:p>29847.2083367339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2.0904546696" calcext:value-type="float">
            <text:p>12.0904546696</text:p>
          </table:table-cell>
          <table:table-cell office:value-type="float" office:value="511586.451323024" calcext:value-type="float">
            <text:p>511586.451323024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4.750388129" calcext:value-type="float">
            <text:p>4.750388129</text:p>
          </table:table-cell>
          <table:table-cell office:value-type="float" office:value="201004.368463738" calcext:value-type="float">
            <text:p>201004.368463738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1.486214494" calcext:value-type="float">
            <text:p>11.486214494</text:p>
          </table:table-cell>
          <table:table-cell office:value-type="float" office:value="486019.084700428" calcext:value-type="float">
            <text:p>486019.084700428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6747177891" calcext:value-type="float">
            <text:p>0.6747177891</text:p>
          </table:table-cell>
          <table:table-cell office:value-type="float" office:value="29847.2390057244" calcext:value-type="float">
            <text:p>29847.2390057244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1.5647827259" calcext:value-type="float">
            <text:p>11.5647827259</text:p>
          </table:table-cell>
          <table:table-cell office:value-type="float" office:value="511586.976994967" calcext:value-type="float">
            <text:p>511586.976994967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4.543849514" calcext:value-type="float">
            <text:p>4.543849514</text:p>
          </table:table-cell>
          <table:table-cell office:value-type="float" office:value="201004.575002353" calcext:value-type="float">
            <text:p>201004.575002353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0.9868138623" calcext:value-type="float">
            <text:p>10.9868138623</text:p>
          </table:table-cell>
          <table:table-cell office:value-type="float" office:value="486019.58410106" calcext:value-type="float">
            <text:p>486019.58410106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645382233" calcext:value-type="float">
            <text:p>0.645382233</text:p>
          </table:table-cell>
          <table:table-cell office:value-type="float" office:value="29847.2683412806" calcext:value-type="float">
            <text:p>29847.2683412806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1.0619660841" calcext:value-type="float">
            <text:p>11.0619660841</text:p>
          </table:table-cell>
          <table:table-cell office:value-type="float" office:value="511587.479811609" calcext:value-type="float">
            <text:p>511587.479811609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4.3462908389" calcext:value-type="float">
            <text:p>4.3462908389</text:p>
          </table:table-cell>
          <table:table-cell office:value-type="float" office:value="201004.772561028" calcext:value-type="float">
            <text:p>201004.772561028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0.5091263017" calcext:value-type="float">
            <text:p>10.5091263017</text:p>
          </table:table-cell>
          <table:table-cell office:value-type="float" office:value="486020.06178862" calcext:value-type="float">
            <text:p>486020.06178862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6173221358" calcext:value-type="float">
            <text:p>0.6173221358</text:p>
          </table:table-cell>
          <table:table-cell office:value-type="float" office:value="29847.2964013778" calcext:value-type="float">
            <text:p>29847.2964013778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0.5810110355" calcext:value-type="float">
            <text:p>10.5810110355</text:p>
          </table:table-cell>
          <table:table-cell office:value-type="float" office:value="511587.960766658" calcext:value-type="float">
            <text:p>511587.960766658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4.1573216714" calcext:value-type="float">
            <text:p>4.1573216714</text:p>
          </table:table-cell>
          <table:table-cell office:value-type="float" office:value="201004.961530195" calcext:value-type="float">
            <text:p>201004.961530195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0.0522077655" calcext:value-type="float">
            <text:p>10.0522077655</text:p>
          </table:table-cell>
          <table:table-cell office:value-type="float" office:value="486020.518707157" calcext:value-type="float">
            <text:p>486020.518707157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5904820429" calcext:value-type="float">
            <text:p>0.5904820429</text:p>
          </table:table-cell>
          <table:table-cell office:value-type="float" office:value="29847.3232414707" calcext:value-type="float">
            <text:p>29847.3232414707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0.1209670761" calcext:value-type="float">
            <text:p>10.1209670761</text:p>
          </table:table-cell>
          <table:table-cell office:value-type="float" office:value="511588.420810617" calcext:value-type="float">
            <text:p>511588.420810617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3.9765685548" calcext:value-type="float">
            <text:p>3.9765685548</text:p>
          </table:table-cell>
          <table:table-cell office:value-type="float" office:value="201005.142283312" calcext:value-type="float">
            <text:p>201005.142283312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9.6151552526" calcext:value-type="float">
            <text:p>9.6151552526</text:p>
          </table:table-cell>
          <table:table-cell office:value-type="float" office:value="486020.955759669" calcext:value-type="float">
            <text:p>486020.955759669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5648089105" calcext:value-type="float">
            <text:p>0.5648089105</text:p>
          </table:table-cell>
          <table:table-cell office:value-type="float" office:value="29847.3489146031" calcext:value-type="float">
            <text:p>29847.3489146031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9.680925028" calcext:value-type="float">
            <text:p>9.680925028</text:p>
          </table:table-cell>
          <table:table-cell office:value-type="float" office:value="511588.860852665" calcext:value-type="float">
            <text:p>511588.860852665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3.8036742692" calcext:value-type="float">
            <text:p>3.8036742692</text:p>
          </table:table-cell>
          <table:table-cell office:value-type="float" office:value="201005.315177597" calcext:value-type="float">
            <text:p>201005.315177597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9.197105023" calcext:value-type="float">
            <text:p>9.197105023</text:p>
          </table:table-cell>
          <table:table-cell office:value-type="float" office:value="486021.373809899" calcext:value-type="float">
            <text:p>486021.373809899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5402520013" calcext:value-type="float">
            <text:p>0.5402520013</text:p>
          </table:table-cell>
          <table:table-cell office:value-type="float" office:value="29847.3734715123" calcext:value-type="float">
            <text:p>29847.3734715123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9.2600152429" calcext:value-type="float">
            <text:p>9.2600152429</text:p>
          </table:table-cell>
          <table:table-cell office:value-type="float" office:value="511589.28176245" calcext:value-type="float">
            <text:p>511589.28176245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3.6382971266" calcext:value-type="float">
            <text:p>3.6382971266</text:p>
          </table:table-cell>
          <table:table-cell office:value-type="float" office:value="201005.48055474" calcext:value-type="float">
            <text:p>201005.48055474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8.7972308903" calcext:value-type="float">
            <text:p>8.7972308903</text:p>
          </table:table-cell>
          <table:table-cell office:value-type="float" office:value="486021.773684032" calcext:value-type="float">
            <text:p>486021.773684032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5167627838" calcext:value-type="float">
            <text:p>0.5167627838</text:p>
          </table:table-cell>
          <table:table-cell office:value-type="float" office:value="29847.3969607298" calcext:value-type="float">
            <text:p>29847.3969607298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8.8574058833" calcext:value-type="float">
            <text:p>8.8574058833</text:p>
          </table:table-cell>
          <table:table-cell office:value-type="float" office:value="511589.68437181" calcext:value-type="float">
            <text:p>511589.68437181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3.4801102945" calcext:value-type="float">
            <text:p>3.4801102945</text:p>
          </table:table-cell>
          <table:table-cell office:value-type="float" office:value="201005.638741572" calcext:value-type="float">
            <text:p>201005.638741572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8.4147425896" calcext:value-type="float">
            <text:p>8.4147425896</text:p>
          </table:table-cell>
          <table:table-cell office:value-type="float" office:value="486022.156172332" calcext:value-type="float">
            <text:p>486022.156172332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4942948366" calcext:value-type="float">
            <text:p>0.4942948366</text:p>
          </table:table-cell>
          <table:table-cell office:value-type="float" office:value="29847.419428677" calcext:value-type="float">
            <text:p>29847.419428677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8.4723012785" calcext:value-type="float">
            <text:p>8.4723012785</text:p>
          </table:table-cell>
          <table:table-cell office:value-type="float" office:value="511590.069476415" calcext:value-type="float">
            <text:p>511590.069476415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3.3288011508" calcext:value-type="float">
            <text:p>3.3288011508</text:p>
          </table:table-cell>
          <table:table-cell office:value-type="float" office:value="201005.790050716" calcext:value-type="float">
            <text:p>201005.790050716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8.0488842151" calcext:value-type="float">
            <text:p>8.0488842151</text:p>
          </table:table-cell>
          <table:table-cell office:value-type="float" office:value="486022.522030707" calcext:value-type="float">
            <text:p>486022.522030707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4728037567" calcext:value-type="float">
            <text:p>0.4728037567</text:p>
          </table:table-cell>
          <table:table-cell office:value-type="float" office:value="29847.4409197569" calcext:value-type="float">
            <text:p>29847.4409197569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8.1039403523" calcext:value-type="float">
            <text:p>8.1039403523</text:p>
          </table:table-cell>
          <table:table-cell office:value-type="float" office:value="511590.437837341" calcext:value-type="float">
            <text:p>511590.437837341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3.1840706656" calcext:value-type="float">
            <text:p>3.1840706656</text:p>
          </table:table-cell>
          <table:table-cell office:value-type="float" office:value="201005.934781201" calcext:value-type="float">
            <text:p>201005.934781201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7.6989327264" calcext:value-type="float">
            <text:p>7.6989327264</text:p>
          </table:table-cell>
          <table:table-cell office:value-type="float" office:value="486022.871982196" calcext:value-type="float">
            <text:p>486022.871982196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4522470715" calcext:value-type="float">
            <text:p>0.4522470715</text:p>
          </table:table-cell>
          <table:table-cell office:value-type="float" office:value="29847.461476442" calcext:value-type="float">
            <text:p>29847.461476442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7.7515951185" calcext:value-type="float">
            <text:p>7.7515951185</text:p>
          </table:table-cell>
          <table:table-cell office:value-type="float" office:value="511590.790182575" calcext:value-type="float">
            <text:p>511590.790182575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3.0456328102" calcext:value-type="float">
            <text:p>3.0456328102</text:p>
          </table:table-cell>
          <table:table-cell office:value-type="float" office:value="201006.073219057" calcext:value-type="float">
            <text:p>201006.073219057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7.3641965199" calcext:value-type="float">
            <text:p>7.3641965199</text:p>
          </table:table-cell>
          <table:table-cell office:value-type="float" office:value="486023.206718402" calcext:value-type="float">
            <text:p>486023.206718402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4325841553" calcext:value-type="float">
            <text:p>0.4325841553</text:p>
          </table:table-cell>
          <table:table-cell office:value-type="float" office:value="29847.4811393583" calcext:value-type="float">
            <text:p>29847.4811393583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7.4145692428" calcext:value-type="float">
            <text:p>7.4145692428</text:p>
          </table:table-cell>
          <table:table-cell office:value-type="float" office:value="511591.127208451" calcext:value-type="float">
            <text:p>511591.127208451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2.9132139919" calcext:value-type="float">
            <text:p>2.9132139919</text:p>
          </table:table-cell>
          <table:table-cell office:value-type="float" office:value="201006.205637875" calcext:value-type="float">
            <text:p>201006.205637875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7.0440140615" calcext:value-type="float">
            <text:p>7.0440140615</text:p>
          </table:table-cell>
          <table:table-cell office:value-type="float" office:value="486023.526900861" calcext:value-type="float">
            <text:p>486023.526900861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4137761485" calcext:value-type="float">
            <text:p>0.4137761485</text:p>
          </table:table-cell>
          <table:table-cell office:value-type="float" office:value="29847.4999473651" calcext:value-type="float">
            <text:p>29847.4999473651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7.092196666" calcext:value-type="float">
            <text:p>7.092196666</text:p>
          </table:table-cell>
          <table:table-cell office:value-type="float" office:value="511591.449581027" calcext:value-type="float">
            <text:p>511591.449581027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2.7865525136" calcext:value-type="float">
            <text:p>2.7865525136</text:p>
          </table:table-cell>
          <table:table-cell office:value-type="float" office:value="201006.332299353" calcext:value-type="float">
            <text:p>201006.332299353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6.7377525797" calcext:value-type="float">
            <text:p>6.7377525797</text:p>
          </table:table-cell>
          <table:table-cell office:value-type="float" office:value="486023.833162342" calcext:value-type="float">
            <text:p>486023.833162342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3957858811" calcext:value-type="float">
            <text:p>0.3957858811</text:p>
          </table:table-cell>
          <table:table-cell office:value-type="float" office:value="29847.5179376324" calcext:value-type="float">
            <text:p>29847.5179376324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6.7838402883" calcext:value-type="float">
            <text:p>6.7838402883</text:p>
          </table:table-cell>
          <table:table-cell office:value-type="float" office:value="511591.757937405" calcext:value-type="float">
            <text:p>511591.757937405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2.6653980562" calcext:value-type="float">
            <text:p>2.6653980562</text:p>
          </table:table-cell>
          <table:table-cell office:value-type="float" office:value="201006.453453811" calcext:value-type="float">
            <text:p>201006.453453811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6.4448068145" calcext:value-type="float">
            <text:p>6.4448068145</text:p>
          </table:table-cell>
          <table:table-cell office:value-type="float" office:value="486024.126108108" calcext:value-type="float">
            <text:p>486024.126108108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3785777993" calcext:value-type="float">
            <text:p>0.3785777993</text:p>
          </table:table-cell>
          <table:table-cell office:value-type="float" office:value="29847.5351457143" calcext:value-type="float">
            <text:p>29847.5351457143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6.4888907097" calcext:value-type="float">
            <text:p>6.4888907097</text:p>
          </table:table-cell>
          <table:table-cell office:value-type="float" office:value="511592.052886984" calcext:value-type="float">
            <text:p>511592.052886984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2.5495111838" calcext:value-type="float">
            <text:p>2.5495111838</text:p>
          </table:table-cell>
          <table:table-cell office:value-type="float" office:value="201006.569340683" calcext:value-type="float">
            <text:p>201006.569340683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6.1645978217" calcext:value-type="float">
            <text:p>6.1645978217</text:p>
          </table:table-cell>
          <table:table-cell office:value-type="float" office:value="486024.4063171" calcext:value-type="float">
            <text:p>486024.4063171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3621178949" calcext:value-type="float">
            <text:p>0.3621178949</text:p>
          </table:table-cell>
          <table:table-cell office:value-type="float" office:value="29847.5516056187" calcext:value-type="float">
            <text:p>29847.5516056187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6.2067650258" calcext:value-type="float">
            <text:p>6.2067650258</text:p>
          </table:table-cell>
          <table:table-cell office:value-type="float" office:value="511592.335012667" calcext:value-type="float">
            <text:p>511592.335012667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2.4386628711" calcext:value-type="float">
            <text:p>2.4386628711</text:p>
          </table:table-cell>
          <table:table-cell office:value-type="float" office:value="201006.680188996" calcext:value-type="float">
            <text:p>201006.680188996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5.8965718287" calcext:value-type="float">
            <text:p>5.8965718287</text:p>
          </table:table-cell>
          <table:table-cell office:value-type="float" office:value="486024.674343093" calcext:value-type="float">
            <text:p>486024.674343093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3463736386" calcext:value-type="float">
            <text:p>0.3463736386</text:p>
          </table:table-cell>
          <table:table-cell office:value-type="float" office:value="29847.567349875" calcext:value-type="float">
            <text:p>29847.567349875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5.936905676" calcext:value-type="float">
            <text:p>5.936905676</text:p>
          </table:table-cell>
          <table:table-cell office:value-type="float" office:value="511592.604872017" calcext:value-type="float">
            <text:p>511592.604872017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2.3326340503" calcext:value-type="float">
            <text:p>2.3326340503</text:p>
          </table:table-cell>
          <table:table-cell office:value-type="float" office:value="201006.786217816" calcext:value-type="float">
            <text:p>201006.786217816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5.6401991397" calcext:value-type="float">
            <text:p>5.6401991397</text:p>
          </table:table-cell>
          <table:table-cell office:value-type="float" office:value="486024.930715782" calcext:value-type="float">
            <text:p>486024.930715782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3313139151" calcext:value-type="float">
            <text:p>0.3313139151</text:p>
          </table:table-cell>
          <table:table-cell office:value-type="float" office:value="29847.5824095985" calcext:value-type="float">
            <text:p>29847.5824095985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5.6787793415" calcext:value-type="float">
            <text:p>5.6787793415</text:p>
          </table:table-cell>
          <table:table-cell office:value-type="float" office:value="511592.862998352" calcext:value-type="float">
            <text:p>511592.862998352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2.2312151783" calcext:value-type="float">
            <text:p>2.2312151783</text:p>
          </table:table-cell>
          <table:table-cell office:value-type="float" office:value="201006.887636688" calcext:value-type="float">
            <text:p>201006.887636688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5.3949730894" calcext:value-type="float">
            <text:p>5.3949730894</text:p>
          </table:table-cell>
          <table:table-cell office:value-type="float" office:value="486025.175941833" calcext:value-type="float">
            <text:p>486025.175941833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3169089622" calcext:value-type="float">
            <text:p>0.3169089622</text:p>
          </table:table-cell>
          <table:table-cell office:value-type="float" office:value="29847.5968145513" calcext:value-type="float">
            <text:p>29847.5968145513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5.4318758912" calcext:value-type="float">
            <text:p>5.4318758912</text:p>
          </table:table-cell>
          <table:table-cell office:value-type="float" office:value="511593.109901802" calcext:value-type="float">
            <text:p>511593.109901802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2.1342058224" calcext:value-type="float">
            <text:p>2.1342058224</text:p>
          </table:table-cell>
          <table:table-cell office:value-type="float" office:value="201006.984646044" calcext:value-type="float">
            <text:p>201006.984646044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5.1604090413" calcext:value-type="float">
            <text:p>5.1604090413</text:p>
          </table:table-cell>
          <table:table-cell office:value-type="float" office:value="486025.410505881" calcext:value-type="float">
            <text:p>486025.410505881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3031303117" calcext:value-type="float">
            <text:p>0.3031303117</text:p>
          </table:table-cell>
          <table:table-cell office:value-type="float" office:value="29847.6105932019" calcext:value-type="float">
            <text:p>29847.6105932019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5.1957073734" calcext:value-type="float">
            <text:p>5.1957073734</text:p>
          </table:table-cell>
          <table:table-cell office:value-type="float" office:value="511593.34607032" calcext:value-type="float">
            <text:p>511593.34607032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2.0414142646" calcext:value-type="float">
            <text:p>2.0414142646</text:p>
          </table:table-cell>
          <table:table-cell office:value-type="float" office:value="201007.077437602" calcext:value-type="float">
            <text:p>201007.077437602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4.9360434302" calcext:value-type="float">
            <text:p>4.9360434302</text:p>
          </table:table-cell>
          <table:table-cell office:value-type="float" office:value="486025.634871492" calcext:value-type="float">
            <text:p>486025.634871492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2899507329" calcext:value-type="float">
            <text:p>0.2899507329</text:p>
          </table:table-cell>
          <table:table-cell office:value-type="float" office:value="29847.6237727807" calcext:value-type="float">
            <text:p>29847.6237727807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4.9698070522" calcext:value-type="float">
            <text:p>4.9698070522</text:p>
          </table:table-cell>
          <table:table-cell office:value-type="float" office:value="511593.571970641" calcext:value-type="float">
            <text:p>511593.571970641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9526571224" calcext:value-type="float">
            <text:p>1.9526571224</text:p>
          </table:table-cell>
          <table:table-cell office:value-type="float" office:value="201007.166194744" calcext:value-type="float">
            <text:p>201007.166194744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4.7214328456" calcext:value-type="float">
            <text:p>4.7214328456</text:p>
          </table:table-cell>
          <table:table-cell office:value-type="float" office:value="486025.849482076" calcext:value-type="float">
            <text:p>486025.849482076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2773441792" calcext:value-type="float">
            <text:p>0.2773441792</text:p>
          </table:table-cell>
          <table:table-cell office:value-type="float" office:value="29847.6363793344" calcext:value-type="float">
            <text:p>29847.6363793344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4.753728484" calcext:value-type="float">
            <text:p>4.753728484</text:p>
          </table:table-cell>
          <table:table-cell office:value-type="float" office:value="511593.788049209" calcext:value-type="float">
            <text:p>511593.788049209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8677589864" calcext:value-type="float">
            <text:p>1.8677589864</text:p>
          </table:table-cell>
          <table:table-cell office:value-type="float" office:value="201007.25109288" calcext:value-type="float">
            <text:p>201007.25109288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4.516153156" calcext:value-type="float">
            <text:p>4.516153156</text:p>
          </table:table-cell>
          <table:table-cell office:value-type="float" office:value="486026.054761766" calcext:value-type="float">
            <text:p>486026.054761766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2652857366" calcext:value-type="float">
            <text:p>0.2652857366</text:p>
          </table:table-cell>
          <table:table-cell office:value-type="float" office:value="29847.648437777" calcext:value-type="float">
            <text:p>29847.648437777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4.5470446363" calcext:value-type="float">
            <text:p>4.5470446363</text:p>
          </table:table-cell>
          <table:table-cell office:value-type="float" office:value="511593.994733057" calcext:value-type="float">
            <text:p>511593.994733057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7865520737" calcext:value-type="float">
            <text:p>1.7865520737</text:p>
          </table:table-cell>
          <table:table-cell office:value-type="float" office:value="201007.332299793" calcext:value-type="float">
            <text:p>201007.332299793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4.3197986704" calcext:value-type="float">
            <text:p>4.3197986704</text:p>
          </table:table-cell>
          <table:table-cell office:value-type="float" office:value="486026.251116252" calcext:value-type="float">
            <text:p>486026.251116252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2537515741" calcext:value-type="float">
            <text:p>0.2537515741</text:p>
          </table:table-cell>
          <table:table-cell office:value-type="float" office:value="29847.6599719395" calcext:value-type="float">
            <text:p>29847.6599719395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4.3493470428" calcext:value-type="float">
            <text:p>4.3493470428</text:p>
          </table:table-cell>
          <table:table-cell office:value-type="float" office:value="511594.19243065" calcext:value-type="float">
            <text:p>511594.19243065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7088758964" calcext:value-type="float">
            <text:p>1.7088758964</text:p>
          </table:table-cell>
          <table:table-cell office:value-type="float" office:value="201007.40997597" calcext:value-type="float">
            <text:p>201007.40997597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4.1319813363" calcext:value-type="float">
            <text:p>4.1319813363</text:p>
          </table:table-cell>
          <table:table-cell office:value-type="float" office:value="486026.438933586" calcext:value-type="float">
            <text:p>486026.438933586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2427188969" calcext:value-type="float">
            <text:p>0.2427188969</text:p>
          </table:table-cell>
          <table:table-cell office:value-type="float" office:value="29847.6710046166" calcext:value-type="float">
            <text:p>29847.6710046166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4.1602449969" calcext:value-type="float">
            <text:p>4.1602449969</text:p>
          </table:table-cell>
          <table:table-cell office:value-type="float" office:value="511594.381532696" calcext:value-type="float">
            <text:p>511594.381532696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6345769441" calcext:value-type="float">
            <text:p>1.6345769441</text:p>
          </table:table-cell>
          <table:table-cell office:value-type="float" office:value="201007.484274923" calcext:value-type="float">
            <text:p>201007.484274923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.9523299734" calcext:value-type="float">
            <text:p>3.9523299734</text:p>
          </table:table-cell>
          <table:table-cell office:value-type="float" office:value="486026.618584949" calcext:value-type="float">
            <text:p>486026.618584949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2321659014" calcext:value-type="float">
            <text:p>0.2321659014</text:p>
          </table:table-cell>
          <table:table-cell office:value-type="float" office:value="29847.6815576122" calcext:value-type="float">
            <text:p>29847.6815576122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.9793647791" calcext:value-type="float">
            <text:p>3.9793647791</text:p>
          </table:table-cell>
          <table:table-cell office:value-type="float" office:value="511594.562412914" calcext:value-type="float">
            <text:p>511594.562412914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5635083811" calcext:value-type="float">
            <text:p>1.5635083811</text:p>
          </table:table-cell>
          <table:table-cell office:value-type="float" office:value="201007.555343486" calcext:value-type="float">
            <text:p>201007.555343486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.7804895392" calcext:value-type="float">
            <text:p>3.7804895392</text:p>
          </table:table-cell>
          <table:table-cell office:value-type="float" office:value="486026.790425383" calcext:value-type="float">
            <text:p>486026.790425383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2220717317" calcext:value-type="float">
            <text:p>0.2220717317</text:p>
          </table:table-cell>
          <table:table-cell office:value-type="float" office:value="29847.6916517818" calcext:value-type="float">
            <text:p>29847.6916517818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.8063489186" calcext:value-type="float">
            <text:p>3.8063489186</text:p>
          </table:table-cell>
          <table:table-cell office:value-type="float" office:value="511594.735428775" calcext:value-type="float">
            <text:p>511594.735428775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4955297557" calcext:value-type="float">
            <text:p>1.4955297557</text:p>
          </table:table-cell>
          <table:table-cell office:value-type="float" office:value="201007.623322111" calcext:value-type="float">
            <text:p>201007.623322111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.6161204283" calcext:value-type="float">
            <text:p>3.6161204283</text:p>
          </table:table-cell>
          <table:table-cell office:value-type="float" office:value="486026.954794494" calcext:value-type="float">
            <text:p>486026.954794494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212416439" calcext:value-type="float">
            <text:p>0.212416439</text:p>
          </table:table-cell>
          <table:table-cell office:value-type="float" office:value="29847.7013070746" calcext:value-type="float">
            <text:p>29847.7013070746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.6408554869" calcext:value-type="float">
            <text:p>3.6408554869</text:p>
          </table:table-cell>
          <table:table-cell office:value-type="float" office:value="511594.900922206" calcext:value-type="float">
            <text:p>511594.900922206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4305067226" calcext:value-type="float">
            <text:p>1.4305067226</text:p>
          </table:table-cell>
          <table:table-cell office:value-type="float" office:value="201007.688345144" calcext:value-type="float">
            <text:p>201007.688345144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.4588978005" calcext:value-type="float">
            <text:p>3.4588978005</text:p>
          </table:table-cell>
          <table:table-cell office:value-type="float" office:value="486027.112017121" calcext:value-type="float">
            <text:p>486027.112017121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2031809416" calcext:value-type="float">
            <text:p>0.2031809416</text:p>
          </table:table-cell>
          <table:table-cell office:value-type="float" office:value="29847.7105425719" calcext:value-type="float">
            <text:p>29847.7105425719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.4825574218" calcext:value-type="float">
            <text:p>3.4825574218</text:p>
          </table:table-cell>
          <table:table-cell office:value-type="float" office:value="511595.059220272" calcext:value-type="float">
            <text:p>511595.059220272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368310778" calcext:value-type="float">
            <text:p>1.368310778</text:p>
          </table:table-cell>
          <table:table-cell office:value-type="float" office:value="201007.750541089" calcext:value-type="float">
            <text:p>201007.750541089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.3085109392" calcext:value-type="float">
            <text:p>3.3085109392</text:p>
          </table:table-cell>
          <table:table-cell office:value-type="float" office:value="486027.262403983" calcext:value-type="float">
            <text:p>486027.262403983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943469876" calcext:value-type="float">
            <text:p>0.1943469876</text:p>
          </table:table-cell>
          <table:table-cell office:value-type="float" office:value="29847.7193765259" calcext:value-type="float">
            <text:p>29847.7193765259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.3311418812" calcext:value-type="float">
            <text:p>3.3311418812</text:p>
          </table:table-cell>
          <table:table-cell office:value-type="float" office:value="511595.210635812" calcext:value-type="float">
            <text:p>511595.210635812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3088190048" calcext:value-type="float">
            <text:p>1.3088190048</text:p>
          </table:table-cell>
          <table:table-cell office:value-type="float" office:value="201007.810032862" calcext:value-type="float">
            <text:p>201007.810032862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.1646626371" calcext:value-type="float">
            <text:p>3.1646626371</text:p>
          </table:table-cell>
          <table:table-cell office:value-type="float" office:value="486027.406252285" calcext:value-type="float">
            <text:p>486027.406252285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858971186" calcext:value-type="float">
            <text:p>0.1858971186</text:p>
          </table:table-cell>
          <table:table-cell office:value-type="float" office:value="29847.727826395" calcext:value-type="float">
            <text:p>29847.727826395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.1863096251" calcext:value-type="float">
            <text:p>3.1863096251</text:p>
          </table:table-cell>
          <table:table-cell office:value-type="float" office:value="511595.355468068" calcext:value-type="float">
            <text:p>511595.355468068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2519138305" calcext:value-type="float">
            <text:p>1.2519138305</text:p>
          </table:table-cell>
          <table:table-cell office:value-type="float" office:value="201007.866938036" calcext:value-type="float">
            <text:p>201007.866938036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3.0270686089" calcext:value-type="float">
            <text:p>3.0270686089</text:p>
          </table:table-cell>
          <table:table-cell office:value-type="float" office:value="486027.543846313" calcext:value-type="float">
            <text:p>486027.543846313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778146351" calcext:value-type="float">
            <text:p>0.1778146351</text:p>
          </table:table-cell>
          <table:table-cell office:value-type="float" office:value="29847.7359088784" calcext:value-type="float">
            <text:p>29847.7359088784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3.0477744236" calcext:value-type="float">
            <text:p>3.0477744236</text:p>
          </table:table-cell>
          <table:table-cell office:value-type="float" office:value="511595.49400327" calcext:value-type="float">
            <text:p>511595.49400327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1974827943" calcext:value-type="float">
            <text:p>1.1974827943</text:p>
          </table:table-cell>
          <table:table-cell office:value-type="float" office:value="201007.921369072" calcext:value-type="float">
            <text:p>201007.921369072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.8954569299" calcext:value-type="float">
            <text:p>2.8954569299</text:p>
          </table:table-cell>
          <table:table-cell office:value-type="float" office:value="486027.675457992" calcext:value-type="float">
            <text:p>486027.675457992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70083564" calcext:value-type="float">
            <text:p>0.170083564</text:p>
          </table:table-cell>
          <table:table-cell office:value-type="float" office:value="29847.7436399496" calcext:value-type="float">
            <text:p>29847.7436399496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.9152624917" calcext:value-type="float">
            <text:p>2.9152624917</text:p>
          </table:table-cell>
          <table:table-cell office:value-type="float" office:value="511595.626515202" calcext:value-type="float">
            <text:p>511595.626515202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1454183248" calcext:value-type="float">
            <text:p>1.1454183248</text:p>
          </table:table-cell>
          <table:table-cell office:value-type="float" office:value="201007.973433542" calcext:value-type="float">
            <text:p>201007.973433542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.7695674978" calcext:value-type="float">
            <text:p>2.7695674978</text:p>
          </table:table-cell>
          <table:table-cell office:value-type="float" office:value="486027.801347424" calcext:value-type="float">
            <text:p>486027.801347424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626886264" calcext:value-type="float">
            <text:p>0.1626886264</text:p>
          </table:table-cell>
          <table:table-cell office:value-type="float" office:value="29847.7510348871" calcext:value-type="float">
            <text:p>29847.7510348871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.7885119482" calcext:value-type="float">
            <text:p>2.7885119482</text:p>
          </table:table-cell>
          <table:table-cell office:value-type="float" office:value="511595.753265745" calcext:value-type="float">
            <text:p>511595.753265745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0956175279" calcext:value-type="float">
            <text:p>1.0956175279</text:p>
          </table:table-cell>
          <table:table-cell office:value-type="float" office:value="201008.023234339" calcext:value-type="float">
            <text:p>201008.023234339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.6491515193" calcext:value-type="float">
            <text:p>2.6491515193</text:p>
          </table:table-cell>
          <table:table-cell office:value-type="float" office:value="486027.921763403" calcext:value-type="float">
            <text:p>486027.921763403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556152079" calcext:value-type="float">
            <text:p>0.1556152079</text:p>
          </table:table-cell>
          <table:table-cell office:value-type="float" office:value="29847.7581083057" calcext:value-type="float">
            <text:p>29847.7581083057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.6672722979" calcext:value-type="float">
            <text:p>2.6672722979</text:p>
          </table:table-cell>
          <table:table-cell office:value-type="float" office:value="511595.874505395" calcext:value-type="float">
            <text:p>511595.874505395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0479819831" calcext:value-type="float">
            <text:p>1.0479819831</text:p>
          </table:table-cell>
          <table:table-cell office:value-type="float" office:value="201008.070869884" calcext:value-type="float">
            <text:p>201008.070869884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.5339710181" calcext:value-type="float">
            <text:p>2.5339710181</text:p>
          </table:table-cell>
          <table:table-cell office:value-type="float" office:value="486028.036943904" calcext:value-type="float">
            <text:p>486028.036943904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488493292" calcext:value-type="float">
            <text:p>0.1488493292</text:p>
          </table:table-cell>
          <table:table-cell office:value-type="float" office:value="29847.7648741843" calcext:value-type="float">
            <text:p>29847.7648741843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.5513039368" calcext:value-type="float">
            <text:p>2.5513039368</text:p>
          </table:table-cell>
          <table:table-cell office:value-type="float" office:value="511595.990473756" calcext:value-type="float">
            <text:p>511595.990473756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1.0024175489" calcext:value-type="float">
            <text:p>1.0024175489</text:p>
          </table:table-cell>
          <table:table-cell office:value-type="float" office:value="201008.116434318" calcext:value-type="float">
            <text:p>201008.116434318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.4237983648" calcext:value-type="float">
            <text:p>2.4237983648</text:p>
          </table:table-cell>
          <table:table-cell office:value-type="float" office:value="486028.147116557" calcext:value-type="float">
            <text:p>486028.147116557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423776193" calcext:value-type="float">
            <text:p>0.1423776193</text:p>
          </table:table-cell>
          <table:table-cell office:value-type="float" office:value="29847.7713458943" calcext:value-type="float">
            <text:p>29847.7713458943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.4403776784" calcext:value-type="float">
            <text:p>2.4403776784</text:p>
          </table:table-cell>
          <table:table-cell office:value-type="float" office:value="511596.101400015" calcext:value-type="float">
            <text:p>511596.101400015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9588341771" calcext:value-type="float">
            <text:p>0.9588341771</text:p>
          </table:table-cell>
          <table:table-cell office:value-type="float" office:value="201008.16001769" calcext:value-type="float">
            <text:p>201008.16001769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.3184158269" calcext:value-type="float">
            <text:p>2.3184158269</text:p>
          </table:table-cell>
          <table:table-cell office:value-type="float" office:value="486028.252499095" calcext:value-type="float">
            <text:p>486028.252499095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36187288" calcext:value-type="float">
            <text:p>0.136187288</text:p>
          </table:table-cell>
          <table:table-cell office:value-type="float" office:value="29847.7775362256" calcext:value-type="float">
            <text:p>29847.7775362256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.3342743007" calcext:value-type="float">
            <text:p>2.3342743007</text:p>
          </table:table-cell>
          <table:table-cell office:value-type="float" office:value="511596.207503393" calcext:value-type="float">
            <text:p>511596.207503393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9171457345" calcext:value-type="float">
            <text:p>0.9171457345</text:p>
          </table:table-cell>
          <table:table-cell office:value-type="float" office:value="201008.201706132" calcext:value-type="float">
            <text:p>201008.201706132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.2176151384" calcext:value-type="float">
            <text:p>2.2176151384</text:p>
          </table:table-cell>
          <table:table-cell office:value-type="float" office:value="486028.353299784" calcext:value-type="float">
            <text:p>486028.353299784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302661015" calcext:value-type="float">
            <text:p>0.1302661015</text:p>
          </table:table-cell>
          <table:table-cell office:value-type="float" office:value="29847.7834574121" calcext:value-type="float">
            <text:p>29847.7834574121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.2327841134" calcext:value-type="float">
            <text:p>2.2327841134</text:p>
          </table:table-cell>
          <table:table-cell office:value-type="float" office:value="511596.30899358" calcext:value-type="float">
            <text:p>511596.30899358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8772698328" calcext:value-type="float">
            <text:p>0.8772698328</text:p>
          </table:table-cell>
          <table:table-cell office:value-type="float" office:value="201008.241582034" calcext:value-type="float">
            <text:p>201008.241582034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.1211970887" calcext:value-type="float">
            <text:p>2.1211970887</text:p>
          </table:table-cell>
          <table:table-cell office:value-type="float" office:value="486028.449717833" calcext:value-type="float">
            <text:p>486028.449717833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24602358" calcext:value-type="float">
            <text:p>0.124602358</text:p>
          </table:table-cell>
          <table:table-cell office:value-type="float" office:value="29847.7891211556" calcext:value-type="float">
            <text:p>29847.7891211556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.135706543" calcext:value-type="float">
            <text:p>2.135706543</text:p>
          </table:table-cell>
          <table:table-cell office:value-type="float" office:value="511596.40607115" calcext:value-type="float">
            <text:p>511596.40607115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8391276661" calcext:value-type="float">
            <text:p>0.8391276661</text:p>
          </table:table-cell>
          <table:table-cell office:value-type="float" office:value="201008.279724201" calcext:value-type="float">
            <text:p>201008.279724201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2.028971128" calcext:value-type="float">
            <text:p>2.028971128</text:p>
          </table:table-cell>
          <table:table-cell office:value-type="float" office:value="486028.541943794" calcext:value-type="float">
            <text:p>486028.541943794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191848641" calcext:value-type="float">
            <text:p>0.1191848641</text:p>
          </table:table-cell>
          <table:table-cell office:value-type="float" office:value="29847.7945386495" calcext:value-type="float">
            <text:p>29847.7945386495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2.0428497365" calcext:value-type="float">
            <text:p>2.0428497365</text:p>
          </table:table-cell>
          <table:table-cell office:value-type="float" office:value="511596.498927957" calcext:value-type="float">
            <text:p>511596.498927957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8026438544" calcext:value-type="float">
            <text:p>0.8026438544</text:p>
          </table:table-cell>
          <table:table-cell office:value-type="float" office:value="201008.316208012" calcext:value-type="float">
            <text:p>201008.316208012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9407549917" calcext:value-type="float">
            <text:p>1.9407549917</text:p>
          </table:table-cell>
          <table:table-cell office:value-type="float" office:value="486028.63015993" calcext:value-type="float">
            <text:p>486028.63015993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140029135" calcext:value-type="float">
            <text:p>0.1140029135</text:p>
          </table:table-cell>
          <table:table-cell office:value-type="float" office:value="29847.7997206001" calcext:value-type="float">
            <text:p>29847.7997206001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9540301825" calcext:value-type="float">
            <text:p>1.9540301825</text:p>
          </table:table-cell>
          <table:table-cell office:value-type="float" office:value="511596.587747511" calcext:value-type="float">
            <text:p>511596.587747511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7677462954" calcext:value-type="float">
            <text:p>0.7677462954</text:p>
          </table:table-cell>
          <table:table-cell office:value-type="float" office:value="201008.351105571" calcext:value-type="float">
            <text:p>201008.351105571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8563743397" calcext:value-type="float">
            <text:p>1.8563743397</text:p>
          </table:table-cell>
          <table:table-cell office:value-type="float" office:value="486028.714540582" calcext:value-type="float">
            <text:p>486028.714540582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090462651" calcext:value-type="float">
            <text:p>0.1090462651</text:p>
          </table:table-cell>
          <table:table-cell office:value-type="float" office:value="29847.8046772485" calcext:value-type="float">
            <text:p>29847.8046772485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8690723482" calcext:value-type="float">
            <text:p>1.8690723482</text:p>
          </table:table-cell>
          <table:table-cell office:value-type="float" office:value="511596.672705345" calcext:value-type="float">
            <text:p>511596.672705345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7343660216" calcext:value-type="float">
            <text:p>0.7343660216</text:p>
          </table:table-cell>
          <table:table-cell office:value-type="float" office:value="201008.384485845" calcext:value-type="float">
            <text:p>201008.384485845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7756624116" calcext:value-type="float">
            <text:p>1.7756624116</text:p>
          </table:table-cell>
          <table:table-cell office:value-type="float" office:value="486028.79525251" calcext:value-type="float">
            <text:p>486028.79525251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1043051231" calcext:value-type="float">
            <text:p>0.1043051231</text:p>
          </table:table-cell>
          <table:table-cell office:value-type="float" office:value="29847.8094183905" calcext:value-type="float">
            <text:p>29847.8094183905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7878083328" calcext:value-type="float">
            <text:p>1.7878083328</text:p>
          </table:table-cell>
          <table:table-cell office:value-type="float" office:value="511596.75396936" calcext:value-type="float">
            <text:p>511596.75396936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702437064" calcext:value-type="float">
            <text:p>0.702437064</text:p>
          </table:table-cell>
          <table:table-cell office:value-type="float" office:value="201008.416414803" calcext:value-type="float">
            <text:p>201008.416414803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6984596978" calcext:value-type="float">
            <text:p>1.6984596978</text:p>
          </table:table-cell>
          <table:table-cell office:value-type="float" office:value="486028.872455224" calcext:value-type="float">
            <text:p>486028.872455224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997701177" calcext:value-type="float">
            <text:p>0.0997701177</text:p>
          </table:table-cell>
          <table:table-cell office:value-type="float" office:value="29847.8139533959" calcext:value-type="float">
            <text:p>29847.8139533959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7100775355" calcext:value-type="float">
            <text:p>1.7100775355</text:p>
          </table:table-cell>
          <table:table-cell office:value-type="float" office:value="511596.831700158" calcext:value-type="float">
            <text:p>511596.831700158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671896322" calcext:value-type="float">
            <text:p>0.671896322</text:p>
          </table:table-cell>
          <table:table-cell office:value-type="float" office:value="201008.446955545" calcext:value-type="float">
            <text:p>201008.446955545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6246136238" calcext:value-type="float">
            <text:p>1.6246136238</text:p>
          </table:table-cell>
          <table:table-cell office:value-type="float" office:value="486028.946301298" calcext:value-type="float">
            <text:p>486028.946301298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954322865" calcext:value-type="float">
            <text:p>0.0954322865</text:p>
          </table:table-cell>
          <table:table-cell office:value-type="float" office:value="29847.8182912271" calcext:value-type="float">
            <text:p>29847.8182912271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6357263381" calcext:value-type="float">
            <text:p>1.6357263381</text:p>
          </table:table-cell>
          <table:table-cell office:value-type="float" office:value="511596.906051355" calcext:value-type="float">
            <text:p>511596.906051355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6426834384" calcext:value-type="float">
            <text:p>0.6426834384</text:p>
          </table:table-cell>
          <table:table-cell office:value-type="float" office:value="201008.476168428" calcext:value-type="float">
            <text:p>201008.476168428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5539782486" calcext:value-type="float">
            <text:p>1.5539782486</text:p>
          </table:table-cell>
          <table:table-cell office:value-type="float" office:value="486029.016936673" calcext:value-type="float">
            <text:p>486029.016936673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912830566" calcext:value-type="float">
            <text:p>0.0912830566</text:p>
          </table:table-cell>
          <table:table-cell office:value-type="float" office:value="29847.8224404569" calcext:value-type="float">
            <text:p>29847.8224404569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5646078014" calcext:value-type="float">
            <text:p>1.5646078014</text:p>
          </table:table-cell>
          <table:table-cell office:value-type="float" office:value="511596.977169892" calcext:value-type="float">
            <text:p>511596.977169892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6147406801" calcext:value-type="float">
            <text:p>0.6147406801</text:p>
          </table:table-cell>
          <table:table-cell office:value-type="float" office:value="201008.504111187" calcext:value-type="float">
            <text:p>201008.504111187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4864139768" calcext:value-type="float">
            <text:p>1.4864139768</text:p>
          </table:table-cell>
          <table:table-cell office:value-type="float" office:value="486029.084500945" calcext:value-type="float">
            <text:p>486029.084500945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873142281" calcext:value-type="float">
            <text:p>0.0873142281</text:p>
          </table:table-cell>
          <table:table-cell office:value-type="float" office:value="29847.8264092855" calcext:value-type="float">
            <text:p>29847.8264092855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4965813751" calcext:value-type="float">
            <text:p>1.4965813751</text:p>
          </table:table-cell>
          <table:table-cell office:value-type="float" office:value="511597.045196318" calcext:value-type="float">
            <text:p>511597.045196318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5880128244" calcext:value-type="float">
            <text:p>0.5880128244</text:p>
          </table:table-cell>
          <table:table-cell office:value-type="float" office:value="201008.530839042" calcext:value-type="float">
            <text:p>201008.530839042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4217872819" calcext:value-type="float">
            <text:p>1.4217872819</text:p>
          </table:table-cell>
          <table:table-cell office:value-type="float" office:value="486029.14912764" calcext:value-type="float">
            <text:p>486029.14912764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835179573" calcext:value-type="float">
            <text:p>0.0835179573</text:p>
          </table:table-cell>
          <table:table-cell office:value-type="float" office:value="29847.8302055563" calcext:value-type="float">
            <text:p>29847.8302055563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4315126194" calcext:value-type="float">
            <text:p>1.4315126194</text:p>
          </table:table-cell>
          <table:table-cell office:value-type="float" office:value="511597.110265074" calcext:value-type="float">
            <text:p>511597.110265074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5624470493" calcext:value-type="float">
            <text:p>0.5624470493</text:p>
          </table:table-cell>
          <table:table-cell office:value-type="float" office:value="201008.556404817" calcext:value-type="float">
            <text:p>201008.556404817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3599704434" calcext:value-type="float">
            <text:p>1.3599704434</text:p>
          </table:table-cell>
          <table:table-cell office:value-type="float" office:value="486029.210944479" calcext:value-type="float">
            <text:p>486029.210944479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798867417" calcext:value-type="float">
            <text:p>0.0798867417</text:p>
          </table:table-cell>
          <table:table-cell office:value-type="float" office:value="29847.8338367718" calcext:value-type="float">
            <text:p>29847.8338367718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3692729402" calcext:value-type="float">
            <text:p>1.3692729402</text:p>
          </table:table-cell>
          <table:table-cell office:value-type="float" office:value="511597.172504753" calcext:value-type="float">
            <text:p>511597.172504753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5379928297" calcext:value-type="float">
            <text:p>0.5379928297</text:p>
          </table:table-cell>
          <table:table-cell office:value-type="float" office:value="201008.580859037" calcext:value-type="float">
            <text:p>201008.580859037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3008412935" calcext:value-type="float">
            <text:p>1.3008412935</text:p>
          </table:table-cell>
          <table:table-cell office:value-type="float" office:value="486029.270073628" calcext:value-type="float">
            <text:p>486029.270073628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764134051" calcext:value-type="float">
            <text:p>0.0764134051</text:p>
          </table:table-cell>
          <table:table-cell office:value-type="float" office:value="29847.8373101084" calcext:value-type="float">
            <text:p>29847.8373101084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3097393339" calcext:value-type="float">
            <text:p>1.3097393339</text:p>
          </table:table-cell>
          <table:table-cell office:value-type="float" office:value="511597.232038359" calcext:value-type="float">
            <text:p>511597.232038359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514601837" calcext:value-type="float">
            <text:p>0.514601837</text:p>
          </table:table-cell>
          <table:table-cell office:value-type="float" office:value="201008.60425003" calcext:value-type="float">
            <text:p>201008.60425003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2442829762" calcext:value-type="float">
            <text:p>1.2442829762</text:p>
          </table:table-cell>
          <table:table-cell office:value-type="float" office:value="486029.326631946" calcext:value-type="float">
            <text:p>486029.326631946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730910832" calcext:value-type="float">
            <text:p>0.0730910832</text:p>
          </table:table-cell>
          <table:table-cell office:value-type="float" office:value="29847.8406324304" calcext:value-type="float">
            <text:p>29847.8406324304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2527941453" calcext:value-type="float">
            <text:p>1.2527941453</text:p>
          </table:table-cell>
          <table:table-cell office:value-type="float" office:value="511597.288983548" calcext:value-type="float">
            <text:p>511597.288983548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4922278441" calcext:value-type="float">
            <text:p>0.4922278441</text:p>
          </table:table-cell>
          <table:table-cell office:value-type="float" office:value="201008.626624023" calcext:value-type="float">
            <text:p>201008.626624023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1901837162" calcext:value-type="float">
            <text:p>1.1901837162</text:p>
          </table:table-cell>
          <table:table-cell office:value-type="float" office:value="486029.380731206" calcext:value-type="float">
            <text:p>486029.380731206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6991321" calcext:value-type="float">
            <text:p>0.06991321</text:p>
          </table:table-cell>
          <table:table-cell office:value-type="float" office:value="29847.8438103036" calcext:value-type="float">
            <text:p>29847.8438103036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1983248345" calcext:value-type="float">
            <text:p>1.1983248345</text:p>
          </table:table-cell>
          <table:table-cell office:value-type="float" office:value="511597.343452859" calcext:value-type="float">
            <text:p>511597.343452859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4708266334" calcext:value-type="float">
            <text:p>0.4708266334</text:p>
          </table:table-cell>
          <table:table-cell office:value-type="float" office:value="201008.648025233" calcext:value-type="float">
            <text:p>201008.648025233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138436598" calcext:value-type="float">
            <text:p>1.138436598</text:p>
          </table:table-cell>
          <table:table-cell office:value-type="float" office:value="486029.432478324" calcext:value-type="float">
            <text:p>486029.432478324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668735052" calcext:value-type="float">
            <text:p>0.0668735052</text:p>
          </table:table-cell>
          <table:table-cell office:value-type="float" office:value="29847.8468500084" calcext:value-type="float">
            <text:p>29847.8468500084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1462237545" calcext:value-type="float">
            <text:p>1.1462237545</text:p>
          </table:table-cell>
          <table:table-cell office:value-type="float" office:value="511597.395553939" calcext:value-type="float">
            <text:p>511597.395553939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4503559101" calcext:value-type="float">
            <text:p>0.4503559101</text:p>
          </table:table-cell>
          <table:table-cell office:value-type="float" office:value="201008.668495957" calcext:value-type="float">
            <text:p>201008.668495957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0889393544" calcext:value-type="float">
            <text:p>1.0889393544</text:p>
          </table:table-cell>
          <table:table-cell office:value-type="float" office:value="486029.481975567" calcext:value-type="float">
            <text:p>486029.481975567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639659615" calcext:value-type="float">
            <text:p>0.0639659615</text:p>
          </table:table-cell>
          <table:table-cell office:value-type="float" office:value="29847.8497575521" calcext:value-type="float">
            <text:p>29847.8497575521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096387939" calcext:value-type="float">
            <text:p>1.096387939</text:p>
          </table:table-cell>
          <table:table-cell office:value-type="float" office:value="511597.445389754" calcext:value-type="float">
            <text:p>511597.445389754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4307752183" calcext:value-type="float">
            <text:p>0.4307752183</text:p>
          </table:table-cell>
          <table:table-cell office:value-type="float" office:value="201008.688076648" calcext:value-type="float">
            <text:p>201008.688076648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1.041594165" calcext:value-type="float">
            <text:p>1.041594165</text:p>
          </table:table-cell>
          <table:table-cell office:value-type="float" office:value="486029.529320757" calcext:value-type="float">
            <text:p>486029.529320757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611848327" calcext:value-type="float">
            <text:p>0.0611848327</text:p>
          </table:table-cell>
          <table:table-cell office:value-type="float" office:value="29847.8525386809" calcext:value-type="float">
            <text:p>29847.8525386809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048718898" calcext:value-type="float">
            <text:p>1.048718898</text:p>
          </table:table-cell>
          <table:table-cell office:value-type="float" office:value="511597.493058795" calcext:value-type="float">
            <text:p>511597.493058795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412045861" calcext:value-type="float">
            <text:p>0.412045861</text:p>
          </table:table-cell>
          <table:table-cell office:value-type="float" office:value="201008.706806006" calcext:value-type="float">
            <text:p>201008.706806006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996307462" calcext:value-type="float">
            <text:p>0.996307462</text:p>
          </table:table-cell>
          <table:table-cell office:value-type="float" office:value="486029.57460746" calcext:value-type="float">
            <text:p>486029.57460746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585246226" calcext:value-type="float">
            <text:p>0.0585246226</text:p>
          </table:table-cell>
          <table:table-cell office:value-type="float" office:value="29847.855198891" calcext:value-type="float">
            <text:p>29847.855198891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1.003122424" calcext:value-type="float">
            <text:p>1.003122424</text:p>
          </table:table-cell>
          <table:table-cell office:value-type="float" office:value="511597.538655269" calcext:value-type="float">
            <text:p>511597.538655269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3941308235" calcext:value-type="float">
            <text:p>0.3941308235</text:p>
          </table:table-cell>
          <table:table-cell office:value-type="float" office:value="201008.724721043" calcext:value-type="float">
            <text:p>201008.724721043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9529897461" calcext:value-type="float">
            <text:p>0.9529897461</text:p>
          </table:table-cell>
          <table:table-cell office:value-type="float" office:value="486029.617925176" calcext:value-type="float">
            <text:p>486029.617925176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559800738" calcext:value-type="float">
            <text:p>0.0559800738</text:p>
          </table:table-cell>
          <table:table-cell office:value-type="float" office:value="29847.8577434398" calcext:value-type="float">
            <text:p>29847.8577434398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9595084055" calcext:value-type="float">
            <text:p>0.9595084055</text:p>
          </table:table-cell>
          <table:table-cell office:value-type="float" office:value="511597.582269288" calcext:value-type="float">
            <text:p>511597.582269288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3769947007" calcext:value-type="float">
            <text:p>0.3769947007</text:p>
          </table:table-cell>
          <table:table-cell office:value-type="float" office:value="201008.741857166" calcext:value-type="float">
            <text:p>201008.741857166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9115554092" calcext:value-type="float">
            <text:p>0.9115554092</text:p>
          </table:table-cell>
          <table:table-cell office:value-type="float" office:value="486029.659359513" calcext:value-type="float">
            <text:p>486029.659359513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535461575" calcext:value-type="float">
            <text:p>0.0535461575</text:p>
          </table:table-cell>
          <table:table-cell office:value-type="float" office:value="29847.8601773561" calcext:value-type="float">
            <text:p>29847.8601773561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9177906486" calcext:value-type="float">
            <text:p>0.9177906486</text:p>
          </table:table-cell>
          <table:table-cell office:value-type="float" office:value="511597.623987045" calcext:value-type="float">
            <text:p>511597.623987045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3606036267" calcext:value-type="float">
            <text:p>0.3606036267</text:p>
          </table:table-cell>
          <table:table-cell office:value-type="float" office:value="201008.75824824" calcext:value-type="float">
            <text:p>201008.75824824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8719225652" calcext:value-type="float">
            <text:p>0.8719225652</text:p>
          </table:table-cell>
          <table:table-cell office:value-type="float" office:value="486029.698992357" calcext:value-type="float">
            <text:p>486029.698992357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512180637" calcext:value-type="float">
            <text:p>0.0512180637</text:p>
          </table:table-cell>
          <table:table-cell office:value-type="float" office:value="29847.8625054499" calcext:value-type="float">
            <text:p>29847.8625054499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8778867072" calcext:value-type="float">
            <text:p>0.8778867072</text:p>
          </table:table-cell>
          <table:table-cell office:value-type="float" office:value="511597.663890986" calcext:value-type="float">
            <text:p>511597.663890986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3449252081" calcext:value-type="float">
            <text:p>0.3449252081</text:p>
          </table:table-cell>
          <table:table-cell office:value-type="float" office:value="201008.773926659" calcext:value-type="float">
            <text:p>201008.773926659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8340128884" calcext:value-type="float">
            <text:p>0.8340128884</text:p>
          </table:table-cell>
          <table:table-cell office:value-type="float" office:value="486029.736902034" calcext:value-type="float">
            <text:p>486029.736902034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489911913" calcext:value-type="float">
            <text:p>0.0489911913</text:p>
          </table:table-cell>
          <table:table-cell office:value-type="float" office:value="29847.8647323222" calcext:value-type="float">
            <text:p>29847.8647323222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8397177198" calcext:value-type="float">
            <text:p>0.8397177198</text:p>
          </table:table-cell>
          <table:table-cell office:value-type="float" office:value="511597.702059973" calcext:value-type="float">
            <text:p>511597.702059973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3299284598" calcext:value-type="float">
            <text:p>0.3299284598</text:p>
          </table:table-cell>
          <table:table-cell office:value-type="float" office:value="201008.788923407" calcext:value-type="float">
            <text:p>201008.788923407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7977514583" calcext:value-type="float">
            <text:p>0.7977514583</text:p>
          </table:table-cell>
          <table:table-cell office:value-type="float" office:value="486029.773163464" calcext:value-type="float">
            <text:p>486029.773163464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468611395" calcext:value-type="float">
            <text:p>0.0468611395</text:p>
          </table:table-cell>
          <table:table-cell office:value-type="float" office:value="29847.866862374" calcext:value-type="float">
            <text:p>29847.866862374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8032082537" calcext:value-type="float">
            <text:p>0.8032082537</text:p>
          </table:table-cell>
          <table:table-cell office:value-type="float" office:value="511597.73856944" calcext:value-type="float">
            <text:p>511597.73856944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3155837442" calcext:value-type="float">
            <text:p>0.3155837442</text:p>
          </table:table-cell>
          <table:table-cell office:value-type="float" office:value="201008.803268123" calcext:value-type="float">
            <text:p>201008.803268123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7630666122" calcext:value-type="float">
            <text:p>0.7630666122</text:p>
          </table:table-cell>
          <table:table-cell office:value-type="float" office:value="486029.80784831" calcext:value-type="float">
            <text:p>486029.80784831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448236987" calcext:value-type="float">
            <text:p>0.0448236987</text:p>
          </table:table-cell>
          <table:table-cell office:value-type="float" office:value="29847.8688998149" calcext:value-type="float">
            <text:p>29847.8688998149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7682861556" calcext:value-type="float">
            <text:p>0.7682861556</text:p>
          </table:table-cell>
          <table:table-cell office:value-type="float" office:value="511597.773491538" calcext:value-type="float">
            <text:p>511597.773491538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3018627118" calcext:value-type="float">
            <text:p>0.3018627118</text:p>
          </table:table-cell>
          <table:table-cell office:value-type="float" office:value="201008.816989155" calcext:value-type="float">
            <text:p>201008.816989155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7298898029" calcext:value-type="float">
            <text:p>0.7298898029</text:p>
          </table:table-cell>
          <table:table-cell office:value-type="float" office:value="486029.841025119" calcext:value-type="float">
            <text:p>486029.841025119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428748422" calcext:value-type="float">
            <text:p>0.0428748422</text:p>
          </table:table-cell>
          <table:table-cell office:value-type="float" office:value="29847.8708486714" calcext:value-type="float">
            <text:p>29847.8708486714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7348824096" calcext:value-type="float">
            <text:p>0.7348824096</text:p>
          </table:table-cell>
          <table:table-cell office:value-type="float" office:value="511597.806895284" calcext:value-type="float">
            <text:p>511597.806895284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288738246" calcext:value-type="float">
            <text:p>0.288738246</text:p>
          </table:table-cell>
          <table:table-cell office:value-type="float" office:value="201008.830113621" calcext:value-type="float">
            <text:p>201008.830113621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6981554635" calcext:value-type="float">
            <text:p>0.6981554635</text:p>
          </table:table-cell>
          <table:table-cell office:value-type="float" office:value="486029.872759458" calcext:value-type="float">
            <text:p>486029.872759458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410107186" calcext:value-type="float">
            <text:p>0.0410107186</text:p>
          </table:table-cell>
          <table:table-cell office:value-type="float" office:value="29847.8727127949" calcext:value-type="float">
            <text:p>29847.8727127949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7029310004" calcext:value-type="float">
            <text:p>0.7029310004</text:p>
          </table:table-cell>
          <table:table-cell office:value-type="float" office:value="511597.838846693" calcext:value-type="float">
            <text:p>511597.838846693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2761844092" calcext:value-type="float">
            <text:p>0.2761844092</text:p>
          </table:table-cell>
          <table:table-cell office:value-type="float" office:value="201008.842667457" calcext:value-type="float">
            <text:p>201008.842667457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6678008781" calcext:value-type="float">
            <text:p>0.6678008781</text:p>
          </table:table-cell>
          <table:table-cell office:value-type="float" office:value="486029.903114044" calcext:value-type="float">
            <text:p>486029.903114044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392276439" calcext:value-type="float">
            <text:p>0.0392276439</text:p>
          </table:table-cell>
          <table:table-cell office:value-type="float" office:value="29847.8744958697" calcext:value-type="float">
            <text:p>29847.8744958697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6723687829" calcext:value-type="float">
            <text:p>0.6723687829</text:p>
          </table:table-cell>
          <table:table-cell office:value-type="float" office:value="511597.86940891" calcext:value-type="float">
            <text:p>511597.86940891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2641763913" calcext:value-type="float">
            <text:p>0.2641763913</text:p>
          </table:table-cell>
          <table:table-cell office:value-type="float" office:value="201008.854675475" calcext:value-type="float">
            <text:p>201008.854675475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6387660572" calcext:value-type="float">
            <text:p>0.6387660572</text:p>
          </table:table-cell>
          <table:table-cell office:value-type="float" office:value="486029.932148865" calcext:value-type="float">
            <text:p>486029.932148865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375220942" calcext:value-type="float">
            <text:p>0.0375220942</text:p>
          </table:table-cell>
          <table:table-cell office:value-type="float" office:value="29847.8762014194" calcext:value-type="float">
            <text:p>29847.8762014194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6431353574" calcext:value-type="float">
            <text:p>0.6431353574</text:p>
          </table:table-cell>
          <table:table-cell office:value-type="float" office:value="511597.898642336" calcext:value-type="float">
            <text:p>511597.898642336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2526904613" calcext:value-type="float">
            <text:p>0.2526904613</text:p>
          </table:table-cell>
          <table:table-cell office:value-type="float" office:value="201008.866161405" calcext:value-type="float">
            <text:p>201008.866161405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6109936198" calcext:value-type="float">
            <text:p>0.6109936198</text:p>
          </table:table-cell>
          <table:table-cell office:value-type="float" office:value="486029.959921302" calcext:value-type="float">
            <text:p>486029.959921302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358906988" calcext:value-type="float">
            <text:p>0.0358906988</text:p>
          </table:table-cell>
          <table:table-cell office:value-type="float" office:value="29847.8778328148" calcext:value-type="float">
            <text:p>29847.8778328148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6151729505" calcext:value-type="float">
            <text:p>0.6151729505</text:p>
          </table:table-cell>
          <table:table-cell office:value-type="float" office:value="511597.926604743" calcext:value-type="float">
            <text:p>511597.926604743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2417039194" calcext:value-type="float">
            <text:p>0.2417039194</text:p>
          </table:table-cell>
          <table:table-cell office:value-type="float" office:value="201008.877147947" calcext:value-type="float">
            <text:p>201008.877147947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5844286798" calcext:value-type="float">
            <text:p>0.5844286798</text:p>
          </table:table-cell>
          <table:table-cell office:value-type="float" office:value="486029.986486242" calcext:value-type="float">
            <text:p>486029.986486242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343302336" calcext:value-type="float">
            <text:p>0.0343302336</text:p>
          </table:table-cell>
          <table:table-cell office:value-type="float" office:value="29847.87939328" calcext:value-type="float">
            <text:p>29847.87939328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5884263004" calcext:value-type="float">
            <text:p>0.5884263004</text:p>
          </table:table-cell>
          <table:table-cell office:value-type="float" office:value="511597.953351393" calcext:value-type="float">
            <text:p>511597.953351393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2311950533" calcext:value-type="float">
            <text:p>0.2311950533</text:p>
          </table:table-cell>
          <table:table-cell office:value-type="float" office:value="201008.887656813" calcext:value-type="float">
            <text:p>201008.887656813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5590187371" calcext:value-type="float">
            <text:p>0.5590187371</text:p>
          </table:table-cell>
          <table:table-cell office:value-type="float" office:value="486030.011896185" calcext:value-type="float">
            <text:p>486030.011896185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328376147" calcext:value-type="float">
            <text:p>0.0328376147</text:p>
          </table:table-cell>
          <table:table-cell office:value-type="float" office:value="29847.8808858988" calcext:value-type="float">
            <text:p>29847.8808858988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5628425481" calcext:value-type="float">
            <text:p>0.5628425481</text:p>
          </table:table-cell>
          <table:table-cell office:value-type="float" office:value="511597.978935145" calcext:value-type="float">
            <text:p>511597.978935145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2211430945" calcext:value-type="float">
            <text:p>0.2211430945</text:p>
          </table:table-cell>
          <table:table-cell office:value-type="float" office:value="201008.897708772" calcext:value-type="float">
            <text:p>201008.897708772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5347135745" calcext:value-type="float">
            <text:p>0.5347135745</text:p>
          </table:table-cell>
          <table:table-cell office:value-type="float" office:value="486030.036201347" calcext:value-type="float">
            <text:p>486030.036201347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314098924" calcext:value-type="float">
            <text:p>0.0314098924</text:p>
          </table:table-cell>
          <table:table-cell office:value-type="float" office:value="29847.8823136212" calcext:value-type="float">
            <text:p>29847.8823136212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5383711329" calcext:value-type="float">
            <text:p>0.5383711329</text:p>
          </table:table-cell>
          <table:table-cell office:value-type="float" office:value="511598.00340656" calcext:value-type="float">
            <text:p>511598.00340656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2115281773" calcext:value-type="float">
            <text:p>0.2115281773</text:p>
          </table:table-cell>
          <table:table-cell office:value-type="float" office:value="201008.907323689" calcext:value-type="float">
            <text:p>201008.907323689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5114651582" calcext:value-type="float">
            <text:p>0.5114651582</text:p>
          </table:table-cell>
          <table:table-cell office:value-type="float" office:value="486030.059449764" calcext:value-type="float">
            <text:p>486030.059449764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300442449" calcext:value-type="float">
            <text:p>0.0300442449</text:p>
          </table:table-cell>
          <table:table-cell office:value-type="float" office:value="29847.8836792687" calcext:value-type="float">
            <text:p>29847.8836792687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5149636923" calcext:value-type="float">
            <text:p>0.5149636923</text:p>
          </table:table-cell>
          <table:table-cell office:value-type="float" office:value="511598.026814001" calcext:value-type="float">
            <text:p>511598.026814001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2023313" calcext:value-type="float">
            <text:p>0.2023313</text:p>
          </table:table-cell>
          <table:table-cell office:value-type="float" office:value="201008.916520567" calcext:value-type="float">
            <text:p>201008.916520567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4892275425" calcext:value-type="float">
            <text:p>0.4892275425</text:p>
          </table:table-cell>
          <table:table-cell office:value-type="float" office:value="486030.081687379" calcext:value-type="float">
            <text:p>486030.081687379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287379733" calcext:value-type="float">
            <text:p>0.0287379733</text:p>
          </table:table-cell>
          <table:table-cell office:value-type="float" office:value="29847.8849855402" calcext:value-type="float">
            <text:p>29847.8849855402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4925739665" calcext:value-type="float">
            <text:p>0.4925739665</text:p>
          </table:table-cell>
          <table:table-cell office:value-type="float" office:value="511598.049203727" calcext:value-type="float">
            <text:p>511598.049203727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935342869" calcext:value-type="float">
            <text:p>0.1935342869</text:p>
          </table:table-cell>
          <table:table-cell office:value-type="float" office:value="201008.92531758" calcext:value-type="float">
            <text:p>201008.92531758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4679567798" calcext:value-type="float">
            <text:p>0.4679567798</text:p>
          </table:table-cell>
          <table:table-cell office:value-type="float" office:value="486030.102958142" calcext:value-type="float">
            <text:p>486030.102958142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274884962" calcext:value-type="float">
            <text:p>0.0274884962</text:p>
          </table:table-cell>
          <table:table-cell office:value-type="float" office:value="29847.8862350174" calcext:value-type="float">
            <text:p>29847.8862350174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471157707" calcext:value-type="float">
            <text:p>0.471157707</text:p>
          </table:table-cell>
          <table:table-cell office:value-type="float" office:value="511598.070619986" calcext:value-type="float">
            <text:p>511598.070619986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851197527" calcext:value-type="float">
            <text:p>0.1851197527</text:p>
          </table:table-cell>
          <table:table-cell office:value-type="float" office:value="201008.933732114" calcext:value-type="float">
            <text:p>201008.933732114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4476108328" calcext:value-type="float">
            <text:p>0.4476108328</text:p>
          </table:table-cell>
          <table:table-cell office:value-type="float" office:value="486030.123304089" calcext:value-type="float">
            <text:p>486030.123304089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262933442" calcext:value-type="float">
            <text:p>0.0262933442</text:p>
          </table:table-cell>
          <table:table-cell office:value-type="float" office:value="29847.8874301694" calcext:value-type="float">
            <text:p>29847.8874301694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4506725892" calcext:value-type="float">
            <text:p>0.4506725892</text:p>
          </table:table-cell>
          <table:table-cell office:value-type="float" office:value="511598.091105104" calcext:value-type="float">
            <text:p>511598.091105104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770710678" calcext:value-type="float">
            <text:p>0.1770710678</text:p>
          </table:table-cell>
          <table:table-cell office:value-type="float" office:value="201008.941780799" calcext:value-type="float">
            <text:p>201008.941780799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4281494921" calcext:value-type="float">
            <text:p>0.4281494921</text:p>
          </table:table-cell>
          <table:table-cell office:value-type="float" office:value="486030.14276543" calcext:value-type="float">
            <text:p>486030.14276543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251501553" calcext:value-type="float">
            <text:p>0.0251501553</text:p>
          </table:table-cell>
          <table:table-cell office:value-type="float" office:value="29847.8885733582" calcext:value-type="float">
            <text:p>29847.8885733582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4310781288" calcext:value-type="float">
            <text:p>0.4310781288</text:p>
          </table:table-cell>
          <table:table-cell office:value-type="float" office:value="511598.110699565" calcext:value-type="float">
            <text:p>511598.110699565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693723257" calcext:value-type="float">
            <text:p>0.1693723257</text:p>
          </table:table-cell>
          <table:table-cell office:value-type="float" office:value="201008.949479541" calcext:value-type="float">
            <text:p>201008.949479541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4095342968" calcext:value-type="float">
            <text:p>0.4095342968</text:p>
          </table:table-cell>
          <table:table-cell office:value-type="float" office:value="486030.161380625" calcext:value-type="float">
            <text:p>486030.161380625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240566703" calcext:value-type="float">
            <text:p>0.0240566703</text:p>
          </table:table-cell>
          <table:table-cell office:value-type="float" office:value="29847.8896668433" calcext:value-type="float">
            <text:p>29847.8896668433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4123356014" calcext:value-type="float">
            <text:p>0.4123356014</text:p>
          </table:table-cell>
          <table:table-cell office:value-type="float" office:value="511598.129442092" calcext:value-type="float">
            <text:p>511598.129442092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620083115" calcext:value-type="float">
            <text:p>0.1620083115</text:p>
          </table:table-cell>
          <table:table-cell office:value-type="float" office:value="201008.956843555" calcext:value-type="float">
            <text:p>201008.956843555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3917284577" calcext:value-type="float">
            <text:p>0.3917284577</text:p>
          </table:table-cell>
          <table:table-cell office:value-type="float" office:value="486030.179186464" calcext:value-type="float">
            <text:p>486030.179186464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230107281" calcext:value-type="float">
            <text:p>0.0230107281</text:p>
          </table:table-cell>
          <table:table-cell office:value-type="float" office:value="29847.8907127855" calcext:value-type="float">
            <text:p>29847.8907127855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3944079665" calcext:value-type="float">
            <text:p>0.3944079665</text:p>
          </table:table-cell>
          <table:table-cell office:value-type="float" office:value="511598.147369727" calcext:value-type="float">
            <text:p>511598.147369727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549644718" calcext:value-type="float">
            <text:p>0.1549644718</text:p>
          </table:table-cell>
          <table:table-cell office:value-type="float" office:value="201008.963887395" calcext:value-type="float">
            <text:p>201008.963887395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3746967856" calcext:value-type="float">
            <text:p>0.3746967856</text:p>
          </table:table-cell>
          <table:table-cell office:value-type="float" office:value="486030.196218136" calcext:value-type="float">
            <text:p>486030.196218136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220102617" calcext:value-type="float">
            <text:p>0.0220102617</text:p>
          </table:table-cell>
          <table:table-cell office:value-type="float" office:value="29847.8917132519" calcext:value-type="float">
            <text:p>29847.8917132519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377259794" calcext:value-type="float">
            <text:p>0.377259794</text:p>
          </table:table-cell>
          <table:table-cell office:value-type="float" office:value="511598.164517899" calcext:value-type="float">
            <text:p>511598.164517899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482268861" calcext:value-type="float">
            <text:p>0.1482268861</text:p>
          </table:table-cell>
          <table:table-cell office:value-type="float" office:value="201008.970624981" calcext:value-type="float">
            <text:p>201008.970624981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358405621" calcext:value-type="float">
            <text:p>0.358405621</text:p>
          </table:table-cell>
          <table:table-cell office:value-type="float" office:value="486030.212509301" calcext:value-type="float">
            <text:p>486030.212509301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210532938" calcext:value-type="float">
            <text:p>0.0210532938</text:p>
          </table:table-cell>
          <table:table-cell office:value-type="float" office:value="29847.8926702198" calcext:value-type="float">
            <text:p>29847.8926702198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3608571942" calcext:value-type="float">
            <text:p>0.3608571942</text:p>
          </table:table-cell>
          <table:table-cell office:value-type="float" office:value="511598.180920499" calcext:value-type="float">
            <text:p>511598.180920499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417822388" calcext:value-type="float">
            <text:p>0.1417822388</text:p>
          </table:table-cell>
          <table:table-cell office:value-type="float" office:value="201008.977069628" calcext:value-type="float">
            <text:p>201008.977069628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3428227678" calcext:value-type="float">
            <text:p>0.3428227678</text:p>
          </table:table-cell>
          <table:table-cell office:value-type="float" office:value="486030.228092154" calcext:value-type="float">
            <text:p>486030.228092154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201379332" calcext:value-type="float">
            <text:p>0.0201379332</text:p>
          </table:table-cell>
          <table:table-cell office:value-type="float" office:value="29847.8935855804" calcext:value-type="float">
            <text:p>29847.8935855804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3451677509" calcext:value-type="float">
            <text:p>0.3451677509</text:p>
          </table:table-cell>
          <table:table-cell office:value-type="float" office:value="511598.196609942" calcext:value-type="float">
            <text:p>511598.196609942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356177936" calcext:value-type="float">
            <text:p>0.1356177936</text:p>
          </table:table-cell>
          <table:table-cell office:value-type="float" office:value="201008.983234073" calcext:value-type="float">
            <text:p>201008.983234073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3279174301" calcext:value-type="float">
            <text:p>0.3279174301</text:p>
          </table:table-cell>
          <table:table-cell office:value-type="float" office:value="486030.242997492" calcext:value-type="float">
            <text:p>486030.242997492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92623709" calcext:value-type="float">
            <text:p>0.0192623709</text:p>
          </table:table-cell>
          <table:table-cell office:value-type="float" office:value="29847.8944611427" calcext:value-type="float">
            <text:p>29847.8944611427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3301604574" calcext:value-type="float">
            <text:p>0.3301604574</text:p>
          </table:table-cell>
          <table:table-cell office:value-type="float" office:value="511598.211617236" calcext:value-type="float">
            <text:p>511598.211617236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297213678" calcext:value-type="float">
            <text:p>0.1297213678</text:p>
          </table:table-cell>
          <table:table-cell office:value-type="float" office:value="201008.989130499" calcext:value-type="float">
            <text:p>201008.989130499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3136601504" calcext:value-type="float">
            <text:p>0.3136601504</text:p>
          </table:table-cell>
          <table:table-cell office:value-type="float" office:value="486030.257254771" calcext:value-type="float">
            <text:p>486030.257254771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84248765" calcext:value-type="float">
            <text:p>0.0184248765</text:p>
          </table:table-cell>
          <table:table-cell office:value-type="float" office:value="29847.8952986371" calcext:value-type="float">
            <text:p>29847.8952986371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3158056548" calcext:value-type="float">
            <text:p>0.3158056548</text:p>
          </table:table-cell>
          <table:table-cell office:value-type="float" office:value="511598.225972038" calcext:value-type="float">
            <text:p>511598.225972038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240813083" calcext:value-type="float">
            <text:p>0.1240813083</text:p>
          </table:table-cell>
          <table:table-cell office:value-type="float" office:value="201008.994770558" calcext:value-type="float">
            <text:p>201008.994770558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3000227526" calcext:value-type="float">
            <text:p>0.3000227526</text:p>
          </table:table-cell>
          <table:table-cell office:value-type="float" office:value="486030.270892169" calcext:value-type="float">
            <text:p>486030.270892169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76237949" calcext:value-type="float">
            <text:p>0.0176237949</text:p>
          </table:table-cell>
          <table:table-cell office:value-type="float" office:value="29847.8960997187" calcext:value-type="float">
            <text:p>29847.8960997187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3020749741" calcext:value-type="float">
            <text:p>0.3020749741</text:p>
          </table:table-cell>
          <table:table-cell office:value-type="float" office:value="511598.239702719" calcext:value-type="float">
            <text:p>511598.239702719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186864688" calcext:value-type="float">
            <text:p>0.1186864688</text:p>
          </table:table-cell>
          <table:table-cell office:value-type="float" office:value="201009.000165398" calcext:value-type="float">
            <text:p>201009.000165398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286978285" calcext:value-type="float">
            <text:p>0.286978285</text:p>
          </table:table-cell>
          <table:table-cell office:value-type="float" office:value="486030.283936637" calcext:value-type="float">
            <text:p>486030.283936637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68575429" calcext:value-type="float">
            <text:p>0.0168575429</text:p>
          </table:table-cell>
          <table:table-cell office:value-type="float" office:value="29847.8968659706" calcext:value-type="float">
            <text:p>29847.8968659706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2889412796" calcext:value-type="float">
            <text:p>0.2889412796</text:p>
          </table:table-cell>
          <table:table-cell office:value-type="float" office:value="511598.252836414" calcext:value-type="float">
            <text:p>511598.252836414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135261876" calcext:value-type="float">
            <text:p>0.1135261876</text:p>
          </table:table-cell>
          <table:table-cell office:value-type="float" office:value="201009.005325679" calcext:value-type="float">
            <text:p>201009.005325679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2745009682" calcext:value-type="float">
            <text:p>0.2745009682</text:p>
          </table:table-cell>
          <table:table-cell office:value-type="float" office:value="486030.296413954" calcext:value-type="float">
            <text:p>486030.296413954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61246063" calcext:value-type="float">
            <text:p>0.0161246063</text:p>
          </table:table-cell>
          <table:table-cell office:value-type="float" office:value="29847.8975989073" calcext:value-type="float">
            <text:p>29847.8975989073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2763786152" calcext:value-type="float">
            <text:p>0.2763786152</text:p>
          </table:table-cell>
          <table:table-cell office:value-type="float" office:value="511598.265399078" calcext:value-type="float">
            <text:p>511598.265399078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085902663" calcext:value-type="float">
            <text:p>0.1085902663</text:p>
          </table:table-cell>
          <table:table-cell office:value-type="float" office:value="201009.0102616" calcext:value-type="float">
            <text:p>201009.0102616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2625661435" calcext:value-type="float">
            <text:p>0.2625661435</text:p>
          </table:table-cell>
          <table:table-cell office:value-type="float" office:value="486030.308348778" calcext:value-type="float">
            <text:p>486030.308348778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54235364" calcext:value-type="float">
            <text:p>0.0154235364</text:p>
          </table:table-cell>
          <table:table-cell office:value-type="float" office:value="29847.8982999771" calcext:value-type="float">
            <text:p>29847.8982999771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2643621536" calcext:value-type="float">
            <text:p>0.2643621536</text:p>
          </table:table-cell>
          <table:table-cell office:value-type="float" office:value="511598.27741554" calcext:value-type="float">
            <text:p>511598.27741554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1038689504" calcext:value-type="float">
            <text:p>0.1038689504</text:p>
          </table:table-cell>
          <table:table-cell office:value-type="float" office:value="201009.014982916" calcext:value-type="float">
            <text:p>201009.014982916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2511502242" calcext:value-type="float">
            <text:p>0.2511502242</text:p>
          </table:table-cell>
          <table:table-cell office:value-type="float" office:value="486030.319764698" calcext:value-type="float">
            <text:p>486030.319764698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47529479" calcext:value-type="float">
            <text:p>0.0147529479</text:p>
          </table:table-cell>
          <table:table-cell office:value-type="float" office:value="29847.8989705657" calcext:value-type="float">
            <text:p>29847.8989705657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2528681469" calcext:value-type="float">
            <text:p>0.2528681469</text:p>
          </table:table-cell>
          <table:table-cell office:value-type="float" office:value="511598.288909546" calcext:value-type="float">
            <text:p>511598.288909546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993529091" calcext:value-type="float">
            <text:p>0.0993529091</text:p>
          </table:table-cell>
          <table:table-cell office:value-type="float" office:value="201009.019498958" calcext:value-type="float">
            <text:p>201009.019498958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2402306492" calcext:value-type="float">
            <text:p>0.2402306492</text:p>
          </table:table-cell>
          <table:table-cell office:value-type="float" office:value="486030.330684273" calcext:value-type="float">
            <text:p>486030.330684273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41115154" calcext:value-type="float">
            <text:p>0.0141115154</text:p>
          </table:table-cell>
          <table:table-cell office:value-type="float" office:value="29847.8996119982" calcext:value-type="float">
            <text:p>29847.8996119982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2418738796" calcext:value-type="float">
            <text:p>0.2418738796</text:p>
          </table:table-cell>
          <table:table-cell office:value-type="float" office:value="511598.299903814" calcext:value-type="float">
            <text:p>511598.299903814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950332174" calcext:value-type="float">
            <text:p>0.0950332174</text:p>
          </table:table-cell>
          <table:table-cell office:value-type="float" office:value="201009.023818649" calcext:value-type="float">
            <text:p>201009.023818649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2297858383" calcext:value-type="float">
            <text:p>0.2297858383</text:p>
          </table:table-cell>
          <table:table-cell office:value-type="float" office:value="486030.341129084" calcext:value-type="float">
            <text:p>486030.341129084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34979712" calcext:value-type="float">
            <text:p>0.0134979712</text:p>
          </table:table-cell>
          <table:table-cell office:value-type="float" office:value="29847.9002255423" calcext:value-type="float">
            <text:p>29847.9002255423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231357624" calcext:value-type="float">
            <text:p>0.231357624</text:p>
          </table:table-cell>
          <table:table-cell office:value-type="float" office:value="511598.310420069" calcext:value-type="float">
            <text:p>511598.310420069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909013383" calcext:value-type="float">
            <text:p>0.0909013383</text:p>
          </table:table-cell>
          <table:table-cell office:value-type="float" office:value="201009.027950528" calcext:value-type="float">
            <text:p>201009.027950528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2197951497" calcext:value-type="float">
            <text:p>0.2197951497</text:p>
          </table:table-cell>
          <table:table-cell office:value-type="float" office:value="486030.351119772" calcext:value-type="float">
            <text:p>486030.351119772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29111029" calcext:value-type="float">
            <text:p>0.0129111029</text:p>
          </table:table-cell>
          <table:table-cell office:value-type="float" office:value="29847.9008124107" calcext:value-type="float">
            <text:p>29847.9008124107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2212985968" calcext:value-type="float">
            <text:p>0.2212985968</text:p>
          </table:table-cell>
          <table:table-cell office:value-type="float" office:value="511598.320479096" calcext:value-type="float">
            <text:p>511598.320479096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869491062" calcext:value-type="float">
            <text:p>0.0869491062</text:p>
          </table:table-cell>
          <table:table-cell office:value-type="float" office:value="201009.03190276" calcext:value-type="float">
            <text:p>201009.03190276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2102388388" calcext:value-type="float">
            <text:p>0.2102388388</text:p>
          </table:table-cell>
          <table:table-cell office:value-type="float" office:value="486030.360676083" calcext:value-type="float">
            <text:p>486030.360676083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23497506" calcext:value-type="float">
            <text:p>0.0123497506</text:p>
          </table:table-cell>
          <table:table-cell office:value-type="float" office:value="29847.901373763" calcext:value-type="float">
            <text:p>29847.901373763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2116769187" calcext:value-type="float">
            <text:p>0.2116769187</text:p>
          </table:table-cell>
          <table:table-cell office:value-type="float" office:value="511598.330100775" calcext:value-type="float">
            <text:p>511598.330100775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831687103" calcext:value-type="float">
            <text:p>0.0831687103</text:p>
          </table:table-cell>
          <table:table-cell office:value-type="float" office:value="201009.035683156" calcext:value-type="float">
            <text:p>201009.035683156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2010980197" calcext:value-type="float">
            <text:p>0.2010980197</text:p>
          </table:table-cell>
          <table:table-cell office:value-type="float" office:value="486030.369816902" calcext:value-type="float">
            <text:p>486030.369816902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18128049" calcext:value-type="float">
            <text:p>0.0118128049</text:p>
          </table:table-cell>
          <table:table-cell office:value-type="float" office:value="29847.9019107086" calcext:value-type="float">
            <text:p>29847.9019107086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2024735743" calcext:value-type="float">
            <text:p>0.2024735743</text:p>
          </table:table-cell>
          <table:table-cell office:value-type="float" office:value="511598.339304119" calcext:value-type="float">
            <text:p>511598.339304119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795526794" calcext:value-type="float">
            <text:p>0.0795526794</text:p>
          </table:table-cell>
          <table:table-cell office:value-type="float" office:value="201009.039299187" calcext:value-type="float">
            <text:p>201009.039299187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923546275" calcext:value-type="float">
            <text:p>0.1923546275</text:p>
          </table:table-cell>
          <table:table-cell office:value-type="float" office:value="486030.378560294" calcext:value-type="float">
            <text:p>486030.378560294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12992047" calcext:value-type="float">
            <text:p>0.0112992047</text:p>
          </table:table-cell>
          <table:table-cell office:value-type="float" office:value="29847.9024243089" calcext:value-type="float">
            <text:p>29847.9024243089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936703754" calcext:value-type="float">
            <text:p>0.1936703754</text:p>
          </table:table-cell>
          <table:table-cell office:value-type="float" office:value="511598.348107318" calcext:value-type="float">
            <text:p>511598.348107318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760938672" calcext:value-type="float">
            <text:p>0.0760938672</text:p>
          </table:table-cell>
          <table:table-cell office:value-type="float" office:value="201009.042757999" calcext:value-type="float">
            <text:p>201009.042757999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839913828" calcext:value-type="float">
            <text:p>0.1839913828</text:p>
          </table:table-cell>
          <table:table-cell office:value-type="float" office:value="486030.386923539" calcext:value-type="float">
            <text:p>486030.386923539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08079349" calcext:value-type="float">
            <text:p>0.0108079349</text:p>
          </table:table-cell>
          <table:table-cell office:value-type="float" office:value="29847.9029155786" calcext:value-type="float">
            <text:p>29847.9029155786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852499243" calcext:value-type="float">
            <text:p>0.1852499243</text:p>
          </table:table-cell>
          <table:table-cell office:value-type="float" office:value="511598.356527769" calcext:value-type="float">
            <text:p>511598.356527769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727854382" calcext:value-type="float">
            <text:p>0.0727854382</text:p>
          </table:table-cell>
          <table:table-cell office:value-type="float" office:value="201009.046066428" calcext:value-type="float">
            <text:p>201009.046066428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759917574" calcext:value-type="float">
            <text:p>0.1759917574</text:p>
          </table:table-cell>
          <table:table-cell office:value-type="float" office:value="486030.394923164" calcext:value-type="float">
            <text:p>486030.394923164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103380247" calcext:value-type="float">
            <text:p>0.0103380247</text:p>
          </table:table-cell>
          <table:table-cell office:value-type="float" office:value="29847.9033854888" calcext:value-type="float">
            <text:p>29847.9033854888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771955797" calcext:value-type="float">
            <text:p>0.1771955797</text:p>
          </table:table-cell>
          <table:table-cell office:value-type="float" office:value="511598.364582114" calcext:value-type="float">
            <text:p>511598.364582114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696208539" calcext:value-type="float">
            <text:p>0.0696208539</text:p>
          </table:table-cell>
          <table:table-cell office:value-type="float" office:value="201009.049231013" calcext:value-type="float">
            <text:p>201009.049231013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683399419" calcext:value-type="float">
            <text:p>0.1683399419</text:p>
          </table:table-cell>
          <table:table-cell office:value-type="float" office:value="486030.40257498" calcext:value-type="float">
            <text:p>486030.40257498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98885454" calcext:value-type="float">
            <text:p>0.0098885454</text:p>
          </table:table-cell>
          <table:table-cell office:value-type="float" office:value="29847.9038349682" calcext:value-type="float">
            <text:p>29847.9038349682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694914241" calcext:value-type="float">
            <text:p>0.1694914241</text:p>
          </table:table-cell>
          <table:table-cell office:value-type="float" office:value="511598.372286269" calcext:value-type="float">
            <text:p>511598.372286269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665938603" calcext:value-type="float">
            <text:p>0.0665938603</text:p>
          </table:table-cell>
          <table:table-cell office:value-type="float" office:value="201009.052258006" calcext:value-type="float">
            <text:p>201009.052258006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610208139" calcext:value-type="float">
            <text:p>0.1610208139</text:p>
          </table:table-cell>
          <table:table-cell office:value-type="float" office:value="486030.409894108" calcext:value-type="float">
            <text:p>486030.409894108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94586086" calcext:value-type="float">
            <text:p>0.0094586086</text:p>
          </table:table-cell>
          <table:table-cell office:value-type="float" office:value="29847.9042649049" calcext:value-type="float">
            <text:p>29847.9042649049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621222317" calcext:value-type="float">
            <text:p>0.1621222317</text:p>
          </table:table-cell>
          <table:table-cell office:value-type="float" office:value="511598.379655462" calcext:value-type="float">
            <text:p>511598.379655462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63698475" calcext:value-type="float">
            <text:p>0.063698475</text:p>
          </table:table-cell>
          <table:table-cell office:value-type="float" office:value="201009.055153392" calcext:value-type="float">
            <text:p>201009.055153392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54019909" calcext:value-type="float">
            <text:p>0.154019909</text:p>
          </table:table-cell>
          <table:table-cell office:value-type="float" office:value="486030.416895013" calcext:value-type="float">
            <text:p>486030.416895013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90473648" calcext:value-type="float">
            <text:p>0.0090473648</text:p>
          </table:table-cell>
          <table:table-cell office:value-type="float" office:value="29847.9046761488" calcext:value-type="float">
            <text:p>29847.9046761488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55073439" calcext:value-type="float">
            <text:p>0.155073439</text:p>
          </table:table-cell>
          <table:table-cell office:value-type="float" office:value="511598.386704254" calcext:value-type="float">
            <text:p>511598.386704254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609289761" calcext:value-type="float">
            <text:p>0.0609289761</text:p>
          </table:table-cell>
          <table:table-cell office:value-type="float" office:value="201009.057922891" calcext:value-type="float">
            <text:p>201009.057922891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473233912" calcext:value-type="float">
            <text:p>0.1473233912</text:p>
          </table:table-cell>
          <table:table-cell office:value-type="float" office:value="486030.423591531" calcext:value-type="float">
            <text:p>486030.423591531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86540011" calcext:value-type="float">
            <text:p>0.0086540011</text:p>
          </table:table-cell>
          <table:table-cell office:value-type="float" office:value="29847.9050695125" calcext:value-type="float">
            <text:p>29847.9050695125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483311155" calcext:value-type="float">
            <text:p>0.1483311155</text:p>
          </table:table-cell>
          <table:table-cell office:value-type="float" office:value="511598.393446578" calcext:value-type="float">
            <text:p>511598.393446578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582798902" calcext:value-type="float">
            <text:p>0.0582798902</text:p>
          </table:table-cell>
          <table:table-cell office:value-type="float" office:value="201009.060571976" calcext:value-type="float">
            <text:p>201009.060571976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409180263" calcext:value-type="float">
            <text:p>0.1409180263</text:p>
          </table:table-cell>
          <table:table-cell office:value-type="float" office:value="486030.429996895" calcext:value-type="float">
            <text:p>486030.429996895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82777402" calcext:value-type="float">
            <text:p>0.0082777402</text:p>
          </table:table-cell>
          <table:table-cell office:value-type="float" office:value="29847.9054457734" calcext:value-type="float">
            <text:p>29847.9054457734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418819366" calcext:value-type="float">
            <text:p>0.1418819366</text:p>
          </table:table-cell>
          <table:table-cell office:value-type="float" office:value="511598.399895757" calcext:value-type="float">
            <text:p>511598.399895757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557459819" calcext:value-type="float">
            <text:p>0.0557459819</text:p>
          </table:table-cell>
          <table:table-cell office:value-type="float" office:value="201009.063105885" calcext:value-type="float">
            <text:p>201009.063105885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347911556" calcext:value-type="float">
            <text:p>0.1347911556</text:p>
          </table:table-cell>
          <table:table-cell office:value-type="float" office:value="486030.436123766" calcext:value-type="float">
            <text:p>486030.436123766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79178384" calcext:value-type="float">
            <text:p>0.0079178384</text:p>
          </table:table-cell>
          <table:table-cell office:value-type="float" office:value="29847.9058056751" calcext:value-type="float">
            <text:p>29847.9058056751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357131567" calcext:value-type="float">
            <text:p>0.1357131567</text:p>
          </table:table-cell>
          <table:table-cell office:value-type="float" office:value="511598.406064537" calcext:value-type="float">
            <text:p>511598.406064537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533222436" calcext:value-type="float">
            <text:p>0.0533222436</text:p>
          </table:table-cell>
          <table:table-cell office:value-type="float" office:value="201009.065529623" calcext:value-type="float">
            <text:p>201009.065529623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289306705" calcext:value-type="float">
            <text:p>0.1289306705</text:p>
          </table:table-cell>
          <table:table-cell office:value-type="float" office:value="486030.441984251" calcext:value-type="float">
            <text:p>486030.441984251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75735846" calcext:value-type="float">
            <text:p>0.0075735846</text:p>
          </table:table-cell>
          <table:table-cell office:value-type="float" office:value="29847.906149929" calcext:value-type="float">
            <text:p>29847.906149929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298125847" calcext:value-type="float">
            <text:p>0.1298125847</text:p>
          </table:table-cell>
          <table:table-cell office:value-type="float" office:value="511598.411965109" calcext:value-type="float">
            <text:p>511598.411965109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510038851" calcext:value-type="float">
            <text:p>0.0510038851</text:p>
          </table:table-cell>
          <table:table-cell office:value-type="float" office:value="201009.067847982" calcext:value-type="float">
            <text:p>201009.067847982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233249892" calcext:value-type="float">
            <text:p>0.1233249892</text:p>
          </table:table-cell>
          <table:table-cell office:value-type="float" office:value="486030.447589933" calcext:value-type="float">
            <text:p>486030.447589933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72442983" calcext:value-type="float">
            <text:p>0.0072442983</text:p>
          </table:table-cell>
          <table:table-cell office:value-type="float" office:value="29847.9064792153" calcext:value-type="float">
            <text:p>29847.9064792153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241685592" calcext:value-type="float">
            <text:p>0.1241685592</text:p>
          </table:table-cell>
          <table:table-cell office:value-type="float" office:value="511598.417609134" calcext:value-type="float">
            <text:p>511598.417609134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487863249" calcext:value-type="float">
            <text:p>0.0487863249</text:p>
          </table:table-cell>
          <table:table-cell office:value-type="float" office:value="201009.070065542" calcext:value-type="float">
            <text:p>201009.070065542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179630331" calcext:value-type="float">
            <text:p>0.1179630331</text:p>
          </table:table-cell>
          <table:table-cell office:value-type="float" office:value="486030.452951889" calcext:value-type="float">
            <text:p>486030.452951889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69293288" calcext:value-type="float">
            <text:p>0.0069293288</text:p>
          </table:table-cell>
          <table:table-cell office:value-type="float" office:value="29847.9067941848" calcext:value-type="float">
            <text:p>29847.9067941848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187699262" calcext:value-type="float">
            <text:p>0.1187699262</text:p>
          </table:table-cell>
          <table:table-cell office:value-type="float" office:value="511598.423007767" calcext:value-type="float">
            <text:p>511598.423007767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466651803" calcext:value-type="float">
            <text:p>0.0466651803</text:p>
          </table:table-cell>
          <table:table-cell office:value-type="float" office:value="201009.072186686" calcext:value-type="float">
            <text:p>201009.072186686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128342056" calcext:value-type="float">
            <text:p>0.1128342056</text:p>
          </table:table-cell>
          <table:table-cell office:value-type="float" office:value="486030.458080716" calcext:value-type="float">
            <text:p>486030.458080716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66280536" calcext:value-type="float">
            <text:p>0.0066280536</text:p>
          </table:table-cell>
          <table:table-cell office:value-type="float" office:value="29847.9070954599" calcext:value-type="float">
            <text:p>29847.9070954599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136060164" calcext:value-type="float">
            <text:p>0.1136060164</text:p>
          </table:table-cell>
          <table:table-cell office:value-type="float" office:value="511598.428171677" calcext:value-type="float">
            <text:p>511598.428171677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446362594" calcext:value-type="float">
            <text:p>0.0446362594</text:p>
          </table:table-cell>
          <table:table-cell office:value-type="float" office:value="201009.074215607" calcext:value-type="float">
            <text:p>201009.074215607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079283705" calcext:value-type="float">
            <text:p>0.1079283705</text:p>
          </table:table-cell>
          <table:table-cell office:value-type="float" office:value="486030.462986551" calcext:value-type="float">
            <text:p>486030.462986551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63398774" calcext:value-type="float">
            <text:p>0.0063398774</text:p>
          </table:table-cell>
          <table:table-cell office:value-type="float" office:value="29847.9073836362" calcext:value-type="float">
            <text:p>29847.9073836362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086666243" calcext:value-type="float">
            <text:p>0.1086666243</text:p>
          </table:table-cell>
          <table:table-cell office:value-type="float" office:value="511598.433111069" calcext:value-type="float">
            <text:p>511598.433111069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426955525" calcext:value-type="float">
            <text:p>0.0426955525</text:p>
          </table:table-cell>
          <table:table-cell office:value-type="float" office:value="201009.076156314" calcext:value-type="float">
            <text:p>201009.076156314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1032358327" calcext:value-type="float">
            <text:p>0.1032358327</text:p>
          </table:table-cell>
          <table:table-cell office:value-type="float" office:value="486030.467679089" calcext:value-type="float">
            <text:p>486030.467679089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60642305" calcext:value-type="float">
            <text:p>0.0060642305</text:p>
          </table:table-cell>
          <table:table-cell office:value-type="float" office:value="29847.907659283" calcext:value-type="float">
            <text:p>29847.907659283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1039419885" calcext:value-type="float">
            <text:p>0.1039419885</text:p>
          </table:table-cell>
          <table:table-cell office:value-type="float" office:value="511598.437835705" calcext:value-type="float">
            <text:p>511598.437835705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408392241" calcext:value-type="float">
            <text:p>0.0408392241</text:p>
          </table:table-cell>
          <table:table-cell office:value-type="float" office:value="201009.078012643" calcext:value-type="float">
            <text:p>201009.078012643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987473182" calcext:value-type="float">
            <text:p>0.0987473182</text:p>
          </table:table-cell>
          <table:table-cell office:value-type="float" office:value="486030.472167604" calcext:value-type="float">
            <text:p>486030.472167604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58005683" calcext:value-type="float">
            <text:p>0.0058005683</text:p>
          </table:table-cell>
          <table:table-cell office:value-type="float" office:value="29847.9079229452" calcext:value-type="float">
            <text:p>29847.9079229452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994227716" calcext:value-type="float">
            <text:p>0.0994227716</text:p>
          </table:table-cell>
          <table:table-cell office:value-type="float" office:value="511598.442354922" calcext:value-type="float">
            <text:p>511598.442354922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390636057" calcext:value-type="float">
            <text:p>0.0390636057</text:p>
          </table:table-cell>
          <table:table-cell office:value-type="float" office:value="201009.079788261" calcext:value-type="float">
            <text:p>201009.079788261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944539565" calcext:value-type="float">
            <text:p>0.0944539565</text:p>
          </table:table-cell>
          <table:table-cell office:value-type="float" office:value="486030.476460965" calcext:value-type="float">
            <text:p>486030.476460965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55483697" calcext:value-type="float">
            <text:p>0.0055483697</text:p>
          </table:table-cell>
          <table:table-cell office:value-type="float" office:value="29847.9081751438" calcext:value-type="float">
            <text:p>29847.9081751438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951000424" calcext:value-type="float">
            <text:p>0.0951000424</text:p>
          </table:table-cell>
          <table:table-cell office:value-type="float" office:value="511598.446677651" calcext:value-type="float">
            <text:p>511598.446677651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37365188" calcext:value-type="float">
            <text:p>0.037365188</text:p>
          </table:table-cell>
          <table:table-cell office:value-type="float" office:value="201009.081486679" calcext:value-type="float">
            <text:p>201009.081486679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903472628" calcext:value-type="float">
            <text:p>0.0903472628</text:p>
          </table:table-cell>
          <table:table-cell office:value-type="float" office:value="486030.480567659" calcext:value-type="float">
            <text:p>486030.480567659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53071363" calcext:value-type="float">
            <text:p>0.0053071363</text:p>
          </table:table-cell>
          <table:table-cell office:value-type="float" office:value="29847.9084163773" calcext:value-type="float">
            <text:p>29847.9084163773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909652579" calcext:value-type="float">
            <text:p>0.0909652579</text:p>
          </table:table-cell>
          <table:table-cell office:value-type="float" office:value="511598.450812435" calcext:value-type="float">
            <text:p>511598.450812435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357406146" calcext:value-type="float">
            <text:p>0.0357406146</text:p>
          </table:table-cell>
          <table:table-cell office:value-type="float" office:value="201009.083111252" calcext:value-type="float">
            <text:p>201009.083111252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864191209" calcext:value-type="float">
            <text:p>0.0864191209</text:p>
          </table:table-cell>
          <table:table-cell office:value-type="float" office:value="486030.484495801" calcext:value-type="float">
            <text:p>486030.484495801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50763912" calcext:value-type="float">
            <text:p>0.0050763912</text:p>
          </table:table-cell>
          <table:table-cell office:value-type="float" office:value="29847.9086471224" calcext:value-type="float">
            <text:p>29847.9086471224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870102467" calcext:value-type="float">
            <text:p>0.0870102467</text:p>
          </table:table-cell>
          <table:table-cell office:value-type="float" office:value="511598.454767447" calcext:value-type="float">
            <text:p>511598.454767447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341866749" calcext:value-type="float">
            <text:p>0.0341866749</text:p>
          </table:table-cell>
          <table:table-cell office:value-type="float" office:value="201009.084665192" calcext:value-type="float">
            <text:p>201009.084665192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826617678" calcext:value-type="float">
            <text:p>0.0826617678</text:p>
          </table:table-cell>
          <table:table-cell office:value-type="float" office:value="486030.488253154" calcext:value-type="float">
            <text:p>486030.488253154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48556785" calcext:value-type="float">
            <text:p>0.0048556785</text:p>
          </table:table-cell>
          <table:table-cell office:value-type="float" office:value="29847.908867835" calcext:value-type="float">
            <text:p>29847.908867835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832271925" calcext:value-type="float">
            <text:p>0.0832271925</text:p>
          </table:table-cell>
          <table:table-cell office:value-type="float" office:value="511598.458550501" calcext:value-type="float">
            <text:p>511598.458550501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327002977" calcext:value-type="float">
            <text:p>0.0327002977</text:p>
          </table:table-cell>
          <table:table-cell office:value-type="float" office:value="201009.086151569" calcext:value-type="float">
            <text:p>201009.086151569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790677779" calcext:value-type="float">
            <text:p>0.0790677779</text:p>
          </table:table-cell>
          <table:table-cell office:value-type="float" office:value="486030.491847144" calcext:value-type="float">
            <text:p>486030.491847144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46445621" calcext:value-type="float">
            <text:p>0.0046445621</text:p>
          </table:table-cell>
          <table:table-cell office:value-type="float" office:value="29847.9090789515" calcext:value-type="float">
            <text:p>29847.9090789515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796086189" calcext:value-type="float">
            <text:p>0.0796086189</text:p>
          </table:table-cell>
          <table:table-cell office:value-type="float" office:value="511598.462169074" calcext:value-type="float">
            <text:p>511598.462169074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312785456" calcext:value-type="float">
            <text:p>0.0312785456</text:p>
          </table:table-cell>
          <table:table-cell office:value-type="float" office:value="201009.087573321" calcext:value-type="float">
            <text:p>201009.087573321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756300484" calcext:value-type="float">
            <text:p>0.0756300484</text:p>
          </table:table-cell>
          <table:table-cell office:value-type="float" office:value="486030.495284873" calcext:value-type="float">
            <text:p>486030.495284873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44426246" calcext:value-type="float">
            <text:p>0.0044426246</text:p>
          </table:table-cell>
          <table:table-cell office:value-type="float" office:value="29847.909280889" calcext:value-type="float">
            <text:p>29847.909280889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761473745" calcext:value-type="float">
            <text:p>0.0761473745</text:p>
          </table:table-cell>
          <table:table-cell office:value-type="float" office:value="511598.465630319" calcext:value-type="float">
            <text:p>511598.465630319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299186089" calcext:value-type="float">
            <text:p>0.0299186089</text:p>
          </table:table-cell>
          <table:table-cell office:value-type="float" office:value="201009.088933258" calcext:value-type="float">
            <text:p>201009.088933258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723417854" calcext:value-type="float">
            <text:p>0.0723417854</text:p>
          </table:table-cell>
          <table:table-cell office:value-type="float" office:value="486030.498573136" calcext:value-type="float">
            <text:p>486030.498573136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4249467" calcext:value-type="float">
            <text:p>0.004249467</text:p>
          </table:table-cell>
          <table:table-cell office:value-type="float" office:value="29847.9094740466" calcext:value-type="float">
            <text:p>29847.9094740466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728366191" calcext:value-type="float">
            <text:p>0.0728366191</text:p>
          </table:table-cell>
          <table:table-cell office:value-type="float" office:value="511598.468941074" calcext:value-type="float">
            <text:p>511598.468941074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286177998" calcext:value-type="float">
            <text:p>0.0286177998</text:p>
          </table:table-cell>
          <table:table-cell office:value-type="float" office:value="201009.090234067" calcext:value-type="float">
            <text:p>201009.090234067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691964904" calcext:value-type="float">
            <text:p>0.0691964904</text:p>
          </table:table-cell>
          <table:table-cell office:value-type="float" office:value="486030.501718431" calcext:value-type="float">
            <text:p>486030.501718431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40647076" calcext:value-type="float">
            <text:p>0.0040647076</text:p>
          </table:table-cell>
          <table:table-cell office:value-type="float" office:value="29847.909658806" calcext:value-type="float">
            <text:p>29847.909658806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696698096" calcext:value-type="float">
            <text:p>0.0696698096</text:p>
          </table:table-cell>
          <table:table-cell office:value-type="float" office:value="511598.472107884" calcext:value-type="float">
            <text:p>511598.472107884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273735476" calcext:value-type="float">
            <text:p>0.0273735476</text:p>
          </table:table-cell>
          <table:table-cell office:value-type="float" office:value="201009.091478319" calcext:value-type="float">
            <text:p>201009.091478319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661879473" calcext:value-type="float">
            <text:p>0.0661879473</text:p>
          </table:table-cell>
          <table:table-cell office:value-type="float" office:value="486030.504726975" calcext:value-type="float">
            <text:p>486030.504726975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38879812" calcext:value-type="float">
            <text:p>0.0038879812</text:p>
          </table:table-cell>
          <table:table-cell office:value-type="float" office:value="29847.9098355324" calcext:value-type="float">
            <text:p>29847.9098355324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666406874" calcext:value-type="float">
            <text:p>0.0666406874</text:p>
          </table:table-cell>
          <table:table-cell office:value-type="float" office:value="511598.475137006" calcext:value-type="float">
            <text:p>511598.475137006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261833934" calcext:value-type="float">
            <text:p>0.0261833934</text:p>
          </table:table-cell>
          <table:table-cell office:value-type="float" office:value="201009.092668473" calcext:value-type="float">
            <text:p>201009.092668473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633102105" calcext:value-type="float">
            <text:p>0.0633102105</text:p>
          </table:table-cell>
          <table:table-cell office:value-type="float" office:value="486030.507604711" calcext:value-type="float">
            <text:p>486030.507604711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37189385" calcext:value-type="float">
            <text:p>0.0037189385</text:p>
          </table:table-cell>
          <table:table-cell office:value-type="float" office:value="29847.9100045751" calcext:value-type="float">
            <text:p>29847.9100045751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637432662" calcext:value-type="float">
            <text:p>0.0637432662</text:p>
          </table:table-cell>
          <table:table-cell office:value-type="float" office:value="511598.478034427" calcext:value-type="float">
            <text:p>511598.478034427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250449849" calcext:value-type="float">
            <text:p>0.0250449849</text:p>
          </table:table-cell>
          <table:table-cell office:value-type="float" office:value="201009.093806882" calcext:value-type="float">
            <text:p>201009.093806882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605575926" calcext:value-type="float">
            <text:p>0.0605575926</text:p>
          </table:table-cell>
          <table:table-cell office:value-type="float" office:value="486030.510357329" calcext:value-type="float">
            <text:p>486030.510357329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35572455" calcext:value-type="float">
            <text:p>0.0035572455</text:p>
          </table:table-cell>
          <table:table-cell office:value-type="float" office:value="29847.910166268" calcext:value-type="float">
            <text:p>29847.910166268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609718199" calcext:value-type="float">
            <text:p>0.0609718199</text:p>
          </table:table-cell>
          <table:table-cell office:value-type="float" office:value="511598.480805874" calcext:value-type="float">
            <text:p>511598.480805874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239560726" calcext:value-type="float">
            <text:p>0.0239560726</text:p>
          </table:table-cell>
          <table:table-cell office:value-type="float" office:value="201009.094895794" calcext:value-type="float">
            <text:p>201009.094895794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579246538" calcext:value-type="float">
            <text:p>0.0579246538</text:p>
          </table:table-cell>
          <table:table-cell office:value-type="float" office:value="486030.512990268" calcext:value-type="float">
            <text:p>486030.512990268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34025827" calcext:value-type="float">
            <text:p>0.0034025827</text:p>
          </table:table-cell>
          <table:table-cell office:value-type="float" office:value="29847.9103209309" calcext:value-type="float">
            <text:p>29847.9103209309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583208712" calcext:value-type="float">
            <text:p>0.0583208712</text:p>
          </table:table-cell>
          <table:table-cell office:value-type="float" office:value="511598.483456822" calcext:value-type="float">
            <text:p>511598.483456822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229145042" calcext:value-type="float">
            <text:p>0.0229145042</text:p>
          </table:table-cell>
          <table:table-cell office:value-type="float" office:value="201009.095937362" calcext:value-type="float">
            <text:p>201009.095937362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554061906" calcext:value-type="float">
            <text:p>0.0554061906</text:p>
          </table:table-cell>
          <table:table-cell office:value-type="float" office:value="486030.515508731" calcext:value-type="float">
            <text:p>486030.515508731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32546443" calcext:value-type="float">
            <text:p>0.0032546443</text:p>
          </table:table-cell>
          <table:table-cell office:value-type="float" office:value="29847.9104688693" calcext:value-type="float">
            <text:p>29847.9104688693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557851811" calcext:value-type="float">
            <text:p>0.0557851811</text:p>
          </table:table-cell>
          <table:table-cell office:value-type="float" office:value="511598.485992512" calcext:value-type="float">
            <text:p>511598.485992512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219182214" calcext:value-type="float">
            <text:p>0.0219182214</text:p>
          </table:table-cell>
          <table:table-cell office:value-type="float" office:value="201009.096933645" calcext:value-type="float">
            <text:p>201009.096933645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529972258" calcext:value-type="float">
            <text:p>0.0529972258</text:p>
          </table:table-cell>
          <table:table-cell office:value-type="float" office:value="486030.517917696" calcext:value-type="float">
            <text:p>486030.517917696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3113138" calcext:value-type="float">
            <text:p>0.003113138</text:p>
          </table:table-cell>
          <table:table-cell office:value-type="float" office:value="29847.9106103755" calcext:value-type="float">
            <text:p>29847.9106103755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533597384" calcext:value-type="float">
            <text:p>0.0533597384</text:p>
          </table:table-cell>
          <table:table-cell office:value-type="float" office:value="511598.488417955" calcext:value-type="float">
            <text:p>511598.488417955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209652552" calcext:value-type="float">
            <text:p>0.0209652552</text:p>
          </table:table-cell>
          <table:table-cell office:value-type="float" office:value="201009.097886611" calcext:value-type="float">
            <text:p>201009.097886611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506929985" calcext:value-type="float">
            <text:p>0.0506929985</text:p>
          </table:table-cell>
          <table:table-cell office:value-type="float" office:value="486030.520221923" calcext:value-type="float">
            <text:p>486030.520221923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29777842" calcext:value-type="float">
            <text:p>0.0029777842</text:p>
          </table:table-cell>
          <table:table-cell office:value-type="float" office:value="29847.9107457294" calcext:value-type="float">
            <text:p>29847.9107457294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510397498" calcext:value-type="float">
            <text:p>0.0510397498</text:p>
          </table:table-cell>
          <table:table-cell office:value-type="float" office:value="511598.490737944" calcext:value-type="float">
            <text:p>511598.490737944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200537224" calcext:value-type="float">
            <text:p>0.0200537224</text:p>
          </table:table-cell>
          <table:table-cell office:value-type="float" office:value="201009.098798144" calcext:value-type="float">
            <text:p>201009.098798144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484889551" calcext:value-type="float">
            <text:p>0.0484889551</text:p>
          </table:table-cell>
          <table:table-cell office:value-type="float" office:value="486030.522425967" calcext:value-type="float">
            <text:p>486030.522425967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28483153" calcext:value-type="float">
            <text:p>0.0028483153</text:p>
          </table:table-cell>
          <table:table-cell office:value-type="float" office:value="29847.9108751983" calcext:value-type="float">
            <text:p>29847.9108751983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488206302" calcext:value-type="float">
            <text:p>0.0488206302</text:p>
          </table:table-cell>
          <table:table-cell office:value-type="float" office:value="511598.492957063" calcext:value-type="float">
            <text:p>511598.492957063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91818214" calcext:value-type="float">
            <text:p>0.0191818214</text:p>
          </table:table-cell>
          <table:table-cell office:value-type="float" office:value="201009.099670045" calcext:value-type="float">
            <text:p>201009.099670045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463807397" calcext:value-type="float">
            <text:p>0.0463807397</text:p>
          </table:table-cell>
          <table:table-cell office:value-type="float" office:value="486030.524534182" calcext:value-type="float">
            <text:p>486030.524534182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27244755" calcext:value-type="float">
            <text:p>0.0027244755</text:p>
          </table:table-cell>
          <table:table-cell office:value-type="float" office:value="29847.910999038" calcext:value-type="float">
            <text:p>29847.910999038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466979941" calcext:value-type="float">
            <text:p>0.0466979941</text:p>
          </table:table-cell>
          <table:table-cell office:value-type="float" office:value="511598.495079699" calcext:value-type="float">
            <text:p>511598.495079699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83478292" calcext:value-type="float">
            <text:p>0.0183478292</text:p>
          </table:table-cell>
          <table:table-cell office:value-type="float" office:value="201009.100504037" calcext:value-type="float">
            <text:p>201009.100504037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443641858" calcext:value-type="float">
            <text:p>0.0443641858</text:p>
          </table:table-cell>
          <table:table-cell office:value-type="float" office:value="486030.526550736" calcext:value-type="float">
            <text:p>486030.526550736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26060201" calcext:value-type="float">
            <text:p>0.0026060201</text:p>
          </table:table-cell>
          <table:table-cell office:value-type="float" office:value="29847.9111174935" calcext:value-type="float">
            <text:p>29847.9111174935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446676466" calcext:value-type="float">
            <text:p>0.0446676466</text:p>
          </table:table-cell>
          <table:table-cell office:value-type="float" office:value="511598.497110047" calcext:value-type="float">
            <text:p>511598.497110047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75500975" calcext:value-type="float">
            <text:p>0.0175500975</text:p>
          </table:table-cell>
          <table:table-cell office:value-type="float" office:value="201009.101301769" calcext:value-type="float">
            <text:p>201009.101301769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424353081" calcext:value-type="float">
            <text:p>0.0424353081</text:p>
          </table:table-cell>
          <table:table-cell office:value-type="float" office:value="486030.528479614" calcext:value-type="float">
            <text:p>486030.528479614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24927148" calcext:value-type="float">
            <text:p>0.0024927148</text:p>
          </table:table-cell>
          <table:table-cell office:value-type="float" office:value="29847.9112307987" calcext:value-type="float">
            <text:p>29847.9112307987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42725575" calcext:value-type="float">
            <text:p>0.042725575</text:p>
          </table:table-cell>
          <table:table-cell office:value-type="float" office:value="511598.499052118" calcext:value-type="float">
            <text:p>511598.499052118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67870498" calcext:value-type="float">
            <text:p>0.0167870498</text:p>
          </table:table-cell>
          <table:table-cell office:value-type="float" office:value="201009.102064817" calcext:value-type="float">
            <text:p>201009.102064817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405902947" calcext:value-type="float">
            <text:p>0.0405902947</text:p>
          </table:table-cell>
          <table:table-cell office:value-type="float" office:value="486030.530324627" calcext:value-type="float">
            <text:p>486030.530324627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23843359" calcext:value-type="float">
            <text:p>0.0023843359</text:p>
          </table:table-cell>
          <table:table-cell office:value-type="float" office:value="29847.9113391776" calcext:value-type="float">
            <text:p>29847.9113391776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408679413" calcext:value-type="float">
            <text:p>0.0408679413</text:p>
          </table:table-cell>
          <table:table-cell office:value-type="float" office:value="511598.500909752" calcext:value-type="float">
            <text:p>511598.500909752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6057178" calcext:value-type="float">
            <text:p>0.016057178</text:p>
          </table:table-cell>
          <table:table-cell office:value-type="float" office:value="201009.102794689" calcext:value-type="float">
            <text:p>201009.102794689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388254993" calcext:value-type="float">
            <text:p>0.0388254993</text:p>
          </table:table-cell>
          <table:table-cell office:value-type="float" office:value="486030.532089423" calcext:value-type="float">
            <text:p>486030.532089423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22806692" calcext:value-type="float">
            <text:p>0.0022806692</text:p>
          </table:table-cell>
          <table:table-cell office:value-type="float" office:value="29847.9114428444" calcext:value-type="float">
            <text:p>29847.9114428444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390910742" calcext:value-type="float">
            <text:p>0.0390910742</text:p>
          </table:table-cell>
          <table:table-cell office:value-type="float" office:value="511598.502686619" calcext:value-type="float">
            <text:p>511598.502686619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53590398" calcext:value-type="float">
            <text:p>0.0153590398</text:p>
          </table:table-cell>
          <table:table-cell office:value-type="float" office:value="201009.103492827" calcext:value-type="float">
            <text:p>201009.103492827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371374341" calcext:value-type="float">
            <text:p>0.0371374341</text:p>
          </table:table-cell>
          <table:table-cell office:value-type="float" office:value="486030.533777488" calcext:value-type="float">
            <text:p>486030.533777488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21815096" calcext:value-type="float">
            <text:p>0.0021815096</text:p>
          </table:table-cell>
          <table:table-cell office:value-type="float" office:value="29847.9115420039" calcext:value-type="float">
            <text:p>29847.9115420039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373914623" calcext:value-type="float">
            <text:p>0.0373914623</text:p>
          </table:table-cell>
          <table:table-cell office:value-type="float" office:value="511598.504386231" calcext:value-type="float">
            <text:p>511598.504386231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46912555" calcext:value-type="float">
            <text:p>0.0146912555</text:p>
          </table:table-cell>
          <table:table-cell office:value-type="float" office:value="201009.104160611" calcext:value-type="float">
            <text:p>201009.104160611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355227631" calcext:value-type="float">
            <text:p>0.0355227631</text:p>
          </table:table-cell>
          <table:table-cell office:value-type="float" office:value="486030.535392159" calcext:value-type="float">
            <text:p>486030.535392159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20866614" calcext:value-type="float">
            <text:p>0.0020866614</text:p>
          </table:table-cell>
          <table:table-cell office:value-type="float" office:value="29847.9116368522" calcext:value-type="float">
            <text:p>29847.9116368522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357657466" calcext:value-type="float">
            <text:p>0.0357657466</text:p>
          </table:table-cell>
          <table:table-cell office:value-type="float" office:value="511598.506011947" calcext:value-type="float">
            <text:p>511598.506011947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40525053" calcext:value-type="float">
            <text:p>0.0140525053</text:p>
          </table:table-cell>
          <table:table-cell office:value-type="float" office:value="201009.104799361" calcext:value-type="float">
            <text:p>201009.104799361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339782951" calcext:value-type="float">
            <text:p>0.0339782951</text:p>
          </table:table-cell>
          <table:table-cell office:value-type="float" office:value="486030.536936627" calcext:value-type="float">
            <text:p>486030.536936627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995937" calcext:value-type="float">
            <text:p>0.001995937</text:p>
          </table:table-cell>
          <table:table-cell office:value-type="float" office:value="29847.9117275766" calcext:value-type="float">
            <text:p>29847.9117275766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342107141" calcext:value-type="float">
            <text:p>0.0342107141</text:p>
          </table:table-cell>
          <table:table-cell office:value-type="float" office:value="511598.507566979" calcext:value-type="float">
            <text:p>511598.507566979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34415268" calcext:value-type="float">
            <text:p>0.0134415268</text:p>
          </table:table-cell>
          <table:table-cell office:value-type="float" office:value="201009.10541034" calcext:value-type="float">
            <text:p>201009.10541034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325009779" calcext:value-type="float">
            <text:p>0.0325009779</text:p>
          </table:table-cell>
          <table:table-cell office:value-type="float" office:value="486030.538413944" calcext:value-type="float">
            <text:p>486030.538413944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9091571" calcext:value-type="float">
            <text:p>0.0019091571</text:p>
          </table:table-cell>
          <table:table-cell office:value-type="float" office:value="29847.9118143565" calcext:value-type="float">
            <text:p>29847.9118143565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327232917" calcext:value-type="float">
            <text:p>0.0327232917</text:p>
          </table:table-cell>
          <table:table-cell office:value-type="float" office:value="511598.509054402" calcext:value-type="float">
            <text:p>511598.509054402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28571126" calcext:value-type="float">
            <text:p>0.0128571126</text:p>
          </table:table-cell>
          <table:table-cell office:value-type="float" office:value="201009.105994754" calcext:value-type="float">
            <text:p>201009.105994754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310878919" calcext:value-type="float">
            <text:p>0.0310878919</text:p>
          </table:table-cell>
          <table:table-cell office:value-type="float" office:value="486030.53982703" calcext:value-type="float">
            <text:p>486030.53982703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8261503" calcext:value-type="float">
            <text:p>0.0018261503</text:p>
          </table:table-cell>
          <table:table-cell office:value-type="float" office:value="29847.9118973633" calcext:value-type="float">
            <text:p>29847.9118973633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313005399" calcext:value-type="float">
            <text:p>0.0313005399</text:p>
          </table:table-cell>
          <table:table-cell office:value-type="float" office:value="511598.510477154" calcext:value-type="float">
            <text:p>511598.510477154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22981077" calcext:value-type="float">
            <text:p>0.0122981077</text:p>
          </table:table-cell>
          <table:table-cell office:value-type="float" office:value="201009.106553759" calcext:value-type="float">
            <text:p>201009.106553759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297362444" calcext:value-type="float">
            <text:p>0.0297362444</text:p>
          </table:table-cell>
          <table:table-cell office:value-type="float" office:value="486030.541178678" calcext:value-type="float">
            <text:p>486030.541178678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7467524" calcext:value-type="float">
            <text:p>0.0017467524</text:p>
          </table:table-cell>
          <table:table-cell office:value-type="float" office:value="29847.9119767611" calcext:value-type="float">
            <text:p>29847.9119767611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299396469" calcext:value-type="float">
            <text:p>0.0299396469</text:p>
          </table:table-cell>
          <table:table-cell office:value-type="float" office:value="511598.511838047" calcext:value-type="float">
            <text:p>511598.511838047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17634073" calcext:value-type="float">
            <text:p>0.0117634073</text:p>
          </table:table-cell>
          <table:table-cell office:value-type="float" office:value="201009.107088459" calcext:value-type="float">
            <text:p>201009.107088459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284433642" calcext:value-type="float">
            <text:p>0.0284433642</text:p>
          </table:table-cell>
          <table:table-cell office:value-type="float" office:value="486030.542471558" calcext:value-type="float">
            <text:p>486030.542471558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6708067" calcext:value-type="float">
            <text:p>0.0016708067</text:p>
          </table:table-cell>
          <table:table-cell office:value-type="float" office:value="29847.9120527069" calcext:value-type="float">
            <text:p>29847.9120527069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286379231" calcext:value-type="float">
            <text:p>0.0286379231</text:p>
          </table:table-cell>
          <table:table-cell office:value-type="float" office:value="511598.51313977" calcext:value-type="float">
            <text:p>511598.51313977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12519548" calcext:value-type="float">
            <text:p>0.0112519548</text:p>
          </table:table-cell>
          <table:table-cell office:value-type="float" office:value="201009.107599912" calcext:value-type="float">
            <text:p>201009.107599912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272066962" calcext:value-type="float">
            <text:p>0.0272066962</text:p>
          </table:table-cell>
          <table:table-cell office:value-type="float" office:value="486030.543708226" calcext:value-type="float">
            <text:p>486030.543708226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5981629" calcext:value-type="float">
            <text:p>0.0015981629</text:p>
          </table:table-cell>
          <table:table-cell office:value-type="float" office:value="29847.9121253507" calcext:value-type="float">
            <text:p>29847.9121253507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27392796" calcext:value-type="float">
            <text:p>0.027392796</text:p>
          </table:table-cell>
          <table:table-cell office:value-type="float" office:value="511598.514384897" calcext:value-type="float">
            <text:p>511598.514384897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07627394" calcext:value-type="float">
            <text:p>0.0107627394</text:p>
          </table:table-cell>
          <table:table-cell office:value-type="float" office:value="201009.108089127" calcext:value-type="float">
            <text:p>201009.108089127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260237964" calcext:value-type="float">
            <text:p>0.0260237964</text:p>
          </table:table-cell>
          <table:table-cell office:value-type="float" office:value="486030.544891126" calcext:value-type="float">
            <text:p>486030.544891126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5286776" calcext:value-type="float">
            <text:p>0.0015286776</text:p>
          </table:table-cell>
          <table:table-cell office:value-type="float" office:value="29847.912194836" calcext:value-type="float">
            <text:p>29847.912194836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262018049" calcext:value-type="float">
            <text:p>0.0262018049</text:p>
          </table:table-cell>
          <table:table-cell office:value-type="float" office:value="511598.515575889" calcext:value-type="float">
            <text:p>511598.515575889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102947942" calcext:value-type="float">
            <text:p>0.0102947942</text:p>
          </table:table-cell>
          <table:table-cell office:value-type="float" office:value="201009.108557072" calcext:value-type="float">
            <text:p>201009.108557072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24892327" calcext:value-type="float">
            <text:p>0.024892327</text:p>
          </table:table-cell>
          <table:table-cell office:value-type="float" office:value="486030.546022595" calcext:value-type="float">
            <text:p>486030.546022595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4622133" calcext:value-type="float">
            <text:p>0.0014622133</text:p>
          </table:table-cell>
          <table:table-cell office:value-type="float" office:value="29847.9122613002" calcext:value-type="float">
            <text:p>29847.9122613002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25062596" calcext:value-type="float">
            <text:p>0.025062596</text:p>
          </table:table-cell>
          <table:table-cell office:value-type="float" office:value="511598.516715097" calcext:value-type="float">
            <text:p>511598.516715097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98471945" calcext:value-type="float">
            <text:p>0.0098471945</text:p>
          </table:table-cell>
          <table:table-cell office:value-type="float" office:value="201009.109004672" calcext:value-type="float">
            <text:p>201009.109004672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238100519" calcext:value-type="float">
            <text:p>0.0238100519</text:p>
          </table:table-cell>
          <table:table-cell office:value-type="float" office:value="486030.54710487" calcext:value-type="float">
            <text:p>486030.54710487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3986388" calcext:value-type="float">
            <text:p>0.0013986388</text:p>
          </table:table-cell>
          <table:table-cell office:value-type="float" office:value="29847.9123248747" calcext:value-type="float">
            <text:p>29847.9123248747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239729179" calcext:value-type="float">
            <text:p>0.0239729179</text:p>
          </table:table-cell>
          <table:table-cell office:value-type="float" office:value="511598.517804776" calcext:value-type="float">
            <text:p>511598.517804776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94190556" calcext:value-type="float">
            <text:p>0.0094190556</text:p>
          </table:table-cell>
          <table:table-cell office:value-type="float" office:value="201009.109432811" calcext:value-type="float">
            <text:p>201009.109432811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227748322" calcext:value-type="float">
            <text:p>0.0227748322</text:p>
          </table:table-cell>
          <table:table-cell office:value-type="float" office:value="486030.54814009" calcext:value-type="float">
            <text:p>486030.54814009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3378284" calcext:value-type="float">
            <text:p>0.0013378284</text:p>
          </table:table-cell>
          <table:table-cell office:value-type="float" office:value="29847.9123856851" calcext:value-type="float">
            <text:p>29847.9123856851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229306171" calcext:value-type="float">
            <text:p>0.0229306171</text:p>
          </table:table-cell>
          <table:table-cell office:value-type="float" office:value="511598.518847076" calcext:value-type="float">
            <text:p>511598.518847076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90095314" calcext:value-type="float">
            <text:p>0.0090095314</text:p>
          </table:table-cell>
          <table:table-cell office:value-type="float" office:value="201009.109842335" calcext:value-type="float">
            <text:p>201009.109842335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217846221" calcext:value-type="float">
            <text:p>0.0217846221</text:p>
          </table:table-cell>
          <table:table-cell office:value-type="float" office:value="486030.5491303" calcext:value-type="float">
            <text:p>486030.5491303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279662" calcext:value-type="float">
            <text:p>0.001279662</text:p>
          </table:table-cell>
          <table:table-cell office:value-type="float" office:value="29847.9124438516" calcext:value-type="float">
            <text:p>29847.9124438516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219336337" calcext:value-type="float">
            <text:p>0.0219336337</text:p>
          </table:table-cell>
          <table:table-cell office:value-type="float" office:value="511598.51984406" calcext:value-type="float">
            <text:p>511598.51984406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86178127" calcext:value-type="float">
            <text:p>0.0086178127</text:p>
          </table:table-cell>
          <table:table-cell office:value-type="float" office:value="201009.110234054" calcext:value-type="float">
            <text:p>201009.110234054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208374646" calcext:value-type="float">
            <text:p>0.0208374646</text:p>
          </table:table-cell>
          <table:table-cell office:value-type="float" office:value="486030.550077457" calcext:value-type="float">
            <text:p>486030.550077457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2240245" calcext:value-type="float">
            <text:p>0.0012240245</text:p>
          </table:table-cell>
          <table:table-cell office:value-type="float" office:value="29847.912499489" calcext:value-type="float">
            <text:p>29847.912499489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209799975" calcext:value-type="float">
            <text:p>0.0209799975</text:p>
          </table:table-cell>
          <table:table-cell office:value-type="float" office:value="511598.520797696" calcext:value-type="float">
            <text:p>511598.520797696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82431252" calcext:value-type="float">
            <text:p>0.0082431252</text:p>
          </table:table-cell>
          <table:table-cell office:value-type="float" office:value="201009.110608741" calcext:value-type="float">
            <text:p>201009.110608741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99314879" calcext:value-type="float">
            <text:p>0.0199314879</text:p>
          </table:table-cell>
          <table:table-cell office:value-type="float" office:value="486030.550983434" calcext:value-type="float">
            <text:p>486030.550983434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1708061" calcext:value-type="float">
            <text:p>0.0011708061</text:p>
          </table:table-cell>
          <table:table-cell office:value-type="float" office:value="29847.9125527075" calcext:value-type="float">
            <text:p>29847.9125527075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200678237" calcext:value-type="float">
            <text:p>0.0200678237</text:p>
          </table:table-cell>
          <table:table-cell office:value-type="float" office:value="511598.52170987" calcext:value-type="float">
            <text:p>511598.52170987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78847284" calcext:value-type="float">
            <text:p>0.0078847284</text:p>
          </table:table-cell>
          <table:table-cell office:value-type="float" office:value="201009.110967138" calcext:value-type="float">
            <text:p>201009.110967138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90649015" calcext:value-type="float">
            <text:p>0.0190649015</text:p>
          </table:table-cell>
          <table:table-cell office:value-type="float" office:value="486030.55185002" calcext:value-type="float">
            <text:p>486030.55185002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1199014" calcext:value-type="float">
            <text:p>0.0011199014</text:p>
          </table:table-cell>
          <table:table-cell office:value-type="float" office:value="29847.9126036121" calcext:value-type="float">
            <text:p>29847.9126036121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91953096" calcext:value-type="float">
            <text:p>0.0191953096</text:p>
          </table:table-cell>
          <table:table-cell office:value-type="float" office:value="511598.522582384" calcext:value-type="float">
            <text:p>511598.522582384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75419141" calcext:value-type="float">
            <text:p>0.0075419141</text:p>
          </table:table-cell>
          <table:table-cell office:value-type="float" office:value="201009.111309952" calcext:value-type="float">
            <text:p>201009.111309952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82359927" calcext:value-type="float">
            <text:p>0.0182359927</text:p>
          </table:table-cell>
          <table:table-cell office:value-type="float" office:value="486030.552678929" calcext:value-type="float">
            <text:p>486030.552678929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0712101" calcext:value-type="float">
            <text:p>0.0010712101</text:p>
          </table:table-cell>
          <table:table-cell office:value-type="float" office:value="29847.9126523035" calcext:value-type="float">
            <text:p>29847.9126523035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83607309" calcext:value-type="float">
            <text:p>0.0183607309</text:p>
          </table:table-cell>
          <table:table-cell office:value-type="float" office:value="511598.523416963" calcext:value-type="float">
            <text:p>511598.523416963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72140048" calcext:value-type="float">
            <text:p>0.0072140048</text:p>
          </table:table-cell>
          <table:table-cell office:value-type="float" office:value="201009.111637862" calcext:value-type="float">
            <text:p>201009.111637862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74431235" calcext:value-type="float">
            <text:p>0.0174431235</text:p>
          </table:table-cell>
          <table:table-cell office:value-type="float" office:value="486030.553471798" calcext:value-type="float">
            <text:p>486030.553471798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office:value-type="float" office:value="0.0010246357" calcext:value-type="float">
            <text:p>0.0010246357</text:p>
          </table:table-cell>
          <table:table-cell office:value-type="float" office:value="29847.9126988778" calcext:value-type="float">
            <text:p>29847.9126988778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75624383" calcext:value-type="float">
            <text:p>0.0175624383</text:p>
          </table:table-cell>
          <table:table-cell office:value-type="float" office:value="511598.524215255" calcext:value-type="float">
            <text:p>511598.524215255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69003524" calcext:value-type="float">
            <text:p>0.0069003524</text:p>
          </table:table-cell>
          <table:table-cell office:value-type="float" office:value="201009.111951514" calcext:value-type="float">
            <text:p>201009.111951514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66847268" calcext:value-type="float">
            <text:p>0.0166847268</text:p>
          </table:table-cell>
          <table:table-cell office:value-type="float" office:value="486030.554230195" calcext:value-type="float">
            <text:p>486030.554230195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98" calcext:value-type="float">
            <text:p>9.80E-004</text:p>
          </table:table-cell>
          <table:table-cell office:value-type="float" office:value="29847.9127434272" calcext:value-type="float">
            <text:p>29847.9127434272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6798854" calcext:value-type="float">
            <text:p>0.016798854</text:p>
          </table:table-cell>
          <table:table-cell office:value-type="float" office:value="511598.524978839" calcext:value-type="float">
            <text:p>511598.524978839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66003371" calcext:value-type="float">
            <text:p>0.0066003371</text:p>
          </table:table-cell>
          <table:table-cell office:value-type="float" office:value="201009.11225153" calcext:value-type="float">
            <text:p>201009.11225153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59593039" calcext:value-type="float">
            <text:p>0.0159593039</text:p>
          </table:table-cell>
          <table:table-cell office:value-type="float" office:value="486030.554955618" calcext:value-type="float">
            <text:p>486030.554955618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937" calcext:value-type="float">
            <text:p>9.37E-004</text:p>
          </table:table-cell>
          <table:table-cell office:value-type="float" office:value="29847.9127860397" calcext:value-type="float">
            <text:p>29847.9127860397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6068469" calcext:value-type="float">
            <text:p>0.016068469</text:p>
          </table:table-cell>
          <table:table-cell office:value-type="float" office:value="511598.525709224" calcext:value-type="float">
            <text:p>511598.525709224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63133659" calcext:value-type="float">
            <text:p>0.0063133659</text:p>
          </table:table-cell>
          <table:table-cell office:value-type="float" office:value="201009.112538501" calcext:value-type="float">
            <text:p>201009.112538501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52654211" calcext:value-type="float">
            <text:p>0.0152654211</text:p>
          </table:table-cell>
          <table:table-cell office:value-type="float" office:value="486030.555649501" calcext:value-type="float">
            <text:p>486030.555649501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897" calcext:value-type="float">
            <text:p>8.97E-004</text:p>
          </table:table-cell>
          <table:table-cell office:value-type="float" office:value="29847.9128267994" calcext:value-type="float">
            <text:p>29847.9128267994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53698399" calcext:value-type="float">
            <text:p>0.0153698399</text:p>
          </table:table-cell>
          <table:table-cell office:value-type="float" office:value="511598.526407853" calcext:value-type="float">
            <text:p>511598.526407853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60388718" calcext:value-type="float">
            <text:p>0.0060388718</text:p>
          </table:table-cell>
          <table:table-cell office:value-type="float" office:value="201009.112812995" calcext:value-type="float">
            <text:p>201009.112812995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46017071" calcext:value-type="float">
            <text:p>0.0146017071</text:p>
          </table:table-cell>
          <table:table-cell office:value-type="float" office:value="486030.556313215" calcext:value-type="float">
            <text:p>486030.556313215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858" calcext:value-type="float">
            <text:p>8.58E-004</text:p>
          </table:table-cell>
          <table:table-cell office:value-type="float" office:value="29847.912865787" calcext:value-type="float">
            <text:p>29847.912865787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4701586" calcext:value-type="float">
            <text:p>0.014701586</text:p>
          </table:table-cell>
          <table:table-cell office:value-type="float" office:value="511598.527076107" calcext:value-type="float">
            <text:p>511598.527076107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57763121" calcext:value-type="float">
            <text:p>0.0057763121</text:p>
          </table:table-cell>
          <table:table-cell office:value-type="float" office:value="201009.113075555" calcext:value-type="float">
            <text:p>201009.113075555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39668503" calcext:value-type="float">
            <text:p>0.0139668503</text:p>
          </table:table-cell>
          <table:table-cell office:value-type="float" office:value="486030.556948072" calcext:value-type="float">
            <text:p>486030.556948072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82" calcext:value-type="float">
            <text:p>8.20E-004</text:p>
          </table:table-cell>
          <table:table-cell office:value-type="float" office:value="29847.9129030794" calcext:value-type="float">
            <text:p>29847.9129030794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40623866" calcext:value-type="float">
            <text:p>0.0140623866</text:p>
          </table:table-cell>
          <table:table-cell office:value-type="float" office:value="511598.527715307" calcext:value-type="float">
            <text:p>511598.527715307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55251681" calcext:value-type="float">
            <text:p>0.0055251681</text:p>
          </table:table-cell>
          <table:table-cell office:value-type="float" office:value="201009.113326699" calcext:value-type="float">
            <text:p>201009.113326699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33595959" calcext:value-type="float">
            <text:p>0.0133595959</text:p>
          </table:table-cell>
          <table:table-cell office:value-type="float" office:value="486030.557555326" calcext:value-type="float">
            <text:p>486030.557555326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785" calcext:value-type="float">
            <text:p>7.85E-004</text:p>
          </table:table-cell>
          <table:table-cell office:value-type="float" office:value="29847.9129387505" calcext:value-type="float">
            <text:p>29847.9129387505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34509785" calcext:value-type="float">
            <text:p>0.0134509785</text:p>
          </table:table-cell>
          <table:table-cell office:value-type="float" office:value="511598.528326715" calcext:value-type="float">
            <text:p>511598.528326715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52849434" calcext:value-type="float">
            <text:p>0.0052849434</text:p>
          </table:table-cell>
          <table:table-cell office:value-type="float" office:value="201009.113566923" calcext:value-type="float">
            <text:p>201009.113566923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27787439" calcext:value-type="float">
            <text:p>0.0127787439</text:p>
          </table:table-cell>
          <table:table-cell office:value-type="float" office:value="486030.558136178" calcext:value-type="float">
            <text:p>486030.558136178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751" calcext:value-type="float">
            <text:p>7.51E-004</text:p>
          </table:table-cell>
          <table:table-cell office:value-type="float" office:value="29847.9129728706" calcext:value-type="float">
            <text:p>29847.9129728706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28661534" calcext:value-type="float">
            <text:p>0.0128661534</text:p>
          </table:table-cell>
          <table:table-cell office:value-type="float" office:value="511598.52891154" calcext:value-type="float">
            <text:p>511598.52891154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50551633" calcext:value-type="float">
            <text:p>0.0050551633</text:p>
          </table:table-cell>
          <table:table-cell office:value-type="float" office:value="201009.113796703" calcext:value-type="float">
            <text:p>201009.113796703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22231464" calcext:value-type="float">
            <text:p>0.0122231464</text:p>
          </table:table-cell>
          <table:table-cell office:value-type="float" office:value="486030.558691776" calcext:value-type="float">
            <text:p>486030.558691776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718" calcext:value-type="float">
            <text:p>7.18E-004</text:p>
          </table:table-cell>
          <table:table-cell office:value-type="float" office:value="29847.9130055073" calcext:value-type="float">
            <text:p>29847.9130055073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23067554" calcext:value-type="float">
            <text:p>0.0123067554</text:p>
          </table:table-cell>
          <table:table-cell office:value-type="float" office:value="511598.529470938" calcext:value-type="float">
            <text:p>511598.529470938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48353735" calcext:value-type="float">
            <text:p>0.0048353735</text:p>
          </table:table-cell>
          <table:table-cell office:value-type="float" office:value="201009.114016493" calcext:value-type="float">
            <text:p>201009.114016493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16917052" calcext:value-type="float">
            <text:p>0.0116917052</text:p>
          </table:table-cell>
          <table:table-cell office:value-type="float" office:value="486030.559223217" calcext:value-type="float">
            <text:p>486030.559223217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687" calcext:value-type="float">
            <text:p>6.87E-004</text:p>
          </table:table-cell>
          <table:table-cell office:value-type="float" office:value="29847.9130367249" calcext:value-type="float">
            <text:p>29847.9130367249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17716791" calcext:value-type="float">
            <text:p>0.0117716791</text:p>
          </table:table-cell>
          <table:table-cell office:value-type="float" office:value="511598.530006014" calcext:value-type="float">
            <text:p>511598.530006014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46251399" calcext:value-type="float">
            <text:p>0.0046251399</text:p>
          </table:table-cell>
          <table:table-cell office:value-type="float" office:value="201009.114226727" calcext:value-type="float">
            <text:p>201009.114226727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11833702" calcext:value-type="float">
            <text:p>0.0111833702</text:p>
          </table:table-cell>
          <table:table-cell office:value-type="float" office:value="486030.559731552" calcext:value-type="float">
            <text:p>486030.559731552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657" calcext:value-type="float">
            <text:p>6.57E-004</text:p>
          </table:table-cell>
          <table:table-cell office:value-type="float" office:value="29847.9130665853" calcext:value-type="float">
            <text:p>29847.9130665853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12598669" calcext:value-type="float">
            <text:p>0.0112598669</text:p>
          </table:table-cell>
          <table:table-cell office:value-type="float" office:value="511598.530517827" calcext:value-type="float">
            <text:p>511598.530517827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44240469" calcext:value-type="float">
            <text:p>0.0044240469</text:p>
          </table:table-cell>
          <table:table-cell office:value-type="float" office:value="201009.11442782" calcext:value-type="float">
            <text:p>201009.11442782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06971367" calcext:value-type="float">
            <text:p>0.0106971367</text:p>
          </table:table-cell>
          <table:table-cell office:value-type="float" office:value="486030.560217785" calcext:value-type="float">
            <text:p>486030.560217785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628" calcext:value-type="float">
            <text:p>6.28E-004</text:p>
          </table:table-cell>
          <table:table-cell office:value-type="float" office:value="29847.9130951474" calcext:value-type="float">
            <text:p>29847.9130951474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07703075" calcext:value-type="float">
            <text:p>0.0107703075</text:p>
          </table:table-cell>
          <table:table-cell office:value-type="float" office:value="511598.531007386" calcext:value-type="float">
            <text:p>511598.531007386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4231697" calcext:value-type="float">
            <text:p>0.004231697</text:p>
          </table:table-cell>
          <table:table-cell office:value-type="float" office:value="201009.11462017" calcext:value-type="float">
            <text:p>201009.11462017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102320438" calcext:value-type="float">
            <text:p>0.0102320438</text:p>
          </table:table-cell>
          <table:table-cell office:value-type="float" office:value="486030.560682878" calcext:value-type="float">
            <text:p>486030.560682878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601" calcext:value-type="float">
            <text:p>6.01E-004</text:p>
          </table:table-cell>
          <table:table-cell office:value-type="float" office:value="29847.9131224677" calcext:value-type="float">
            <text:p>29847.9131224677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103020333" calcext:value-type="float">
            <text:p>0.0103020333</text:p>
          </table:table-cell>
          <table:table-cell office:value-type="float" office:value="511598.53147566" calcext:value-type="float">
            <text:p>511598.53147566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40477102" calcext:value-type="float">
            <text:p>0.0040477102</text:p>
          </table:table-cell>
          <table:table-cell office:value-type="float" office:value="201009.114804156" calcext:value-type="float">
            <text:p>201009.114804156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97871724" calcext:value-type="float">
            <text:p>0.0097871724</text:p>
          </table:table-cell>
          <table:table-cell office:value-type="float" office:value="486030.56112775" calcext:value-type="float">
            <text:p>486030.56112775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575" calcext:value-type="float">
            <text:p>5.75E-004</text:p>
          </table:table-cell>
          <table:table-cell office:value-type="float" office:value="29847.9131486001" calcext:value-type="float">
            <text:p>29847.9131486001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98541188" calcext:value-type="float">
            <text:p>0.0098541188</text:p>
          </table:table-cell>
          <table:table-cell office:value-type="float" office:value="511598.531923575" calcext:value-type="float">
            <text:p>511598.531923575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38717228" calcext:value-type="float">
            <text:p>0.0038717228</text:p>
          </table:table-cell>
          <table:table-cell office:value-type="float" office:value="201009.114980144" calcext:value-type="float">
            <text:p>201009.114980144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93616431" calcext:value-type="float">
            <text:p>0.0093616431</text:p>
          </table:table-cell>
          <table:table-cell office:value-type="float" office:value="486030.561553279" calcext:value-type="float">
            <text:p>486030.561553279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55" calcext:value-type="float">
            <text:p>5.50E-004</text:p>
          </table:table-cell>
          <table:table-cell office:value-type="float" office:value="29847.9131735963" calcext:value-type="float">
            <text:p>29847.9131735963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94256788" calcext:value-type="float">
            <text:p>0.0094256788</text:p>
          </table:table-cell>
          <table:table-cell office:value-type="float" office:value="511598.532352015" calcext:value-type="float">
            <text:p>511598.532352015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3703387" calcext:value-type="float">
            <text:p>0.003703387</text:p>
          </table:table-cell>
          <table:table-cell office:value-type="float" office:value="201009.11514848" calcext:value-type="float">
            <text:p>201009.11514848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89546152" calcext:value-type="float">
            <text:p>0.0089546152</text:p>
          </table:table-cell>
          <table:table-cell office:value-type="float" office:value="486030.561960307" calcext:value-type="float">
            <text:p>486030.561960307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526" calcext:value-type="float">
            <text:p>5.26E-004</text:p>
          </table:table-cell>
          <table:table-cell office:value-type="float" office:value="29847.9131975058" calcext:value-type="float">
            <text:p>29847.9131975058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90158667" calcext:value-type="float">
            <text:p>0.0090158667</text:p>
          </table:table-cell>
          <table:table-cell office:value-type="float" office:value="511598.532761827" calcext:value-type="float">
            <text:p>511598.532761827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35423702" calcext:value-type="float">
            <text:p>0.0035423702</text:p>
          </table:table-cell>
          <table:table-cell office:value-type="float" office:value="201009.115309496" calcext:value-type="float">
            <text:p>201009.115309496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85652841" calcext:value-type="float">
            <text:p>0.0085652841</text:p>
          </table:table-cell>
          <table:table-cell office:value-type="float" office:value="486030.562349638" calcext:value-type="float">
            <text:p>486030.562349638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503" calcext:value-type="float">
            <text:p>5.03E-004</text:p>
          </table:table-cell>
          <table:table-cell office:value-type="float" office:value="29847.9132203757" calcext:value-type="float">
            <text:p>29847.9132203757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86238725" calcext:value-type="float">
            <text:p>0.0086238725</text:p>
          </table:table-cell>
          <table:table-cell office:value-type="float" office:value="511598.533153821" calcext:value-type="float">
            <text:p>511598.533153821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33883541" calcext:value-type="float">
            <text:p>0.0033883541</text:p>
          </table:table-cell>
          <table:table-cell office:value-type="float" office:value="201009.115463513" calcext:value-type="float">
            <text:p>201009.115463513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81928804" calcext:value-type="float">
            <text:p>0.0081928804</text:p>
          </table:table-cell>
          <table:table-cell office:value-type="float" office:value="486030.562722041" calcext:value-type="float">
            <text:p>486030.562722041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481" calcext:value-type="float">
            <text:p>4.81E-004</text:p>
          </table:table-cell>
          <table:table-cell office:value-type="float" office:value="29847.9132422512" calcext:value-type="float">
            <text:p>29847.9132422512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82489215" calcext:value-type="float">
            <text:p>0.0082489215</text:p>
          </table:table-cell>
          <table:table-cell office:value-type="float" office:value="511598.533528772" calcext:value-type="float">
            <text:p>511598.533528772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32410343" calcext:value-type="float">
            <text:p>0.0032410343</text:p>
          </table:table-cell>
          <table:table-cell office:value-type="float" office:value="201009.115610832" calcext:value-type="float">
            <text:p>201009.115610832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78366682" calcext:value-type="float">
            <text:p>0.0078366682</text:p>
          </table:table-cell>
          <table:table-cell office:value-type="float" office:value="486030.563078254" calcext:value-type="float">
            <text:p>486030.563078254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46" calcext:value-type="float">
            <text:p>4.60E-004</text:p>
          </table:table-cell>
          <table:table-cell office:value-type="float" office:value="29847.9132631757" calcext:value-type="float">
            <text:p>29847.9132631757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78902727" calcext:value-type="float">
            <text:p>0.0078902727</text:p>
          </table:table-cell>
          <table:table-cell office:value-type="float" office:value="511598.533887421" calcext:value-type="float">
            <text:p>511598.533887421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31001198" calcext:value-type="float">
            <text:p>0.0031001198</text:p>
          </table:table-cell>
          <table:table-cell office:value-type="float" office:value="201009.115751747" calcext:value-type="float">
            <text:p>201009.115751747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74959435" calcext:value-type="float">
            <text:p>0.0074959435</text:p>
          </table:table-cell>
          <table:table-cell office:value-type="float" office:value="486030.563418978" calcext:value-type="float">
            <text:p>486030.563418978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44" calcext:value-type="float">
            <text:p>4.40E-004</text:p>
          </table:table-cell>
          <table:table-cell office:value-type="float" office:value="29847.9132831904" calcext:value-type="float">
            <text:p>29847.9132831904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75472174" calcext:value-type="float">
            <text:p>0.0075472174</text:p>
          </table:table-cell>
          <table:table-cell office:value-type="float" office:value="511598.534230476" calcext:value-type="float">
            <text:p>511598.534230476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2965332" calcext:value-type="float">
            <text:p>0.002965332</text:p>
          </table:table-cell>
          <table:table-cell office:value-type="float" office:value="201009.115886535" calcext:value-type="float">
            <text:p>201009.115886535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71700329" calcext:value-type="float">
            <text:p>0.0071700329</text:p>
          </table:table-cell>
          <table:table-cell office:value-type="float" office:value="486030.563744889" calcext:value-type="float">
            <text:p>486030.563744889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421" calcext:value-type="float">
            <text:p>4.21E-004</text:p>
          </table:table-cell>
          <table:table-cell office:value-type="float" office:value="29847.9133023349" calcext:value-type="float">
            <text:p>29847.9133023349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72190775" calcext:value-type="float">
            <text:p>0.0072190775</text:p>
          </table:table-cell>
          <table:table-cell office:value-type="float" office:value="511598.534558616" calcext:value-type="float">
            <text:p>511598.534558616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28364045" calcext:value-type="float">
            <text:p>0.0028364045</text:p>
          </table:table-cell>
          <table:table-cell office:value-type="float" office:value="201009.116015462" calcext:value-type="float">
            <text:p>201009.116015462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68582924" calcext:value-type="float">
            <text:p>0.0068582924</text:p>
          </table:table-cell>
          <table:table-cell office:value-type="float" office:value="486030.564056629" calcext:value-type="float">
            <text:p>486030.564056629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403" calcext:value-type="float">
            <text:p>4.03E-004</text:p>
          </table:table-cell>
          <table:table-cell office:value-type="float" office:value="29847.913320647" calcext:value-type="float">
            <text:p>29847.913320647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69052046" calcext:value-type="float">
            <text:p>0.0069052046</text:p>
          </table:table-cell>
          <table:table-cell office:value-type="float" office:value="511598.534872489" calcext:value-type="float">
            <text:p>511598.534872489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27130826" calcext:value-type="float">
            <text:p>0.0027130826</text:p>
          </table:table-cell>
          <table:table-cell office:value-type="float" office:value="201009.116138784" calcext:value-type="float">
            <text:p>201009.116138784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65601057" calcext:value-type="float">
            <text:p>0.0065601057</text:p>
          </table:table-cell>
          <table:table-cell office:value-type="float" office:value="486030.564354816" calcext:value-type="float">
            <text:p>486030.564354816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385" calcext:value-type="float">
            <text:p>3.85E-004</text:p>
          </table:table-cell>
          <table:table-cell office:value-type="float" office:value="29847.9133381629" calcext:value-type="float">
            <text:p>29847.9133381629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66049783" calcext:value-type="float">
            <text:p>0.0066049783</text:p>
          </table:table-cell>
          <table:table-cell office:value-type="float" office:value="511598.535172715" calcext:value-type="float">
            <text:p>511598.535172715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25951225" calcext:value-type="float">
            <text:p>0.0025951225</text:p>
          </table:table-cell>
          <table:table-cell office:value-type="float" office:value="201009.116256744" calcext:value-type="float">
            <text:p>201009.116256744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62748837" calcext:value-type="float">
            <text:p>0.0062748837</text:p>
          </table:table-cell>
          <table:table-cell office:value-type="float" office:value="486030.564640038" calcext:value-type="float">
            <text:p>486030.564640038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369" calcext:value-type="float">
            <text:p>3.69E-004</text:p>
          </table:table-cell>
          <table:table-cell office:value-type="float" office:value="29847.9133549173" calcext:value-type="float">
            <text:p>29847.9133549173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63178053" calcext:value-type="float">
            <text:p>0.0063178053</text:p>
          </table:table-cell>
          <table:table-cell office:value-type="float" office:value="511598.535459888" calcext:value-type="float">
            <text:p>511598.535459888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24822911" calcext:value-type="float">
            <text:p>0.0024822911</text:p>
          </table:table-cell>
          <table:table-cell office:value-type="float" office:value="201009.116369576" calcext:value-type="float">
            <text:p>201009.116369576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60020627" calcext:value-type="float">
            <text:p>0.0060020627</text:p>
          </table:table-cell>
          <table:table-cell office:value-type="float" office:value="486030.564912859" calcext:value-type="float">
            <text:p>486030.564912859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353" calcext:value-type="float">
            <text:p>3.53E-004</text:p>
          </table:table-cell>
          <table:table-cell office:value-type="float" office:value="29847.9133709432" calcext:value-type="float">
            <text:p>29847.9133709432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60431181" calcext:value-type="float">
            <text:p>0.0060431181</text:p>
          </table:table-cell>
          <table:table-cell office:value-type="float" office:value="511598.535734575" calcext:value-type="float">
            <text:p>511598.535734575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23743654" calcext:value-type="float">
            <text:p>0.0023743654</text:p>
          </table:table-cell>
          <table:table-cell office:value-type="float" office:value="201009.116477501" calcext:value-type="float">
            <text:p>201009.116477501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57411035" calcext:value-type="float">
            <text:p>0.0057411035</text:p>
          </table:table-cell>
          <table:table-cell office:value-type="float" office:value="486030.565173818" calcext:value-type="float">
            <text:p>486030.565173818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337" calcext:value-type="float">
            <text:p>3.37E-004</text:p>
          </table:table-cell>
          <table:table-cell office:value-type="float" office:value="29847.9133862724" calcext:value-type="float">
            <text:p>29847.9133862724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57803739" calcext:value-type="float">
            <text:p>0.0057803739</text:p>
          </table:table-cell>
          <table:table-cell office:value-type="float" office:value="511598.535997319" calcext:value-type="float">
            <text:p>511598.535997319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22711321" calcext:value-type="float">
            <text:p>0.0022711321</text:p>
          </table:table-cell>
          <table:table-cell office:value-type="float" office:value="201009.116580735" calcext:value-type="float">
            <text:p>201009.116580735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54914903" calcext:value-type="float">
            <text:p>0.0054914903</text:p>
          </table:table-cell>
          <table:table-cell office:value-type="float" office:value="486030.565423432" calcext:value-type="float">
            <text:p>486030.565423432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323" calcext:value-type="float">
            <text:p>3.23E-004</text:p>
          </table:table-cell>
          <table:table-cell office:value-type="float" office:value="29847.913400935" calcext:value-type="float">
            <text:p>29847.913400935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55290533" calcext:value-type="float">
            <text:p>0.0055290533</text:p>
          </table:table-cell>
          <table:table-cell office:value-type="float" office:value="511598.53624864" calcext:value-type="float">
            <text:p>511598.53624864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21723872" calcext:value-type="float">
            <text:p>0.0021723872</text:p>
          </table:table-cell>
          <table:table-cell office:value-type="float" office:value="201009.116679479" calcext:value-type="float">
            <text:p>201009.116679479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52527298" calcext:value-type="float">
            <text:p>0.0052527298</text:p>
          </table:table-cell>
          <table:table-cell office:value-type="float" office:value="486030.565662192" calcext:value-type="float">
            <text:p>486030.565662192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309" calcext:value-type="float">
            <text:p>3.09E-004</text:p>
          </table:table-cell>
          <table:table-cell office:value-type="float" office:value="29847.9134149602" calcext:value-type="float">
            <text:p>29847.9134149602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52886596" calcext:value-type="float">
            <text:p>0.0052886596</text:p>
          </table:table-cell>
          <table:table-cell office:value-type="float" office:value="511598.536489034" calcext:value-type="float">
            <text:p>511598.536489034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20779356" calcext:value-type="float">
            <text:p>0.0020779356</text:p>
          </table:table-cell>
          <table:table-cell office:value-type="float" office:value="201009.116773931" calcext:value-type="float">
            <text:p>201009.116773931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50243503" calcext:value-type="float">
            <text:p>0.0050243503</text:p>
          </table:table-cell>
          <table:table-cell office:value-type="float" office:value="486030.565890572" calcext:value-type="float">
            <text:p>486030.565890572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295" calcext:value-type="float">
            <text:p>2.95E-004</text:p>
          </table:table-cell>
          <table:table-cell office:value-type="float" office:value="29847.9134283755" calcext:value-type="float">
            <text:p>29847.9134283755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50587179" calcext:value-type="float">
            <text:p>0.0050587179</text:p>
          </table:table-cell>
          <table:table-cell office:value-type="float" office:value="511598.536718975" calcext:value-type="float">
            <text:p>511598.536718975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9875906" calcext:value-type="float">
            <text:p>0.0019875906</text:p>
          </table:table-cell>
          <table:table-cell office:value-type="float" office:value="201009.116864276" calcext:value-type="float">
            <text:p>201009.116864276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48059003" calcext:value-type="float">
            <text:p>0.0048059003</text:p>
          </table:table-cell>
          <table:table-cell office:value-type="float" office:value="486030.566109022" calcext:value-type="float">
            <text:p>486030.566109022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282" calcext:value-type="float">
            <text:p>2.82E-004</text:p>
          </table:table-cell>
          <table:table-cell office:value-type="float" office:value="29847.9134412076" calcext:value-type="float">
            <text:p>29847.9134412076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48387737" calcext:value-type="float">
            <text:p>0.0048387737</text:p>
          </table:table-cell>
          <table:table-cell office:value-type="float" office:value="511598.53693892" calcext:value-type="float">
            <text:p>511598.53693892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9011736" calcext:value-type="float">
            <text:p>0.0019011736</text:p>
          </table:table-cell>
          <table:table-cell office:value-type="float" office:value="201009.116950693" calcext:value-type="float">
            <text:p>201009.116950693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45969481" calcext:value-type="float">
            <text:p>0.0045969481</text:p>
          </table:table-cell>
          <table:table-cell office:value-type="float" office:value="486030.566317974" calcext:value-type="float">
            <text:p>486030.566317974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27" calcext:value-type="float">
            <text:p>2.70E-004</text:p>
          </table:table-cell>
          <table:table-cell office:value-type="float" office:value="29847.9134534818" calcext:value-type="float">
            <text:p>29847.9134534818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46283922" calcext:value-type="float">
            <text:p>0.0046283922</text:p>
          </table:table-cell>
          <table:table-cell office:value-type="float" office:value="511598.537149301" calcext:value-type="float">
            <text:p>511598.537149301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8185139" calcext:value-type="float">
            <text:p>0.0018185139</text:p>
          </table:table-cell>
          <table:table-cell office:value-type="float" office:value="201009.117033353" calcext:value-type="float">
            <text:p>201009.117033353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43970808" calcext:value-type="float">
            <text:p>0.0043970808</text:p>
          </table:table-cell>
          <table:table-cell office:value-type="float" office:value="486030.566517841" calcext:value-type="float">
            <text:p>486030.566517841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258" calcext:value-type="float">
            <text:p>2.58E-004</text:p>
          </table:table-cell>
          <table:table-cell office:value-type="float" office:value="29847.9134652223" calcext:value-type="float">
            <text:p>29847.9134652223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44271578" calcext:value-type="float">
            <text:p>0.0044271578</text:p>
          </table:table-cell>
          <table:table-cell office:value-type="float" office:value="511598.537350536" calcext:value-type="float">
            <text:p>511598.537350536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739448" calcext:value-type="float">
            <text:p>0.001739448</text:p>
          </table:table-cell>
          <table:table-cell office:value-type="float" office:value="201009.117112419" calcext:value-type="float">
            <text:p>201009.117112419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42059033" calcext:value-type="float">
            <text:p>0.0042059033</text:p>
          </table:table-cell>
          <table:table-cell office:value-type="float" office:value="486030.566709019" calcext:value-type="float">
            <text:p>486030.566709019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247" calcext:value-type="float">
            <text:p>2.47E-004</text:p>
          </table:table-cell>
          <table:table-cell office:value-type="float" office:value="29847.9134764524" calcext:value-type="float">
            <text:p>29847.9134764524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42346726" calcext:value-type="float">
            <text:p>0.0042346726</text:p>
          </table:table-cell>
          <table:table-cell office:value-type="float" office:value="511598.537543021" calcext:value-type="float">
            <text:p>511598.537543021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6638199" calcext:value-type="float">
            <text:p>0.0016638199</text:p>
          </table:table-cell>
          <table:table-cell office:value-type="float" office:value="201009.117188047" calcext:value-type="float">
            <text:p>201009.117188047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4023038" calcext:value-type="float">
            <text:p>0.004023038</text:p>
          </table:table-cell>
          <table:table-cell office:value-type="float" office:value="486030.566891884" calcext:value-type="float">
            <text:p>486030.566891884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236" calcext:value-type="float">
            <text:p>2.36E-004</text:p>
          </table:table-cell>
          <table:table-cell office:value-type="float" office:value="29847.9134871941" calcext:value-type="float">
            <text:p>29847.9134871941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40505564" calcext:value-type="float">
            <text:p>0.0040505564</text:p>
          </table:table-cell>
          <table:table-cell office:value-type="float" office:value="511598.537727137" calcext:value-type="float">
            <text:p>511598.537727137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5914799" calcext:value-type="float">
            <text:p>0.0015914799</text:p>
          </table:table-cell>
          <table:table-cell office:value-type="float" office:value="201009.117260387" calcext:value-type="float">
            <text:p>201009.117260387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38481233" calcext:value-type="float">
            <text:p>0.0038481233</text:p>
          </table:table-cell>
          <table:table-cell office:value-type="float" office:value="486030.567066799" calcext:value-type="float">
            <text:p>486030.567066799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226" calcext:value-type="float">
            <text:p>2.26E-004</text:p>
          </table:table-cell>
          <table:table-cell office:value-type="float" office:value="29847.9134974689" calcext:value-type="float">
            <text:p>29847.9134974689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38744453" calcext:value-type="float">
            <text:p>0.0038744453</text:p>
          </table:table-cell>
          <table:table-cell office:value-type="float" office:value="511598.537903248" calcext:value-type="float">
            <text:p>511598.537903248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5222851" calcext:value-type="float">
            <text:p>0.0015222851</text:p>
          </table:table-cell>
          <table:table-cell office:value-type="float" office:value="201009.117329581" calcext:value-type="float">
            <text:p>201009.117329581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36808136" calcext:value-type="float">
            <text:p>0.0036808136</text:p>
          </table:table-cell>
          <table:table-cell office:value-type="float" office:value="486030.567234108" calcext:value-type="float">
            <text:p>486030.567234108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216" calcext:value-type="float">
            <text:p>2.16E-004</text:p>
          </table:table-cell>
          <table:table-cell office:value-type="float" office:value="29847.9135072969" calcext:value-type="float">
            <text:p>29847.9135072969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37059911" calcext:value-type="float">
            <text:p>0.0037059911</text:p>
          </table:table-cell>
          <table:table-cell office:value-type="float" office:value="511598.538071702" calcext:value-type="float">
            <text:p>511598.538071702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4560988" calcext:value-type="float">
            <text:p>0.0014560988</text:p>
          </table:table-cell>
          <table:table-cell office:value-type="float" office:value="201009.117395768" calcext:value-type="float">
            <text:p>201009.117395768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35207782" calcext:value-type="float">
            <text:p>0.0035207782</text:p>
          </table:table-cell>
          <table:table-cell office:value-type="float" office:value="486030.567394144" calcext:value-type="float">
            <text:p>486030.567394144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207" calcext:value-type="float">
            <text:p>2.07E-004</text:p>
          </table:table-cell>
          <table:table-cell office:value-type="float" office:value="29847.9135166977" calcext:value-type="float">
            <text:p>29847.9135166977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35448611" calcext:value-type="float">
            <text:p>0.0035448611</text:p>
          </table:table-cell>
          <table:table-cell office:value-type="float" office:value="511598.538232832" calcext:value-type="float">
            <text:p>511598.538232832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3927901" calcext:value-type="float">
            <text:p>0.0013927901</text:p>
          </table:table-cell>
          <table:table-cell office:value-type="float" office:value="201009.117459076" calcext:value-type="float">
            <text:p>201009.117459076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33677009" calcext:value-type="float">
            <text:p>0.0033677009</text:p>
          </table:table-cell>
          <table:table-cell office:value-type="float" office:value="486030.567547221" calcext:value-type="float">
            <text:p>486030.567547221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98" calcext:value-type="float">
            <text:p>1.98E-004</text:p>
          </table:table-cell>
          <table:table-cell office:value-type="float" office:value="29847.9135256897" calcext:value-type="float">
            <text:p>29847.9135256897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33907367" calcext:value-type="float">
            <text:p>0.0033907367</text:p>
          </table:table-cell>
          <table:table-cell office:value-type="float" office:value="511598.538386957" calcext:value-type="float">
            <text:p>511598.538386957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332234" calcext:value-type="float">
            <text:p>0.001332234</text:p>
          </table:table-cell>
          <table:table-cell office:value-type="float" office:value="201009.117519633" calcext:value-type="float">
            <text:p>201009.117519633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32212791" calcext:value-type="float">
            <text:p>0.0032212791</text:p>
          </table:table-cell>
          <table:table-cell office:value-type="float" office:value="486030.567693643" calcext:value-type="float">
            <text:p>486030.567693643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89" calcext:value-type="float">
            <text:p>1.89E-004</text:p>
          </table:table-cell>
          <table:table-cell office:value-type="float" office:value="29847.9135342907" calcext:value-type="float">
            <text:p>29847.9135342907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32433134" calcext:value-type="float">
            <text:p>0.0032433134</text:p>
          </table:table-cell>
          <table:table-cell office:value-type="float" office:value="511598.53853438" calcext:value-type="float">
            <text:p>511598.53853438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2743108" calcext:value-type="float">
            <text:p>0.0012743108</text:p>
          </table:table-cell>
          <table:table-cell office:value-type="float" office:value="201009.117577556" calcext:value-type="float">
            <text:p>201009.117577556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30812235" calcext:value-type="float">
            <text:p>0.0030812235</text:p>
          </table:table-cell>
          <table:table-cell office:value-type="float" office:value="486030.567833698" calcext:value-type="float">
            <text:p>486030.567833698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81" calcext:value-type="float">
            <text:p>1.81E-004</text:p>
          </table:table-cell>
          <table:table-cell office:value-type="float" office:value="29847.9135425178" calcext:value-type="float">
            <text:p>29847.9135425178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31022997" calcext:value-type="float">
            <text:p>0.0031022997</text:p>
          </table:table-cell>
          <table:table-cell office:value-type="float" office:value="511598.538675394" calcext:value-type="float">
            <text:p>511598.538675394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218906" calcext:value-type="float">
            <text:p>0.001218906</text:p>
          </table:table-cell>
          <table:table-cell office:value-type="float" office:value="201009.117632961" calcext:value-type="float">
            <text:p>201009.117632961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29472572" calcext:value-type="float">
            <text:p>0.0029472572</text:p>
          </table:table-cell>
          <table:table-cell office:value-type="float" office:value="486030.567967665" calcext:value-type="float">
            <text:p>486030.567967665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73" calcext:value-type="float">
            <text:p>1.73E-004</text:p>
          </table:table-cell>
          <table:table-cell office:value-type="float" office:value="29847.9135503872" calcext:value-type="float">
            <text:p>29847.9135503872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29674171" calcext:value-type="float">
            <text:p>0.0029674171</text:p>
          </table:table-cell>
          <table:table-cell office:value-type="float" office:value="511598.538810276" calcext:value-type="float">
            <text:p>511598.538810276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1659101" calcext:value-type="float">
            <text:p>0.0011659101</text:p>
          </table:table-cell>
          <table:table-cell office:value-type="float" office:value="201009.117685957" calcext:value-type="float">
            <text:p>201009.117685957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28191156" calcext:value-type="float">
            <text:p>0.0028191156</text:p>
          </table:table-cell>
          <table:table-cell office:value-type="float" office:value="486030.568095806" calcext:value-type="float">
            <text:p>486030.568095806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66" calcext:value-type="float">
            <text:p>1.66E-004</text:p>
          </table:table-cell>
          <table:table-cell office:value-type="float" office:value="29847.9135579144" calcext:value-type="float">
            <text:p>29847.9135579144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2838399" calcext:value-type="float">
            <text:p>0.002838399</text:p>
          </table:table-cell>
          <table:table-cell office:value-type="float" office:value="511598.538939294" calcext:value-type="float">
            <text:p>511598.538939294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1152184" calcext:value-type="float">
            <text:p>0.0011152184</text:p>
          </table:table-cell>
          <table:table-cell office:value-type="float" office:value="201009.117736648" calcext:value-type="float">
            <text:p>201009.117736648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26965454" calcext:value-type="float">
            <text:p>0.0026965454</text:p>
          </table:table-cell>
          <table:table-cell office:value-type="float" office:value="486030.568218376" calcext:value-type="float">
            <text:p>486030.568218376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58" calcext:value-type="float">
            <text:p>1.58E-004</text:p>
          </table:table-cell>
          <table:table-cell office:value-type="float" office:value="29847.9135651144" calcext:value-type="float">
            <text:p>29847.9135651144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27149903" calcext:value-type="float">
            <text:p>0.0027149903</text:p>
          </table:table-cell>
          <table:table-cell office:value-type="float" office:value="511598.539062703" calcext:value-type="float">
            <text:p>511598.539062703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0667306" calcext:value-type="float">
            <text:p>0.0010667306</text:p>
          </table:table-cell>
          <table:table-cell office:value-type="float" office:value="201009.117785136" calcext:value-type="float">
            <text:p>201009.117785136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25793043" calcext:value-type="float">
            <text:p>0.0025793043</text:p>
          </table:table-cell>
          <table:table-cell office:value-type="float" office:value="486030.568335618" calcext:value-type="float">
            <text:p>486030.568335618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52" calcext:value-type="float">
            <text:p>1.52E-004</text:p>
          </table:table-cell>
          <table:table-cell office:value-type="float" office:value="29847.9135720013" calcext:value-type="float">
            <text:p>29847.9135720013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25969473" calcext:value-type="float">
            <text:p>0.0025969473</text:p>
          </table:table-cell>
          <table:table-cell office:value-type="float" office:value="511598.539180746" calcext:value-type="float">
            <text:p>511598.539180746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office:value-type="float" office:value="0.001020351" calcext:value-type="float">
            <text:p>0.001020351</text:p>
          </table:table-cell>
          <table:table-cell office:value-type="float" office:value="201009.117831516" calcext:value-type="float">
            <text:p>201009.117831516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24671606" calcext:value-type="float">
            <text:p>0.0024671606</text:p>
          </table:table-cell>
          <table:table-cell office:value-type="float" office:value="486030.568447761" calcext:value-type="float">
            <text:p>486030.568447761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45" calcext:value-type="float">
            <text:p>1.45E-004</text:p>
          </table:table-cell>
          <table:table-cell office:value-type="float" office:value="29847.9135785888" calcext:value-type="float">
            <text:p>29847.9135785888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24840365" calcext:value-type="float">
            <text:p>0.0024840365</text:p>
          </table:table-cell>
          <table:table-cell office:value-type="float" office:value="511598.539293657" calcext:value-type="float">
            <text:p>511598.539293657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976" calcext:value-type="float">
            <text:p>9.76E-004</text:p>
          </table:table-cell>
          <table:table-cell office:value-type="float" office:value="201009.117875879" calcext:value-type="float">
            <text:p>201009.117875879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23598928" calcext:value-type="float">
            <text:p>0.0023598928</text:p>
          </table:table-cell>
          <table:table-cell office:value-type="float" office:value="486030.568555029" calcext:value-type="float">
            <text:p>486030.568555029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39" calcext:value-type="float">
            <text:p>1.39E-004</text:p>
          </table:table-cell>
          <table:table-cell office:value-type="float" office:value="29847.9135848898" calcext:value-type="float">
            <text:p>29847.9135848898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23760349" calcext:value-type="float">
            <text:p>0.0023760349</text:p>
          </table:table-cell>
          <table:table-cell office:value-type="float" office:value="511598.539401659" calcext:value-type="float">
            <text:p>511598.539401659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934" calcext:value-type="float">
            <text:p>9.34E-004</text:p>
          </table:table-cell>
          <table:table-cell office:value-type="float" office:value="201009.117918313" calcext:value-type="float">
            <text:p>201009.117918313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22572887" calcext:value-type="float">
            <text:p>0.0022572887</text:p>
          </table:table-cell>
          <table:table-cell office:value-type="float" office:value="486030.568657633" calcext:value-type="float">
            <text:p>486030.568657633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33" calcext:value-type="float">
            <text:p>1.33E-004</text:p>
          </table:table-cell>
          <table:table-cell office:value-type="float" office:value="29847.913590917" calcext:value-type="float">
            <text:p>29847.913590917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22727291" calcext:value-type="float">
            <text:p>0.0022727291</text:p>
          </table:table-cell>
          <table:table-cell office:value-type="float" office:value="511598.539504964" calcext:value-type="float">
            <text:p>511598.539504964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893" calcext:value-type="float">
            <text:p>8.93E-004</text:p>
          </table:table-cell>
          <table:table-cell office:value-type="float" office:value="201009.117958902" calcext:value-type="float">
            <text:p>201009.117958902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21591457" calcext:value-type="float">
            <text:p>0.0021591457</text:p>
          </table:table-cell>
          <table:table-cell office:value-type="float" office:value="486030.568755776" calcext:value-type="float">
            <text:p>486030.568755776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27" calcext:value-type="float">
            <text:p>1.27E-004</text:p>
          </table:table-cell>
          <table:table-cell office:value-type="float" office:value="29847.913596682" calcext:value-type="float">
            <text:p>29847.913596682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21739148" calcext:value-type="float">
            <text:p>0.0021739148</text:p>
          </table:table-cell>
          <table:table-cell office:value-type="float" office:value="511598.539603779" calcext:value-type="float">
            <text:p>511598.539603779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854" calcext:value-type="float">
            <text:p>8.54E-004</text:p>
          </table:table-cell>
          <table:table-cell office:value-type="float" office:value="201009.117997727" calcext:value-type="float">
            <text:p>201009.117997727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20652698" calcext:value-type="float">
            <text:p>0.0020652698</text:p>
          </table:table-cell>
          <table:table-cell office:value-type="float" office:value="486030.568849652" calcext:value-type="float">
            <text:p>486030.568849652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21" calcext:value-type="float">
            <text:p>1.21E-004</text:p>
          </table:table-cell>
          <table:table-cell office:value-type="float" office:value="29847.9136021964" calcext:value-type="float">
            <text:p>29847.9136021964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20793967" calcext:value-type="float">
            <text:p>0.0020793967</text:p>
          </table:table-cell>
          <table:table-cell office:value-type="float" office:value="511598.539698297" calcext:value-type="float">
            <text:p>511598.539698297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817" calcext:value-type="float">
            <text:p>8.17E-004</text:p>
          </table:table-cell>
          <table:table-cell office:value-type="float" office:value="201009.118034863" calcext:value-type="float">
            <text:p>201009.118034863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9754755" calcext:value-type="float">
            <text:p>0.0019754755</text:p>
          </table:table-cell>
          <table:table-cell office:value-type="float" office:value="486030.568939446" calcext:value-type="float">
            <text:p>486030.568939446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16" calcext:value-type="float">
            <text:p>1.16E-004</text:p>
          </table:table-cell>
          <table:table-cell office:value-type="float" office:value="29847.9136074711" calcext:value-type="float">
            <text:p>29847.9136074711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9889882" calcext:value-type="float">
            <text:p>0.0019889882</text:p>
          </table:table-cell>
          <table:table-cell office:value-type="float" office:value="511598.539788705" calcext:value-type="float">
            <text:p>511598.539788705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781" calcext:value-type="float">
            <text:p>7.81E-004</text:p>
          </table:table-cell>
          <table:table-cell office:value-type="float" office:value="201009.118070385" calcext:value-type="float">
            <text:p>201009.118070385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8895853" calcext:value-type="float">
            <text:p>0.0018895853</text:p>
          </table:table-cell>
          <table:table-cell office:value-type="float" office:value="486030.569025337" calcext:value-type="float">
            <text:p>486030.569025337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11" calcext:value-type="float">
            <text:p>1.11E-004</text:p>
          </table:table-cell>
          <table:table-cell office:value-type="float" office:value="29847.9136125164" calcext:value-type="float">
            <text:p>29847.9136125164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9025104" calcext:value-type="float">
            <text:p>0.0019025104</text:p>
          </table:table-cell>
          <table:table-cell office:value-type="float" office:value="511598.539875183" calcext:value-type="float">
            <text:p>511598.539875183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748" calcext:value-type="float">
            <text:p>7.48E-004</text:p>
          </table:table-cell>
          <table:table-cell office:value-type="float" office:value="201009.118104363" calcext:value-type="float">
            <text:p>201009.118104363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8074294" calcext:value-type="float">
            <text:p>0.0018074294</text:p>
          </table:table-cell>
          <table:table-cell office:value-type="float" office:value="486030.569107493" calcext:value-type="float">
            <text:p>486030.569107493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06" calcext:value-type="float">
            <text:p>1.06E-004</text:p>
          </table:table-cell>
          <table:table-cell office:value-type="float" office:value="29847.9136173424" calcext:value-type="float">
            <text:p>29847.9136173424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8197926" calcext:value-type="float">
            <text:p>0.0018197926</text:p>
          </table:table-cell>
          <table:table-cell office:value-type="float" office:value="511598.539957901" calcext:value-type="float">
            <text:p>511598.539957901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715" calcext:value-type="float">
            <text:p>7.15E-004</text:p>
          </table:table-cell>
          <table:table-cell office:value-type="float" office:value="201009.118136863" calcext:value-type="float">
            <text:p>201009.118136863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7288455" calcext:value-type="float">
            <text:p>0.0017288455</text:p>
          </table:table-cell>
          <table:table-cell office:value-type="float" office:value="486030.569186076" calcext:value-type="float">
            <text:p>486030.569186076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102" calcext:value-type="float">
            <text:p>1.02E-004</text:p>
          </table:table-cell>
          <table:table-cell office:value-type="float" office:value="29847.9136219585" calcext:value-type="float">
            <text:p>29847.9136219585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7406712" calcext:value-type="float">
            <text:p>0.0017406712</text:p>
          </table:table-cell>
          <table:table-cell office:value-type="float" office:value="511598.540037022" calcext:value-type="float">
            <text:p>511598.540037022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684" calcext:value-type="float">
            <text:p>6.84E-004</text:p>
          </table:table-cell>
          <table:table-cell office:value-type="float" office:value="201009.11816795" calcext:value-type="float">
            <text:p>201009.11816795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6536783" calcext:value-type="float">
            <text:p>0.0016536783</text:p>
          </table:table-cell>
          <table:table-cell office:value-type="float" office:value="486030.569261244" calcext:value-type="float">
            <text:p>486030.569261244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971" calcext:value-type="float">
            <text:p>9.71E-005</text:p>
          </table:table-cell>
          <table:table-cell office:value-type="float" office:value="29847.913626374" calcext:value-type="float">
            <text:p>29847.913626374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6649898" calcext:value-type="float">
            <text:p>0.0016649898</text:p>
          </table:table-cell>
          <table:table-cell office:value-type="float" office:value="511598.540112704" calcext:value-type="float">
            <text:p>511598.540112704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654" calcext:value-type="float">
            <text:p>6.54E-004</text:p>
          </table:table-cell>
          <table:table-cell office:value-type="float" office:value="201009.118197685" calcext:value-type="float">
            <text:p>201009.118197685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5817792" calcext:value-type="float">
            <text:p>0.0015817792</text:p>
          </table:table-cell>
          <table:table-cell office:value-type="float" office:value="486030.569333143" calcext:value-type="float">
            <text:p>486030.569333143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929" calcext:value-type="float">
            <text:p>9.29E-005</text:p>
          </table:table-cell>
          <table:table-cell office:value-type="float" office:value="29847.9136305974" calcext:value-type="float">
            <text:p>29847.9136305974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592599" calcext:value-type="float">
            <text:p>0.001592599</text:p>
          </table:table-cell>
          <table:table-cell office:value-type="float" office:value="511598.540185095" calcext:value-type="float">
            <text:p>511598.540185095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626" calcext:value-type="float">
            <text:p>6.26E-004</text:p>
          </table:table-cell>
          <table:table-cell office:value-type="float" office:value="201009.118226128" calcext:value-type="float">
            <text:p>201009.118226128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5130062" calcext:value-type="float">
            <text:p>0.0015130062</text:p>
          </table:table-cell>
          <table:table-cell office:value-type="float" office:value="486030.569401916" calcext:value-type="float">
            <text:p>486030.569401916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889" calcext:value-type="float">
            <text:p>8.89E-005</text:p>
          </table:table-cell>
          <table:table-cell office:value-type="float" office:value="29847.9136346373" calcext:value-type="float">
            <text:p>29847.9136346373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5233555" calcext:value-type="float">
            <text:p>0.0015233555</text:p>
          </table:table-cell>
          <table:table-cell office:value-type="float" office:value="511598.540254338" calcext:value-type="float">
            <text:p>511598.540254338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599" calcext:value-type="float">
            <text:p>5.99E-004</text:p>
          </table:table-cell>
          <table:table-cell office:value-type="float" office:value="201009.118253334" calcext:value-type="float">
            <text:p>201009.118253334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4472233" calcext:value-type="float">
            <text:p>0.0014472233</text:p>
          </table:table-cell>
          <table:table-cell office:value-type="float" office:value="486030.569467699" calcext:value-type="float">
            <text:p>486030.569467699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85" calcext:value-type="float">
            <text:p>8.50E-005</text:p>
          </table:table-cell>
          <table:table-cell office:value-type="float" office:value="29847.9136385014" calcext:value-type="float">
            <text:p>29847.9136385014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4571227" calcext:value-type="float">
            <text:p>0.0014571227</text:p>
          </table:table-cell>
          <table:table-cell office:value-type="float" office:value="511598.540320571" calcext:value-type="float">
            <text:p>511598.540320571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573" calcext:value-type="float">
            <text:p>5.73E-004</text:p>
          </table:table-cell>
          <table:table-cell office:value-type="float" office:value="201009.118279357" calcext:value-type="float">
            <text:p>201009.118279357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3843006" calcext:value-type="float">
            <text:p>0.0013843006</text:p>
          </table:table-cell>
          <table:table-cell office:value-type="float" office:value="486030.569530621" calcext:value-type="float">
            <text:p>486030.569530621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813" calcext:value-type="float">
            <text:p>8.13E-005</text:p>
          </table:table-cell>
          <table:table-cell office:value-type="float" office:value="29847.9136421976" calcext:value-type="float">
            <text:p>29847.9136421976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3937695" calcext:value-type="float">
            <text:p>0.0013937695</text:p>
          </table:table-cell>
          <table:table-cell office:value-type="float" office:value="511598.540383924" calcext:value-type="float">
            <text:p>511598.540383924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548" calcext:value-type="float">
            <text:p>5.48E-004</text:p>
          </table:table-cell>
          <table:table-cell office:value-type="float" office:value="201009.118304249" calcext:value-type="float">
            <text:p>201009.118304249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3241136" calcext:value-type="float">
            <text:p>0.0013241136</text:p>
          </table:table-cell>
          <table:table-cell office:value-type="float" office:value="486030.569590808" calcext:value-type="float">
            <text:p>486030.569590808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778" calcext:value-type="float">
            <text:p>7.78E-005</text:p>
          </table:table-cell>
          <table:table-cell office:value-type="float" office:value="29847.9136457331" calcext:value-type="float">
            <text:p>29847.9136457331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3331708" calcext:value-type="float">
            <text:p>0.0013331708</text:p>
          </table:table-cell>
          <table:table-cell office:value-type="float" office:value="511598.540444523" calcext:value-type="float">
            <text:p>511598.540444523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524" calcext:value-type="float">
            <text:p>5.24E-004</text:p>
          </table:table-cell>
          <table:table-cell office:value-type="float" office:value="201009.118328058" calcext:value-type="float">
            <text:p>201009.118328058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2665435" calcext:value-type="float">
            <text:p>0.0012665435</text:p>
          </table:table-cell>
          <table:table-cell office:value-type="float" office:value="486030.569648378" calcext:value-type="float">
            <text:p>486030.569648378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744" calcext:value-type="float">
            <text:p>7.44E-005</text:p>
          </table:table-cell>
          <table:table-cell office:value-type="float" office:value="29847.9136491149" calcext:value-type="float">
            <text:p>29847.9136491149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2752069" calcext:value-type="float">
            <text:p>0.0012752069</text:p>
          </table:table-cell>
          <table:table-cell office:value-type="float" office:value="511598.540502487" calcext:value-type="float">
            <text:p>511598.540502487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501" calcext:value-type="float">
            <text:p>5.01E-004</text:p>
          </table:table-cell>
          <table:table-cell office:value-type="float" office:value="201009.118350833" calcext:value-type="float">
            <text:p>201009.118350833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2114763" calcext:value-type="float">
            <text:p>0.0012114763</text:p>
          </table:table-cell>
          <table:table-cell office:value-type="float" office:value="486030.569703445" calcext:value-type="float">
            <text:p>486030.569703445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712" calcext:value-type="float">
            <text:p>7.12E-005</text:p>
          </table:table-cell>
          <table:table-cell office:value-type="float" office:value="29847.9136523496" calcext:value-type="float">
            <text:p>29847.9136523496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2197631" calcext:value-type="float">
            <text:p>0.0012197631</text:p>
          </table:table-cell>
          <table:table-cell office:value-type="float" office:value="511598.54055793" calcext:value-type="float">
            <text:p>511598.54055793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479" calcext:value-type="float">
            <text:p>4.79E-004</text:p>
          </table:table-cell>
          <table:table-cell office:value-type="float" office:value="201009.118372617" calcext:value-type="float">
            <text:p>201009.118372617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1588035" calcext:value-type="float">
            <text:p>0.0011588035</text:p>
          </table:table-cell>
          <table:table-cell office:value-type="float" office:value="486030.569756118" calcext:value-type="float">
            <text:p>486030.569756118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681" calcext:value-type="float">
            <text:p>6.81E-005</text:p>
          </table:table-cell>
          <table:table-cell office:value-type="float" office:value="29847.9136554437" calcext:value-type="float">
            <text:p>29847.9136554437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1667299" calcext:value-type="float">
            <text:p>0.0011667299</text:p>
          </table:table-cell>
          <table:table-cell office:value-type="float" office:value="511598.540610964" calcext:value-type="float">
            <text:p>511598.540610964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458" calcext:value-type="float">
            <text:p>4.58E-004</text:p>
          </table:table-cell>
          <table:table-cell office:value-type="float" office:value="201009.118393454" calcext:value-type="float">
            <text:p>201009.118393454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1084207" calcext:value-type="float">
            <text:p>0.0011084207</text:p>
          </table:table-cell>
          <table:table-cell office:value-type="float" office:value="486030.569806501" calcext:value-type="float">
            <text:p>486030.569806501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651" calcext:value-type="float">
            <text:p>6.51E-005</text:p>
          </table:table-cell>
          <table:table-cell office:value-type="float" office:value="29847.9136584032" calcext:value-type="float">
            <text:p>29847.9136584032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1160025" calcext:value-type="float">
            <text:p>0.0011160025</text:p>
          </table:table-cell>
          <table:table-cell office:value-type="float" office:value="511598.540661691" calcext:value-type="float">
            <text:p>511598.540661691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438" calcext:value-type="float">
            <text:p>4.38E-004</text:p>
          </table:table-cell>
          <table:table-cell office:value-type="float" office:value="201009.118413385" calcext:value-type="float">
            <text:p>201009.118413385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0602285" calcext:value-type="float">
            <text:p>0.0010602285</text:p>
          </table:table-cell>
          <table:table-cell office:value-type="float" office:value="486030.569854693" calcext:value-type="float">
            <text:p>486030.569854693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623" calcext:value-type="float">
            <text:p>6.23E-005</text:p>
          </table:table-cell>
          <table:table-cell office:value-type="float" office:value="29847.9136612341" calcext:value-type="float">
            <text:p>29847.9136612341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0674807" calcext:value-type="float">
            <text:p>0.0010674807</text:p>
          </table:table-cell>
          <table:table-cell office:value-type="float" office:value="511598.540710213" calcext:value-type="float">
            <text:p>511598.540710213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419" calcext:value-type="float">
            <text:p>4.19E-004</text:p>
          </table:table-cell>
          <table:table-cell office:value-type="float" office:value="201009.118432449" calcext:value-type="float">
            <text:p>201009.118432449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office:value-type="float" office:value="0.0010141316" calcext:value-type="float">
            <text:p>0.0010141316</text:p>
          </table:table-cell>
          <table:table-cell office:value-type="float" office:value="486030.56990079" calcext:value-type="float">
            <text:p>486030.56990079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596" calcext:value-type="float">
            <text:p>5.96E-005</text:p>
          </table:table-cell>
          <table:table-cell office:value-type="float" office:value="29847.9136639419" calcext:value-type="float">
            <text:p>29847.9136639419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office:value-type="float" office:value="0.0010210685" calcext:value-type="float">
            <text:p>0.0010210685</text:p>
          </table:table-cell>
          <table:table-cell office:value-type="float" office:value="511598.540756625" calcext:value-type="float">
            <text:p>511598.540756625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401" calcext:value-type="float">
            <text:p>4.01E-004</text:p>
          </table:table-cell>
          <table:table-cell office:value-type="float" office:value="201009.118450685" calcext:value-type="float">
            <text:p>201009.118450685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97" calcext:value-type="float">
            <text:p>9.70E-004</text:p>
          </table:table-cell>
          <table:table-cell office:value-type="float" office:value="486030.569944883" calcext:value-type="float">
            <text:p>486030.569944883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57" calcext:value-type="float">
            <text:p>5.70E-005</text:p>
          </table:table-cell>
          <table:table-cell office:value-type="float" office:value="29847.913666532" calcext:value-type="float">
            <text:p>29847.913666532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977" calcext:value-type="float">
            <text:p>9.77E-004</text:p>
          </table:table-cell>
          <table:table-cell office:value-type="float" office:value="511598.540801019" calcext:value-type="float">
            <text:p>511598.540801019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384" calcext:value-type="float">
            <text:p>3.84E-004</text:p>
          </table:table-cell>
          <table:table-cell office:value-type="float" office:value="201009.118468127" calcext:value-type="float">
            <text:p>201009.118468127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928" calcext:value-type="float">
            <text:p>9.28E-004</text:p>
          </table:table-cell>
          <table:table-cell office:value-type="float" office:value="486030.569987059" calcext:value-type="float">
            <text:p>486030.569987059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545" calcext:value-type="float">
            <text:p>5.45E-005</text:p>
          </table:table-cell>
          <table:table-cell office:value-type="float" office:value="29847.9136690094" calcext:value-type="float">
            <text:p>29847.9136690094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934" calcext:value-type="float">
            <text:p>9.34E-004</text:p>
          </table:table-cell>
          <table:table-cell office:value-type="float" office:value="511598.540843483" calcext:value-type="float">
            <text:p>511598.540843483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367" calcext:value-type="float">
            <text:p>3.67E-004</text:p>
          </table:table-cell>
          <table:table-cell office:value-type="float" office:value="201009.118484812" calcext:value-type="float">
            <text:p>201009.118484812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888" calcext:value-type="float">
            <text:p>8.88E-004</text:p>
          </table:table-cell>
          <table:table-cell office:value-type="float" office:value="486030.5700274" calcext:value-type="float">
            <text:p>486030.5700274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521" calcext:value-type="float">
            <text:p>5.21E-005</text:p>
          </table:table-cell>
          <table:table-cell office:value-type="float" office:value="29847.9136713792" calcext:value-type="float">
            <text:p>29847.9136713792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894" calcext:value-type="float">
            <text:p>8.94E-004</text:p>
          </table:table-cell>
          <table:table-cell office:value-type="float" office:value="511598.540884101" calcext:value-type="float">
            <text:p>511598.540884101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351" calcext:value-type="float">
            <text:p>3.51E-004</text:p>
          </table:table-cell>
          <table:table-cell office:value-type="float" office:value="201009.118500771" calcext:value-type="float">
            <text:p>201009.118500771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849" calcext:value-type="float">
            <text:p>8.49E-004</text:p>
          </table:table-cell>
          <table:table-cell office:value-type="float" office:value="486030.570065988" calcext:value-type="float">
            <text:p>486030.570065988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499" calcext:value-type="float">
            <text:p>4.99E-005</text:p>
          </table:table-cell>
          <table:table-cell office:value-type="float" office:value="29847.9136736459" calcext:value-type="float">
            <text:p>29847.9136736459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855" calcext:value-type="float">
            <text:p>8.55E-004</text:p>
          </table:table-cell>
          <table:table-cell office:value-type="float" office:value="511598.540922953" calcext:value-type="float">
            <text:p>511598.540922953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336" calcext:value-type="float">
            <text:p>3.36E-004</text:p>
          </table:table-cell>
          <table:table-cell office:value-type="float" office:value="201009.118516036" calcext:value-type="float">
            <text:p>201009.118516036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812" calcext:value-type="float">
            <text:p>8.12E-004</text:p>
          </table:table-cell>
          <table:table-cell office:value-type="float" office:value="486030.570102898" calcext:value-type="float">
            <text:p>486030.570102898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477" calcext:value-type="float">
            <text:p>4.77E-005</text:p>
          </table:table-cell>
          <table:table-cell office:value-type="float" office:value="29847.9136758141" calcext:value-type="float">
            <text:p>29847.9136758141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818" calcext:value-type="float">
            <text:p>8.18E-004</text:p>
          </table:table-cell>
          <table:table-cell office:value-type="float" office:value="511598.540960116" calcext:value-type="float">
            <text:p>511598.540960116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321" calcext:value-type="float">
            <text:p>3.21E-004</text:p>
          </table:table-cell>
          <table:table-cell office:value-type="float" office:value="201009.118530637" calcext:value-type="float">
            <text:p>201009.118530637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777" calcext:value-type="float">
            <text:p>7.77E-004</text:p>
          </table:table-cell>
          <table:table-cell office:value-type="float" office:value="486030.570138204" calcext:value-type="float">
            <text:p>486030.570138204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456" calcext:value-type="float">
            <text:p>4.56E-005</text:p>
          </table:table-cell>
          <table:table-cell office:value-type="float" office:value="29847.9136778879" calcext:value-type="float">
            <text:p>29847.9136778879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782" calcext:value-type="float">
            <text:p>7.82E-004</text:p>
          </table:table-cell>
          <table:table-cell office:value-type="float" office:value="511598.540995663" calcext:value-type="float">
            <text:p>511598.540995663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307" calcext:value-type="float">
            <text:p>3.07E-004</text:p>
          </table:table-cell>
          <table:table-cell office:value-type="float" office:value="201009.118544603" calcext:value-type="float">
            <text:p>201009.118544603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743" calcext:value-type="float">
            <text:p>7.43E-004</text:p>
          </table:table-cell>
          <table:table-cell office:value-type="float" office:value="486030.570171974" calcext:value-type="float">
            <text:p>486030.570171974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436" calcext:value-type="float">
            <text:p>4.36E-005</text:p>
          </table:table-cell>
          <table:table-cell office:value-type="float" office:value="29847.9136798717" calcext:value-type="float">
            <text:p>29847.9136798717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748" calcext:value-type="float">
            <text:p>7.48E-004</text:p>
          </table:table-cell>
          <table:table-cell office:value-type="float" office:value="511598.541029664" calcext:value-type="float">
            <text:p>511598.541029664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294" calcext:value-type="float">
            <text:p>2.94E-004</text:p>
          </table:table-cell>
          <table:table-cell office:value-type="float" office:value="201009.118557963" calcext:value-type="float">
            <text:p>201009.118557963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711" calcext:value-type="float">
            <text:p>7.11E-004</text:p>
          </table:table-cell>
          <table:table-cell office:value-type="float" office:value="486030.570204276" calcext:value-type="float">
            <text:p>486030.570204276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417" calcext:value-type="float">
            <text:p>4.17E-005</text:p>
          </table:table-cell>
          <table:table-cell office:value-type="float" office:value="29847.9136817691" calcext:value-type="float">
            <text:p>29847.9136817691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716" calcext:value-type="float">
            <text:p>7.16E-004</text:p>
          </table:table-cell>
          <table:table-cell office:value-type="float" office:value="511598.541062187" calcext:value-type="float">
            <text:p>511598.541062187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281" calcext:value-type="float">
            <text:p>2.81E-004</text:p>
          </table:table-cell>
          <table:table-cell office:value-type="float" office:value="201009.118570741" calcext:value-type="float">
            <text:p>201009.118570741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68" calcext:value-type="float">
            <text:p>6.80E-004</text:p>
          </table:table-cell>
          <table:table-cell office:value-type="float" office:value="486030.570235174" calcext:value-type="float">
            <text:p>486030.570235174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399" calcext:value-type="float">
            <text:p>3.99E-005</text:p>
          </table:table-cell>
          <table:table-cell office:value-type="float" office:value="29847.9136835841" calcext:value-type="float">
            <text:p>29847.9136835841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684" calcext:value-type="float">
            <text:p>6.84E-004</text:p>
          </table:table-cell>
          <table:table-cell office:value-type="float" office:value="511598.541093296" calcext:value-type="float">
            <text:p>511598.541093296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269" calcext:value-type="float">
            <text:p>2.69E-004</text:p>
          </table:table-cell>
          <table:table-cell office:value-type="float" office:value="201009.118582964" calcext:value-type="float">
            <text:p>201009.118582964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65" calcext:value-type="float">
            <text:p>6.50E-004</text:p>
          </table:table-cell>
          <table:table-cell office:value-type="float" office:value="486030.570264728" calcext:value-type="float">
            <text:p>486030.570264728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382" calcext:value-type="float">
            <text:p>3.82E-005</text:p>
          </table:table-cell>
          <table:table-cell office:value-type="float" office:value="29847.9136853202" calcext:value-type="float">
            <text:p>29847.9136853202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655" calcext:value-type="float">
            <text:p>6.55E-004</text:p>
          </table:table-cell>
          <table:table-cell office:value-type="float" office:value="511598.541123052" calcext:value-type="float">
            <text:p>511598.541123052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257" calcext:value-type="float">
            <text:p>2.57E-004</text:p>
          </table:table-cell>
          <table:table-cell office:value-type="float" office:value="201009.118594655" calcext:value-type="float">
            <text:p>201009.118594655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622" calcext:value-type="float">
            <text:p>6.22E-004</text:p>
          </table:table-cell>
          <table:table-cell office:value-type="float" office:value="486030.570292997" calcext:value-type="float">
            <text:p>486030.570292997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365" calcext:value-type="float">
            <text:p>3.65E-005</text:p>
          </table:table-cell>
          <table:table-cell office:value-type="float" office:value="29847.9136869808" calcext:value-type="float">
            <text:p>29847.9136869808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626" calcext:value-type="float">
            <text:p>6.26E-004</text:p>
          </table:table-cell>
          <table:table-cell office:value-type="float" office:value="511598.541151515" calcext:value-type="float">
            <text:p>511598.541151515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246" calcext:value-type="float">
            <text:p>2.46E-004</text:p>
          </table:table-cell>
          <table:table-cell office:value-type="float" office:value="201009.118605839" calcext:value-type="float">
            <text:p>201009.118605839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595" calcext:value-type="float">
            <text:p>5.95E-004</text:p>
          </table:table-cell>
          <table:table-cell office:value-type="float" office:value="486030.570320038" calcext:value-type="float">
            <text:p>486030.570320038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349" calcext:value-type="float">
            <text:p>3.49E-005</text:p>
          </table:table-cell>
          <table:table-cell office:value-type="float" office:value="29847.9136885691" calcext:value-type="float">
            <text:p>29847.9136885691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599" calcext:value-type="float">
            <text:p>5.99E-004</text:p>
          </table:table-cell>
          <table:table-cell office:value-type="float" office:value="511598.54117874" calcext:value-type="float">
            <text:p>511598.54117874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235" calcext:value-type="float">
            <text:p>2.35E-004</text:p>
          </table:table-cell>
          <table:table-cell office:value-type="float" office:value="201009.118616535" calcext:value-type="float">
            <text:p>201009.118616535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569" calcext:value-type="float">
            <text:p>5.69E-004</text:p>
          </table:table-cell>
          <table:table-cell office:value-type="float" office:value="486030.570345902" calcext:value-type="float">
            <text:p>486030.570345902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334" calcext:value-type="float">
            <text:p>3.34E-005</text:p>
          </table:table-cell>
          <table:table-cell office:value-type="float" office:value="29847.9136900885" calcext:value-type="float">
            <text:p>29847.9136900885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573" calcext:value-type="float">
            <text:p>5.73E-004</text:p>
          </table:table-cell>
          <table:table-cell office:value-type="float" office:value="511598.541204782" calcext:value-type="float">
            <text:p>511598.541204782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225" calcext:value-type="float">
            <text:p>2.25E-004</text:p>
          </table:table-cell>
          <table:table-cell office:value-type="float" office:value="201009.118626767" calcext:value-type="float">
            <text:p>201009.118626767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544" calcext:value-type="float">
            <text:p>5.44E-004</text:p>
          </table:table-cell>
          <table:table-cell office:value-type="float" office:value="486030.570370642" calcext:value-type="float">
            <text:p>486030.570370642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32" calcext:value-type="float">
            <text:p>3.20E-005</text:p>
          </table:table-cell>
          <table:table-cell office:value-type="float" office:value="29847.9136915417" calcext:value-type="float">
            <text:p>29847.9136915417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548" calcext:value-type="float">
            <text:p>5.48E-004</text:p>
          </table:table-cell>
          <table:table-cell office:value-type="float" office:value="511598.541229691" calcext:value-type="float">
            <text:p>511598.541229691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215" calcext:value-type="float">
            <text:p>2.15E-004</text:p>
          </table:table-cell>
          <table:table-cell office:value-type="float" office:value="201009.118636554" calcext:value-type="float">
            <text:p>201009.118636554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521" calcext:value-type="float">
            <text:p>5.21E-004</text:p>
          </table:table-cell>
          <table:table-cell office:value-type="float" office:value="486030.570394306" calcext:value-type="float">
            <text:p>486030.570394306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306" calcext:value-type="float">
            <text:p>3.06E-005</text:p>
          </table:table-cell>
          <table:table-cell office:value-type="float" office:value="29847.9136929318" calcext:value-type="float">
            <text:p>29847.9136929318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524" calcext:value-type="float">
            <text:p>5.24E-004</text:p>
          </table:table-cell>
          <table:table-cell office:value-type="float" office:value="511598.541253517" calcext:value-type="float">
            <text:p>511598.541253517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206" calcext:value-type="float">
            <text:p>2.06E-004</text:p>
          </table:table-cell>
          <table:table-cell office:value-type="float" office:value="201009.118645916" calcext:value-type="float">
            <text:p>201009.118645916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498" calcext:value-type="float">
            <text:p>4.98E-004</text:p>
          </table:table-cell>
          <table:table-cell office:value-type="float" office:value="486030.570416942" calcext:value-type="float">
            <text:p>486030.570416942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293" calcext:value-type="float">
            <text:p>2.93E-005</text:p>
          </table:table-cell>
          <table:table-cell office:value-type="float" office:value="29847.9136942614" calcext:value-type="float">
            <text:p>29847.9136942614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501" calcext:value-type="float">
            <text:p>5.01E-004</text:p>
          </table:table-cell>
          <table:table-cell office:value-type="float" office:value="511598.541276307" calcext:value-type="float">
            <text:p>511598.541276307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97" calcext:value-type="float">
            <text:p>1.97E-004</text:p>
          </table:table-cell>
          <table:table-cell office:value-type="float" office:value="201009.11865487" calcext:value-type="float">
            <text:p>201009.11865487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476" calcext:value-type="float">
            <text:p>4.76E-004</text:p>
          </table:table-cell>
          <table:table-cell office:value-type="float" office:value="486030.570438593" calcext:value-type="float">
            <text:p>486030.570438593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28" calcext:value-type="float">
            <text:p>2.80E-005</text:p>
          </table:table-cell>
          <table:table-cell office:value-type="float" office:value="29847.9136955333" calcext:value-type="float">
            <text:p>29847.9136955333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48" calcext:value-type="float">
            <text:p>4.80E-004</text:p>
          </table:table-cell>
          <table:table-cell office:value-type="float" office:value="511598.541298107" calcext:value-type="float">
            <text:p>511598.541298107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88" calcext:value-type="float">
            <text:p>1.88E-004</text:p>
          </table:table-cell>
          <table:table-cell office:value-type="float" office:value="201009.118663435" calcext:value-type="float">
            <text:p>201009.118663435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456" calcext:value-type="float">
            <text:p>4.56E-004</text:p>
          </table:table-cell>
          <table:table-cell office:value-type="float" office:value="486030.570459303" calcext:value-type="float">
            <text:p>486030.570459303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268" calcext:value-type="float">
            <text:p>2.68E-005</text:p>
          </table:table-cell>
          <table:table-cell office:value-type="float" office:value="29847.9136967498" calcext:value-type="float">
            <text:p>29847.9136967498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459" calcext:value-type="float">
            <text:p>4.59E-004</text:p>
          </table:table-cell>
          <table:table-cell office:value-type="float" office:value="511598.541318958" calcext:value-type="float">
            <text:p>511598.541318958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8" calcext:value-type="float">
            <text:p>1.80E-004</text:p>
          </table:table-cell>
          <table:table-cell office:value-type="float" office:value="201009.118671628" calcext:value-type="float">
            <text:p>201009.118671628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436" calcext:value-type="float">
            <text:p>4.36E-004</text:p>
          </table:table-cell>
          <table:table-cell office:value-type="float" office:value="486030.570479113" calcext:value-type="float">
            <text:p>486030.570479113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256" calcext:value-type="float">
            <text:p>2.56E-005</text:p>
          </table:table-cell>
          <table:table-cell office:value-type="float" office:value="29847.9136979134" calcext:value-type="float">
            <text:p>29847.9136979134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439" calcext:value-type="float">
            <text:p>4.39E-004</text:p>
          </table:table-cell>
          <table:table-cell office:value-type="float" office:value="511598.541338903" calcext:value-type="float">
            <text:p>511598.541338903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72" calcext:value-type="float">
            <text:p>1.72E-004</text:p>
          </table:table-cell>
          <table:table-cell office:value-type="float" office:value="201009.118679464" calcext:value-type="float">
            <text:p>201009.118679464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417" calcext:value-type="float">
            <text:p>4.17E-004</text:p>
          </table:table-cell>
          <table:table-cell office:value-type="float" office:value="486030.570498061" calcext:value-type="float">
            <text:p>486030.570498061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245" calcext:value-type="float">
            <text:p>2.45E-005</text:p>
          </table:table-cell>
          <table:table-cell office:value-type="float" office:value="29847.9136990265" calcext:value-type="float">
            <text:p>29847.9136990265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42" calcext:value-type="float">
            <text:p>4.20E-004</text:p>
          </table:table-cell>
          <table:table-cell office:value-type="float" office:value="511598.541357981" calcext:value-type="float">
            <text:p>511598.541357981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65" calcext:value-type="float">
            <text:p>1.65E-004</text:p>
          </table:table-cell>
          <table:table-cell office:value-type="float" office:value="201009.11868696" calcext:value-type="float">
            <text:p>201009.11868696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399" calcext:value-type="float">
            <text:p>3.99E-004</text:p>
          </table:table-cell>
          <table:table-cell office:value-type="float" office:value="486030.570516185" calcext:value-type="float">
            <text:p>486030.570516185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234" calcext:value-type="float">
            <text:p>2.34E-005</text:p>
          </table:table-cell>
          <table:table-cell office:value-type="float" office:value="29847.9137000911" calcext:value-type="float">
            <text:p>29847.9137000911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401" calcext:value-type="float">
            <text:p>4.01E-004</text:p>
          </table:table-cell>
          <table:table-cell office:value-type="float" office:value="511598.54137623" calcext:value-type="float">
            <text:p>511598.54137623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58" calcext:value-type="float">
            <text:p>1.58E-004</text:p>
          </table:table-cell>
          <table:table-cell office:value-type="float" office:value="201009.11869413" calcext:value-type="float">
            <text:p>201009.11869413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381" calcext:value-type="float">
            <text:p>3.81E-004</text:p>
          </table:table-cell>
          <table:table-cell office:value-type="float" office:value="486030.570533522" calcext:value-type="float">
            <text:p>486030.570533522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224" calcext:value-type="float">
            <text:p>2.24E-005</text:p>
          </table:table-cell>
          <table:table-cell office:value-type="float" office:value="29847.9137011095" calcext:value-type="float">
            <text:p>29847.9137011095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384" calcext:value-type="float">
            <text:p>3.84E-004</text:p>
          </table:table-cell>
          <table:table-cell office:value-type="float" office:value="511598.541393685" calcext:value-type="float">
            <text:p>511598.541393685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51" calcext:value-type="float">
            <text:p>1.51E-004</text:p>
          </table:table-cell>
          <table:table-cell office:value-type="float" office:value="201009.118700988" calcext:value-type="float">
            <text:p>201009.118700988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365" calcext:value-type="float">
            <text:p>3.65E-004</text:p>
          </table:table-cell>
          <table:table-cell office:value-type="float" office:value="486030.570550104" calcext:value-type="float">
            <text:p>486030.570550104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214" calcext:value-type="float">
            <text:p>2.14E-005</text:p>
          </table:table-cell>
          <table:table-cell office:value-type="float" office:value="29847.9137020836" calcext:value-type="float">
            <text:p>29847.9137020836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367" calcext:value-type="float">
            <text:p>3.67E-004</text:p>
          </table:table-cell>
          <table:table-cell office:value-type="float" office:value="511598.541410381" calcext:value-type="float">
            <text:p>511598.541410381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44" calcext:value-type="float">
            <text:p>1.44E-004</text:p>
          </table:table-cell>
          <table:table-cell office:value-type="float" office:value="201009.118707548" calcext:value-type="float">
            <text:p>201009.118707548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349" calcext:value-type="float">
            <text:p>3.49E-004</text:p>
          </table:table-cell>
          <table:table-cell office:value-type="float" office:value="486030.570565966" calcext:value-type="float">
            <text:p>486030.570565966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205" calcext:value-type="float">
            <text:p>2.05E-005</text:p>
          </table:table-cell>
          <table:table-cell office:value-type="float" office:value="29847.9137030153" calcext:value-type="float">
            <text:p>29847.9137030153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351" calcext:value-type="float">
            <text:p>3.51E-004</text:p>
          </table:table-cell>
          <table:table-cell office:value-type="float" office:value="511598.541426351" calcext:value-type="float">
            <text:p>511598.541426351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38" calcext:value-type="float">
            <text:p>1.38E-004</text:p>
          </table:table-cell>
          <table:table-cell office:value-type="float" office:value="201009.118713823" calcext:value-type="float">
            <text:p>201009.118713823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334" calcext:value-type="float">
            <text:p>3.34E-004</text:p>
          </table:table-cell>
          <table:table-cell office:value-type="float" office:value="486030.570581138" calcext:value-type="float">
            <text:p>486030.570581138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96" calcext:value-type="float">
            <text:p>1.96E-005</text:p>
          </table:table-cell>
          <table:table-cell office:value-type="float" office:value="29847.9137039066" calcext:value-type="float">
            <text:p>29847.9137039066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336" calcext:value-type="float">
            <text:p>3.36E-004</text:p>
          </table:table-cell>
          <table:table-cell office:value-type="float" office:value="511598.541441627" calcext:value-type="float">
            <text:p>511598.541441627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32" calcext:value-type="float">
            <text:p>1.32E-004</text:p>
          </table:table-cell>
          <table:table-cell office:value-type="float" office:value="201009.118719824" calcext:value-type="float">
            <text:p>201009.118719824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319" calcext:value-type="float">
            <text:p>3.19E-004</text:p>
          </table:table-cell>
          <table:table-cell office:value-type="float" office:value="486030.57059565" calcext:value-type="float">
            <text:p>486030.57059565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88" calcext:value-type="float">
            <text:p>1.88E-005</text:p>
          </table:table-cell>
          <table:table-cell office:value-type="float" office:value="29847.913704759" calcext:value-type="float">
            <text:p>29847.913704759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321" calcext:value-type="float">
            <text:p>3.21E-004</text:p>
          </table:table-cell>
          <table:table-cell office:value-type="float" office:value="511598.541456238" calcext:value-type="float">
            <text:p>511598.541456238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26" calcext:value-type="float">
            <text:p>1.26E-004</text:p>
          </table:table-cell>
          <table:table-cell office:value-type="float" office:value="201009.118725565" calcext:value-type="float">
            <text:p>201009.118725565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305" calcext:value-type="float">
            <text:p>3.05E-004</text:p>
          </table:table-cell>
          <table:table-cell office:value-type="float" office:value="486030.570609532" calcext:value-type="float">
            <text:p>486030.570609532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79" calcext:value-type="float">
            <text:p>1.79E-005</text:p>
          </table:table-cell>
          <table:table-cell office:value-type="float" office:value="29847.9137055745" calcext:value-type="float">
            <text:p>29847.9137055745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307" calcext:value-type="float">
            <text:p>3.07E-004</text:p>
          </table:table-cell>
          <table:table-cell office:value-type="float" office:value="511598.541470214" calcext:value-type="float">
            <text:p>511598.541470214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21" calcext:value-type="float">
            <text:p>1.21E-004</text:p>
          </table:table-cell>
          <table:table-cell office:value-type="float" office:value="201009.118731057" calcext:value-type="float">
            <text:p>201009.118731057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292" calcext:value-type="float">
            <text:p>2.92E-004</text:p>
          </table:table-cell>
          <table:table-cell office:value-type="float" office:value="486030.570622809" calcext:value-type="float">
            <text:p>486030.570622809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72" calcext:value-type="float">
            <text:p>1.72E-005</text:p>
          </table:table-cell>
          <table:table-cell office:value-type="float" office:value="29847.9137063544" calcext:value-type="float">
            <text:p>29847.9137063544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294" calcext:value-type="float">
            <text:p>2.94E-004</text:p>
          </table:table-cell>
          <table:table-cell office:value-type="float" office:value="511598.541483583" calcext:value-type="float">
            <text:p>511598.541483583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16" calcext:value-type="float">
            <text:p>1.16E-004</text:p>
          </table:table-cell>
          <table:table-cell office:value-type="float" office:value="201009.118736309" calcext:value-type="float">
            <text:p>201009.118736309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279" calcext:value-type="float">
            <text:p>2.79E-004</text:p>
          </table:table-cell>
          <table:table-cell office:value-type="float" office:value="486030.57063551" calcext:value-type="float">
            <text:p>486030.57063551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64" calcext:value-type="float">
            <text:p>1.64E-005</text:p>
          </table:table-cell>
          <table:table-cell office:value-type="float" office:value="29847.9137071005" calcext:value-type="float">
            <text:p>29847.9137071005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281" calcext:value-type="float">
            <text:p>2.81E-004</text:p>
          </table:table-cell>
          <table:table-cell office:value-type="float" office:value="511598.541496371" calcext:value-type="float">
            <text:p>511598.541496371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11" calcext:value-type="float">
            <text:p>1.11E-004</text:p>
          </table:table-cell>
          <table:table-cell office:value-type="float" office:value="201009.118741334" calcext:value-type="float">
            <text:p>201009.118741334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267" calcext:value-type="float">
            <text:p>2.67E-004</text:p>
          </table:table-cell>
          <table:table-cell office:value-type="float" office:value="486030.570647658" calcext:value-type="float">
            <text:p>486030.570647658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57" calcext:value-type="float">
            <text:p>1.57E-005</text:p>
          </table:table-cell>
          <table:table-cell office:value-type="float" office:value="29847.9137078141" calcext:value-type="float">
            <text:p>29847.9137078141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269" calcext:value-type="float">
            <text:p>2.69E-004</text:p>
          </table:table-cell>
          <table:table-cell office:value-type="float" office:value="511598.541508602" calcext:value-type="float">
            <text:p>511598.541508602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06" calcext:value-type="float">
            <text:p>1.06E-004</text:p>
          </table:table-cell>
          <table:table-cell office:value-type="float" office:value="201009.118746139" calcext:value-type="float">
            <text:p>201009.118746139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256" calcext:value-type="float">
            <text:p>2.56E-004</text:p>
          </table:table-cell>
          <table:table-cell office:value-type="float" office:value="486030.570659278" calcext:value-type="float">
            <text:p>486030.570659278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5" calcext:value-type="float">
            <text:p>1.50E-005</text:p>
          </table:table-cell>
          <table:table-cell office:value-type="float" office:value="29847.9137084967" calcext:value-type="float">
            <text:p>29847.9137084967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257" calcext:value-type="float">
            <text:p>2.57E-004</text:p>
          </table:table-cell>
          <table:table-cell office:value-type="float" office:value="511598.541520302" calcext:value-type="float">
            <text:p>511598.541520302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101" calcext:value-type="float">
            <text:p>1.01E-004</text:p>
          </table:table-cell>
          <table:table-cell office:value-type="float" office:value="201009.118750736" calcext:value-type="float">
            <text:p>201009.118750736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245" calcext:value-type="float">
            <text:p>2.45E-004</text:p>
          </table:table-cell>
          <table:table-cell office:value-type="float" office:value="486030.570670393" calcext:value-type="float">
            <text:p>486030.570670393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44" calcext:value-type="float">
            <text:p>1.44E-005</text:p>
          </table:table-cell>
          <table:table-cell office:value-type="float" office:value="29847.9137091496" calcext:value-type="float">
            <text:p>29847.9137091496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246" calcext:value-type="float">
            <text:p>2.46E-004</text:p>
          </table:table-cell>
          <table:table-cell office:value-type="float" office:value="511598.541531493" calcext:value-type="float">
            <text:p>511598.541531493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0967" calcext:value-type="float">
            <text:p>9.67E-005</text:p>
          </table:table-cell>
          <table:table-cell office:value-type="float" office:value="201009.118755133" calcext:value-type="float">
            <text:p>201009.118755133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234" calcext:value-type="float">
            <text:p>2.34E-004</text:p>
          </table:table-cell>
          <table:table-cell office:value-type="float" office:value="486030.570681025" calcext:value-type="float">
            <text:p>486030.570681025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37" calcext:value-type="float">
            <text:p>1.37E-005</text:p>
          </table:table-cell>
          <table:table-cell office:value-type="float" office:value="29847.9137097741" calcext:value-type="float">
            <text:p>29847.9137097741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235" calcext:value-type="float">
            <text:p>2.35E-004</text:p>
          </table:table-cell>
          <table:table-cell office:value-type="float" office:value="511598.541542197" calcext:value-type="float">
            <text:p>511598.541542197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0925" calcext:value-type="float">
            <text:p>9.25E-005</text:p>
          </table:table-cell>
          <table:table-cell office:value-type="float" office:value="201009.118759339" calcext:value-type="float">
            <text:p>201009.118759339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224" calcext:value-type="float">
            <text:p>2.24E-004</text:p>
          </table:table-cell>
          <table:table-cell office:value-type="float" office:value="486030.570691195" calcext:value-type="float">
            <text:p>486030.570691195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31" calcext:value-type="float">
            <text:p>1.31E-005</text:p>
          </table:table-cell>
          <table:table-cell office:value-type="float" office:value="29847.9137103715" calcext:value-type="float">
            <text:p>29847.9137103715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225" calcext:value-type="float">
            <text:p>2.25E-004</text:p>
          </table:table-cell>
          <table:table-cell office:value-type="float" office:value="511598.541552436" calcext:value-type="float">
            <text:p>511598.541552436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0885" calcext:value-type="float">
            <text:p>8.85E-005</text:p>
          </table:table-cell>
          <table:table-cell office:value-type="float" office:value="201009.118763362" calcext:value-type="float">
            <text:p>201009.118763362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214" calcext:value-type="float">
            <text:p>2.14E-004</text:p>
          </table:table-cell>
          <table:table-cell office:value-type="float" office:value="486030.570700922" calcext:value-type="float">
            <text:p>486030.570700922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26" calcext:value-type="float">
            <text:p>1.26E-005</text:p>
          </table:table-cell>
          <table:table-cell office:value-type="float" office:value="29847.9137109428" calcext:value-type="float">
            <text:p>29847.9137109428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215" calcext:value-type="float">
            <text:p>2.15E-004</text:p>
          </table:table-cell>
          <table:table-cell office:value-type="float" office:value="511598.54156223" calcext:value-type="float">
            <text:p>511598.54156223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0847" calcext:value-type="float">
            <text:p>8.47E-005</text:p>
          </table:table-cell>
          <table:table-cell office:value-type="float" office:value="201009.11876721" calcext:value-type="float">
            <text:p>201009.11876721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205" calcext:value-type="float">
            <text:p>2.05E-004</text:p>
          </table:table-cell>
          <table:table-cell office:value-type="float" office:value="486030.570710226" calcext:value-type="float">
            <text:p>486030.570710226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2" calcext:value-type="float">
            <text:p>1.20E-005</text:p>
          </table:table-cell>
          <table:table-cell office:value-type="float" office:value="29847.9137114894" calcext:value-type="float">
            <text:p>29847.9137114894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206" calcext:value-type="float">
            <text:p>2.06E-004</text:p>
          </table:table-cell>
          <table:table-cell office:value-type="float" office:value="511598.541571598" calcext:value-type="float">
            <text:p>511598.541571598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081" calcext:value-type="float">
            <text:p>8.10E-005</text:p>
          </table:table-cell>
          <table:table-cell office:value-type="float" office:value="201009.118770891" calcext:value-type="float">
            <text:p>201009.118770891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196" calcext:value-type="float">
            <text:p>1.96E-004</text:p>
          </table:table-cell>
          <table:table-cell office:value-type="float" office:value="486030.570719126" calcext:value-type="float">
            <text:p>486030.570719126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15" calcext:value-type="float">
            <text:p>1.15E-005</text:p>
          </table:table-cell>
          <table:table-cell office:value-type="float" office:value="29847.9137120122" calcext:value-type="float">
            <text:p>29847.9137120122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197" calcext:value-type="float">
            <text:p>1.97E-004</text:p>
          </table:table-cell>
          <table:table-cell office:value-type="float" office:value="511598.541580558" calcext:value-type="float">
            <text:p>511598.541580558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0775" calcext:value-type="float">
            <text:p>7.75E-005</text:p>
          </table:table-cell>
          <table:table-cell office:value-type="float" office:value="201009.118774411" calcext:value-type="float">
            <text:p>201009.118774411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187" calcext:value-type="float">
            <text:p>1.87E-004</text:p>
          </table:table-cell>
          <table:table-cell office:value-type="float" office:value="486030.570727639" calcext:value-type="float">
            <text:p>486030.570727639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29847.9137235144" calcext:value-type="float">
            <text:p>29847.9137235144</text:p>
          </table:table-cell>
          <table:table-cell office:value-type="float" office:value="0.000000000855" calcext:value-type="float">
            <text:p>8.55E-010</text:p>
          </table:table-cell>
          <table:table-cell table:style-name="ce1" office:value-type="float" office:value="0.000011" calcext:value-type="float">
            <text:p>1.10E-005</text:p>
          </table:table-cell>
          <table:table-cell office:value-type="float" office:value="29847.9137125122" calcext:value-type="float">
            <text:p>29847.9137125122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511598.541777708" calcext:value-type="float">
            <text:p>511598.541777708</text:p>
          </table:table-cell>
          <table:table-cell office:value-type="float" office:value="0.0000000147" calcext:value-type="float">
            <text:p>1.47E-008</text:p>
          </table:table-cell>
          <table:table-cell table:style-name="ce1" office:value-type="float" office:value="0.000189" calcext:value-type="float">
            <text:p>1.89E-004</text:p>
          </table:table-cell>
          <table:table-cell office:value-type="float" office:value="511598.541589129" calcext:value-type="float">
            <text:p>511598.541589129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201009.118851873" calcext:value-type="float">
            <text:p>201009.118851873</text:p>
          </table:table-cell>
          <table:table-cell office:value-type="float" office:value="0.00000000576" calcext:value-type="float">
            <text:p>5.76E-009</text:p>
          </table:table-cell>
          <table:table-cell table:style-name="ce1" office:value-type="float" office:value="0.0000741" calcext:value-type="float">
            <text:p>7.41E-005</text:p>
          </table:table-cell>
          <table:table-cell office:value-type="float" office:value="201009.118777779" calcext:value-type="float">
            <text:p>201009.118777779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1" calcext:value-type="float">
            <text:p>11</text:p>
          </table:table-cell>
          <table:table-cell office:value-type="float" office:value="486030.570914936" calcext:value-type="float">
            <text:p>486030.570914936</text:p>
          </table:table-cell>
          <table:table-cell office:value-type="float" office:value="0.0000000139" calcext:value-type="float">
            <text:p>1.39E-008</text:p>
          </table:table-cell>
          <table:table-cell table:style-name="ce1" office:value-type="float" office:value="0.000179" calcext:value-type="float">
            <text:p>1.79E-004</text:p>
          </table:table-cell>
          <table:table-cell office:value-type="float" office:value="486030.570735782" calcext:value-type="float">
            <text:p>486030.57073578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0:07:11.578183030</dc:date>
    <meta:document-statistic meta:table-count="1" meta:cell-count="1501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825cm" svg:y="8.217cm" style:legend-expansion="wide" chart:style-name="ch2"/>
        <chart:plot-area chart:style-name="ch3" table:cell-range-address="Sheet1.N1:Sheet1.P501" chart:data-source-has-labels="row" svg:x="1.331cm" svg:y="0.18cm" svg:width="14.349cm" svg:height="6.876cm">
          <chartooo:coordinate-region svg:x="2.508cm" svg:y="0.379cm" svg:width="13.172cm" svg:height="5.753cm"/>
          <chart:axis chart:dimension="x" chart:name="primary-x" chart:style-name="ch4">
            <chart:title svg:x="8.104cm" svg:y="7.236cm" chart:style-name="ch5">
              <text:p>Time</text:p>
            </chart:title>
          </chart:axis>
          <chart:axis chart:dimension="y" chart:name="primary-y" chart:style-name="ch4">
            <chart:title svg:x="0.451cm" svg:y="4.456cm" chart:style-name="ch6">
              <text:p>Population</text:p>
            </chart:title>
            <chart:grid chart:style-name="ch7" chart:class="major"/>
          </chart:axis>
          <chart:series chart:style-name="ch8" chart:values-cell-range-address="Sheet1.N2:Sheet1.N501" chart:label-cell-address="Sheet1.N1:Sheet1.N1" chart:class="chart:line">
            <chart:data-point chart:repeated="500"/>
          </chart:series>
          <chart:series chart:style-name="ch9" chart:values-cell-range-address="Sheet1.O2:Sheet1.O501" chart:label-cell-address="Sheet1.O1:Sheet1.O1" chart:class="chart:line">
            <chart:data-point chart:repeated="500"/>
          </chart:series>
          <chart:series chart:style-name="ch10" chart:values-cell-range-address="Sheet1.P2:Sheet1.P501" chart:label-cell-address="Sheet1.P1:Sheet1.P1" chart:class="chart:line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sceptible</text:p>
                <draw:g>
                  <svg:desc>Sheet1.N1:Sheet1.N1</svg:desc>
                </draw:g>
              </table:table-cell>
              <table:table-cell office:value-type="string">
                <text:p>Infectious</text:p>
                <draw:g>
                  <svg:desc>Sheet1.O1:Sheet1.O1</svg:desc>
                </draw:g>
              </table:table-cell>
              <table:table-cell office:value-type="string">
                <text:p>Recovered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18.0658097909">
                <text:p>29818.0658097909</text:p>
                <draw:g>
                  <svg:desc>Sheet1.N2:Sheet1.N501</svg:desc>
                </draw:g>
              </table:table-cell>
              <table:table-cell office:value-type="float" office:value="29.8479137235">
                <text:p>29.8479137235</text:p>
                <draw:g>
                  <svg:desc>Sheet1.O2:Sheet1.O501</svg:desc>
                </draw:g>
              </table:table-cell>
              <table:table-cell office:value-type="float" office:value="0">
                <text:p>0</text:p>
                <draw:g>
                  <svg:desc>Sheet1.P2:Sheet1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789.5441816289">
                <text:p>29789.5441816289</text:p>
              </table:table-cell>
              <table:table-cell office:value-type="float" office:value="57.0718065023">
                <text:p>57.0718065023</text:p>
              </table:table-cell>
              <table:table-cell office:value-type="float" office:value="1.2977353832">
                <text:p>1.2977353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35.060513159">
                <text:p>29735.060513159</text:p>
              </table:table-cell>
              <table:table-cell office:value-type="float" office:value="109.0740920734">
                <text:p>109.0740920734</text:p>
              </table:table-cell>
              <table:table-cell office:value-type="float" office:value="3.779118282">
                <text:p>3.779118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31.1232451169">
                <text:p>29631.1232451169</text:p>
              </table:table-cell>
              <table:table-cell office:value-type="float" office:value="208.269008272">
                <text:p>208.269008272</text:p>
              </table:table-cell>
              <table:table-cell office:value-type="float" office:value="8.5214701255">
                <text:p>8.5214701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433.3563351332">
                <text:p>29433.3563351332</text:p>
              </table:table-cell>
              <table:table-cell office:value-type="float" office:value="396.9807439558">
                <text:p>396.9807439558</text:p>
              </table:table-cell>
              <table:table-cell office:value-type="float" office:value="17.5766444254">
                <text:p>17.5766444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58.909560908">
                <text:p>29058.909560908</text:p>
              </table:table-cell>
              <table:table-cell office:value-type="float" office:value="754.1674857833">
                <text:p>754.1674857833</text:p>
              </table:table-cell>
              <table:table-cell office:value-type="float" office:value="34.8366768231">
                <text:p>34.8366768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56.6009678683">
                <text:p>28356.6009678683</text:p>
              </table:table-cell>
              <table:table-cell office:value-type="float" office:value="1423.6861880385">
                <text:p>1423.6861880385</text:p>
              </table:table-cell>
              <table:table-cell office:value-type="float" office:value="67.6265676077">
                <text:p>67.6265676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62.8541110895">
                <text:p>27062.8541110895</text:p>
              </table:table-cell>
              <table:table-cell office:value-type="float" office:value="2655.5336451517">
                <text:p>2655.5336451517</text:p>
              </table:table-cell>
              <table:table-cell office:value-type="float" office:value="129.5259672733">
                <text:p>129.5259672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759.7887223058">
                <text:p>24759.7887223058</text:p>
              </table:table-cell>
              <table:table-cell office:value-type="float" office:value="4843.1410490172">
                <text:p>4843.1410490172</text:p>
              </table:table-cell>
              <table:table-cell office:value-type="float" office:value="244.9839521915">
                <text:p>244.9839521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16.9255983724">
                <text:p>20916.9255983724</text:p>
              </table:table-cell>
              <table:table-cell office:value-type="float" office:value="8475.4328223616">
                <text:p>8475.4328223616</text:p>
              </table:table-cell>
              <table:table-cell office:value-type="float" office:value="455.5553027805">
                <text:p>455.5553027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35.7187536511">
                <text:p>15235.7187536511</text:p>
              </table:table-cell>
              <table:table-cell office:value-type="float" office:value="13788.1425867442">
                <text:p>13788.1425867442</text:p>
              </table:table-cell>
              <table:table-cell office:value-type="float" office:value="824.0523831191">
                <text:p>824.0523831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03.6339658638">
                <text:p>8503.6339658638</text:p>
              </table:table-cell>
              <table:table-cell office:value-type="float" office:value="19920.7429124399">
                <text:p>19920.7429124399</text:p>
              </table:table-cell>
              <table:table-cell office:value-type="float" office:value="1423.5368452108">
                <text:p>1423.5368452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74.9950867293">
                <text:p>3074.9950867293</text:p>
              </table:table-cell>
              <table:table-cell office:value-type="float" office:value="24483.2625319134">
                <text:p>24483.2625319134</text:p>
              </table:table-cell>
              <table:table-cell office:value-type="float" office:value="2289.6561048717">
                <text:p>2289.6561048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2.3436656431">
                <text:p>662.3436656431</text:p>
              </table:table-cell>
              <table:table-cell office:value-type="float" office:value="25831.4242745055">
                <text:p>25831.4242745055</text:p>
              </table:table-cell>
              <table:table-cell office:value-type="float" office:value="3354.1457833658">
                <text:p>3354.1457833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.050788545">
                <text:p>114.050788545</text:p>
              </table:table-cell>
              <table:table-cell office:value-type="float" office:value="25256.611744995">
                <text:p>25256.611744995</text:p>
              </table:table-cell>
              <table:table-cell office:value-type="float" office:value="4477.2511899745">
                <text:p>4477.2511899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7396208742">
                <text:p>21.7396208742</text:p>
              </table:table-cell>
              <table:table-cell office:value-type="float" office:value="24250.8093552412">
                <text:p>24250.8093552412</text:p>
              </table:table-cell>
              <table:table-cell office:value-type="float" office:value="5575.364747399">
                <text:p>5575.364747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445869745">
                <text:p>4.8445869745</text:p>
              </table:table-cell>
              <table:table-cell office:value-type="float" office:value="23213.3213705325">
                <text:p>23213.3213705325</text:p>
              </table:table-cell>
              <table:table-cell office:value-type="float" office:value="6629.7477660074">
                <text:p>6629.7477660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406689394">
                <text:p>1.2406689394</text:p>
              </table:table-cell>
              <table:table-cell office:value-type="float" office:value="22207.6504433427">
                <text:p>22207.6504433427</text:p>
              </table:table-cell>
              <table:table-cell office:value-type="float" office:value="7639.0226112323">
                <text:p>7639.0226112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77122797">
                <text:p>0.3577122797</text:p>
              </table:table-cell>
              <table:table-cell office:value-type="float" office:value="21242.98337783">
                <text:p>21242.98337783</text:p>
              </table:table-cell>
              <table:table-cell office:value-type="float" office:value="8604.5726334048">
                <text:p>8604.572633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194754">
                <text:p>0.114194754</text:p>
              </table:table-cell>
              <table:table-cell office:value-type="float" office:value="20319.6189196357">
                <text:p>20319.6189196357</text:p>
              </table:table-cell>
              <table:table-cell office:value-type="float" office:value="9528.1806091247">
                <text:p>9528.1806091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98342069">
                <text:p>0.0398342069</text:p>
              </table:table-cell>
              <table:table-cell office:value-type="float" office:value="19436.2315853743">
                <text:p>19436.2315853743</text:p>
              </table:table-cell>
              <table:table-cell office:value-type="float" office:value="10411.6423039332">
                <text:p>10411.6423039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50229307">
                <text:p>0.0150229307</text:p>
              </table:table-cell>
              <table:table-cell office:value-type="float" office:value="18591.2028469252">
                <text:p>18591.2028469252</text:p>
              </table:table-cell>
              <table:table-cell office:value-type="float" office:value="11256.6958536585">
                <text:p>11256.6958536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0725189">
                <text:p>0.0060725189</text:p>
              </table:table-cell>
              <table:table-cell office:value-type="float" office:value="17782.8986276545">
                <text:p>17782.8986276545</text:p>
              </table:table-cell>
              <table:table-cell office:value-type="float" office:value="12065.0090233411">
                <text:p>12065.0090233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6119118">
                <text:p>0.0026119118</text:p>
              </table:table-cell>
              <table:table-cell office:value-type="float" office:value="17009.7325803918">
                <text:p>17009.7325803918</text:p>
              </table:table-cell>
              <table:table-cell office:value-type="float" office:value="12838.1785312108">
                <text:p>12838.1785312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1881516">
                <text:p>0.0011881516</text:p>
              </table:table-cell>
              <table:table-cell office:value-type="float" office:value="16270.1804114816">
                <text:p>16270.1804114816</text:p>
              </table:table-cell>
              <table:table-cell office:value-type="float" office:value="13577.7321238813">
                <text:p>13577.7321238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569">
                <text:p>0.000569</text:p>
              </table:table-cell>
              <table:table-cell office:value-type="float" office:value="15562.7818805395">
                <text:p>15562.7818805395</text:p>
              </table:table-cell>
              <table:table-cell office:value-type="float" office:value="14285.1312743287">
                <text:p>14285.1312743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85">
                <text:p>0.000285</text:p>
              </table:table-cell>
              <table:table-cell office:value-type="float" office:value="14886.1394716539">
                <text:p>14886.1394716539</text:p>
              </table:table-cell>
              <table:table-cell office:value-type="float" office:value="14961.7739668169">
                <text:p>14961.7739668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49">
                <text:p>0.000149</text:p>
              </table:table-cell>
              <table:table-cell office:value-type="float" office:value="14238.9161504027">
                <text:p>14238.9161504027</text:p>
              </table:table-cell>
              <table:table-cell office:value-type="float" office:value="15608.9974240479">
                <text:p>15608.9974240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81">
                <text:p>0.000081</text:p>
              </table:table-cell>
              <table:table-cell office:value-type="float" office:value="13619.8329056774">
                <text:p>13619.8329056774</text:p>
              </table:table-cell>
              <table:table-cell office:value-type="float" office:value="16228.0807367922">
                <text:p>16228.08073679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457">
                <text:p>0.0000457</text:p>
              </table:table-cell>
              <table:table-cell office:value-type="float" office:value="13027.6662912014">
                <text:p>13027.6662912014</text:p>
              </table:table-cell>
              <table:table-cell office:value-type="float" office:value="16820.2473866416">
                <text:p>16820.2473866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266">
                <text:p>0.0000266</text:p>
              </table:table-cell>
              <table:table-cell office:value-type="float" office:value="12461.2460350391">
                <text:p>12461.2460350391</text:p>
              </table:table-cell>
              <table:table-cell office:value-type="float" office:value="17386.6676618714">
                <text:p>17386.6676618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6">
                <text:p>0.000016</text:p>
              </table:table-cell>
              <table:table-cell office:value-type="float" office:value="11919.4527381665">
                <text:p>11919.4527381665</text:p>
              </table:table-cell>
              <table:table-cell office:value-type="float" office:value="17928.460969368">
                <text:p>17928.460969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988">
                <text:p>0.00000988</text:p>
              </table:table-cell>
              <table:table-cell office:value-type="float" office:value="11401.2156671433">
                <text:p>11401.2156671433</text:p>
              </table:table-cell>
              <table:table-cell office:value-type="float" office:value="18446.6980464952">
                <text:p>18446.6980464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627">
                <text:p>0.00000627</text:p>
              </table:table-cell>
              <table:table-cell office:value-type="float" office:value="10905.5106402583">
                <text:p>10905.5106402583</text:p>
              </table:table-cell>
              <table:table-cell office:value-type="float" office:value="18942.4030769885">
                <text:p>18942.40307698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408">
                <text:p>0.00000408</text:p>
              </table:table-cell>
              <table:table-cell office:value-type="float" office:value="10431.3580044933">
                <text:p>10431.3580044933</text:p>
              </table:table-cell>
              <table:table-cell office:value-type="float" office:value="19416.555714944">
                <text:p>19416.5557149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271">
                <text:p>0.00000271</text:p>
              </table:table-cell>
              <table:table-cell office:value-type="float" office:value="9977.8206999525">
                <text:p>9977.8206999525</text:p>
              </table:table-cell>
              <table:table-cell office:value-type="float" office:value="19870.0930208478">
                <text:p>19870.0930208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185">
                <text:p>0.00000185</text:p>
              </table:table-cell>
              <table:table-cell office:value-type="float" office:value="9544.0024082166">
                <text:p>9544.0024082166</text:p>
              </table:table-cell>
              <table:table-cell office:value-type="float" office:value="20303.9113134515">
                <text:p>20303.9113134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28">
                <text:p>0.00000128</text:p>
              </table:table-cell>
              <table:table-cell office:value-type="float" office:value="9129.0457810922">
                <text:p>9129.0457810922</text:p>
              </table:table-cell>
              <table:table-cell office:value-type="float" office:value="20718.8679411406">
                <text:p>20718.86794114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907">
                <text:p>0.000000907</text:p>
              </table:table-cell>
              <table:table-cell office:value-type="float" office:value="8732.1307463159">
                <text:p>8732.1307463159</text:p>
              </table:table-cell>
              <table:table-cell office:value-type="float" office:value="21115.7829762918">
                <text:p>21115.78297629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653">
                <text:p>0.000000653</text:p>
              </table:table-cell>
              <table:table-cell office:value-type="float" office:value="8352.4728868952">
                <text:p>8352.4728868952</text:p>
              </table:table-cell>
              <table:table-cell office:value-type="float" office:value="21495.4408359663">
                <text:p>21495.44083596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478">
                <text:p>0.000000478</text:p>
              </table:table-cell>
              <table:table-cell office:value-type="float" office:value="7989.3218908981">
                <text:p>7989.3218908981</text:p>
              </table:table-cell>
              <table:table-cell office:value-type="float" office:value="21858.5918321381">
                <text:p>21858.5918321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356">
                <text:p>0.000000356</text:p>
              </table:table-cell>
              <table:table-cell office:value-type="float" office:value="7641.9600686351">
                <text:p>7641.9600686351</text:p>
              </table:table-cell>
              <table:table-cell office:value-type="float" office:value="22205.9536545236">
                <text:p>22205.9536545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269">
                <text:p>0.000000269</text:p>
              </table:table-cell>
              <table:table-cell office:value-type="float" office:value="7309.7009343065">
                <text:p>7309.7009343065</text:p>
              </table:table-cell>
              <table:table-cell office:value-type="float" office:value="22538.2127889393">
                <text:p>22538.2127889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206">
                <text:p>0.000000206</text:p>
              </table:table-cell>
              <table:table-cell office:value-type="float" office:value="6991.8878493157">
                <text:p>6991.8878493157</text:p>
              </table:table-cell>
              <table:table-cell office:value-type="float" office:value="22856.025873993">
                <text:p>22856.025873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16">
                <text:p>0.00000016</text:p>
              </table:table-cell>
              <table:table-cell office:value-type="float" office:value="6687.8927245665">
                <text:p>6687.8927245665</text:p>
              </table:table-cell>
              <table:table-cell office:value-type="float" office:value="23160.0209987883">
                <text:p>23160.0209987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125">
                <text:p>0.000000125</text:p>
              </table:table-cell>
              <table:table-cell office:value-type="float" office:value="6397.114779182">
                <text:p>6397.114779182</text:p>
              </table:table-cell>
              <table:table-cell office:value-type="float" office:value="23450.798944207">
                <text:p>23450.798944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997">
                <text:p>0.0000000997</text:p>
              </table:table-cell>
              <table:table-cell office:value-type="float" office:value="6118.9793531915">
                <text:p>6118.9793531915</text:p>
              </table:table-cell>
              <table:table-cell office:value-type="float" office:value="23728.9343702233">
                <text:p>23728.9343702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801">
                <text:p>0.0000000801</text:p>
              </table:table-cell>
              <table:table-cell office:value-type="float" office:value="5852.9367718394">
                <text:p>5852.9367718394</text:p>
              </table:table-cell>
              <table:table-cell office:value-type="float" office:value="23994.9769515949">
                <text:p>23994.97695159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651">
                <text:p>0.0000000651</text:p>
              </table:table-cell>
              <table:table-cell office:value-type="float" office:value="5598.4612592719">
                <text:p>5598.4612592719</text:p>
              </table:table-cell>
              <table:table-cell office:value-type="float" office:value="24249.4524641775">
                <text:p>24249.45246417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534">
                <text:p>0.0000000534</text:p>
              </table:table-cell>
              <table:table-cell office:value-type="float" office:value="5355.0498994545">
                <text:p>5355.0498994545</text:p>
              </table:table-cell>
              <table:table-cell office:value-type="float" office:value="24492.8638240065">
                <text:p>24492.86382400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443">
                <text:p>0.0000000443</text:p>
              </table:table-cell>
              <table:table-cell office:value-type="float" office:value="5122.2216422672">
                <text:p>5122.2216422672</text:p>
              </table:table-cell>
              <table:table-cell office:value-type="float" office:value="24725.692081203">
                <text:p>24725.692081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037">
                <text:p>0.000000037</text:p>
              </table:table-cell>
              <table:table-cell office:value-type="float" office:value="4899.5163528121">
                <text:p>4899.5163528121</text:p>
              </table:table-cell>
              <table:table-cell office:value-type="float" office:value="24948.3973706653">
                <text:p>24948.3973706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312">
                <text:p>0.0000000312</text:p>
              </table:table-cell>
              <table:table-cell office:value-type="float" office:value="4686.4939020566">
                <text:p>4686.4939020566</text:p>
              </table:table-cell>
              <table:table-cell office:value-type="float" office:value="25161.4198214266">
                <text:p>25161.41982142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265">
                <text:p>0.0000000265</text:p>
              </table:table-cell>
              <table:table-cell office:value-type="float" office:value="4482.7332970128">
                <text:p>4482.7332970128</text:p>
              </table:table-cell>
              <table:table-cell office:value-type="float" office:value="25365.1804264752">
                <text:p>25365.18042647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227">
                <text:p>0.0000000227</text:p>
              </table:table-cell>
              <table:table-cell office:value-type="float" office:value="4287.8318487357">
                <text:p>4287.8318487357</text:p>
              </table:table-cell>
              <table:table-cell office:value-type="float" office:value="25560.0818747561">
                <text:p>25560.08187475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196">
                <text:p>0.0000000196</text:p>
              </table:table-cell>
              <table:table-cell office:value-type="float" office:value="4101.4043764953">
                <text:p>4101.4043764953</text:p>
              </table:table-cell>
              <table:table-cell office:value-type="float" office:value="25746.5093469995">
                <text:p>25746.5093469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17">
                <text:p>0.000000017</text:p>
              </table:table-cell>
              <table:table-cell office:value-type="float" office:value="3923.0824465501">
                <text:p>3923.0824465501</text:p>
              </table:table-cell>
              <table:table-cell office:value-type="float" office:value="25924.8312769473">
                <text:p>25924.83127694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149">
                <text:p>0.0000000149</text:p>
              </table:table-cell>
              <table:table-cell office:value-type="float" office:value="3752.5136440166">
                <text:p>3752.5136440166</text:p>
              </table:table-cell>
              <table:table-cell office:value-type="float" office:value="26095.400079483">
                <text:p>26095.400079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131">
                <text:p>0.0000000131</text:p>
              </table:table-cell>
              <table:table-cell office:value-type="float" office:value="3589.3608763978">
                <text:p>3589.3608763978</text:p>
              </table:table-cell>
              <table:table-cell office:value-type="float" office:value="26258.5528471036">
                <text:p>26258.5528471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0116">
                <text:p>0.0000000116</text:p>
              </table:table-cell>
              <table:table-cell office:value-type="float" office:value="3433.3017073921">
                <text:p>3433.3017073921</text:p>
              </table:table-cell>
              <table:table-cell office:value-type="float" office:value="26414.6120161108">
                <text:p>26414.6120161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103">
                <text:p>0.0000000103</text:p>
              </table:table-cell>
              <table:table-cell office:value-type="float" office:value="3284.0277196676">
                <text:p>3284.0277196676</text:p>
              </table:table-cell>
              <table:table-cell office:value-type="float" office:value="26563.8860038365">
                <text:p>26563.8860038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922">
                <text:p>0.00000000922</text:p>
              </table:table-cell>
              <table:table-cell office:value-type="float" office:value="3141.2439053418">
                <text:p>3141.2439053418</text:p>
              </table:table-cell>
              <table:table-cell office:value-type="float" office:value="26706.6698181635">
                <text:p>26706.66981816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00829">
                <text:p>0.00000000829</text:p>
              </table:table-cell>
              <table:table-cell office:value-type="float" office:value="3004.6680829616">
                <text:p>3004.6680829616</text:p>
              </table:table-cell>
              <table:table-cell office:value-type="float" office:value="26843.2456405446">
                <text:p>26843.24564054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0749">
                <text:p>0.00000000749</text:p>
              </table:table-cell>
              <table:table-cell office:value-type="float" office:value="2874.030339833">
                <text:p>2874.030339833</text:p>
              </table:table-cell>
              <table:table-cell office:value-type="float" office:value="26973.8833836739">
                <text:p>26973.88338367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068">
                <text:p>0.0000000068</text:p>
              </table:table-cell>
              <table:table-cell office:value-type="float" office:value="2749.0724985965">
                <text:p>2749.0724985965</text:p>
              </table:table-cell>
              <table:table-cell office:value-type="float" office:value="27098.8412249111">
                <text:p>27098.8412249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062">
                <text:p>0.0000000062</text:p>
              </table:table-cell>
              <table:table-cell office:value-type="float" office:value="2629.5476069952">
                <text:p>2629.5476069952</text:p>
              </table:table-cell>
              <table:table-cell office:value-type="float" office:value="27218.366116513">
                <text:p>27218.3661165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0568">
                <text:p>0.00000000568</text:p>
              </table:table-cell>
              <table:table-cell office:value-type="float" office:value="2515.2194498269">
                <text:p>2515.2194498269</text:p>
              </table:table-cell>
              <table:table-cell office:value-type="float" office:value="27332.6942736819">
                <text:p>27332.69427368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522">
                <text:p>0.00000000522</text:p>
              </table:table-cell>
              <table:table-cell office:value-type="float" office:value="2405.8620821155">
                <text:p>2405.8620821155</text:p>
              </table:table-cell>
              <table:table-cell office:value-type="float" office:value="27442.0516413937">
                <text:p>27442.05164139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482">
                <text:p>0.00000000482</text:p>
              </table:table-cell>
              <table:table-cell office:value-type="float" office:value="2301.2593825797">
                <text:p>2301.2593825797</text:p>
              </table:table-cell>
              <table:table-cell office:value-type="float" office:value="27546.65434093">
                <text:p>27546.654340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0446">
                <text:p>0.00000000446</text:p>
              </table:table-cell>
              <table:table-cell office:value-type="float" office:value="2201.2046265155">
                <text:p>2201.2046265155</text:p>
              </table:table-cell>
              <table:table-cell office:value-type="float" office:value="27646.7090969945">
                <text:p>27646.70909699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415">
                <text:p>0.00000000415</text:p>
              </table:table-cell>
              <table:table-cell office:value-type="float" office:value="2105.5000772498">
                <text:p>2105.5000772498</text:p>
              </table:table-cell>
              <table:table-cell office:value-type="float" office:value="27742.4136462605">
                <text:p>27742.41364626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0387">
                <text:p>0.00000000387</text:p>
              </table:table-cell>
              <table:table-cell office:value-type="float" office:value="2013.9565953559">
                <text:p>2013.9565953559</text:p>
              </table:table-cell>
              <table:table-cell office:value-type="float" office:value="27833.9571281547">
                <text:p>27833.95712815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362">
                <text:p>0.00000000362</text:p>
              </table:table-cell>
              <table:table-cell office:value-type="float" office:value="1926.3932648606">
                <text:p>1926.3932648606</text:p>
              </table:table-cell>
              <table:table-cell office:value-type="float" office:value="27921.5204586502">
                <text:p>27921.52045865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34">
                <text:p>0.0000000034</text:p>
              </table:table-cell>
              <table:table-cell office:value-type="float" office:value="1842.6370357026">
                <text:p>1842.6370357026</text:p>
              </table:table-cell>
              <table:table-cell office:value-type="float" office:value="28005.2766878085">
                <text:p>28005.27668780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32">
                <text:p>0.0000000032</text:p>
              </table:table-cell>
              <table:table-cell office:value-type="float" office:value="1762.5223817362">
                <text:p>1762.5223817362</text:p>
              </table:table-cell>
              <table:table-cell office:value-type="float" office:value="28085.391341775">
                <text:p>28085.391341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301">
                <text:p>0.00000000301</text:p>
              </table:table-cell>
              <table:table-cell office:value-type="float" office:value="1685.8909736049">
                <text:p>1685.8909736049</text:p>
              </table:table-cell>
              <table:table-cell office:value-type="float" office:value="28162.0227499065">
                <text:p>28162.02274990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285">
                <text:p>0.00000000285</text:p>
              </table:table-cell>
              <table:table-cell office:value-type="float" office:value="1612.5913658371">
                <text:p>1612.5913658371</text:p>
              </table:table-cell>
              <table:table-cell office:value-type="float" office:value="28235.3223576744">
                <text:p>28235.32235767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27">
                <text:p>0.0000000027</text:p>
              </table:table-cell>
              <table:table-cell office:value-type="float" office:value="1542.4786975471">
                <text:p>1542.4786975471</text:p>
              </table:table-cell>
              <table:table-cell office:value-type="float" office:value="28305.4350259647">
                <text:p>28305.43502596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257">
                <text:p>0.00000000257</text:p>
              </table:table-cell>
              <table:table-cell office:value-type="float" office:value="1475.4144061483">
                <text:p>1475.4144061483</text:p>
              </table:table-cell>
              <table:table-cell office:value-type="float" office:value="28372.4993173635">
                <text:p>28372.49931736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245">
                <text:p>0.00000000245</text:p>
              </table:table-cell>
              <table:table-cell office:value-type="float" office:value="1411.2659535148">
                <text:p>1411.2659535148</text:p>
              </table:table-cell>
              <table:table-cell office:value-type="float" office:value="28436.6477699972">
                <text:p>28436.64776999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234">
                <text:p>0.00000000234</text:p>
              </table:table-cell>
              <table:table-cell office:value-type="float" office:value="1349.9065640476">
                <text:p>1349.9065640476</text:p>
              </table:table-cell>
              <table:table-cell office:value-type="float" office:value="28498.0071594645">
                <text:p>28498.00715946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224">
                <text:p>0.00000000224</text:p>
              </table:table-cell>
              <table:table-cell office:value-type="float" office:value="1291.2149741304">
                <text:p>1291.2149741304</text:p>
              </table:table-cell>
              <table:table-cell office:value-type="float" office:value="28556.6987493818">
                <text:p>28556.6987493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214">
                <text:p>0.00000000214</text:p>
              </table:table-cell>
              <table:table-cell office:value-type="float" office:value="1235.0751924781">
                <text:p>1235.0751924781</text:p>
              </table:table-cell>
              <table:table-cell office:value-type="float" office:value="28612.8385310342">
                <text:p>28612.8385310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206">
                <text:p>0.00000000206</text:p>
              </table:table-cell>
              <table:table-cell office:value-type="float" office:value="1181.376270905">
                <text:p>1181.376270905</text:p>
              </table:table-cell>
              <table:table-cell office:value-type="float" office:value="28666.5374526074">
                <text:p>28666.5374526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198">
                <text:p>0.00000000198</text:p>
              </table:table-cell>
              <table:table-cell office:value-type="float" office:value="1130.0120850595">
                <text:p>1130.0120850595</text:p>
              </table:table-cell>
              <table:table-cell office:value-type="float" office:value="28717.901638453">
                <text:p>28717.9016384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191">
                <text:p>0.00000000191</text:p>
              </table:table-cell>
              <table:table-cell office:value-type="float" office:value="1080.8811246922">
                <text:p>1080.8811246922</text:p>
              </table:table-cell>
              <table:table-cell office:value-type="float" office:value="28767.0325988203">
                <text:p>28767.0325988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184">
                <text:p>0.00000000184</text:p>
              </table:table-cell>
              <table:table-cell office:value-type="float" office:value="1033.8862930429">
                <text:p>1033.8862930429</text:p>
              </table:table-cell>
              <table:table-cell office:value-type="float" office:value="28814.0274304697">
                <text:p>28814.0274304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178">
                <text:p>0.00000000178</text:p>
              </table:table-cell>
              <table:table-cell office:value-type="float" office:value="988.9347149497">
                <text:p>988.9347149497</text:p>
              </table:table-cell>
              <table:table-cell office:value-type="float" office:value="28858.9790085629">
                <text:p>28858.97900856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173">
                <text:p>0.00000000173</text:p>
              </table:table-cell>
              <table:table-cell office:value-type="float" office:value="945.9375533012">
                <text:p>945.9375533012</text:p>
              </table:table-cell>
              <table:table-cell office:value-type="float" office:value="28901.9761702115">
                <text:p>28901.97617021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167">
                <text:p>0.00000000167</text:p>
              </table:table-cell>
              <table:table-cell office:value-type="float" office:value="904.8098334692">
                <text:p>904.8098334692</text:p>
              </table:table-cell>
              <table:table-cell office:value-type="float" office:value="28943.1038900436">
                <text:p>28943.10389004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163">
                <text:p>0.00000000163</text:p>
              </table:table-cell>
              <table:table-cell office:value-type="float" office:value="865.4702753743">
                <text:p>865.4702753743</text:p>
              </table:table-cell>
              <table:table-cell office:value-type="float" office:value="28982.4434481385">
                <text:p>28982.44344813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158">
                <text:p>0.00000000158</text:p>
              </table:table-cell>
              <table:table-cell office:value-type="float" office:value="827.8411328538">
                <text:p>827.8411328538</text:p>
              </table:table-cell>
              <table:table-cell office:value-type="float" office:value="29020.072590659">
                <text:p>29020.0725906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0154">
                <text:p>0.00000000154</text:p>
              </table:table-cell>
              <table:table-cell office:value-type="float" office:value="791.8480400131">
                <text:p>791.8480400131</text:p>
              </table:table-cell>
              <table:table-cell office:value-type="float" office:value="29056.0656834998">
                <text:p>29056.0656834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15">
                <text:p>0.0000000015</text:p>
              </table:table-cell>
              <table:table-cell office:value-type="float" office:value="757.4198642571">
                <text:p>757.4198642571</text:p>
              </table:table-cell>
              <table:table-cell office:value-type="float" office:value="29090.4938592558">
                <text:p>29090.49385925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146">
                <text:p>0.00000000146</text:p>
              </table:table-cell>
              <table:table-cell office:value-type="float" office:value="724.4885657124">
                <text:p>724.4885657124</text:p>
              </table:table-cell>
              <table:table-cell office:value-type="float" office:value="29123.4251578006">
                <text:p>29123.4251578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143">
                <text:p>0.00000000143</text:p>
              </table:table-cell>
              <table:table-cell office:value-type="float" office:value="692.9890627609">
                <text:p>692.9890627609</text:p>
              </table:table-cell>
              <table:table-cell office:value-type="float" office:value="29154.9246607521">
                <text:p>29154.92466075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14">
                <text:p>0.0000000014</text:p>
              </table:table-cell>
              <table:table-cell office:value-type="float" office:value="662.8591034201">
                <text:p>662.8591034201</text:p>
              </table:table-cell>
              <table:table-cell office:value-type="float" office:value="29185.054620093">
                <text:p>29185.0546200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137">
                <text:p>0.00000000137</text:p>
              </table:table-cell>
              <table:table-cell office:value-type="float" office:value="634.0391423154">
                <text:p>634.0391423154</text:p>
              </table:table-cell>
              <table:table-cell office:value-type="float" office:value="29213.8745811977">
                <text:p>29213.8745811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134">
                <text:p>0.00000000134</text:p>
              </table:table-cell>
              <table:table-cell office:value-type="float" office:value="606.4722230016">
                <text:p>606.4722230016</text:p>
              </table:table-cell>
              <table:table-cell office:value-type="float" office:value="29241.4415005115">
                <text:p>29241.4415005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131">
                <text:p>0.00000000131</text:p>
              </table:table-cell>
              <table:table-cell office:value-type="float" office:value="580.1038654007">
                <text:p>580.1038654007</text:p>
              </table:table-cell>
              <table:table-cell office:value-type="float" office:value="29267.8098581124">
                <text:p>29267.8098581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129">
                <text:p>0.00000000129</text:p>
              </table:table-cell>
              <table:table-cell office:value-type="float" office:value="554.8819581337">
                <text:p>554.8819581337</text:p>
              </table:table-cell>
              <table:table-cell office:value-type="float" office:value="29293.0317653794">
                <text:p>29293.03176537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127">
                <text:p>0.00000000127</text:p>
              </table:table-cell>
              <table:table-cell office:value-type="float" office:value="530.7566555338">
                <text:p>530.7566555338</text:p>
              </table:table-cell>
              <table:table-cell office:value-type="float" office:value="29317.1570679793">
                <text:p>29317.15706797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0124">
                <text:p>0.00000000124</text:p>
              </table:table-cell>
              <table:table-cell office:value-type="float" office:value="507.6802791371">
                <text:p>507.6802791371</text:p>
              </table:table-cell>
              <table:table-cell office:value-type="float" office:value="29340.2334443761">
                <text:p>29340.23344437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122">
                <text:p>0.00000000122</text:p>
              </table:table-cell>
              <table:table-cell office:value-type="float" office:value="485.6072234562">
                <text:p>485.6072234562</text:p>
              </table:table-cell>
              <table:table-cell office:value-type="float" office:value="29362.306500057">
                <text:p>29362.3065000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121">
                <text:p>0.00000000121</text:p>
              </table:table-cell>
              <table:table-cell office:value-type="float" office:value="464.4938658513">
                <text:p>464.4938658513</text:p>
              </table:table-cell>
              <table:table-cell office:value-type="float" office:value="29383.4198576619">
                <text:p>29383.41985766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119">
                <text:p>0.00000000119</text:p>
              </table:table-cell>
              <table:table-cell office:value-type="float" office:value="444.2984803189">
                <text:p>444.2984803189</text:p>
              </table:table-cell>
              <table:table-cell office:value-type="float" office:value="29403.6152431943">
                <text:p>29403.61524319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117">
                <text:p>0.00000000117</text:p>
              </table:table-cell>
              <table:table-cell office:value-type="float" office:value="424.9811550298">
                <text:p>424.9811550298</text:p>
              </table:table-cell>
              <table:table-cell office:value-type="float" office:value="29422.9325684835">
                <text:p>29422.93256848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0115">
                <text:p>0.00000000115</text:p>
              </table:table-cell>
              <table:table-cell office:value-type="float" office:value="406.5037134513">
                <text:p>406.5037134513</text:p>
              </table:table-cell>
              <table:table-cell office:value-type="float" office:value="29441.410010062">
                <text:p>29441.4100100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0114">
                <text:p>0.00000000114</text:p>
              </table:table-cell>
              <table:table-cell office:value-type="float" office:value="388.8296389004">
                <text:p>388.8296389004</text:p>
              </table:table-cell>
              <table:table-cell office:value-type="float" office:value="29459.0840846129">
                <text:p>29459.08408461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00113">
                <text:p>0.00000000113</text:p>
              </table:table-cell>
              <table:table-cell office:value-type="float" office:value="371.9240023758">
                <text:p>371.9240023758</text:p>
              </table:table-cell>
              <table:table-cell office:value-type="float" office:value="29475.9897211375">
                <text:p>29475.9897211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0111">
                <text:p>0.00000000111</text:p>
              </table:table-cell>
              <table:table-cell office:value-type="float" office:value="355.7533935283">
                <text:p>355.7533935283</text:p>
              </table:table-cell>
              <table:table-cell office:value-type="float" office:value="29492.160329985">
                <text:p>29492.1603299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011">
                <text:p>0.0000000011</text:p>
              </table:table-cell>
              <table:table-cell office:value-type="float" office:value="340.2858546329">
                <text:p>340.2858546329</text:p>
              </table:table-cell>
              <table:table-cell office:value-type="float" office:value="29507.6278688804">
                <text:p>29507.62786888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109">
                <text:p>0.00000000109</text:p>
              </table:table-cell>
              <table:table-cell office:value-type="float" office:value="325.4908174306">
                <text:p>325.4908174306</text:p>
              </table:table-cell>
              <table:table-cell office:value-type="float" office:value="29522.4229060828">
                <text:p>29522.42290608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108">
                <text:p>0.00000000108</text:p>
              </table:table-cell>
              <table:table-cell office:value-type="float" office:value="311.3390427172">
                <text:p>311.3390427172</text:p>
              </table:table-cell>
              <table:table-cell office:value-type="float" office:value="29536.5746807961">
                <text:p>29536.5746807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107">
                <text:p>0.00000000107</text:p>
              </table:table-cell>
              <table:table-cell office:value-type="float" office:value="297.8025625585">
                <text:p>297.8025625585</text:p>
              </table:table-cell>
              <table:table-cell office:value-type="float" office:value="29550.1111609549">
                <text:p>29550.11116095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0106">
                <text:p>0.00000000106</text:p>
              </table:table-cell>
              <table:table-cell office:value-type="float" office:value="284.8546250171">
                <text:p>284.8546250171</text:p>
              </table:table-cell>
              <table:table-cell office:value-type="float" office:value="29563.0590984963">
                <text:p>29563.0590984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0105">
                <text:p>0.00000000105</text:p>
              </table:table-cell>
              <table:table-cell office:value-type="float" office:value="272.4696412836">
                <text:p>272.4696412836</text:p>
              </table:table-cell>
              <table:table-cell office:value-type="float" office:value="29575.4440822298">
                <text:p>29575.44408222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0104">
                <text:p>0.00000000104</text:p>
              </table:table-cell>
              <table:table-cell office:value-type="float" office:value="260.6231351053">
                <text:p>260.6231351053</text:p>
              </table:table-cell>
              <table:table-cell office:value-type="float" office:value="29587.2905884081">
                <text:p>29587.29058840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0103">
                <text:p>0.00000000103</text:p>
              </table:table-cell>
              <table:table-cell office:value-type="float" office:value="249.2916944145">
                <text:p>249.2916944145</text:p>
              </table:table-cell>
              <table:table-cell office:value-type="float" office:value="29598.6220290989">
                <text:p>29598.62202909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102">
                <text:p>0.00000000102</text:p>
              </table:table-cell>
              <table:table-cell office:value-type="float" office:value="238.4529250597">
                <text:p>238.4529250597</text:p>
              </table:table-cell>
              <table:table-cell office:value-type="float" office:value="29609.4607984538">
                <text:p>29609.46079845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00101">
                <text:p>0.00000000101</text:p>
              </table:table-cell>
              <table:table-cell office:value-type="float" office:value="228.0854065477">
                <text:p>228.0854065477</text:p>
              </table:table-cell>
              <table:table-cell office:value-type="float" office:value="29619.8283169657">
                <text:p>29619.82831696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218.1686497115">
                <text:p>218.1686497115</text:p>
              </table:table-cell>
              <table:table-cell office:value-type="float" office:value="29629.7450738019">
                <text:p>29629.74507380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000997">
                <text:p>0.000000000997</text:p>
              </table:table-cell>
              <table:table-cell office:value-type="float" office:value="208.6830562174">
                <text:p>208.6830562174</text:p>
              </table:table-cell>
              <table:table-cell office:value-type="float" office:value="29639.2306672961">
                <text:p>29639.23066729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000991">
                <text:p>0.000000000991</text:p>
              </table:table-cell>
              <table:table-cell office:value-type="float" office:value="199.6098798329">
                <text:p>199.6098798329</text:p>
              </table:table-cell>
              <table:table-cell office:value-type="float" office:value="29648.3038436806">
                <text:p>29648.3038436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000984">
                <text:p>0.000000000984</text:p>
              </table:table-cell>
              <table:table-cell office:value-type="float" office:value="190.9311893793">
                <text:p>190.9311893793</text:p>
              </table:table-cell>
              <table:table-cell office:value-type="float" office:value="29656.9825341341">
                <text:p>29656.98253413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000978">
                <text:p>0.000000000978</text:p>
              </table:table-cell>
              <table:table-cell office:value-type="float" office:value="182.6298332945">
                <text:p>182.6298332945</text:p>
              </table:table-cell>
              <table:table-cell office:value-type="float" office:value="29665.283890219">
                <text:p>29665.283890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000973">
                <text:p>0.000000000973</text:p>
              </table:table-cell>
              <table:table-cell office:value-type="float" office:value="174.6894057361">
                <text:p>174.6894057361</text:p>
              </table:table-cell>
              <table:table-cell office:value-type="float" office:value="29673.2243177773">
                <text:p>29673.2243177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000967">
                <text:p>0.000000000967</text:p>
              </table:table-cell>
              <table:table-cell office:value-type="float" office:value="167.0942141596">
                <text:p>167.0942141596</text:p>
              </table:table-cell>
              <table:table-cell office:value-type="float" office:value="29680.8195093539">
                <text:p>29680.81950935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000962">
                <text:p>0.000000000962</text:p>
              </table:table-cell>
              <table:table-cell office:value-type="float" office:value="159.8292483048">
                <text:p>159.8292483048</text:p>
              </table:table-cell>
              <table:table-cell office:value-type="float" office:value="29688.0844752087">
                <text:p>29688.08447520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000957">
                <text:p>0.000000000957</text:p>
              </table:table-cell>
              <table:table-cell office:value-type="float" office:value="152.8801505315">
                <text:p>152.8801505315</text:p>
              </table:table-cell>
              <table:table-cell office:value-type="float" office:value="29695.0335729819">
                <text:p>29695.03357298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0000952">
                <text:p>0.000000000952</text:p>
              </table:table-cell>
              <table:table-cell office:value-type="float" office:value="146.233187445">
                <text:p>146.233187445</text:p>
              </table:table-cell>
              <table:table-cell office:value-type="float" office:value="29701.6805360685">
                <text:p>29701.68053606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0000948">
                <text:p>0.000000000948</text:p>
              </table:table-cell>
              <table:table-cell office:value-type="float" office:value="139.8752227544">
                <text:p>139.8752227544</text:p>
              </table:table-cell>
              <table:table-cell office:value-type="float" office:value="29708.0385007591">
                <text:p>29708.0385007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0000944">
                <text:p>0.000000000944</text:p>
              </table:table-cell>
              <table:table-cell office:value-type="float" office:value="133.7936913121">
                <text:p>133.7936913121</text:p>
              </table:table-cell>
              <table:table-cell office:value-type="float" office:value="29714.1200322014">
                <text:p>29714.12003220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000094">
                <text:p>0.00000000094</text:p>
              </table:table-cell>
              <table:table-cell office:value-type="float" office:value="127.9765742811">
                <text:p>127.9765742811</text:p>
              </table:table-cell>
              <table:table-cell office:value-type="float" office:value="29719.9371492324">
                <text:p>29719.93714923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000936">
                <text:p>0.000000000936</text:p>
              </table:table-cell>
              <table:table-cell office:value-type="float" office:value="122.4123753826">
                <text:p>122.4123753826</text:p>
              </table:table-cell>
              <table:table-cell office:value-type="float" office:value="29725.5013481309">
                <text:p>29725.5013481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000932">
                <text:p>0.000000000932</text:p>
              </table:table-cell>
              <table:table-cell office:value-type="float" office:value="117.0900981761">
                <text:p>117.0900981761</text:p>
              </table:table-cell>
              <table:table-cell office:value-type="float" office:value="29730.8236253374">
                <text:p>29730.82362533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0000929">
                <text:p>0.000000000929</text:p>
              </table:table-cell>
              <table:table-cell office:value-type="float" office:value="111.9992243271">
                <text:p>111.9992243271</text:p>
              </table:table-cell>
              <table:table-cell office:value-type="float" office:value="29735.9144991864">
                <text:p>29735.91449918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0000925">
                <text:p>0.000000000925</text:p>
              </table:table-cell>
              <table:table-cell office:value-type="float" office:value="107.12969282">
                <text:p>107.12969282</text:p>
              </table:table-cell>
              <table:table-cell office:value-type="float" office:value="29740.7840306935">
                <text:p>29740.78403069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0000922">
                <text:p>0.000000000922</text:p>
              </table:table-cell>
              <table:table-cell office:value-type="float" office:value="102.4718800747">
                <text:p>102.4718800747</text:p>
              </table:table-cell>
              <table:table-cell office:value-type="float" office:value="29745.4418434388">
                <text:p>29745.441843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0000919">
                <text:p>0.000000000919</text:p>
              </table:table-cell>
              <table:table-cell office:value-type="float" office:value="98.0165809277">
                <text:p>98.0165809277</text:p>
              </table:table-cell>
              <table:table-cell office:value-type="float" office:value="29749.8971425858">
                <text:p>29749.89714258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0000916">
                <text:p>0.000000000916</text:p>
              </table:table-cell>
              <table:table-cell office:value-type="float" office:value="93.7549904398">
                <text:p>93.7549904398</text:p>
              </table:table-cell>
              <table:table-cell office:value-type="float" office:value="29754.1587330737">
                <text:p>29754.15873307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0000913">
                <text:p>0.000000000913</text:p>
              </table:table-cell>
              <table:table-cell office:value-type="float" office:value="89.6786864954">
                <text:p>89.6786864954</text:p>
              </table:table-cell>
              <table:table-cell office:value-type="float" office:value="29758.2350370181">
                <text:p>29758.23503701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000911">
                <text:p>0.000000000911</text:p>
              </table:table-cell>
              <table:table-cell office:value-type="float" office:value="85.7796131578">
                <text:p>85.7796131578</text:p>
              </table:table-cell>
              <table:table-cell office:value-type="float" office:value="29762.1341103557">
                <text:p>29762.13411035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0000908">
                <text:p>0.000000000908</text:p>
              </table:table-cell>
              <table:table-cell office:value-type="float" office:value="82.0500647484">
                <text:p>82.0500647484</text:p>
              </table:table-cell>
              <table:table-cell office:value-type="float" office:value="29765.8636587651">
                <text:p>29765.86365876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0000906">
                <text:p>0.000000000906</text:p>
              </table:table-cell>
              <table:table-cell office:value-type="float" office:value="78.4826706182">
                <text:p>78.4826706182</text:p>
              </table:table-cell>
              <table:table-cell office:value-type="float" office:value="29769.4310528953">
                <text:p>29769.43105289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0000904">
                <text:p>0.000000000904</text:p>
              </table:table-cell>
              <table:table-cell office:value-type="float" office:value="75.0703805811">
                <text:p>75.0703805811</text:p>
              </table:table-cell>
              <table:table-cell office:value-type="float" office:value="29772.8433429324">
                <text:p>29772.8433429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0000901">
                <text:p>0.000000000901</text:p>
              </table:table-cell>
              <table:table-cell office:value-type="float" office:value="71.8064509809">
                <text:p>71.8064509809</text:p>
              </table:table-cell>
              <table:table-cell office:value-type="float" office:value="29776.1072725327">
                <text:p>29776.10727253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0000899">
                <text:p>0.000000000899</text:p>
              </table:table-cell>
              <table:table-cell office:value-type="float" office:value="68.6844313636">
                <text:p>68.6844313636</text:p>
              </table:table-cell>
              <table:table-cell office:value-type="float" office:value="29779.2292921499">
                <text:p>29779.22929214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0000897">
                <text:p>0.000000000897</text:p>
              </table:table-cell>
              <table:table-cell office:value-type="float" office:value="65.6981517302">
                <text:p>65.6981517302</text:p>
              </table:table-cell>
              <table:table-cell office:value-type="float" office:value="29782.2155717834">
                <text:p>29782.2155717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0000895">
                <text:p>0.000000000895</text:p>
              </table:table-cell>
              <table:table-cell office:value-type="float" office:value="62.841710342">
                <text:p>62.841710342</text:p>
              </table:table-cell>
              <table:table-cell office:value-type="float" office:value="29785.0720131715">
                <text:p>29785.07201317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0000894">
                <text:p>0.000000000894</text:p>
              </table:table-cell>
              <table:table-cell office:value-type="float" office:value="60.1094620581">
                <text:p>60.1094620581</text:p>
              </table:table-cell>
              <table:table-cell office:value-type="float" office:value="29787.8042614554">
                <text:p>29787.80426145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0000892">
                <text:p>0.000000000892</text:p>
              </table:table-cell>
              <table:table-cell office:value-type="float" office:value="57.4960071782">
                <text:p>57.4960071782</text:p>
              </table:table-cell>
              <table:table-cell office:value-type="float" office:value="29790.4177163354">
                <text:p>29790.41771633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000089">
                <text:p>0.00000000089</text:p>
              </table:table-cell>
              <table:table-cell office:value-type="float" office:value="54.9961807716">
                <text:p>54.9961807716</text:p>
              </table:table-cell>
              <table:table-cell office:value-type="float" office:value="29792.9175427419">
                <text:p>29792.91754274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0000889">
                <text:p>0.000000000889</text:p>
              </table:table-cell>
              <table:table-cell office:value-type="float" office:value="52.60504247">
                <text:p>52.60504247</text:p>
              </table:table-cell>
              <table:table-cell office:value-type="float" office:value="29795.3086810435">
                <text:p>29795.30868104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0000887">
                <text:p>0.000000000887</text:p>
              </table:table-cell>
              <table:table-cell office:value-type="float" office:value="50.3178667036">
                <text:p>50.3178667036</text:p>
              </table:table-cell>
              <table:table-cell office:value-type="float" office:value="29797.5958568099">
                <text:p>29797.59585680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0000886">
                <text:p>0.000000000886</text:p>
              </table:table-cell>
              <table:table-cell office:value-type="float" office:value="48.1301333621">
                <text:p>48.1301333621</text:p>
              </table:table-cell>
              <table:table-cell office:value-type="float" office:value="29799.7835901514">
                <text:p>29799.78359015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0000884">
                <text:p>0.000000000884</text:p>
              </table:table-cell>
              <table:table-cell office:value-type="float" office:value="46.0375188618">
                <text:p>46.0375188618</text:p>
              </table:table-cell>
              <table:table-cell office:value-type="float" office:value="29801.8762046517">
                <text:p>29801.87620465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000883">
                <text:p>0.000000000883</text:p>
              </table:table-cell>
              <table:table-cell office:value-type="float" office:value="44.035887601">
                <text:p>44.035887601</text:p>
              </table:table-cell>
              <table:table-cell office:value-type="float" office:value="29803.8778359126">
                <text:p>29803.87783591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0000882">
                <text:p>0.000000000882</text:p>
              </table:table-cell>
              <table:table-cell office:value-type="float" office:value="42.1212837865">
                <text:p>42.1212837865</text:p>
              </table:table-cell>
              <table:table-cell office:value-type="float" office:value="29805.7924397271">
                <text:p>29805.79243972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0000881">
                <text:p>0.000000000881</text:p>
              </table:table-cell>
              <table:table-cell office:value-type="float" office:value="40.2899236164">
                <text:p>40.2899236164</text:p>
              </table:table-cell>
              <table:table-cell office:value-type="float" office:value="29807.6237998972">
                <text:p>29807.62379989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00088">
                <text:p>0.00000000088</text:p>
              </table:table-cell>
              <table:table-cell office:value-type="float" office:value="38.5381878017">
                <text:p>38.5381878017</text:p>
              </table:table-cell>
              <table:table-cell office:value-type="float" office:value="29809.3755357119">
                <text:p>29809.37553571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0000878">
                <text:p>0.000000000878</text:p>
              </table:table-cell>
              <table:table-cell office:value-type="float" office:value="36.862614414">
                <text:p>36.862614414</text:p>
              </table:table-cell>
              <table:table-cell office:value-type="float" office:value="29811.0511090996">
                <text:p>29811.05110909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0000877">
                <text:p>0.000000000877</text:p>
              </table:table-cell>
              <table:table-cell office:value-type="float" office:value="35.2598920433">
                <text:p>35.2598920433</text:p>
              </table:table-cell>
              <table:table-cell office:value-type="float" office:value="29812.6538314702">
                <text:p>29812.65383147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0000876">
                <text:p>0.000000000876</text:p>
              </table:table-cell>
              <table:table-cell office:value-type="float" office:value="33.7268532543">
                <text:p>33.7268532543</text:p>
              </table:table-cell>
              <table:table-cell office:value-type="float" office:value="29814.1868702593">
                <text:p>29814.18687025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0000876">
                <text:p>0.000000000876</text:p>
              </table:table-cell>
              <table:table-cell office:value-type="float" office:value="32.2604683258">
                <text:p>32.2604683258</text:p>
              </table:table-cell>
              <table:table-cell office:value-type="float" office:value="29815.6532551878">
                <text:p>29815.65325518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000875">
                <text:p>0.000000000875</text:p>
              </table:table-cell>
              <table:table-cell office:value-type="float" office:value="30.8578392639">
                <text:p>30.8578392639</text:p>
              </table:table-cell>
              <table:table-cell office:value-type="float" office:value="29817.0558842496">
                <text:p>29817.05588424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0000874">
                <text:p>0.000000000874</text:p>
              </table:table-cell>
              <table:table-cell office:value-type="float" office:value="29.5161940745">
                <text:p>29.5161940745</text:p>
              </table:table-cell>
              <table:table-cell office:value-type="float" office:value="29818.3975294391">
                <text:p>29818.39752943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0000873">
                <text:p>0.000000000873</text:p>
              </table:table-cell>
              <table:table-cell office:value-type="float" office:value="28.2328812848">
                <text:p>28.2328812848</text:p>
              </table:table-cell>
              <table:table-cell office:value-type="float" office:value="29819.6808422288">
                <text:p>29819.68084222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0000872">
                <text:p>0.000000000872</text:p>
              </table:table-cell>
              <table:table-cell office:value-type="float" office:value="27.0053647035">
                <text:p>27.0053647035</text:p>
              </table:table-cell>
              <table:table-cell office:value-type="float" office:value="29820.90835881">
                <text:p>29820.908358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0000871">
                <text:p>0.000000000871</text:p>
              </table:table-cell>
              <table:table-cell office:value-type="float" office:value="25.8312184085">
                <text:p>25.8312184085</text:p>
              </table:table-cell>
              <table:table-cell office:value-type="float" office:value="29822.082505105">
                <text:p>29822.0825051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0000871">
                <text:p>0.000000000871</text:p>
              </table:table-cell>
              <table:table-cell office:value-type="float" office:value="24.7081219526">
                <text:p>24.7081219526</text:p>
              </table:table-cell>
              <table:table-cell office:value-type="float" office:value="29823.2056015609">
                <text:p>29823.20560156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000087">
                <text:p>0.00000000087</text:p>
              </table:table-cell>
              <table:table-cell office:value-type="float" office:value="23.6338557776">
                <text:p>23.6338557776</text:p>
              </table:table-cell>
              <table:table-cell office:value-type="float" office:value="29824.279867736">
                <text:p>29824.2798677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0000869">
                <text:p>0.000000000869</text:p>
              </table:table-cell>
              <table:table-cell office:value-type="float" office:value="22.6062968276">
                <text:p>22.6062968276</text:p>
              </table:table-cell>
              <table:table-cell office:value-type="float" office:value="29825.3074266859">
                <text:p>29825.30742668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0000869">
                <text:p>0.000000000869</text:p>
              </table:table-cell>
              <table:table-cell office:value-type="float" office:value="21.6234143539">
                <text:p>21.6234143539</text:p>
              </table:table-cell>
              <table:table-cell office:value-type="float" office:value="29826.2903091597">
                <text:p>29826.29030915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0000868">
                <text:p>0.000000000868</text:p>
              </table:table-cell>
              <table:table-cell office:value-type="float" office:value="20.6832659009">
                <text:p>20.6832659009</text:p>
              </table:table-cell>
              <table:table-cell office:value-type="float" office:value="29827.2304576126">
                <text:p>29827.2304576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000867">
                <text:p>0.000000000867</text:p>
              </table:table-cell>
              <table:table-cell office:value-type="float" office:value="19.7839934677">
                <text:p>19.7839934677</text:p>
              </table:table-cell>
              <table:table-cell office:value-type="float" office:value="29828.1297300458">
                <text:p>29828.12973004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000867">
                <text:p>0.000000000867</text:p>
              </table:table-cell>
              <table:table-cell office:value-type="float" office:value="18.9238198361">
                <text:p>18.9238198361</text:p>
              </table:table-cell>
              <table:table-cell office:value-type="float" office:value="29828.9899036774">
                <text:p>29828.98990367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0000866">
                <text:p>0.000000000866</text:p>
              </table:table-cell>
              <table:table-cell office:value-type="float" office:value="18.1010450582">
                <text:p>18.1010450582</text:p>
              </table:table-cell>
              <table:table-cell office:value-type="float" office:value="29829.8126784554">
                <text:p>29829.81267845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0000866">
                <text:p>0.000000000866</text:p>
              </table:table-cell>
              <table:table-cell office:value-type="float" office:value="17.3140430968">
                <text:p>17.3140430968</text:p>
              </table:table-cell>
              <table:table-cell office:value-type="float" office:value="29830.5996804168">
                <text:p>29830.59968041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0000865">
                <text:p>0.000000000865</text:p>
              </table:table-cell>
              <table:table-cell office:value-type="float" office:value="16.561258612">
                <text:p>16.561258612</text:p>
              </table:table-cell>
              <table:table-cell office:value-type="float" office:value="29831.3524649015">
                <text:p>29831.35246490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0000865">
                <text:p>0.000000000865</text:p>
              </table:table-cell>
              <table:table-cell office:value-type="float" office:value="15.8412038876">
                <text:p>15.8412038876</text:p>
              </table:table-cell>
              <table:table-cell office:value-type="float" office:value="29832.072519626">
                <text:p>29832.0725196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000865">
                <text:p>0.000000000865</text:p>
              </table:table-cell>
              <table:table-cell office:value-type="float" office:value="15.1524558904">
                <text:p>15.1524558904</text:p>
              </table:table-cell>
              <table:table-cell office:value-type="float" office:value="29832.7612676231">
                <text:p>29832.76126762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0000864">
                <text:p>0.000000000864</text:p>
              </table:table-cell>
              <table:table-cell office:value-type="float" office:value="14.4936534584">
                <text:p>14.4936534584</text:p>
              </table:table-cell>
              <table:table-cell office:value-type="float" office:value="29833.4200700551">
                <text:p>29833.42007005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0000864">
                <text:p>0.000000000864</text:p>
              </table:table-cell>
              <table:table-cell office:value-type="float" office:value="13.8634946105">
                <text:p>13.8634946105</text:p>
              </table:table-cell>
              <table:table-cell office:value-type="float" office:value="29834.050228903">
                <text:p>29834.0502289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0000863">
                <text:p>0.000000000863</text:p>
              </table:table-cell>
              <table:table-cell office:value-type="float" office:value="13.2607339735">
                <text:p>13.2607339735</text:p>
              </table:table-cell>
              <table:table-cell office:value-type="float" office:value="29834.6529895401">
                <text:p>29834.65298954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0000863">
                <text:p>0.000000000863</text:p>
              </table:table-cell>
              <table:table-cell office:value-type="float" office:value="12.6841803207">
                <text:p>12.6841803207</text:p>
              </table:table-cell>
              <table:table-cell office:value-type="float" office:value="29835.2295431928">
                <text:p>29835.22954319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0000863">
                <text:p>0.000000000863</text:p>
              </table:table-cell>
              <table:table-cell office:value-type="float" office:value="12.1326942182">
                <text:p>12.1326942182</text:p>
              </table:table-cell>
              <table:table-cell office:value-type="float" office:value="29835.7810292954">
                <text:p>29835.7810292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0000862">
                <text:p>0.000000000862</text:p>
              </table:table-cell>
              <table:table-cell office:value-type="float" office:value="11.6051857723">
                <text:p>11.6051857723</text:p>
              </table:table-cell>
              <table:table-cell office:value-type="float" office:value="29836.3085377412">
                <text:p>29836.30853774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000862">
                <text:p>0.000000000862</text:p>
              </table:table-cell>
              <table:table-cell office:value-type="float" office:value="11.1006124764">
                <text:p>11.1006124764</text:p>
              </table:table-cell>
              <table:table-cell office:value-type="float" office:value="29836.8131110372">
                <text:p>29836.81311103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000862">
                <text:p>0.000000000862</text:p>
              </table:table-cell>
              <table:table-cell office:value-type="float" office:value="10.6179771499">
                <text:p>10.6179771499</text:p>
              </table:table-cell>
              <table:table-cell office:value-type="float" office:value="29837.2957463637">
                <text:p>29837.2957463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000861">
                <text:p>0.000000000861</text:p>
              </table:table-cell>
              <table:table-cell office:value-type="float" office:value="10.156325968">
                <text:p>10.156325968</text:p>
              </table:table-cell>
              <table:table-cell office:value-type="float" office:value="29837.7573975455">
                <text:p>29837.75739754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000861">
                <text:p>0.000000000861</text:p>
              </table:table-cell>
              <table:table-cell office:value-type="float" office:value="9.7147465768">
                <text:p>9.7147465768</text:p>
              </table:table-cell>
              <table:table-cell office:value-type="float" office:value="29838.1989769368">
                <text:p>29838.19897693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000861">
                <text:p>0.000000000861</text:p>
              </table:table-cell>
              <table:table-cell office:value-type="float" office:value="9.2923662896">
                <text:p>9.2923662896</text:p>
              </table:table-cell>
              <table:table-cell office:value-type="float" office:value="29838.621357224">
                <text:p>29838.6213572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000861">
                <text:p>0.000000000861</text:p>
              </table:table-cell>
              <table:table-cell office:value-type="float" office:value="8.8883503627">
                <text:p>8.8883503627</text:p>
              </table:table-cell>
              <table:table-cell office:value-type="float" office:value="29839.0253731508">
                <text:p>29839.02537315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00086">
                <text:p>0.00000000086</text:p>
              </table:table-cell>
              <table:table-cell office:value-type="float" office:value="8.5019003458">
                <text:p>8.5019003458</text:p>
              </table:table-cell>
              <table:table-cell office:value-type="float" office:value="29839.4118231678">
                <text:p>29839.41182316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00086">
                <text:p>0.00000000086</text:p>
              </table:table-cell>
              <table:table-cell office:value-type="float" office:value="8.1322525036">
                <text:p>8.1322525036</text:p>
              </table:table-cell>
              <table:table-cell office:value-type="float" office:value="29839.78147101">
                <text:p>29839.781471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00086">
                <text:p>0.00000000086</text:p>
              </table:table-cell>
              <table:table-cell office:value-type="float" office:value="7.7786763067">
                <text:p>7.7786763067</text:p>
              </table:table-cell>
              <table:table-cell office:value-type="float" office:value="29840.1350472069">
                <text:p>29840.13504720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00086">
                <text:p>0.00000000086</text:p>
              </table:table-cell>
              <table:table-cell office:value-type="float" office:value="7.440472988">
                <text:p>7.440472988</text:p>
              </table:table-cell>
              <table:table-cell office:value-type="float" office:value="29840.4732505256">
                <text:p>29840.47325052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000859">
                <text:p>0.000000000859</text:p>
              </table:table-cell>
              <table:table-cell office:value-type="float" office:value="7.1169741615">
                <text:p>7.1169741615</text:p>
              </table:table-cell>
              <table:table-cell office:value-type="float" office:value="29840.7967493521">
                <text:p>29840.79674935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000859">
                <text:p>0.000000000859</text:p>
              </table:table-cell>
              <table:table-cell office:value-type="float" office:value="6.8075405014">
                <text:p>6.8075405014</text:p>
              </table:table-cell>
              <table:table-cell office:value-type="float" office:value="29841.1061830122">
                <text:p>29841.10618301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000859">
                <text:p>0.000000000859</text:p>
              </table:table-cell>
              <table:table-cell office:value-type="float" office:value="6.5115604787">
                <text:p>6.5115604787</text:p>
              </table:table-cell>
              <table:table-cell office:value-type="float" office:value="29841.4021630349">
                <text:p>29841.40216303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000859">
                <text:p>0.000000000859</text:p>
              </table:table-cell>
              <table:table-cell office:value-type="float" office:value="6.2284491527">
                <text:p>6.2284491527</text:p>
              </table:table-cell>
              <table:table-cell office:value-type="float" office:value="29841.6852743609">
                <text:p>29841.68527436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000859">
                <text:p>0.000000000859</text:p>
              </table:table-cell>
              <table:table-cell office:value-type="float" office:value="5.9576470148">
                <text:p>5.9576470148</text:p>
              </table:table-cell>
              <table:table-cell office:value-type="float" office:value="29841.9560764988">
                <text:p>29841.95607649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000859">
                <text:p>0.000000000859</text:p>
              </table:table-cell>
              <table:table-cell office:value-type="float" office:value="5.6986188829">
                <text:p>5.6986188829</text:p>
              </table:table-cell>
              <table:table-cell office:value-type="float" office:value="29842.2151046307">
                <text:p>29842.21510463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000858">
                <text:p>0.000000000858</text:p>
              </table:table-cell>
              <table:table-cell office:value-type="float" office:value="5.4508528438">
                <text:p>5.4508528438</text:p>
              </table:table-cell>
              <table:table-cell office:value-type="float" office:value="29842.4628706698">
                <text:p>29842.46287066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000858">
                <text:p>0.000000000858</text:p>
              </table:table-cell>
              <table:table-cell office:value-type="float" office:value="5.2138592412">
                <text:p>5.2138592412</text:p>
              </table:table-cell>
              <table:table-cell office:value-type="float" office:value="29842.6998642724">
                <text:p>29842.69986427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0000858">
                <text:p>0.000000000858</text:p>
              </table:table-cell>
              <table:table-cell office:value-type="float" office:value="4.9871697083">
                <text:p>4.9871697083</text:p>
              </table:table-cell>
              <table:table-cell office:value-type="float" office:value="29842.9265538053">
                <text:p>29842.92655380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000858">
                <text:p>0.000000000858</text:p>
              </table:table-cell>
              <table:table-cell office:value-type="float" office:value="4.770336242">
                <text:p>4.770336242</text:p>
              </table:table-cell>
              <table:table-cell office:value-type="float" office:value="29843.1433872715">
                <text:p>29843.14338727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000858">
                <text:p>0.000000000858</text:p>
              </table:table-cell>
              <table:table-cell office:value-type="float" office:value="4.5629303179">
                <text:p>4.5629303179</text:p>
              </table:table-cell>
              <table:table-cell office:value-type="float" office:value="29843.3507931957">
                <text:p>29843.35079319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000858">
                <text:p>0.000000000858</text:p>
              </table:table-cell>
              <table:table-cell office:value-type="float" office:value="4.3645420426">
                <text:p>4.3645420426</text:p>
              </table:table-cell>
              <table:table-cell office:value-type="float" office:value="29843.549181471">
                <text:p>29843.5491814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000858">
                <text:p>0.000000000858</text:p>
              </table:table-cell>
              <table:table-cell office:value-type="float" office:value="4.1747793445">
                <text:p>4.1747793445</text:p>
              </table:table-cell>
              <table:table-cell office:value-type="float" office:value="29843.7389441691">
                <text:p>29843.73894416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0000857">
                <text:p>0.000000000857</text:p>
              </table:table-cell>
              <table:table-cell office:value-type="float" office:value="3.9932671985">
                <text:p>3.9932671985</text:p>
              </table:table-cell>
              <table:table-cell office:value-type="float" office:value="29843.920456315">
                <text:p>29843.9204563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000857">
                <text:p>0.000000000857</text:p>
              </table:table-cell>
              <table:table-cell office:value-type="float" office:value="3.819646885">
                <text:p>3.819646885</text:p>
              </table:table-cell>
              <table:table-cell office:value-type="float" office:value="29844.0940766285">
                <text:p>29844.09407662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000857">
                <text:p>0.000000000857</text:p>
              </table:table-cell>
              <table:table-cell office:value-type="float" office:value="3.6535752808">
                <text:p>3.6535752808</text:p>
              </table:table-cell>
              <table:table-cell office:value-type="float" office:value="29844.2601482327">
                <text:p>29844.26014823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000857">
                <text:p>0.000000000857</text:p>
              </table:table-cell>
              <table:table-cell office:value-type="float" office:value="3.4947241812">
                <text:p>3.4947241812</text:p>
              </table:table-cell>
              <table:table-cell office:value-type="float" office:value="29844.4189993324">
                <text:p>29844.41899933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0000857">
                <text:p>0.000000000857</text:p>
              </table:table-cell>
              <table:table-cell office:value-type="float" office:value="3.3427796511">
                <text:p>3.3427796511</text:p>
              </table:table-cell>
              <table:table-cell office:value-type="float" office:value="29844.5709438625">
                <text:p>29844.5709438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0000857">
                <text:p>0.000000000857</text:p>
              </table:table-cell>
              <table:table-cell office:value-type="float" office:value="3.197441405">
                <text:p>3.197441405</text:p>
              </table:table-cell>
              <table:table-cell office:value-type="float" office:value="29844.7162821086">
                <text:p>29844.71628210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0000857">
                <text:p>0.000000000857</text:p>
              </table:table-cell>
              <table:table-cell office:value-type="float" office:value="3.0584222131">
                <text:p>3.0584222131</text:p>
              </table:table-cell>
              <table:table-cell office:value-type="float" office:value="29844.8553013005">
                <text:p>29844.85530130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0000857">
                <text:p>0.000000000857</text:p>
              </table:table-cell>
              <table:table-cell office:value-type="float" office:value="2.9254473338">
                <text:p>2.9254473338</text:p>
              </table:table-cell>
              <table:table-cell office:value-type="float" office:value="29844.9882761798">
                <text:p>29844.98827617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0000857">
                <text:p>0.000000000857</text:p>
              </table:table-cell>
              <table:table-cell office:value-type="float" office:value="2.7982539711">
                <text:p>2.7982539711</text:p>
              </table:table-cell>
              <table:table-cell office:value-type="float" office:value="29845.1154695425">
                <text:p>29845.11546954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0000857">
                <text:p>0.000000000857</text:p>
              </table:table-cell>
              <table:table-cell office:value-type="float" office:value="2.6765907546">
                <text:p>2.6765907546</text:p>
              </table:table-cell>
              <table:table-cell office:value-type="float" office:value="29845.237132759">
                <text:p>29845.2371327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0000857">
                <text:p>0.000000000857</text:p>
              </table:table-cell>
              <table:table-cell office:value-type="float" office:value="2.5602172432">
                <text:p>2.5602172432</text:p>
              </table:table-cell>
              <table:table-cell office:value-type="float" office:value="29845.3535062704">
                <text:p>29845.35350627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2.4489034497">
                <text:p>2.4489034497</text:p>
              </table:table-cell>
              <table:table-cell office:value-type="float" office:value="29845.4648200639">
                <text:p>29845.46482006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2.3424293863">
                <text:p>2.3424293863</text:p>
              </table:table-cell>
              <table:table-cell office:value-type="float" office:value="29845.5712941273">
                <text:p>29845.57129412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2.2405846301">
                <text:p>2.2405846301</text:p>
              </table:table-cell>
              <table:table-cell office:value-type="float" office:value="29845.6731388835">
                <text:p>29845.67313888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2.1431679067">
                <text:p>2.1431679067</text:p>
              </table:table-cell>
              <table:table-cell office:value-type="float" office:value="29845.7705556068">
                <text:p>29845.77055560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2.0499866931">
                <text:p>2.0499866931</text:p>
              </table:table-cell>
              <table:table-cell office:value-type="float" office:value="29845.8637368204">
                <text:p>29845.86373682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9608568366">
                <text:p>1.9608568366</text:p>
              </table:table-cell>
              <table:table-cell office:value-type="float" office:value="29845.9528666769">
                <text:p>29845.95286667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8756021913">
                <text:p>1.8756021913</text:p>
              </table:table-cell>
              <table:table-cell office:value-type="float" office:value="29846.0381213223">
                <text:p>29846.03812132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7940542697">
                <text:p>1.7940542697</text:p>
              </table:table-cell>
              <table:table-cell office:value-type="float" office:value="29846.1196692439">
                <text:p>29846.11966924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7160519099">
                <text:p>1.7160519099</text:p>
              </table:table-cell>
              <table:table-cell office:value-type="float" office:value="29846.1976716037">
                <text:p>29846.19767160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6414409571">
                <text:p>1.6414409571</text:p>
              </table:table-cell>
              <table:table-cell office:value-type="float" office:value="29846.2722825565">
                <text:p>29846.27228255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5700739587">
                <text:p>1.5700739587</text:p>
              </table:table-cell>
              <table:table-cell office:value-type="float" office:value="29846.3436495548">
                <text:p>29846.34364955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5018098734">
                <text:p>1.5018098734</text:p>
              </table:table-cell>
              <table:table-cell office:value-type="float" office:value="29846.4119136402">
                <text:p>29846.41191364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4365137917">
                <text:p>1.4365137917</text:p>
              </table:table-cell>
              <table:table-cell office:value-type="float" office:value="29846.4772097219">
                <text:p>29846.47720972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3740566702">
                <text:p>1.3740566702</text:p>
              </table:table-cell>
              <table:table-cell office:value-type="float" office:value="29846.5396668434">
                <text:p>29846.53966684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3143150756">
                <text:p>1.3143150756</text:p>
              </table:table-cell>
              <table:table-cell office:value-type="float" office:value="29846.599408438">
                <text:p>29846.5994084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2571709417">
                <text:p>1.2571709417</text:p>
              </table:table-cell>
              <table:table-cell office:value-type="float" office:value="29846.6565525719">
                <text:p>29846.65655257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2025113354">
                <text:p>1.2025113354</text:p>
              </table:table-cell>
              <table:table-cell office:value-type="float" office:value="29846.7112121782">
                <text:p>29846.71121217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1502282337">
                <text:p>1.1502282337</text:p>
              </table:table-cell>
              <table:table-cell office:value-type="float" office:value="29846.7634952799">
                <text:p>29846.76349527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1002183104">
                <text:p>1.1002183104</text:p>
              </table:table-cell>
              <table:table-cell office:value-type="float" office:value="29846.8135052032">
                <text:p>29846.81350520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0523827315">
                <text:p>1.0523827315</text:p>
              </table:table-cell>
              <table:table-cell office:value-type="float" office:value="29846.8613407821">
                <text:p>29846.86134078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1.0066269604">
                <text:p>1.0066269604</text:p>
              </table:table-cell>
              <table:table-cell office:value-type="float" office:value="29846.9070965532">
                <text:p>29846.90709655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0.9628605707">
                <text:p>0.9628605707</text:p>
              </table:table-cell>
              <table:table-cell office:value-type="float" office:value="29846.9508629429">
                <text:p>29846.95086294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0.9209970675">
                <text:p>0.9209970675</text:p>
              </table:table-cell>
              <table:table-cell office:value-type="float" office:value="29846.9927264461">
                <text:p>29846.99272644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8809537166">
                <text:p>0.8809537166</text:p>
              </table:table-cell>
              <table:table-cell office:value-type="float" office:value="29847.0327697969">
                <text:p>29847.03276979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842651381">
                <text:p>0.842651381</text:p>
              </table:table-cell>
              <table:table-cell office:value-type="float" office:value="29847.0710721326">
                <text:p>29847.07107213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8060143643">
                <text:p>0.8060143643</text:p>
              </table:table-cell>
              <table:table-cell office:value-type="float" office:value="29847.1077091492">
                <text:p>29847.10770914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7709702614">
                <text:p>0.7709702614</text:p>
              </table:table-cell>
              <table:table-cell office:value-type="float" office:value="29847.1427532521">
                <text:p>29847.14275325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7374498152">
                <text:p>0.7374498152</text:p>
              </table:table-cell>
              <table:table-cell office:value-type="float" office:value="29847.1762736984">
                <text:p>29847.17627369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7053867796">
                <text:p>0.7053867796</text:p>
              </table:table-cell>
              <table:table-cell office:value-type="float" office:value="29847.2083367339">
                <text:p>29847.20833673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6747177891">
                <text:p>0.6747177891</text:p>
              </table:table-cell>
              <table:table-cell office:value-type="float" office:value="29847.2390057244">
                <text:p>29847.23900572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645382233">
                <text:p>0.645382233</text:p>
              </table:table-cell>
              <table:table-cell office:value-type="float" office:value="29847.2683412806">
                <text:p>29847.26834128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6173221358">
                <text:p>0.6173221358</text:p>
              </table:table-cell>
              <table:table-cell office:value-type="float" office:value="29847.2964013778">
                <text:p>29847.29640137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5904820429">
                <text:p>0.5904820429</text:p>
              </table:table-cell>
              <table:table-cell office:value-type="float" office:value="29847.3232414707">
                <text:p>29847.32324147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5648089105">
                <text:p>0.5648089105</text:p>
              </table:table-cell>
              <table:table-cell office:value-type="float" office:value="29847.3489146031">
                <text:p>29847.34891460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5402520013">
                <text:p>0.5402520013</text:p>
              </table:table-cell>
              <table:table-cell office:value-type="float" office:value="29847.3734715123">
                <text:p>29847.37347151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5167627838">
                <text:p>0.5167627838</text:p>
              </table:table-cell>
              <table:table-cell office:value-type="float" office:value="29847.3969607298">
                <text:p>29847.39696072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4942948366">
                <text:p>0.4942948366</text:p>
              </table:table-cell>
              <table:table-cell office:value-type="float" office:value="29847.419428677">
                <text:p>29847.4194286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4728037567">
                <text:p>0.4728037567</text:p>
              </table:table-cell>
              <table:table-cell office:value-type="float" office:value="29847.4409197569">
                <text:p>29847.44091975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4522470715">
                <text:p>0.4522470715</text:p>
              </table:table-cell>
              <table:table-cell office:value-type="float" office:value="29847.461476442">
                <text:p>29847.4614764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4325841553">
                <text:p>0.4325841553</text:p>
              </table:table-cell>
              <table:table-cell office:value-type="float" office:value="29847.4811393583">
                <text:p>29847.48113935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4137761485">
                <text:p>0.4137761485</text:p>
              </table:table-cell>
              <table:table-cell office:value-type="float" office:value="29847.4999473651">
                <text:p>29847.49994736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3957858811">
                <text:p>0.3957858811</text:p>
              </table:table-cell>
              <table:table-cell office:value-type="float" office:value="29847.5179376324">
                <text:p>29847.51793763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3785777993">
                <text:p>0.3785777993</text:p>
              </table:table-cell>
              <table:table-cell office:value-type="float" office:value="29847.5351457143">
                <text:p>29847.53514571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3621178949">
                <text:p>0.3621178949</text:p>
              </table:table-cell>
              <table:table-cell office:value-type="float" office:value="29847.5516056187">
                <text:p>29847.55160561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3463736386">
                <text:p>0.3463736386</text:p>
              </table:table-cell>
              <table:table-cell office:value-type="float" office:value="29847.567349875">
                <text:p>29847.5673498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3313139151">
                <text:p>0.3313139151</text:p>
              </table:table-cell>
              <table:table-cell office:value-type="float" office:value="29847.5824095985">
                <text:p>29847.58240959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3169089622">
                <text:p>0.3169089622</text:p>
              </table:table-cell>
              <table:table-cell office:value-type="float" office:value="29847.5968145513">
                <text:p>29847.59681455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3031303117">
                <text:p>0.3031303117</text:p>
              </table:table-cell>
              <table:table-cell office:value-type="float" office:value="29847.6105932019">
                <text:p>29847.61059320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2899507329">
                <text:p>0.2899507329</text:p>
              </table:table-cell>
              <table:table-cell office:value-type="float" office:value="29847.6237727807">
                <text:p>29847.62377278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2773441792">
                <text:p>0.2773441792</text:p>
              </table:table-cell>
              <table:table-cell office:value-type="float" office:value="29847.6363793344">
                <text:p>29847.63637933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2652857366">
                <text:p>0.2652857366</text:p>
              </table:table-cell>
              <table:table-cell office:value-type="float" office:value="29847.648437777">
                <text:p>29847.6484377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2537515741">
                <text:p>0.2537515741</text:p>
              </table:table-cell>
              <table:table-cell office:value-type="float" office:value="29847.6599719395">
                <text:p>29847.65997193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2427188969">
                <text:p>0.2427188969</text:p>
              </table:table-cell>
              <table:table-cell office:value-type="float" office:value="29847.6710046166">
                <text:p>29847.67100461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2321659014">
                <text:p>0.2321659014</text:p>
              </table:table-cell>
              <table:table-cell office:value-type="float" office:value="29847.6815576122">
                <text:p>29847.68155761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2220717317">
                <text:p>0.2220717317</text:p>
              </table:table-cell>
              <table:table-cell office:value-type="float" office:value="29847.6916517818">
                <text:p>29847.69165178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212416439">
                <text:p>0.212416439</text:p>
              </table:table-cell>
              <table:table-cell office:value-type="float" office:value="29847.7013070746">
                <text:p>29847.70130707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2031809416">
                <text:p>0.2031809416</text:p>
              </table:table-cell>
              <table:table-cell office:value-type="float" office:value="29847.7105425719">
                <text:p>29847.71054257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943469876">
                <text:p>0.1943469876</text:p>
              </table:table-cell>
              <table:table-cell office:value-type="float" office:value="29847.7193765259">
                <text:p>29847.71937652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858971186">
                <text:p>0.1858971186</text:p>
              </table:table-cell>
              <table:table-cell office:value-type="float" office:value="29847.727826395">
                <text:p>29847.7278263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778146351">
                <text:p>0.1778146351</text:p>
              </table:table-cell>
              <table:table-cell office:value-type="float" office:value="29847.7359088784">
                <text:p>29847.73590887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70083564">
                <text:p>0.170083564</text:p>
              </table:table-cell>
              <table:table-cell office:value-type="float" office:value="29847.7436399496">
                <text:p>29847.74363994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626886264">
                <text:p>0.1626886264</text:p>
              </table:table-cell>
              <table:table-cell office:value-type="float" office:value="29847.7510348871">
                <text:p>29847.75103488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556152079">
                <text:p>0.1556152079</text:p>
              </table:table-cell>
              <table:table-cell office:value-type="float" office:value="29847.7581083057">
                <text:p>29847.75810830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488493292">
                <text:p>0.1488493292</text:p>
              </table:table-cell>
              <table:table-cell office:value-type="float" office:value="29847.7648741843">
                <text:p>29847.76487418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423776193">
                <text:p>0.1423776193</text:p>
              </table:table-cell>
              <table:table-cell office:value-type="float" office:value="29847.7713458943">
                <text:p>29847.77134589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36187288">
                <text:p>0.136187288</text:p>
              </table:table-cell>
              <table:table-cell office:value-type="float" office:value="29847.7775362256">
                <text:p>29847.77753622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302661015">
                <text:p>0.1302661015</text:p>
              </table:table-cell>
              <table:table-cell office:value-type="float" office:value="29847.7834574121">
                <text:p>29847.78345741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24602358">
                <text:p>0.124602358</text:p>
              </table:table-cell>
              <table:table-cell office:value-type="float" office:value="29847.7891211556">
                <text:p>29847.78912115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191848641">
                <text:p>0.1191848641</text:p>
              </table:table-cell>
              <table:table-cell office:value-type="float" office:value="29847.7945386495">
                <text:p>29847.79453864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140029135">
                <text:p>0.1140029135</text:p>
              </table:table-cell>
              <table:table-cell office:value-type="float" office:value="29847.7997206001">
                <text:p>29847.7997206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090462651">
                <text:p>0.1090462651</text:p>
              </table:table-cell>
              <table:table-cell office:value-type="float" office:value="29847.8046772485">
                <text:p>29847.80467724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1043051231">
                <text:p>0.1043051231</text:p>
              </table:table-cell>
              <table:table-cell office:value-type="float" office:value="29847.8094183905">
                <text:p>29847.80941839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997701177">
                <text:p>0.0997701177</text:p>
              </table:table-cell>
              <table:table-cell office:value-type="float" office:value="29847.8139533959">
                <text:p>29847.81395339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954322865">
                <text:p>0.0954322865</text:p>
              </table:table-cell>
              <table:table-cell office:value-type="float" office:value="29847.8182912271">
                <text:p>29847.81829122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912830566">
                <text:p>0.0912830566</text:p>
              </table:table-cell>
              <table:table-cell office:value-type="float" office:value="29847.8224404569">
                <text:p>29847.82244045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873142281">
                <text:p>0.0873142281</text:p>
              </table:table-cell>
              <table:table-cell office:value-type="float" office:value="29847.8264092855">
                <text:p>29847.82640928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835179573">
                <text:p>0.0835179573</text:p>
              </table:table-cell>
              <table:table-cell office:value-type="float" office:value="29847.8302055563">
                <text:p>29847.83020555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798867417">
                <text:p>0.0798867417</text:p>
              </table:table-cell>
              <table:table-cell office:value-type="float" office:value="29847.8338367718">
                <text:p>29847.83383677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764134051">
                <text:p>0.0764134051</text:p>
              </table:table-cell>
              <table:table-cell office:value-type="float" office:value="29847.8373101084">
                <text:p>29847.83731010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730910832">
                <text:p>0.0730910832</text:p>
              </table:table-cell>
              <table:table-cell office:value-type="float" office:value="29847.8406324304">
                <text:p>29847.84063243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6991321">
                <text:p>0.06991321</text:p>
              </table:table-cell>
              <table:table-cell office:value-type="float" office:value="29847.8438103036">
                <text:p>29847.84381030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668735052">
                <text:p>0.0668735052</text:p>
              </table:table-cell>
              <table:table-cell office:value-type="float" office:value="29847.8468500084">
                <text:p>29847.84685000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639659615">
                <text:p>0.0639659615</text:p>
              </table:table-cell>
              <table:table-cell office:value-type="float" office:value="29847.8497575521">
                <text:p>29847.84975755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611848327">
                <text:p>0.0611848327</text:p>
              </table:table-cell>
              <table:table-cell office:value-type="float" office:value="29847.8525386809">
                <text:p>29847.85253868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585246226">
                <text:p>0.0585246226</text:p>
              </table:table-cell>
              <table:table-cell office:value-type="float" office:value="29847.855198891">
                <text:p>29847.8551988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559800738">
                <text:p>0.0559800738</text:p>
              </table:table-cell>
              <table:table-cell office:value-type="float" office:value="29847.8577434398">
                <text:p>29847.85774343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535461575">
                <text:p>0.0535461575</text:p>
              </table:table-cell>
              <table:table-cell office:value-type="float" office:value="29847.8601773561">
                <text:p>29847.86017735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512180637">
                <text:p>0.0512180637</text:p>
              </table:table-cell>
              <table:table-cell office:value-type="float" office:value="29847.8625054499">
                <text:p>29847.86250544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489911913">
                <text:p>0.0489911913</text:p>
              </table:table-cell>
              <table:table-cell office:value-type="float" office:value="29847.8647323222">
                <text:p>29847.86473232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468611395">
                <text:p>0.0468611395</text:p>
              </table:table-cell>
              <table:table-cell office:value-type="float" office:value="29847.866862374">
                <text:p>29847.8668623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448236987">
                <text:p>0.0448236987</text:p>
              </table:table-cell>
              <table:table-cell office:value-type="float" office:value="29847.8688998149">
                <text:p>29847.86889981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428748422">
                <text:p>0.0428748422</text:p>
              </table:table-cell>
              <table:table-cell office:value-type="float" office:value="29847.8708486714">
                <text:p>29847.87084867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410107186">
                <text:p>0.0410107186</text:p>
              </table:table-cell>
              <table:table-cell office:value-type="float" office:value="29847.8727127949">
                <text:p>29847.87271279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392276439">
                <text:p>0.0392276439</text:p>
              </table:table-cell>
              <table:table-cell office:value-type="float" office:value="29847.8744958697">
                <text:p>29847.87449586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375220942">
                <text:p>0.0375220942</text:p>
              </table:table-cell>
              <table:table-cell office:value-type="float" office:value="29847.8762014194">
                <text:p>29847.87620141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358906988">
                <text:p>0.0358906988</text:p>
              </table:table-cell>
              <table:table-cell office:value-type="float" office:value="29847.8778328148">
                <text:p>29847.87783281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343302336">
                <text:p>0.0343302336</text:p>
              </table:table-cell>
              <table:table-cell office:value-type="float" office:value="29847.87939328">
                <text:p>29847.879393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328376147">
                <text:p>0.0328376147</text:p>
              </table:table-cell>
              <table:table-cell office:value-type="float" office:value="29847.8808858988">
                <text:p>29847.88088589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314098924">
                <text:p>0.0314098924</text:p>
              </table:table-cell>
              <table:table-cell office:value-type="float" office:value="29847.8823136212">
                <text:p>29847.88231362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300442449">
                <text:p>0.0300442449</text:p>
              </table:table-cell>
              <table:table-cell office:value-type="float" office:value="29847.8836792687">
                <text:p>29847.88367926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287379733">
                <text:p>0.0287379733</text:p>
              </table:table-cell>
              <table:table-cell office:value-type="float" office:value="29847.8849855402">
                <text:p>29847.88498554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274884962">
                <text:p>0.0274884962</text:p>
              </table:table-cell>
              <table:table-cell office:value-type="float" office:value="29847.8862350174">
                <text:p>29847.88623501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262933442">
                <text:p>0.0262933442</text:p>
              </table:table-cell>
              <table:table-cell office:value-type="float" office:value="29847.8874301694">
                <text:p>29847.88743016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251501553">
                <text:p>0.0251501553</text:p>
              </table:table-cell>
              <table:table-cell office:value-type="float" office:value="29847.8885733582">
                <text:p>29847.88857335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240566703">
                <text:p>0.0240566703</text:p>
              </table:table-cell>
              <table:table-cell office:value-type="float" office:value="29847.8896668433">
                <text:p>29847.88966684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230107281">
                <text:p>0.0230107281</text:p>
              </table:table-cell>
              <table:table-cell office:value-type="float" office:value="29847.8907127855">
                <text:p>29847.89071278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220102617">
                <text:p>0.0220102617</text:p>
              </table:table-cell>
              <table:table-cell office:value-type="float" office:value="29847.8917132519">
                <text:p>29847.89171325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210532938">
                <text:p>0.0210532938</text:p>
              </table:table-cell>
              <table:table-cell office:value-type="float" office:value="29847.8926702198">
                <text:p>29847.89267021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201379332">
                <text:p>0.0201379332</text:p>
              </table:table-cell>
              <table:table-cell office:value-type="float" office:value="29847.8935855804">
                <text:p>29847.89358558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92623709">
                <text:p>0.0192623709</text:p>
              </table:table-cell>
              <table:table-cell office:value-type="float" office:value="29847.8944611427">
                <text:p>29847.89446114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84248765">
                <text:p>0.0184248765</text:p>
              </table:table-cell>
              <table:table-cell office:value-type="float" office:value="29847.8952986371">
                <text:p>29847.89529863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76237949">
                <text:p>0.0176237949</text:p>
              </table:table-cell>
              <table:table-cell office:value-type="float" office:value="29847.8960997187">
                <text:p>29847.89609971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68575429">
                <text:p>0.0168575429</text:p>
              </table:table-cell>
              <table:table-cell office:value-type="float" office:value="29847.8968659706">
                <text:p>29847.89686597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61246063">
                <text:p>0.0161246063</text:p>
              </table:table-cell>
              <table:table-cell office:value-type="float" office:value="29847.8975989073">
                <text:p>29847.89759890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54235364">
                <text:p>0.0154235364</text:p>
              </table:table-cell>
              <table:table-cell office:value-type="float" office:value="29847.8982999771">
                <text:p>29847.89829997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47529479">
                <text:p>0.0147529479</text:p>
              </table:table-cell>
              <table:table-cell office:value-type="float" office:value="29847.8989705657">
                <text:p>29847.89897056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41115154">
                <text:p>0.0141115154</text:p>
              </table:table-cell>
              <table:table-cell office:value-type="float" office:value="29847.8996119982">
                <text:p>29847.89961199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34979712">
                <text:p>0.0134979712</text:p>
              </table:table-cell>
              <table:table-cell office:value-type="float" office:value="29847.9002255423">
                <text:p>29847.90022554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29111029">
                <text:p>0.0129111029</text:p>
              </table:table-cell>
              <table:table-cell office:value-type="float" office:value="29847.9008124107">
                <text:p>29847.90081241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23497506">
                <text:p>0.0123497506</text:p>
              </table:table-cell>
              <table:table-cell office:value-type="float" office:value="29847.901373763">
                <text:p>29847.9013737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18128049">
                <text:p>0.0118128049</text:p>
              </table:table-cell>
              <table:table-cell office:value-type="float" office:value="29847.9019107086">
                <text:p>29847.90191070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12992047">
                <text:p>0.0112992047</text:p>
              </table:table-cell>
              <table:table-cell office:value-type="float" office:value="29847.9024243089">
                <text:p>29847.90242430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08079349">
                <text:p>0.0108079349</text:p>
              </table:table-cell>
              <table:table-cell office:value-type="float" office:value="29847.9029155786">
                <text:p>29847.90291557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103380247">
                <text:p>0.0103380247</text:p>
              </table:table-cell>
              <table:table-cell office:value-type="float" office:value="29847.9033854888">
                <text:p>29847.90338548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98885454">
                <text:p>0.0098885454</text:p>
              </table:table-cell>
              <table:table-cell office:value-type="float" office:value="29847.9038349682">
                <text:p>29847.90383496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94586086">
                <text:p>0.0094586086</text:p>
              </table:table-cell>
              <table:table-cell office:value-type="float" office:value="29847.9042649049">
                <text:p>29847.90426490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90473648">
                <text:p>0.0090473648</text:p>
              </table:table-cell>
              <table:table-cell office:value-type="float" office:value="29847.9046761488">
                <text:p>29847.90467614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86540011">
                <text:p>0.0086540011</text:p>
              </table:table-cell>
              <table:table-cell office:value-type="float" office:value="29847.9050695125">
                <text:p>29847.9050695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82777402">
                <text:p>0.0082777402</text:p>
              </table:table-cell>
              <table:table-cell office:value-type="float" office:value="29847.9054457734">
                <text:p>29847.90544577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79178384">
                <text:p>0.0079178384</text:p>
              </table:table-cell>
              <table:table-cell office:value-type="float" office:value="29847.9058056751">
                <text:p>29847.90580567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75735846">
                <text:p>0.0075735846</text:p>
              </table:table-cell>
              <table:table-cell office:value-type="float" office:value="29847.906149929">
                <text:p>29847.9061499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72442983">
                <text:p>0.0072442983</text:p>
              </table:table-cell>
              <table:table-cell office:value-type="float" office:value="29847.9064792153">
                <text:p>29847.90647921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69293288">
                <text:p>0.0069293288</text:p>
              </table:table-cell>
              <table:table-cell office:value-type="float" office:value="29847.9067941848">
                <text:p>29847.90679418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66280536">
                <text:p>0.0066280536</text:p>
              </table:table-cell>
              <table:table-cell office:value-type="float" office:value="29847.9070954599">
                <text:p>29847.90709545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63398774">
                <text:p>0.0063398774</text:p>
              </table:table-cell>
              <table:table-cell office:value-type="float" office:value="29847.9073836362">
                <text:p>29847.90738363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60642305">
                <text:p>0.0060642305</text:p>
              </table:table-cell>
              <table:table-cell office:value-type="float" office:value="29847.907659283">
                <text:p>29847.9076592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58005683">
                <text:p>0.0058005683</text:p>
              </table:table-cell>
              <table:table-cell office:value-type="float" office:value="29847.9079229452">
                <text:p>29847.90792294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55483697">
                <text:p>0.0055483697</text:p>
              </table:table-cell>
              <table:table-cell office:value-type="float" office:value="29847.9081751438">
                <text:p>29847.90817514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53071363">
                <text:p>0.0053071363</text:p>
              </table:table-cell>
              <table:table-cell office:value-type="float" office:value="29847.9084163773">
                <text:p>29847.90841637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50763912">
                <text:p>0.0050763912</text:p>
              </table:table-cell>
              <table:table-cell office:value-type="float" office:value="29847.9086471224">
                <text:p>29847.90864712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48556785">
                <text:p>0.0048556785</text:p>
              </table:table-cell>
              <table:table-cell office:value-type="float" office:value="29847.908867835">
                <text:p>29847.9088678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46445621">
                <text:p>0.0046445621</text:p>
              </table:table-cell>
              <table:table-cell office:value-type="float" office:value="29847.9090789515">
                <text:p>29847.90907895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44426246">
                <text:p>0.0044426246</text:p>
              </table:table-cell>
              <table:table-cell office:value-type="float" office:value="29847.909280889">
                <text:p>29847.9092808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4249467">
                <text:p>0.004249467</text:p>
              </table:table-cell>
              <table:table-cell office:value-type="float" office:value="29847.9094740466">
                <text:p>29847.90947404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40647076">
                <text:p>0.0040647076</text:p>
              </table:table-cell>
              <table:table-cell office:value-type="float" office:value="29847.909658806">
                <text:p>29847.9096588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38879812">
                <text:p>0.0038879812</text:p>
              </table:table-cell>
              <table:table-cell office:value-type="float" office:value="29847.9098355324">
                <text:p>29847.90983553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37189385">
                <text:p>0.0037189385</text:p>
              </table:table-cell>
              <table:table-cell office:value-type="float" office:value="29847.9100045751">
                <text:p>29847.91000457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35572455">
                <text:p>0.0035572455</text:p>
              </table:table-cell>
              <table:table-cell office:value-type="float" office:value="29847.910166268">
                <text:p>29847.9101662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34025827">
                <text:p>0.0034025827</text:p>
              </table:table-cell>
              <table:table-cell office:value-type="float" office:value="29847.9103209309">
                <text:p>29847.91032093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32546443">
                <text:p>0.0032546443</text:p>
              </table:table-cell>
              <table:table-cell office:value-type="float" office:value="29847.9104688693">
                <text:p>29847.91046886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3113138">
                <text:p>0.003113138</text:p>
              </table:table-cell>
              <table:table-cell office:value-type="float" office:value="29847.9106103755">
                <text:p>29847.91061037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29777842">
                <text:p>0.0029777842</text:p>
              </table:table-cell>
              <table:table-cell office:value-type="float" office:value="29847.9107457294">
                <text:p>29847.91074572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28483153">
                <text:p>0.0028483153</text:p>
              </table:table-cell>
              <table:table-cell office:value-type="float" office:value="29847.9108751983">
                <text:p>29847.91087519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27244755">
                <text:p>0.0027244755</text:p>
              </table:table-cell>
              <table:table-cell office:value-type="float" office:value="29847.910999038">
                <text:p>29847.9109990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26060201">
                <text:p>0.0026060201</text:p>
              </table:table-cell>
              <table:table-cell office:value-type="float" office:value="29847.9111174935">
                <text:p>29847.91111749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24927148">
                <text:p>0.0024927148</text:p>
              </table:table-cell>
              <table:table-cell office:value-type="float" office:value="29847.9112307987">
                <text:p>29847.91123079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23843359">
                <text:p>0.0023843359</text:p>
              </table:table-cell>
              <table:table-cell office:value-type="float" office:value="29847.9113391776">
                <text:p>29847.91133917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22806692">
                <text:p>0.0022806692</text:p>
              </table:table-cell>
              <table:table-cell office:value-type="float" office:value="29847.9114428444">
                <text:p>29847.91144284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21815096">
                <text:p>0.0021815096</text:p>
              </table:table-cell>
              <table:table-cell office:value-type="float" office:value="29847.9115420039">
                <text:p>29847.91154200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20866614">
                <text:p>0.0020866614</text:p>
              </table:table-cell>
              <table:table-cell office:value-type="float" office:value="29847.9116368522">
                <text:p>29847.91163685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995937">
                <text:p>0.001995937</text:p>
              </table:table-cell>
              <table:table-cell office:value-type="float" office:value="29847.9117275766">
                <text:p>29847.91172757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9091571">
                <text:p>0.0019091571</text:p>
              </table:table-cell>
              <table:table-cell office:value-type="float" office:value="29847.9118143565">
                <text:p>29847.91181435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8261503">
                <text:p>0.0018261503</text:p>
              </table:table-cell>
              <table:table-cell office:value-type="float" office:value="29847.9118973633">
                <text:p>29847.91189736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7467524">
                <text:p>0.0017467524</text:p>
              </table:table-cell>
              <table:table-cell office:value-type="float" office:value="29847.9119767611">
                <text:p>29847.91197676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6708067">
                <text:p>0.0016708067</text:p>
              </table:table-cell>
              <table:table-cell office:value-type="float" office:value="29847.9120527069">
                <text:p>29847.91205270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5981629">
                <text:p>0.0015981629</text:p>
              </table:table-cell>
              <table:table-cell office:value-type="float" office:value="29847.9121253507">
                <text:p>29847.91212535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5286776">
                <text:p>0.0015286776</text:p>
              </table:table-cell>
              <table:table-cell office:value-type="float" office:value="29847.912194836">
                <text:p>29847.9121948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4622133">
                <text:p>0.0014622133</text:p>
              </table:table-cell>
              <table:table-cell office:value-type="float" office:value="29847.9122613002">
                <text:p>29847.91226130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3986388">
                <text:p>0.0013986388</text:p>
              </table:table-cell>
              <table:table-cell office:value-type="float" office:value="29847.9123248747">
                <text:p>29847.91232487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3378284">
                <text:p>0.0013378284</text:p>
              </table:table-cell>
              <table:table-cell office:value-type="float" office:value="29847.9123856851">
                <text:p>29847.91238568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279662">
                <text:p>0.001279662</text:p>
              </table:table-cell>
              <table:table-cell office:value-type="float" office:value="29847.9124438516">
                <text:p>29847.91244385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2240245">
                <text:p>0.0012240245</text:p>
              </table:table-cell>
              <table:table-cell office:value-type="float" office:value="29847.912499489">
                <text:p>29847.9124994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1708061">
                <text:p>0.0011708061</text:p>
              </table:table-cell>
              <table:table-cell office:value-type="float" office:value="29847.9125527075">
                <text:p>29847.91255270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1199014">
                <text:p>0.0011199014</text:p>
              </table:table-cell>
              <table:table-cell office:value-type="float" office:value="29847.9126036121">
                <text:p>29847.91260361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0712101">
                <text:p>0.0010712101</text:p>
              </table:table-cell>
              <table:table-cell office:value-type="float" office:value="29847.9126523035">
                <text:p>29847.91265230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10246357">
                <text:p>0.0010246357</text:p>
              </table:table-cell>
              <table:table-cell office:value-type="float" office:value="29847.9126988778">
                <text:p>29847.91269887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98">
                <text:p>0.00098</text:p>
              </table:table-cell>
              <table:table-cell office:value-type="float" office:value="29847.9127434272">
                <text:p>29847.91274342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937">
                <text:p>0.000937</text:p>
              </table:table-cell>
              <table:table-cell office:value-type="float" office:value="29847.9127860397">
                <text:p>29847.91278603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897">
                <text:p>0.000897</text:p>
              </table:table-cell>
              <table:table-cell office:value-type="float" office:value="29847.9128267994">
                <text:p>29847.91282679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858">
                <text:p>0.000858</text:p>
              </table:table-cell>
              <table:table-cell office:value-type="float" office:value="29847.912865787">
                <text:p>29847.9128657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82">
                <text:p>0.00082</text:p>
              </table:table-cell>
              <table:table-cell office:value-type="float" office:value="29847.9129030794">
                <text:p>29847.91290307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785">
                <text:p>0.000785</text:p>
              </table:table-cell>
              <table:table-cell office:value-type="float" office:value="29847.9129387505">
                <text:p>29847.91293875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751">
                <text:p>0.000751</text:p>
              </table:table-cell>
              <table:table-cell office:value-type="float" office:value="29847.9129728706">
                <text:p>29847.91297287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718">
                <text:p>0.000718</text:p>
              </table:table-cell>
              <table:table-cell office:value-type="float" office:value="29847.9130055073">
                <text:p>29847.91300550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687">
                <text:p>0.000687</text:p>
              </table:table-cell>
              <table:table-cell office:value-type="float" office:value="29847.9130367249">
                <text:p>29847.91303672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657">
                <text:p>0.000657</text:p>
              </table:table-cell>
              <table:table-cell office:value-type="float" office:value="29847.9130665853">
                <text:p>29847.91306658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628">
                <text:p>0.000628</text:p>
              </table:table-cell>
              <table:table-cell office:value-type="float" office:value="29847.9130951474">
                <text:p>29847.91309514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601">
                <text:p>0.000601</text:p>
              </table:table-cell>
              <table:table-cell office:value-type="float" office:value="29847.9131224677">
                <text:p>29847.91312246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575">
                <text:p>0.000575</text:p>
              </table:table-cell>
              <table:table-cell office:value-type="float" office:value="29847.9131486001">
                <text:p>29847.91314860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55">
                <text:p>0.00055</text:p>
              </table:table-cell>
              <table:table-cell office:value-type="float" office:value="29847.9131735963">
                <text:p>29847.9131735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526">
                <text:p>0.000526</text:p>
              </table:table-cell>
              <table:table-cell office:value-type="float" office:value="29847.9131975058">
                <text:p>29847.91319750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503">
                <text:p>0.000503</text:p>
              </table:table-cell>
              <table:table-cell office:value-type="float" office:value="29847.9132203757">
                <text:p>29847.91322037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481">
                <text:p>0.000481</text:p>
              </table:table-cell>
              <table:table-cell office:value-type="float" office:value="29847.9132422512">
                <text:p>29847.91324225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46">
                <text:p>0.00046</text:p>
              </table:table-cell>
              <table:table-cell office:value-type="float" office:value="29847.9132631757">
                <text:p>29847.91326317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44">
                <text:p>0.00044</text:p>
              </table:table-cell>
              <table:table-cell office:value-type="float" office:value="29847.9132831904">
                <text:p>29847.91328319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421">
                <text:p>0.000421</text:p>
              </table:table-cell>
              <table:table-cell office:value-type="float" office:value="29847.9133023349">
                <text:p>29847.91330233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403">
                <text:p>0.000403</text:p>
              </table:table-cell>
              <table:table-cell office:value-type="float" office:value="29847.913320647">
                <text:p>29847.9133206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385">
                <text:p>0.000385</text:p>
              </table:table-cell>
              <table:table-cell office:value-type="float" office:value="29847.9133381629">
                <text:p>29847.91333816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369">
                <text:p>0.000369</text:p>
              </table:table-cell>
              <table:table-cell office:value-type="float" office:value="29847.9133549173">
                <text:p>29847.91335491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353">
                <text:p>0.000353</text:p>
              </table:table-cell>
              <table:table-cell office:value-type="float" office:value="29847.9133709432">
                <text:p>29847.91337094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337">
                <text:p>0.000337</text:p>
              </table:table-cell>
              <table:table-cell office:value-type="float" office:value="29847.9133862724">
                <text:p>29847.91338627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323">
                <text:p>0.000323</text:p>
              </table:table-cell>
              <table:table-cell office:value-type="float" office:value="29847.913400935">
                <text:p>29847.9134009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309">
                <text:p>0.000309</text:p>
              </table:table-cell>
              <table:table-cell office:value-type="float" office:value="29847.9134149602">
                <text:p>29847.91341496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295">
                <text:p>0.000295</text:p>
              </table:table-cell>
              <table:table-cell office:value-type="float" office:value="29847.9134283755">
                <text:p>29847.91342837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282">
                <text:p>0.000282</text:p>
              </table:table-cell>
              <table:table-cell office:value-type="float" office:value="29847.9134412076">
                <text:p>29847.91344120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27">
                <text:p>0.00027</text:p>
              </table:table-cell>
              <table:table-cell office:value-type="float" office:value="29847.9134534818">
                <text:p>29847.91345348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258">
                <text:p>0.000258</text:p>
              </table:table-cell>
              <table:table-cell office:value-type="float" office:value="29847.9134652223">
                <text:p>29847.91346522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247">
                <text:p>0.000247</text:p>
              </table:table-cell>
              <table:table-cell office:value-type="float" office:value="29847.9134764524">
                <text:p>29847.91347645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236">
                <text:p>0.000236</text:p>
              </table:table-cell>
              <table:table-cell office:value-type="float" office:value="29847.9134871941">
                <text:p>29847.91348719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226">
                <text:p>0.000226</text:p>
              </table:table-cell>
              <table:table-cell office:value-type="float" office:value="29847.9134974689">
                <text:p>29847.91349746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216">
                <text:p>0.000216</text:p>
              </table:table-cell>
              <table:table-cell office:value-type="float" office:value="29847.9135072969">
                <text:p>29847.91350729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207">
                <text:p>0.000207</text:p>
              </table:table-cell>
              <table:table-cell office:value-type="float" office:value="29847.9135166977">
                <text:p>29847.91351669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98">
                <text:p>0.000198</text:p>
              </table:table-cell>
              <table:table-cell office:value-type="float" office:value="29847.9135256897">
                <text:p>29847.91352568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89">
                <text:p>0.000189</text:p>
              </table:table-cell>
              <table:table-cell office:value-type="float" office:value="29847.9135342907">
                <text:p>29847.91353429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81">
                <text:p>0.000181</text:p>
              </table:table-cell>
              <table:table-cell office:value-type="float" office:value="29847.9135425178">
                <text:p>29847.91354251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73">
                <text:p>0.000173</text:p>
              </table:table-cell>
              <table:table-cell office:value-type="float" office:value="29847.9135503872">
                <text:p>29847.913550387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66">
                <text:p>0.000166</text:p>
              </table:table-cell>
              <table:table-cell office:value-type="float" office:value="29847.9135579144">
                <text:p>29847.91355791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58">
                <text:p>0.000158</text:p>
              </table:table-cell>
              <table:table-cell office:value-type="float" office:value="29847.9135651144">
                <text:p>29847.91356511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52">
                <text:p>0.000152</text:p>
              </table:table-cell>
              <table:table-cell office:value-type="float" office:value="29847.9135720013">
                <text:p>29847.91357200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45">
                <text:p>0.000145</text:p>
              </table:table-cell>
              <table:table-cell office:value-type="float" office:value="29847.9135785888">
                <text:p>29847.91357858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39">
                <text:p>0.000139</text:p>
              </table:table-cell>
              <table:table-cell office:value-type="float" office:value="29847.9135848898">
                <text:p>29847.91358488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33">
                <text:p>0.000133</text:p>
              </table:table-cell>
              <table:table-cell office:value-type="float" office:value="29847.913590917">
                <text:p>29847.9135909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27">
                <text:p>0.000127</text:p>
              </table:table-cell>
              <table:table-cell office:value-type="float" office:value="29847.913596682">
                <text:p>29847.9135966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21">
                <text:p>0.000121</text:p>
              </table:table-cell>
              <table:table-cell office:value-type="float" office:value="29847.9136021964">
                <text:p>29847.91360219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16">
                <text:p>0.000116</text:p>
              </table:table-cell>
              <table:table-cell office:value-type="float" office:value="29847.9136074711">
                <text:p>29847.91360747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11">
                <text:p>0.000111</text:p>
              </table:table-cell>
              <table:table-cell office:value-type="float" office:value="29847.9136125164">
                <text:p>29847.91361251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06">
                <text:p>0.000106</text:p>
              </table:table-cell>
              <table:table-cell office:value-type="float" office:value="29847.9136173424">
                <text:p>29847.91361734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102">
                <text:p>0.000102</text:p>
              </table:table-cell>
              <table:table-cell office:value-type="float" office:value="29847.9136219585">
                <text:p>29847.91362195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971">
                <text:p>0.0000971</text:p>
              </table:table-cell>
              <table:table-cell office:value-type="float" office:value="29847.913626374">
                <text:p>29847.9136263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929">
                <text:p>0.0000929</text:p>
              </table:table-cell>
              <table:table-cell office:value-type="float" office:value="29847.9136305974">
                <text:p>29847.91363059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889">
                <text:p>0.0000889</text:p>
              </table:table-cell>
              <table:table-cell office:value-type="float" office:value="29847.9136346373">
                <text:p>29847.91363463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85">
                <text:p>0.000085</text:p>
              </table:table-cell>
              <table:table-cell office:value-type="float" office:value="29847.9136385014">
                <text:p>29847.91363850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813">
                <text:p>0.0000813</text:p>
              </table:table-cell>
              <table:table-cell office:value-type="float" office:value="29847.9136421976">
                <text:p>29847.91364219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778">
                <text:p>0.0000778</text:p>
              </table:table-cell>
              <table:table-cell office:value-type="float" office:value="29847.9136457331">
                <text:p>29847.91364573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744">
                <text:p>0.0000744</text:p>
              </table:table-cell>
              <table:table-cell office:value-type="float" office:value="29847.9136491149">
                <text:p>29847.91364911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712">
                <text:p>0.0000712</text:p>
              </table:table-cell>
              <table:table-cell office:value-type="float" office:value="29847.9136523496">
                <text:p>29847.91365234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681">
                <text:p>0.0000681</text:p>
              </table:table-cell>
              <table:table-cell office:value-type="float" office:value="29847.9136554437">
                <text:p>29847.91365544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651">
                <text:p>0.0000651</text:p>
              </table:table-cell>
              <table:table-cell office:value-type="float" office:value="29847.9136584032">
                <text:p>29847.91365840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623">
                <text:p>0.0000623</text:p>
              </table:table-cell>
              <table:table-cell office:value-type="float" office:value="29847.9136612341">
                <text:p>29847.91366123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596">
                <text:p>0.0000596</text:p>
              </table:table-cell>
              <table:table-cell office:value-type="float" office:value="29847.9136639419">
                <text:p>29847.91366394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57">
                <text:p>0.000057</text:p>
              </table:table-cell>
              <table:table-cell office:value-type="float" office:value="29847.913666532">
                <text:p>29847.9136665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545">
                <text:p>0.0000545</text:p>
              </table:table-cell>
              <table:table-cell office:value-type="float" office:value="29847.9136690094">
                <text:p>29847.91366900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521">
                <text:p>0.0000521</text:p>
              </table:table-cell>
              <table:table-cell office:value-type="float" office:value="29847.9136713792">
                <text:p>29847.91367137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499">
                <text:p>0.0000499</text:p>
              </table:table-cell>
              <table:table-cell office:value-type="float" office:value="29847.9136736459">
                <text:p>29847.91367364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477">
                <text:p>0.0000477</text:p>
              </table:table-cell>
              <table:table-cell office:value-type="float" office:value="29847.9136758141">
                <text:p>29847.91367581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456">
                <text:p>0.0000456</text:p>
              </table:table-cell>
              <table:table-cell office:value-type="float" office:value="29847.9136778879">
                <text:p>29847.91367788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436">
                <text:p>0.0000436</text:p>
              </table:table-cell>
              <table:table-cell office:value-type="float" office:value="29847.9136798717">
                <text:p>29847.91367987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417">
                <text:p>0.0000417</text:p>
              </table:table-cell>
              <table:table-cell office:value-type="float" office:value="29847.9136817691">
                <text:p>29847.91368176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399">
                <text:p>0.0000399</text:p>
              </table:table-cell>
              <table:table-cell office:value-type="float" office:value="29847.9136835841">
                <text:p>29847.91368358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382">
                <text:p>0.0000382</text:p>
              </table:table-cell>
              <table:table-cell office:value-type="float" office:value="29847.9136853202">
                <text:p>29847.91368532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365">
                <text:p>0.0000365</text:p>
              </table:table-cell>
              <table:table-cell office:value-type="float" office:value="29847.9136869808">
                <text:p>29847.91368698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349">
                <text:p>0.0000349</text:p>
              </table:table-cell>
              <table:table-cell office:value-type="float" office:value="29847.9136885691">
                <text:p>29847.91368856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334">
                <text:p>0.0000334</text:p>
              </table:table-cell>
              <table:table-cell office:value-type="float" office:value="29847.9136900885">
                <text:p>29847.91369008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32">
                <text:p>0.000032</text:p>
              </table:table-cell>
              <table:table-cell office:value-type="float" office:value="29847.9136915417">
                <text:p>29847.91369154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306">
                <text:p>0.0000306</text:p>
              </table:table-cell>
              <table:table-cell office:value-type="float" office:value="29847.9136929318">
                <text:p>29847.91369293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293">
                <text:p>0.0000293</text:p>
              </table:table-cell>
              <table:table-cell office:value-type="float" office:value="29847.9136942614">
                <text:p>29847.91369426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28">
                <text:p>0.000028</text:p>
              </table:table-cell>
              <table:table-cell office:value-type="float" office:value="29847.9136955333">
                <text:p>29847.91369553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268">
                <text:p>0.0000268</text:p>
              </table:table-cell>
              <table:table-cell office:value-type="float" office:value="29847.9136967498">
                <text:p>29847.91369674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256">
                <text:p>0.0000256</text:p>
              </table:table-cell>
              <table:table-cell office:value-type="float" office:value="29847.9136979134">
                <text:p>29847.91369791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245">
                <text:p>0.0000245</text:p>
              </table:table-cell>
              <table:table-cell office:value-type="float" office:value="29847.9136990265">
                <text:p>29847.91369902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234">
                <text:p>0.0000234</text:p>
              </table:table-cell>
              <table:table-cell office:value-type="float" office:value="29847.9137000911">
                <text:p>29847.91370009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224">
                <text:p>0.0000224</text:p>
              </table:table-cell>
              <table:table-cell office:value-type="float" office:value="29847.9137011095">
                <text:p>29847.91370110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214">
                <text:p>0.0000214</text:p>
              </table:table-cell>
              <table:table-cell office:value-type="float" office:value="29847.9137020836">
                <text:p>29847.91370208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205">
                <text:p>0.0000205</text:p>
              </table:table-cell>
              <table:table-cell office:value-type="float" office:value="29847.9137030153">
                <text:p>29847.91370301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96">
                <text:p>0.0000196</text:p>
              </table:table-cell>
              <table:table-cell office:value-type="float" office:value="29847.9137039066">
                <text:p>29847.91370390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88">
                <text:p>0.0000188</text:p>
              </table:table-cell>
              <table:table-cell office:value-type="float" office:value="29847.913704759">
                <text:p>29847.91370475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79">
                <text:p>0.0000179</text:p>
              </table:table-cell>
              <table:table-cell office:value-type="float" office:value="29847.9137055745">
                <text:p>29847.91370557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72">
                <text:p>0.0000172</text:p>
              </table:table-cell>
              <table:table-cell office:value-type="float" office:value="29847.9137063544">
                <text:p>29847.91370635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64">
                <text:p>0.0000164</text:p>
              </table:table-cell>
              <table:table-cell office:value-type="float" office:value="29847.9137071005">
                <text:p>29847.91370710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57">
                <text:p>0.0000157</text:p>
              </table:table-cell>
              <table:table-cell office:value-type="float" office:value="29847.9137078141">
                <text:p>29847.91370781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5">
                <text:p>0.000015</text:p>
              </table:table-cell>
              <table:table-cell office:value-type="float" office:value="29847.9137084967">
                <text:p>29847.91370849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44">
                <text:p>0.0000144</text:p>
              </table:table-cell>
              <table:table-cell office:value-type="float" office:value="29847.9137091496">
                <text:p>29847.91370914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37">
                <text:p>0.0000137</text:p>
              </table:table-cell>
              <table:table-cell office:value-type="float" office:value="29847.9137097741">
                <text:p>29847.91370977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31">
                <text:p>0.0000131</text:p>
              </table:table-cell>
              <table:table-cell office:value-type="float" office:value="29847.9137103715">
                <text:p>29847.91371037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26">
                <text:p>0.0000126</text:p>
              </table:table-cell>
              <table:table-cell office:value-type="float" office:value="29847.9137109428">
                <text:p>29847.91371094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2">
                <text:p>0.000012</text:p>
              </table:table-cell>
              <table:table-cell office:value-type="float" office:value="29847.9137114894">
                <text:p>29847.91371148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15">
                <text:p>0.0000115</text:p>
              </table:table-cell>
              <table:table-cell office:value-type="float" office:value="29847.9137120122">
                <text:p>29847.91371201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00000855">
                <text:p>0.000000000855</text:p>
              </table:table-cell>
              <table:table-cell office:value-type="float" office:value="0.000011">
                <text:p>0.000011</text:p>
              </table:table-cell>
              <table:table-cell office:value-type="float" office:value="29847.9137125122">
                <text:p>29847.9137125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